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2" table:default-cell-style-name="Default"/>
        <table:table-row table:style-name="ro1">
          <table:table-cell/>
          <table:table-cell table:style-name="Default" table:number-columns-repeated="5"/>
          <table:table-cell table:number-columns-repeated="52"/>
        </table:table-row>
        <table:table-row table:style-name="ro1">
          <table:table-cell/>
          <table:table-cell table:style-name="Default" office:value-type="string">
            <text:p>xhxh</text:p>
          </table:table-cell>
          <table:table-cell table:style-name="Default"/>
          <table:table-cell table:style-name="Default" table:formula="of:=SUM([.G7:.BF58])" office:value-type="float" office:value="78">
            <text:p>78</text:p>
          </table:table-cell>
          <table:table-cell table:style-name="Default" table:number-columns-repeated="2"/>
          <table:table-cell office:value-type="string">
            <text:p>Card 2</text:p>
          </table:table-cell>
          <table:table-cell table:number-columns-repeated="51"/>
        </table:table-row>
        <table:table-row table:style-name="ro1">
          <table:table-cell/>
          <table:table-cell table:style-name="Default" table:number-columns-repeated="5"/>
          <table:table-cell table:style-name="ce1" office:value-type="string">
            <text:p>2s</text:p>
          </table:table-cell>
          <table:table-cell table:style-name="ce1" office:value-type="string">
            <text:p>3s</text:p>
          </table:table-cell>
          <table:table-cell table:style-name="ce1" office:value-type="string">
            <text:p>4s</text:p>
          </table:table-cell>
          <table:table-cell table:style-name="ce1" office:value-type="string">
            <text:p>5s</text:p>
          </table:table-cell>
          <table:table-cell table:style-name="ce1" office:value-type="string">
            <text:p>6s</text:p>
          </table:table-cell>
          <table:table-cell table:style-name="ce1" office:value-type="string">
            <text:p>7s</text:p>
          </table:table-cell>
          <table:table-cell table:style-name="ce1" office:value-type="string">
            <text:p>8s</text:p>
          </table:table-cell>
          <table:table-cell table:style-name="ce1" office:value-type="string">
            <text:p>9s</text:p>
          </table:table-cell>
          <table:table-cell table:style-name="ce1" office:value-type="string">
            <text:p>Ts</text:p>
          </table:table-cell>
          <table:table-cell table:style-name="ce1" office:value-type="string">
            <text:p>Js</text:p>
          </table:table-cell>
          <table:table-cell table:style-name="ce1" office:value-type="string">
            <text:p>Qs</text:p>
          </table:table-cell>
          <table:table-cell table:style-name="ce1" office:value-type="string">
            <text:p>Ks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2h</text:p>
          </table:table-cell>
          <table:table-cell table:style-name="ce1" office:value-type="string">
            <text:p>3h</text:p>
          </table:table-cell>
          <table:table-cell table:style-name="ce1" office:value-type="string">
            <text:p>4h</text:p>
          </table:table-cell>
          <table:table-cell table:style-name="ce1" office:value-type="string">
            <text:p>5h</text:p>
          </table:table-cell>
          <table:table-cell table:style-name="ce1" office:value-type="string">
            <text:p>6h</text:p>
          </table:table-cell>
          <table:table-cell table:style-name="ce1" office:value-type="string">
            <text:p>7h</text:p>
          </table:table-cell>
          <table:table-cell table:style-name="ce1" office:value-type="string">
            <text:p>8h</text:p>
          </table:table-cell>
          <table:table-cell table:style-name="ce1" office:value-type="string">
            <text:p>9h</text:p>
          </table:table-cell>
          <table:table-cell table:style-name="ce1" office:value-type="string">
            <text:p>Th</text:p>
          </table:table-cell>
          <table:table-cell table:style-name="ce1" office:value-type="string">
            <text:p>Jh</text:p>
          </table:table-cell>
          <table:table-cell table:style-name="ce1" office:value-type="string">
            <text:p>Qh</text:p>
          </table:table-cell>
          <table:table-cell table:style-name="ce1" office:value-type="string">
            <text:p>Kh</text:p>
          </table:table-cell>
          <table:table-cell table:style-name="ce1" office:value-type="string">
            <text:p>Ah</text:p>
          </table:table-cell>
          <table:table-cell table:style-name="ce1" office:value-type="string">
            <text:p>2d</text:p>
          </table:table-cell>
          <table:table-cell table:style-name="ce1" office:value-type="string">
            <text:p>3d</text:p>
          </table:table-cell>
          <table:table-cell table:style-name="ce1" office:value-type="string">
            <text:p>4d</text:p>
          </table:table-cell>
          <table:table-cell table:style-name="ce1" office:value-type="string">
            <text:p>5d</text:p>
          </table:table-cell>
          <table:table-cell table:style-name="ce1" office:value-type="string">
            <text:p>6d</text:p>
          </table:table-cell>
          <table:table-cell table:style-name="ce1" office:value-type="string">
            <text:p>7d</text:p>
          </table:table-cell>
          <table:table-cell table:style-name="ce1" office:value-type="string">
            <text:p>8d</text:p>
          </table:table-cell>
          <table:table-cell table:style-name="ce1" office:value-type="string">
            <text:p>9d</text:p>
          </table:table-cell>
          <table:table-cell table:style-name="ce1" office:value-type="string">
            <text:p>Td</text:p>
          </table:table-cell>
          <table:table-cell table:style-name="ce1" office:value-type="string">
            <text:p>Jd</text:p>
          </table:table-cell>
          <table:table-cell table:style-name="ce1" office:value-type="string">
            <text:p>Qd</text:p>
          </table:table-cell>
          <table:table-cell table:style-name="ce1" office:value-type="string">
            <text:p>Kd</text:p>
          </table:table-cell>
          <table:table-cell table:style-name="ce1" office:value-type="string">
            <text:p>Ad</text:p>
          </table:table-cell>
          <table:table-cell table:style-name="ce1" office:value-type="string">
            <text:p>2c</text:p>
          </table:table-cell>
          <table:table-cell table:style-name="ce1" office:value-type="string">
            <text:p>3c</text:p>
          </table:table-cell>
          <table:table-cell table:style-name="ce1" office:value-type="string">
            <text:p>4c</text:p>
          </table:table-cell>
          <table:table-cell table:style-name="ce1" office:value-type="string">
            <text:p>5c</text:p>
          </table:table-cell>
          <table:table-cell table:style-name="ce1" office:value-type="string">
            <text:p>6c</text:p>
          </table:table-cell>
          <table:table-cell table:style-name="ce1" office:value-type="string">
            <text:p>7c</text:p>
          </table:table-cell>
          <table:table-cell table:style-name="ce1" office:value-type="string">
            <text:p>8c</text:p>
          </table:table-cell>
          <table:table-cell table:style-name="ce1" office:value-type="string">
            <text:p>9c</text:p>
          </table:table-cell>
          <table:table-cell table:style-name="ce1" office:value-type="string">
            <text:p>Tc</text:p>
          </table:table-cell>
          <table:table-cell table:style-name="ce1" office:value-type="string">
            <text:p>Jc</text:p>
          </table:table-cell>
          <table:table-cell table:style-name="ce1" office:value-type="string">
            <text:p>Qc</text:p>
          </table:table-cell>
          <table:table-cell table:style-name="ce1" office:value-type="string">
            <text:p>Kc</text:p>
          </table:table-cell>
          <table:table-cell table:style-name="ce1" office:value-type="string">
            <text:p>Ac</text:p>
          </table:table-cell>
        </table:table-row>
        <table:table-row table:style-name="ro1">
          <table:table-cell/>
          <table:table-cell table:style-name="Default"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</table:table-row>
        <table:table-row table:style-name="ro1">
          <table:table-cell/>
          <table:table-cell table:style-name="Default" table:number-columns-repeated="4"/>
          <table:table-cell table:formula="of:=MID([.B2];3;1)" office:value-type="string" office:string-value="x">
            <text:p>x</text:p>
          </table:table-cell>
          <table:table-cell table:style-name="ce1" table:formula="of:=LEFT([.G3];1)" office:value-type="string" office:string-value="2">
            <text:p>2</text:p>
          </table:table-cell>
          <table:table-cell table:style-name="ce1" table:formula="of:=LEFT([.H3];1)" office:value-type="string" office:string-value="3">
            <text:p>3</text:p>
          </table:table-cell>
          <table:table-cell table:style-name="ce1" table:formula="of:=LEFT([.I3];1)" office:value-type="string" office:string-value="4">
            <text:p>4</text:p>
          </table:table-cell>
          <table:table-cell table:style-name="ce1" table:formula="of:=LEFT([.J3];1)" office:value-type="string" office:string-value="5">
            <text:p>5</text:p>
          </table:table-cell>
          <table:table-cell table:style-name="ce1" table:formula="of:=LEFT([.K3];1)" office:value-type="string" office:string-value="6">
            <text:p>6</text:p>
          </table:table-cell>
          <table:table-cell table:style-name="ce1" table:formula="of:=LEFT([.L3];1)" office:value-type="string" office:string-value="7">
            <text:p>7</text:p>
          </table:table-cell>
          <table:table-cell table:style-name="ce1" table:formula="of:=LEFT([.M3];1)" office:value-type="string" office:string-value="8">
            <text:p>8</text:p>
          </table:table-cell>
          <table:table-cell table:style-name="ce1" table:formula="of:=LEFT([.N3];1)" office:value-type="string" office:string-value="9">
            <text:p>9</text:p>
          </table:table-cell>
          <table:table-cell table:style-name="ce1" table:formula="of:=LEFT([.O3];1)" office:value-type="string" office:string-value="T">
            <text:p>T</text:p>
          </table:table-cell>
          <table:table-cell table:style-name="ce1" table:formula="of:=LEFT([.P3];1)" office:value-type="string" office:string-value="J">
            <text:p>J</text:p>
          </table:table-cell>
          <table:table-cell table:style-name="ce1" table:formula="of:=LEFT([.Q3];1)" office:value-type="string" office:string-value="Q">
            <text:p>Q</text:p>
          </table:table-cell>
          <table:table-cell table:style-name="ce1" table:formula="of:=LEFT([.R3];1)" office:value-type="string" office:string-value="K">
            <text:p>K</text:p>
          </table:table-cell>
          <table:table-cell table:style-name="ce1" table:formula="of:=LEFT([.S3];1)" office:value-type="string" office:string-value="A">
            <text:p>A</text:p>
          </table:table-cell>
          <table:table-cell table:style-name="ce1" table:formula="of:=LEFT([.T3];1)" office:value-type="string" office:string-value="2">
            <text:p>2</text:p>
          </table:table-cell>
          <table:table-cell table:style-name="ce1" table:formula="of:=LEFT([.U3];1)" office:value-type="string" office:string-value="3">
            <text:p>3</text:p>
          </table:table-cell>
          <table:table-cell table:style-name="ce1" table:formula="of:=LEFT([.V3];1)" office:value-type="string" office:string-value="4">
            <text:p>4</text:p>
          </table:table-cell>
          <table:table-cell table:style-name="ce1" table:formula="of:=LEFT([.W3];1)" office:value-type="string" office:string-value="5">
            <text:p>5</text:p>
          </table:table-cell>
          <table:table-cell table:style-name="ce1" table:formula="of:=LEFT([.X3];1)" office:value-type="string" office:string-value="6">
            <text:p>6</text:p>
          </table:table-cell>
          <table:table-cell table:style-name="ce1" table:formula="of:=LEFT([.Y3];1)" office:value-type="string" office:string-value="7">
            <text:p>7</text:p>
          </table:table-cell>
          <table:table-cell table:style-name="ce1" table:formula="of:=LEFT([.Z3];1)" office:value-type="string" office:string-value="8">
            <text:p>8</text:p>
          </table:table-cell>
          <table:table-cell table:style-name="ce1" table:formula="of:=LEFT([.AA3];1)" office:value-type="string" office:string-value="9">
            <text:p>9</text:p>
          </table:table-cell>
          <table:table-cell table:style-name="ce1" table:formula="of:=LEFT([.AB3];1)" office:value-type="string" office:string-value="T">
            <text:p>T</text:p>
          </table:table-cell>
          <table:table-cell table:style-name="ce1" table:formula="of:=LEFT([.AC3];1)" office:value-type="string" office:string-value="J">
            <text:p>J</text:p>
          </table:table-cell>
          <table:table-cell table:style-name="ce1" table:formula="of:=LEFT([.AD3];1)" office:value-type="string" office:string-value="Q">
            <text:p>Q</text:p>
          </table:table-cell>
          <table:table-cell table:style-name="ce1" table:formula="of:=LEFT([.AE3];1)" office:value-type="string" office:string-value="K">
            <text:p>K</text:p>
          </table:table-cell>
          <table:table-cell table:style-name="ce1" table:formula="of:=LEFT([.AF3];1)" office:value-type="string" office:string-value="A">
            <text:p>A</text:p>
          </table:table-cell>
          <table:table-cell table:style-name="ce1" table:formula="of:=LEFT([.AG3];1)" office:value-type="string" office:string-value="2">
            <text:p>2</text:p>
          </table:table-cell>
          <table:table-cell table:style-name="ce1" table:formula="of:=LEFT([.AH3];1)" office:value-type="string" office:string-value="3">
            <text:p>3</text:p>
          </table:table-cell>
          <table:table-cell table:style-name="ce1" table:formula="of:=LEFT([.AI3];1)" office:value-type="string" office:string-value="4">
            <text:p>4</text:p>
          </table:table-cell>
          <table:table-cell table:style-name="ce1" table:formula="of:=LEFT([.AJ3];1)" office:value-type="string" office:string-value="5">
            <text:p>5</text:p>
          </table:table-cell>
          <table:table-cell table:style-name="ce1" table:formula="of:=LEFT([.AK3];1)" office:value-type="string" office:string-value="6">
            <text:p>6</text:p>
          </table:table-cell>
          <table:table-cell table:style-name="ce1" table:formula="of:=LEFT([.AL3];1)" office:value-type="string" office:string-value="7">
            <text:p>7</text:p>
          </table:table-cell>
          <table:table-cell table:style-name="ce1" table:formula="of:=LEFT([.AM3];1)" office:value-type="string" office:string-value="8">
            <text:p>8</text:p>
          </table:table-cell>
          <table:table-cell table:style-name="ce1" table:formula="of:=LEFT([.AN3];1)" office:value-type="string" office:string-value="9">
            <text:p>9</text:p>
          </table:table-cell>
          <table:table-cell table:style-name="ce1" table:formula="of:=LEFT([.AO3];1)" office:value-type="string" office:string-value="T">
            <text:p>T</text:p>
          </table:table-cell>
          <table:table-cell table:style-name="ce1" table:formula="of:=LEFT([.AP3];1)" office:value-type="string" office:string-value="J">
            <text:p>J</text:p>
          </table:table-cell>
          <table:table-cell table:style-name="ce1" table:formula="of:=LEFT([.AQ3];1)" office:value-type="string" office:string-value="Q">
            <text:p>Q</text:p>
          </table:table-cell>
          <table:table-cell table:style-name="ce1" table:formula="of:=LEFT([.AR3];1)" office:value-type="string" office:string-value="K">
            <text:p>K</text:p>
          </table:table-cell>
          <table:table-cell table:style-name="ce1" table:formula="of:=LEFT([.AS3];1)" office:value-type="string" office:string-value="A">
            <text:p>A</text:p>
          </table:table-cell>
          <table:table-cell table:style-name="ce1" table:formula="of:=LEFT([.AT3];1)" office:value-type="string" office:string-value="2">
            <text:p>2</text:p>
          </table:table-cell>
          <table:table-cell table:style-name="ce1" table:formula="of:=LEFT([.AU3];1)" office:value-type="string" office:string-value="3">
            <text:p>3</text:p>
          </table:table-cell>
          <table:table-cell table:style-name="ce1" table:formula="of:=LEFT([.AV3];1)" office:value-type="string" office:string-value="4">
            <text:p>4</text:p>
          </table:table-cell>
          <table:table-cell table:style-name="ce1" table:formula="of:=LEFT([.AW3];1)" office:value-type="string" office:string-value="5">
            <text:p>5</text:p>
          </table:table-cell>
          <table:table-cell table:style-name="ce1" table:formula="of:=LEFT([.AX3];1)" office:value-type="string" office:string-value="6">
            <text:p>6</text:p>
          </table:table-cell>
          <table:table-cell table:style-name="ce1" table:formula="of:=LEFT([.AY3];1)" office:value-type="string" office:string-value="7">
            <text:p>7</text:p>
          </table:table-cell>
          <table:table-cell table:style-name="ce1" table:formula="of:=LEFT([.AZ3];1)" office:value-type="string" office:string-value="8">
            <text:p>8</text:p>
          </table:table-cell>
          <table:table-cell table:style-name="ce1" table:formula="of:=LEFT([.BA3];1)" office:value-type="string" office:string-value="9">
            <text:p>9</text:p>
          </table:table-cell>
          <table:table-cell table:style-name="ce1" table:formula="of:=LEFT([.BB3];1)" office:value-type="string" office:string-value="T">
            <text:p>T</text:p>
          </table:table-cell>
          <table:table-cell table:style-name="ce1" table:formula="of:=LEFT([.BC3];1)" office:value-type="string" office:string-value="J">
            <text:p>J</text:p>
          </table:table-cell>
          <table:table-cell table:style-name="ce1" table:formula="of:=LEFT([.BD3];1)" office:value-type="string" office:string-value="Q">
            <text:p>Q</text:p>
          </table:table-cell>
          <table:table-cell table:style-name="ce1" table:formula="of:=LEFT([.BE3];1)" office:value-type="string" office:string-value="K">
            <text:p>K</text:p>
          </table:table-cell>
          <table:table-cell table:style-name="ce1" table:formula="of:=LEFT([.BF3];1)" office:value-type="string" office:string-value="A">
            <text:p>A</text:p>
          </table:table-cell>
        </table:table-row>
        <table:table-row table:style-name="ro1">
          <table:table-cell office:value-type="string">
            <text:p>Card 1</text:p>
          </table:table-cell>
          <table:table-cell table:style-name="Default" table:number-columns-repeated="2"/>
          <table:table-cell table:formula="of:=LEFT([.B2];1)" office:value-type="string" office:string-value="x">
            <text:p>x</text:p>
          </table:table-cell>
          <table:table-cell table:formula="of:=MID([.B2];2;1)" office:value-type="string" office:string-value="h">
            <text:p>h</text:p>
          </table:table-cell>
          <table:table-cell table:formula="of:=RIGHT([.B2];1)" office:value-type="string" office:string-value="h">
            <text:p>h</text:p>
          </table:table-cell>
          <table:table-cell table:style-name="ce1" table:formula="of:=RIGHT([.G3];1)" office:value-type="string" office:string-value="s">
            <text:p>s</text:p>
          </table:table-cell>
          <table:table-cell table:style-name="ce1" table:formula="of:=RIGHT([.H3];1)" office:value-type="string" office:string-value="s">
            <text:p>s</text:p>
          </table:table-cell>
          <table:table-cell table:style-name="ce1" table:formula="of:=RIGHT([.I3];1)" office:value-type="string" office:string-value="s">
            <text:p>s</text:p>
          </table:table-cell>
          <table:table-cell table:style-name="ce1" table:formula="of:=RIGHT([.J3];1)" office:value-type="string" office:string-value="s">
            <text:p>s</text:p>
          </table:table-cell>
          <table:table-cell table:style-name="ce1" table:formula="of:=RIGHT([.K3];1)" office:value-type="string" office:string-value="s">
            <text:p>s</text:p>
          </table:table-cell>
          <table:table-cell table:style-name="ce1" table:formula="of:=RIGHT([.L3];1)" office:value-type="string" office:string-value="s">
            <text:p>s</text:p>
          </table:table-cell>
          <table:table-cell table:style-name="ce1" table:formula="of:=RIGHT([.M3];1)" office:value-type="string" office:string-value="s">
            <text:p>s</text:p>
          </table:table-cell>
          <table:table-cell table:style-name="ce1" table:formula="of:=RIGHT([.N3];1)" office:value-type="string" office:string-value="s">
            <text:p>s</text:p>
          </table:table-cell>
          <table:table-cell table:style-name="ce1" table:formula="of:=RIGHT([.O3];1)" office:value-type="string" office:string-value="s">
            <text:p>s</text:p>
          </table:table-cell>
          <table:table-cell table:style-name="ce1" table:formula="of:=RIGHT([.P3];1)" office:value-type="string" office:string-value="s">
            <text:p>s</text:p>
          </table:table-cell>
          <table:table-cell table:style-name="ce1" table:formula="of:=RIGHT([.Q3];1)" office:value-type="string" office:string-value="s">
            <text:p>s</text:p>
          </table:table-cell>
          <table:table-cell table:style-name="ce1" table:formula="of:=RIGHT([.R3];1)" office:value-type="string" office:string-value="s">
            <text:p>s</text:p>
          </table:table-cell>
          <table:table-cell table:style-name="ce1" table:formula="of:=RIGHT([.S3];1)" office:value-type="string" office:string-value="s">
            <text:p>s</text:p>
          </table:table-cell>
          <table:table-cell table:style-name="ce1" table:formula="of:=RIGHT([.T3];1)" office:value-type="string" office:string-value="h">
            <text:p>h</text:p>
          </table:table-cell>
          <table:table-cell table:style-name="ce1" table:formula="of:=RIGHT([.U3];1)" office:value-type="string" office:string-value="h">
            <text:p>h</text:p>
          </table:table-cell>
          <table:table-cell table:style-name="ce1" table:formula="of:=RIGHT([.V3];1)" office:value-type="string" office:string-value="h">
            <text:p>h</text:p>
          </table:table-cell>
          <table:table-cell table:style-name="ce1" table:formula="of:=RIGHT([.W3];1)" office:value-type="string" office:string-value="h">
            <text:p>h</text:p>
          </table:table-cell>
          <table:table-cell table:style-name="ce1" table:formula="of:=RIGHT([.X3];1)" office:value-type="string" office:string-value="h">
            <text:p>h</text:p>
          </table:table-cell>
          <table:table-cell table:style-name="ce1" table:formula="of:=RIGHT([.Y3];1)" office:value-type="string" office:string-value="h">
            <text:p>h</text:p>
          </table:table-cell>
          <table:table-cell table:style-name="ce1" table:formula="of:=RIGHT([.Z3];1)" office:value-type="string" office:string-value="h">
            <text:p>h</text:p>
          </table:table-cell>
          <table:table-cell table:style-name="ce1" table:formula="of:=RIGHT([.AA3];1)" office:value-type="string" office:string-value="h">
            <text:p>h</text:p>
          </table:table-cell>
          <table:table-cell table:style-name="ce1" table:formula="of:=RIGHT([.AB3];1)" office:value-type="string" office:string-value="h">
            <text:p>h</text:p>
          </table:table-cell>
          <table:table-cell table:style-name="ce1" table:formula="of:=RIGHT([.AC3];1)" office:value-type="string" office:string-value="h">
            <text:p>h</text:p>
          </table:table-cell>
          <table:table-cell table:style-name="ce1" table:formula="of:=RIGHT([.AD3];1)" office:value-type="string" office:string-value="h">
            <text:p>h</text:p>
          </table:table-cell>
          <table:table-cell table:style-name="ce1" table:formula="of:=RIGHT([.AE3];1)" office:value-type="string" office:string-value="h">
            <text:p>h</text:p>
          </table:table-cell>
          <table:table-cell table:style-name="ce1" table:formula="of:=RIGHT([.AF3];1)" office:value-type="string" office:string-value="h">
            <text:p>h</text:p>
          </table:table-cell>
          <table:table-cell table:style-name="ce1" table:formula="of:=RIGHT([.AG3];1)" office:value-type="string" office:string-value="d">
            <text:p>d</text:p>
          </table:table-cell>
          <table:table-cell table:style-name="ce1" table:formula="of:=RIGHT([.AH3];1)" office:value-type="string" office:string-value="d">
            <text:p>d</text:p>
          </table:table-cell>
          <table:table-cell table:style-name="ce1" table:formula="of:=RIGHT([.AI3];1)" office:value-type="string" office:string-value="d">
            <text:p>d</text:p>
          </table:table-cell>
          <table:table-cell table:style-name="ce1" table:formula="of:=RIGHT([.AJ3];1)" office:value-type="string" office:string-value="d">
            <text:p>d</text:p>
          </table:table-cell>
          <table:table-cell table:style-name="ce1" table:formula="of:=RIGHT([.AK3];1)" office:value-type="string" office:string-value="d">
            <text:p>d</text:p>
          </table:table-cell>
          <table:table-cell table:style-name="ce1" table:formula="of:=RIGHT([.AL3];1)" office:value-type="string" office:string-value="d">
            <text:p>d</text:p>
          </table:table-cell>
          <table:table-cell table:style-name="ce1" table:formula="of:=RIGHT([.AM3];1)" office:value-type="string" office:string-value="d">
            <text:p>d</text:p>
          </table:table-cell>
          <table:table-cell table:style-name="ce1" table:formula="of:=RIGHT([.AN3];1)" office:value-type="string" office:string-value="d">
            <text:p>d</text:p>
          </table:table-cell>
          <table:table-cell table:style-name="ce1" table:formula="of:=RIGHT([.AO3];1)" office:value-type="string" office:string-value="d">
            <text:p>d</text:p>
          </table:table-cell>
          <table:table-cell table:style-name="ce1" table:formula="of:=RIGHT([.AP3];1)" office:value-type="string" office:string-value="d">
            <text:p>d</text:p>
          </table:table-cell>
          <table:table-cell table:style-name="ce1" table:formula="of:=RIGHT([.AQ3];1)" office:value-type="string" office:string-value="d">
            <text:p>d</text:p>
          </table:table-cell>
          <table:table-cell table:style-name="ce1" table:formula="of:=RIGHT([.AR3];1)" office:value-type="string" office:string-value="d">
            <text:p>d</text:p>
          </table:table-cell>
          <table:table-cell table:style-name="ce1" table:formula="of:=RIGHT([.AS3];1)" office:value-type="string" office:string-value="d">
            <text:p>d</text:p>
          </table:table-cell>
          <table:table-cell table:style-name="ce1" table:formula="of:=RIGHT([.AT3];1)" office:value-type="string" office:string-value="c">
            <text:p>c</text:p>
          </table:table-cell>
          <table:table-cell table:style-name="ce1" table:formula="of:=RIGHT([.AU3];1)" office:value-type="string" office:string-value="c">
            <text:p>c</text:p>
          </table:table-cell>
          <table:table-cell table:style-name="ce1" table:formula="of:=RIGHT([.AV3];1)" office:value-type="string" office:string-value="c">
            <text:p>c</text:p>
          </table:table-cell>
          <table:table-cell table:style-name="ce1" table:formula="of:=RIGHT([.AW3];1)" office:value-type="string" office:string-value="c">
            <text:p>c</text:p>
          </table:table-cell>
          <table:table-cell table:style-name="ce1" table:formula="of:=RIGHT([.AX3];1)" office:value-type="string" office:string-value="c">
            <text:p>c</text:p>
          </table:table-cell>
          <table:table-cell table:style-name="ce1" table:formula="of:=RIGHT([.AY3];1)" office:value-type="string" office:string-value="c">
            <text:p>c</text:p>
          </table:table-cell>
          <table:table-cell table:style-name="ce1" table:formula="of:=RIGHT([.AZ3];1)" office:value-type="string" office:string-value="c">
            <text:p>c</text:p>
          </table:table-cell>
          <table:table-cell table:style-name="ce1" table:formula="of:=RIGHT([.BA3];1)" office:value-type="string" office:string-value="c">
            <text:p>c</text:p>
          </table:table-cell>
          <table:table-cell table:style-name="ce1" table:formula="of:=RIGHT([.BB3];1)" office:value-type="string" office:string-value="c">
            <text:p>c</text:p>
          </table:table-cell>
          <table:table-cell table:style-name="ce1" table:formula="of:=RIGHT([.BC3];1)" office:value-type="string" office:string-value="c">
            <text:p>c</text:p>
          </table:table-cell>
          <table:table-cell table:style-name="ce1" table:formula="of:=RIGHT([.BD3];1)" office:value-type="string" office:string-value="c">
            <text:p>c</text:p>
          </table:table-cell>
          <table:table-cell table:style-name="ce1" table:formula="of:=RIGHT([.BE3];1)" office:value-type="string" office:string-value="c">
            <text:p>c</text:p>
          </table:table-cell>
          <table:table-cell table:style-name="ce1" table:formula="of:=RIGHT([.BF3];1)" office:value-type="string" office:string-value="c">
            <text:p>c</text:p>
          </table:table-cell>
        </table:table-row>
        <table:table-row table:style-name="ro1">
          <table:table-cell/>
          <table:table-cell office:value-type="string">
            <text:p>2s</text:p>
          </table:table-cell>
          <table:table-cell office:value-type="float" office:value="1">
            <text:p>1</text:p>
          </table:table-cell>
          <table:table-cell table:formula="of:=LEFT([.B7];1)" office:value-type="string" office:string-value="2">
            <text:p>2</text:p>
          </table:table-cell>
          <table:table-cell table:formula="of:=RIGHT([.B7];1)" office:value-type="string" office:string-value="s">
            <text:p>s</text:p>
          </table:table-cell>
          <table:table-cell/>
          <table:table-cell table:style-name="ce2"/>
          <table:table-cell table:formula="of:=IF(AND(OR([.$D$6]=[.$D7];[.$D$6]=&quot;x&quot;);OR([.$E$6]=[.$E7];[.$E$6]=&quot;x&quot;);OR([.$F$5]=[.H$5];[.$F$5]=&quot;x&quot;);OR([.$F$6]=[.H$6];[.$F$6]=&quot;x&quot;);NOT(INDEX([.$G$7:.$BF$58];VLOOKUP([.H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I$5];[.$F$5]=&quot;x&quot;);OR([.$F$6]=[.I$6];[.$F$6]=&quot;x&quot;);NOT(INDEX([.$G$7:.$BF$58];VLOOKUP([.I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J$5];[.$F$5]=&quot;x&quot;);OR([.$F$6]=[.J$6];[.$F$6]=&quot;x&quot;);NOT(INDEX([.$G$7:.$BF$58];VLOOKUP([.J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K$5];[.$F$5]=&quot;x&quot;);OR([.$F$6]=[.K$6];[.$F$6]=&quot;x&quot;);NOT(INDEX([.$G$7:.$BF$58];VLOOKUP([.K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L$5];[.$F$5]=&quot;x&quot;);OR([.$F$6]=[.L$6];[.$F$6]=&quot;x&quot;);NOT(INDEX([.$G$7:.$BF$58];VLOOKUP([.L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M$5];[.$F$5]=&quot;x&quot;);OR([.$F$6]=[.M$6];[.$F$6]=&quot;x&quot;);NOT(INDEX([.$G$7:.$BF$58];VLOOKUP([.M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N$5];[.$F$5]=&quot;x&quot;);OR([.$F$6]=[.N$6];[.$F$6]=&quot;x&quot;);NOT(INDEX([.$G$7:.$BF$58];VLOOKUP([.N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O$5];[.$F$5]=&quot;x&quot;);OR([.$F$6]=[.O$6];[.$F$6]=&quot;x&quot;);NOT(INDEX([.$G$7:.$BF$58];VLOOKUP([.O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P$5];[.$F$5]=&quot;x&quot;);OR([.$F$6]=[.P$6];[.$F$6]=&quot;x&quot;);NOT(INDEX([.$G$7:.$BF$58];VLOOKUP([.P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Q$5];[.$F$5]=&quot;x&quot;);OR([.$F$6]=[.Q$6];[.$F$6]=&quot;x&quot;);NOT(INDEX([.$G$7:.$BF$58];VLOOKUP([.Q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R$5];[.$F$5]=&quot;x&quot;);OR([.$F$6]=[.R$6];[.$F$6]=&quot;x&quot;);NOT(INDEX([.$G$7:.$BF$58];VLOOKUP([.R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S$5];[.$F$5]=&quot;x&quot;);OR([.$F$6]=[.S$6];[.$F$6]=&quot;x&quot;);NOT(INDEX([.$G$7:.$BF$58];VLOOKUP([.S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T$5];[.$F$5]=&quot;x&quot;);OR([.$F$6]=[.T$6];[.$F$6]=&quot;x&quot;);NOT(INDEX([.$G$7:.$BF$58];VLOOKUP([.T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U$5];[.$F$5]=&quot;x&quot;);OR([.$F$6]=[.U$6];[.$F$6]=&quot;x&quot;);NOT(INDEX([.$G$7:.$BF$58];VLOOKUP([.U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V$5];[.$F$5]=&quot;x&quot;);OR([.$F$6]=[.V$6];[.$F$6]=&quot;x&quot;);NOT(INDEX([.$G$7:.$BF$58];VLOOKUP([.V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W$5];[.$F$5]=&quot;x&quot;);OR([.$F$6]=[.W$6];[.$F$6]=&quot;x&quot;);NOT(INDEX([.$G$7:.$BF$58];VLOOKUP([.W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X$5];[.$F$5]=&quot;x&quot;);OR([.$F$6]=[.X$6];[.$F$6]=&quot;x&quot;);NOT(INDEX([.$G$7:.$BF$58];VLOOKUP([.X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Y$5];[.$F$5]=&quot;x&quot;);OR([.$F$6]=[.Y$6];[.$F$6]=&quot;x&quot;);NOT(INDEX([.$G$7:.$BF$58];VLOOKUP([.Y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Z$5];[.$F$5]=&quot;x&quot;);OR([.$F$6]=[.Z$6];[.$F$6]=&quot;x&quot;);NOT(INDEX([.$G$7:.$BF$58];VLOOKUP([.Z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A$5];[.$F$5]=&quot;x&quot;);OR([.$F$6]=[.AA$6];[.$F$6]=&quot;x&quot;);NOT(INDEX([.$G$7:.$BF$58];VLOOKUP([.AA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B$5];[.$F$5]=&quot;x&quot;);OR([.$F$6]=[.AB$6];[.$F$6]=&quot;x&quot;);NOT(INDEX([.$G$7:.$BF$58];VLOOKUP([.AB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C$5];[.$F$5]=&quot;x&quot;);OR([.$F$6]=[.AC$6];[.$F$6]=&quot;x&quot;);NOT(INDEX([.$G$7:.$BF$58];VLOOKUP([.AC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D$5];[.$F$5]=&quot;x&quot;);OR([.$F$6]=[.AD$6];[.$F$6]=&quot;x&quot;);NOT(INDEX([.$G$7:.$BF$58];VLOOKUP([.AD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E$5];[.$F$5]=&quot;x&quot;);OR([.$F$6]=[.AE$6];[.$F$6]=&quot;x&quot;);NOT(INDEX([.$G$7:.$BF$58];VLOOKUP([.AE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F$5];[.$F$5]=&quot;x&quot;);OR([.$F$6]=[.AF$6];[.$F$6]=&quot;x&quot;);NOT(INDEX([.$G$7:.$BF$58];VLOOKUP([.AF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G$5];[.$F$5]=&quot;x&quot;);OR([.$F$6]=[.AG$6];[.$F$6]=&quot;x&quot;);NOT(INDEX([.$G$7:.$BF$58];VLOOKUP([.AG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H$5];[.$F$5]=&quot;x&quot;);OR([.$F$6]=[.AH$6];[.$F$6]=&quot;x&quot;);NOT(INDEX([.$G$7:.$BF$58];VLOOKUP([.AH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I$5];[.$F$5]=&quot;x&quot;);OR([.$F$6]=[.AI$6];[.$F$6]=&quot;x&quot;);NOT(INDEX([.$G$7:.$BF$58];VLOOKUP([.AI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J$5];[.$F$5]=&quot;x&quot;);OR([.$F$6]=[.AJ$6];[.$F$6]=&quot;x&quot;);NOT(INDEX([.$G$7:.$BF$58];VLOOKUP([.AJ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K$5];[.$F$5]=&quot;x&quot;);OR([.$F$6]=[.AK$6];[.$F$6]=&quot;x&quot;);NOT(INDEX([.$G$7:.$BF$58];VLOOKUP([.AK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L$5];[.$F$5]=&quot;x&quot;);OR([.$F$6]=[.AL$6];[.$F$6]=&quot;x&quot;);NOT(INDEX([.$G$7:.$BF$58];VLOOKUP([.AL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M$5];[.$F$5]=&quot;x&quot;);OR([.$F$6]=[.AM$6];[.$F$6]=&quot;x&quot;);NOT(INDEX([.$G$7:.$BF$58];VLOOKUP([.AM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N$5];[.$F$5]=&quot;x&quot;);OR([.$F$6]=[.AN$6];[.$F$6]=&quot;x&quot;);NOT(INDEX([.$G$7:.$BF$58];VLOOKUP([.AN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O$5];[.$F$5]=&quot;x&quot;);OR([.$F$6]=[.AO$6];[.$F$6]=&quot;x&quot;);NOT(INDEX([.$G$7:.$BF$58];VLOOKUP([.AO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P$5];[.$F$5]=&quot;x&quot;);OR([.$F$6]=[.AP$6];[.$F$6]=&quot;x&quot;);NOT(INDEX([.$G$7:.$BF$58];VLOOKUP([.AP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Q$5];[.$F$5]=&quot;x&quot;);OR([.$F$6]=[.AQ$6];[.$F$6]=&quot;x&quot;);NOT(INDEX([.$G$7:.$BF$58];VLOOKUP([.AQ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R$5];[.$F$5]=&quot;x&quot;);OR([.$F$6]=[.AR$6];[.$F$6]=&quot;x&quot;);NOT(INDEX([.$G$7:.$BF$58];VLOOKUP([.AR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S$5];[.$F$5]=&quot;x&quot;);OR([.$F$6]=[.AS$6];[.$F$6]=&quot;x&quot;);NOT(INDEX([.$G$7:.$BF$58];VLOOKUP([.AS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T$5];[.$F$5]=&quot;x&quot;);OR([.$F$6]=[.AT$6];[.$F$6]=&quot;x&quot;);NOT(INDEX([.$G$7:.$BF$58];VLOOKUP([.AT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U$5];[.$F$5]=&quot;x&quot;);OR([.$F$6]=[.AU$6];[.$F$6]=&quot;x&quot;);NOT(INDEX([.$G$7:.$BF$58];VLOOKUP([.AU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V$5];[.$F$5]=&quot;x&quot;);OR([.$F$6]=[.AV$6];[.$F$6]=&quot;x&quot;);NOT(INDEX([.$G$7:.$BF$58];VLOOKUP([.AV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W$5];[.$F$5]=&quot;x&quot;);OR([.$F$6]=[.AW$6];[.$F$6]=&quot;x&quot;);NOT(INDEX([.$G$7:.$BF$58];VLOOKUP([.AW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X$5];[.$F$5]=&quot;x&quot;);OR([.$F$6]=[.AX$6];[.$F$6]=&quot;x&quot;);NOT(INDEX([.$G$7:.$BF$58];VLOOKUP([.AX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Y$5];[.$F$5]=&quot;x&quot;);OR([.$F$6]=[.AY$6];[.$F$6]=&quot;x&quot;);NOT(INDEX([.$G$7:.$BF$58];VLOOKUP([.AY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AZ$5];[.$F$5]=&quot;x&quot;);OR([.$F$6]=[.AZ$6];[.$F$6]=&quot;x&quot;);NOT(INDEX([.$G$7:.$BF$58];VLOOKUP([.AZ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BA$5];[.$F$5]=&quot;x&quot;);OR([.$F$6]=[.BA$6];[.$F$6]=&quot;x&quot;);NOT(INDEX([.$G$7:.$BF$58];VLOOKUP([.BA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BB$5];[.$F$5]=&quot;x&quot;);OR([.$F$6]=[.BB$6];[.$F$6]=&quot;x&quot;);NOT(INDEX([.$G$7:.$BF$58];VLOOKUP([.BB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BC$5];[.$F$5]=&quot;x&quot;);OR([.$F$6]=[.BC$6];[.$F$6]=&quot;x&quot;);NOT(INDEX([.$G$7:.$BF$58];VLOOKUP([.BC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BD$5];[.$F$5]=&quot;x&quot;);OR([.$F$6]=[.BD$6];[.$F$6]=&quot;x&quot;);NOT(INDEX([.$G$7:.$BF$58];VLOOKUP([.BD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BE$5];[.$F$5]=&quot;x&quot;);OR([.$F$6]=[.BE$6];[.$F$6]=&quot;x&quot;);NOT(INDEX([.$G$7:.$BF$58];VLOOKUP([.BE$3];[.$B$7:.$C$58];2;0);HLOOKUP([.$B7];[.$G$3:.$BF$4];2;0))));1;0)" office:value-type="float" office:value="0">
            <text:p>0</text:p>
          </table:table-cell>
          <table:table-cell table:formula="of:=IF(AND(OR([.$D$6]=[.$D7];[.$D$6]=&quot;x&quot;);OR([.$E$6]=[.$E7];[.$E$6]=&quot;x&quot;);OR([.$F$5]=[.BF$5];[.$F$5]=&quot;x&quot;);OR([.$F$6]=[.BF$6];[.$F$6]=&quot;x&quot;);NOT(INDEX([.$G$7:.$BF$58];VLOOKUP([.BF$3];[.$B$7:.$C$58];2;0);HLOOKUP([.$B7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3s</text:p>
          </table:table-cell>
          <table:table-cell office:value-type="float" office:value="2">
            <text:p>2</text:p>
          </table:table-cell>
          <table:table-cell table:formula="of:=LEFT([.B8];1)" office:value-type="string" office:string-value="3">
            <text:p>3</text:p>
          </table:table-cell>
          <table:table-cell table:formula="of:=RIGHT([.B8];1)" office:value-type="string" office:string-value="s">
            <text:p>s</text:p>
          </table:table-cell>
          <table:table-cell/>
          <table:table-cell table:formula="of:=IF(AND([.G$3]&lt;&gt;[.$B8];OR([.$D$6]=[.$D8];[.$D$6]=&quot;x&quot;);OR([.$E$6]=[.$E8];[.$E$6]=&quot;x&quot;);OR([.$F$5]=[.G$5];[.$F$5]=&quot;x&quot;);OR([.$F$6]=[.G$6];[.$F$6]=&quot;x&quot;));1;0)" office:value-type="float" office:value="0">
            <text:p>0</text:p>
          </table:table-cell>
          <table:table-cell table:style-name="ce2"/>
          <table:table-cell table:formula="of:=IF(AND(OR([.$D$6]=[.$D8];[.$D$6]=&quot;x&quot;);OR([.$E$6]=[.$E8];[.$E$6]=&quot;x&quot;);OR([.$F$5]=[.I$5];[.$F$5]=&quot;x&quot;);OR([.$F$6]=[.I$6];[.$F$6]=&quot;x&quot;);NOT(INDEX([.$G$7:.$BF$58];VLOOKUP([.I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J$5];[.$F$5]=&quot;x&quot;);OR([.$F$6]=[.J$6];[.$F$6]=&quot;x&quot;);NOT(INDEX([.$G$7:.$BF$58];VLOOKUP([.J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K$5];[.$F$5]=&quot;x&quot;);OR([.$F$6]=[.K$6];[.$F$6]=&quot;x&quot;);NOT(INDEX([.$G$7:.$BF$58];VLOOKUP([.K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L$5];[.$F$5]=&quot;x&quot;);OR([.$F$6]=[.L$6];[.$F$6]=&quot;x&quot;);NOT(INDEX([.$G$7:.$BF$58];VLOOKUP([.L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M$5];[.$F$5]=&quot;x&quot;);OR([.$F$6]=[.M$6];[.$F$6]=&quot;x&quot;);NOT(INDEX([.$G$7:.$BF$58];VLOOKUP([.M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N$5];[.$F$5]=&quot;x&quot;);OR([.$F$6]=[.N$6];[.$F$6]=&quot;x&quot;);NOT(INDEX([.$G$7:.$BF$58];VLOOKUP([.N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O$5];[.$F$5]=&quot;x&quot;);OR([.$F$6]=[.O$6];[.$F$6]=&quot;x&quot;);NOT(INDEX([.$G$7:.$BF$58];VLOOKUP([.O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P$5];[.$F$5]=&quot;x&quot;);OR([.$F$6]=[.P$6];[.$F$6]=&quot;x&quot;);NOT(INDEX([.$G$7:.$BF$58];VLOOKUP([.P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Q$5];[.$F$5]=&quot;x&quot;);OR([.$F$6]=[.Q$6];[.$F$6]=&quot;x&quot;);NOT(INDEX([.$G$7:.$BF$58];VLOOKUP([.Q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R$5];[.$F$5]=&quot;x&quot;);OR([.$F$6]=[.R$6];[.$F$6]=&quot;x&quot;);NOT(INDEX([.$G$7:.$BF$58];VLOOKUP([.R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S$5];[.$F$5]=&quot;x&quot;);OR([.$F$6]=[.S$6];[.$F$6]=&quot;x&quot;);NOT(INDEX([.$G$7:.$BF$58];VLOOKUP([.S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T$5];[.$F$5]=&quot;x&quot;);OR([.$F$6]=[.T$6];[.$F$6]=&quot;x&quot;);NOT(INDEX([.$G$7:.$BF$58];VLOOKUP([.T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U$5];[.$F$5]=&quot;x&quot;);OR([.$F$6]=[.U$6];[.$F$6]=&quot;x&quot;);NOT(INDEX([.$G$7:.$BF$58];VLOOKUP([.U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V$5];[.$F$5]=&quot;x&quot;);OR([.$F$6]=[.V$6];[.$F$6]=&quot;x&quot;);NOT(INDEX([.$G$7:.$BF$58];VLOOKUP([.V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W$5];[.$F$5]=&quot;x&quot;);OR([.$F$6]=[.W$6];[.$F$6]=&quot;x&quot;);NOT(INDEX([.$G$7:.$BF$58];VLOOKUP([.W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X$5];[.$F$5]=&quot;x&quot;);OR([.$F$6]=[.X$6];[.$F$6]=&quot;x&quot;);NOT(INDEX([.$G$7:.$BF$58];VLOOKUP([.X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Y$5];[.$F$5]=&quot;x&quot;);OR([.$F$6]=[.Y$6];[.$F$6]=&quot;x&quot;);NOT(INDEX([.$G$7:.$BF$58];VLOOKUP([.Y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Z$5];[.$F$5]=&quot;x&quot;);OR([.$F$6]=[.Z$6];[.$F$6]=&quot;x&quot;);NOT(INDEX([.$G$7:.$BF$58];VLOOKUP([.Z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A$5];[.$F$5]=&quot;x&quot;);OR([.$F$6]=[.AA$6];[.$F$6]=&quot;x&quot;);NOT(INDEX([.$G$7:.$BF$58];VLOOKUP([.AA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B$5];[.$F$5]=&quot;x&quot;);OR([.$F$6]=[.AB$6];[.$F$6]=&quot;x&quot;);NOT(INDEX([.$G$7:.$BF$58];VLOOKUP([.AB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C$5];[.$F$5]=&quot;x&quot;);OR([.$F$6]=[.AC$6];[.$F$6]=&quot;x&quot;);NOT(INDEX([.$G$7:.$BF$58];VLOOKUP([.AC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D$5];[.$F$5]=&quot;x&quot;);OR([.$F$6]=[.AD$6];[.$F$6]=&quot;x&quot;);NOT(INDEX([.$G$7:.$BF$58];VLOOKUP([.AD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E$5];[.$F$5]=&quot;x&quot;);OR([.$F$6]=[.AE$6];[.$F$6]=&quot;x&quot;);NOT(INDEX([.$G$7:.$BF$58];VLOOKUP([.AE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F$5];[.$F$5]=&quot;x&quot;);OR([.$F$6]=[.AF$6];[.$F$6]=&quot;x&quot;);NOT(INDEX([.$G$7:.$BF$58];VLOOKUP([.AF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G$5];[.$F$5]=&quot;x&quot;);OR([.$F$6]=[.AG$6];[.$F$6]=&quot;x&quot;);NOT(INDEX([.$G$7:.$BF$58];VLOOKUP([.AG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H$5];[.$F$5]=&quot;x&quot;);OR([.$F$6]=[.AH$6];[.$F$6]=&quot;x&quot;);NOT(INDEX([.$G$7:.$BF$58];VLOOKUP([.AH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I$5];[.$F$5]=&quot;x&quot;);OR([.$F$6]=[.AI$6];[.$F$6]=&quot;x&quot;);NOT(INDEX([.$G$7:.$BF$58];VLOOKUP([.AI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J$5];[.$F$5]=&quot;x&quot;);OR([.$F$6]=[.AJ$6];[.$F$6]=&quot;x&quot;);NOT(INDEX([.$G$7:.$BF$58];VLOOKUP([.AJ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K$5];[.$F$5]=&quot;x&quot;);OR([.$F$6]=[.AK$6];[.$F$6]=&quot;x&quot;);NOT(INDEX([.$G$7:.$BF$58];VLOOKUP([.AK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L$5];[.$F$5]=&quot;x&quot;);OR([.$F$6]=[.AL$6];[.$F$6]=&quot;x&quot;);NOT(INDEX([.$G$7:.$BF$58];VLOOKUP([.AL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M$5];[.$F$5]=&quot;x&quot;);OR([.$F$6]=[.AM$6];[.$F$6]=&quot;x&quot;);NOT(INDEX([.$G$7:.$BF$58];VLOOKUP([.AM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N$5];[.$F$5]=&quot;x&quot;);OR([.$F$6]=[.AN$6];[.$F$6]=&quot;x&quot;);NOT(INDEX([.$G$7:.$BF$58];VLOOKUP([.AN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O$5];[.$F$5]=&quot;x&quot;);OR([.$F$6]=[.AO$6];[.$F$6]=&quot;x&quot;);NOT(INDEX([.$G$7:.$BF$58];VLOOKUP([.AO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P$5];[.$F$5]=&quot;x&quot;);OR([.$F$6]=[.AP$6];[.$F$6]=&quot;x&quot;);NOT(INDEX([.$G$7:.$BF$58];VLOOKUP([.AP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Q$5];[.$F$5]=&quot;x&quot;);OR([.$F$6]=[.AQ$6];[.$F$6]=&quot;x&quot;);NOT(INDEX([.$G$7:.$BF$58];VLOOKUP([.AQ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R$5];[.$F$5]=&quot;x&quot;);OR([.$F$6]=[.AR$6];[.$F$6]=&quot;x&quot;);NOT(INDEX([.$G$7:.$BF$58];VLOOKUP([.AR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S$5];[.$F$5]=&quot;x&quot;);OR([.$F$6]=[.AS$6];[.$F$6]=&quot;x&quot;);NOT(INDEX([.$G$7:.$BF$58];VLOOKUP([.AS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T$5];[.$F$5]=&quot;x&quot;);OR([.$F$6]=[.AT$6];[.$F$6]=&quot;x&quot;);NOT(INDEX([.$G$7:.$BF$58];VLOOKUP([.AT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U$5];[.$F$5]=&quot;x&quot;);OR([.$F$6]=[.AU$6];[.$F$6]=&quot;x&quot;);NOT(INDEX([.$G$7:.$BF$58];VLOOKUP([.AU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V$5];[.$F$5]=&quot;x&quot;);OR([.$F$6]=[.AV$6];[.$F$6]=&quot;x&quot;);NOT(INDEX([.$G$7:.$BF$58];VLOOKUP([.AV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W$5];[.$F$5]=&quot;x&quot;);OR([.$F$6]=[.AW$6];[.$F$6]=&quot;x&quot;);NOT(INDEX([.$G$7:.$BF$58];VLOOKUP([.AW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X$5];[.$F$5]=&quot;x&quot;);OR([.$F$6]=[.AX$6];[.$F$6]=&quot;x&quot;);NOT(INDEX([.$G$7:.$BF$58];VLOOKUP([.AX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Y$5];[.$F$5]=&quot;x&quot;);OR([.$F$6]=[.AY$6];[.$F$6]=&quot;x&quot;);NOT(INDEX([.$G$7:.$BF$58];VLOOKUP([.AY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AZ$5];[.$F$5]=&quot;x&quot;);OR([.$F$6]=[.AZ$6];[.$F$6]=&quot;x&quot;);NOT(INDEX([.$G$7:.$BF$58];VLOOKUP([.AZ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BA$5];[.$F$5]=&quot;x&quot;);OR([.$F$6]=[.BA$6];[.$F$6]=&quot;x&quot;);NOT(INDEX([.$G$7:.$BF$58];VLOOKUP([.BA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BB$5];[.$F$5]=&quot;x&quot;);OR([.$F$6]=[.BB$6];[.$F$6]=&quot;x&quot;);NOT(INDEX([.$G$7:.$BF$58];VLOOKUP([.BB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BC$5];[.$F$5]=&quot;x&quot;);OR([.$F$6]=[.BC$6];[.$F$6]=&quot;x&quot;);NOT(INDEX([.$G$7:.$BF$58];VLOOKUP([.BC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BD$5];[.$F$5]=&quot;x&quot;);OR([.$F$6]=[.BD$6];[.$F$6]=&quot;x&quot;);NOT(INDEX([.$G$7:.$BF$58];VLOOKUP([.BD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BE$5];[.$F$5]=&quot;x&quot;);OR([.$F$6]=[.BE$6];[.$F$6]=&quot;x&quot;);NOT(INDEX([.$G$7:.$BF$58];VLOOKUP([.BE$3];[.$B$7:.$C$58];2;0);HLOOKUP([.$B8];[.$G$3:.$BF$4];2;0))));1;0)" office:value-type="float" office:value="0">
            <text:p>0</text:p>
          </table:table-cell>
          <table:table-cell table:formula="of:=IF(AND(OR([.$D$6]=[.$D8];[.$D$6]=&quot;x&quot;);OR([.$E$6]=[.$E8];[.$E$6]=&quot;x&quot;);OR([.$F$5]=[.BF$5];[.$F$5]=&quot;x&quot;);OR([.$F$6]=[.BF$6];[.$F$6]=&quot;x&quot;);NOT(INDEX([.$G$7:.$BF$58];VLOOKUP([.BF$3];[.$B$7:.$C$58];2;0);HLOOKUP([.$B8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4s</text:p>
          </table:table-cell>
          <table:table-cell office:value-type="float" office:value="3">
            <text:p>3</text:p>
          </table:table-cell>
          <table:table-cell table:formula="of:=LEFT([.B9];1)" office:value-type="string" office:string-value="4">
            <text:p>4</text:p>
          </table:table-cell>
          <table:table-cell table:formula="of:=RIGHT([.B9];1)" office:value-type="string" office:string-value="s">
            <text:p>s</text:p>
          </table:table-cell>
          <table:table-cell/>
          <table:table-cell table:formula="of:=IF(AND([.G$3]&lt;&gt;[.$B9];OR([.$D$6]=[.$D9];[.$D$6]=&quot;x&quot;);OR([.$E$6]=[.$E9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9];OR([.$D$6]=[.$D9];[.$D$6]=&quot;x&quot;);OR([.$E$6]=[.$E9];[.$E$6]=&quot;x&quot;);OR([.$F$5]=[.H$5];[.$F$5]=&quot;x&quot;);OR([.$F$6]=[.H$6];[.$F$6]=&quot;x&quot;));1;0)" office:value-type="float" office:value="0">
            <text:p>0</text:p>
          </table:table-cell>
          <table:table-cell table:style-name="ce2"/>
          <table:table-cell table:formula="of:=IF(AND(OR([.$D$6]=[.$D9];[.$D$6]=&quot;x&quot;);OR([.$E$6]=[.$E9];[.$E$6]=&quot;x&quot;);OR([.$F$5]=[.J$5];[.$F$5]=&quot;x&quot;);OR([.$F$6]=[.J$6];[.$F$6]=&quot;x&quot;);NOT(INDEX([.$G$7:.$BF$58];VLOOKUP([.J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K$5];[.$F$5]=&quot;x&quot;);OR([.$F$6]=[.K$6];[.$F$6]=&quot;x&quot;);NOT(INDEX([.$G$7:.$BF$58];VLOOKUP([.K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L$5];[.$F$5]=&quot;x&quot;);OR([.$F$6]=[.L$6];[.$F$6]=&quot;x&quot;);NOT(INDEX([.$G$7:.$BF$58];VLOOKUP([.L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M$5];[.$F$5]=&quot;x&quot;);OR([.$F$6]=[.M$6];[.$F$6]=&quot;x&quot;);NOT(INDEX([.$G$7:.$BF$58];VLOOKUP([.M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N$5];[.$F$5]=&quot;x&quot;);OR([.$F$6]=[.N$6];[.$F$6]=&quot;x&quot;);NOT(INDEX([.$G$7:.$BF$58];VLOOKUP([.N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O$5];[.$F$5]=&quot;x&quot;);OR([.$F$6]=[.O$6];[.$F$6]=&quot;x&quot;);NOT(INDEX([.$G$7:.$BF$58];VLOOKUP([.O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P$5];[.$F$5]=&quot;x&quot;);OR([.$F$6]=[.P$6];[.$F$6]=&quot;x&quot;);NOT(INDEX([.$G$7:.$BF$58];VLOOKUP([.P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Q$5];[.$F$5]=&quot;x&quot;);OR([.$F$6]=[.Q$6];[.$F$6]=&quot;x&quot;);NOT(INDEX([.$G$7:.$BF$58];VLOOKUP([.Q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R$5];[.$F$5]=&quot;x&quot;);OR([.$F$6]=[.R$6];[.$F$6]=&quot;x&quot;);NOT(INDEX([.$G$7:.$BF$58];VLOOKUP([.R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S$5];[.$F$5]=&quot;x&quot;);OR([.$F$6]=[.S$6];[.$F$6]=&quot;x&quot;);NOT(INDEX([.$G$7:.$BF$58];VLOOKUP([.S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T$5];[.$F$5]=&quot;x&quot;);OR([.$F$6]=[.T$6];[.$F$6]=&quot;x&quot;);NOT(INDEX([.$G$7:.$BF$58];VLOOKUP([.T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U$5];[.$F$5]=&quot;x&quot;);OR([.$F$6]=[.U$6];[.$F$6]=&quot;x&quot;);NOT(INDEX([.$G$7:.$BF$58];VLOOKUP([.U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V$5];[.$F$5]=&quot;x&quot;);OR([.$F$6]=[.V$6];[.$F$6]=&quot;x&quot;);NOT(INDEX([.$G$7:.$BF$58];VLOOKUP([.V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W$5];[.$F$5]=&quot;x&quot;);OR([.$F$6]=[.W$6];[.$F$6]=&quot;x&quot;);NOT(INDEX([.$G$7:.$BF$58];VLOOKUP([.W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X$5];[.$F$5]=&quot;x&quot;);OR([.$F$6]=[.X$6];[.$F$6]=&quot;x&quot;);NOT(INDEX([.$G$7:.$BF$58];VLOOKUP([.X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Y$5];[.$F$5]=&quot;x&quot;);OR([.$F$6]=[.Y$6];[.$F$6]=&quot;x&quot;);NOT(INDEX([.$G$7:.$BF$58];VLOOKUP([.Y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Z$5];[.$F$5]=&quot;x&quot;);OR([.$F$6]=[.Z$6];[.$F$6]=&quot;x&quot;);NOT(INDEX([.$G$7:.$BF$58];VLOOKUP([.Z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A$5];[.$F$5]=&quot;x&quot;);OR([.$F$6]=[.AA$6];[.$F$6]=&quot;x&quot;);NOT(INDEX([.$G$7:.$BF$58];VLOOKUP([.AA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B$5];[.$F$5]=&quot;x&quot;);OR([.$F$6]=[.AB$6];[.$F$6]=&quot;x&quot;);NOT(INDEX([.$G$7:.$BF$58];VLOOKUP([.AB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C$5];[.$F$5]=&quot;x&quot;);OR([.$F$6]=[.AC$6];[.$F$6]=&quot;x&quot;);NOT(INDEX([.$G$7:.$BF$58];VLOOKUP([.AC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D$5];[.$F$5]=&quot;x&quot;);OR([.$F$6]=[.AD$6];[.$F$6]=&quot;x&quot;);NOT(INDEX([.$G$7:.$BF$58];VLOOKUP([.AD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E$5];[.$F$5]=&quot;x&quot;);OR([.$F$6]=[.AE$6];[.$F$6]=&quot;x&quot;);NOT(INDEX([.$G$7:.$BF$58];VLOOKUP([.AE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F$5];[.$F$5]=&quot;x&quot;);OR([.$F$6]=[.AF$6];[.$F$6]=&quot;x&quot;);NOT(INDEX([.$G$7:.$BF$58];VLOOKUP([.AF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G$5];[.$F$5]=&quot;x&quot;);OR([.$F$6]=[.AG$6];[.$F$6]=&quot;x&quot;);NOT(INDEX([.$G$7:.$BF$58];VLOOKUP([.AG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H$5];[.$F$5]=&quot;x&quot;);OR([.$F$6]=[.AH$6];[.$F$6]=&quot;x&quot;);NOT(INDEX([.$G$7:.$BF$58];VLOOKUP([.AH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I$5];[.$F$5]=&quot;x&quot;);OR([.$F$6]=[.AI$6];[.$F$6]=&quot;x&quot;);NOT(INDEX([.$G$7:.$BF$58];VLOOKUP([.AI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J$5];[.$F$5]=&quot;x&quot;);OR([.$F$6]=[.AJ$6];[.$F$6]=&quot;x&quot;);NOT(INDEX([.$G$7:.$BF$58];VLOOKUP([.AJ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K$5];[.$F$5]=&quot;x&quot;);OR([.$F$6]=[.AK$6];[.$F$6]=&quot;x&quot;);NOT(INDEX([.$G$7:.$BF$58];VLOOKUP([.AK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L$5];[.$F$5]=&quot;x&quot;);OR([.$F$6]=[.AL$6];[.$F$6]=&quot;x&quot;);NOT(INDEX([.$G$7:.$BF$58];VLOOKUP([.AL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M$5];[.$F$5]=&quot;x&quot;);OR([.$F$6]=[.AM$6];[.$F$6]=&quot;x&quot;);NOT(INDEX([.$G$7:.$BF$58];VLOOKUP([.AM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N$5];[.$F$5]=&quot;x&quot;);OR([.$F$6]=[.AN$6];[.$F$6]=&quot;x&quot;);NOT(INDEX([.$G$7:.$BF$58];VLOOKUP([.AN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O$5];[.$F$5]=&quot;x&quot;);OR([.$F$6]=[.AO$6];[.$F$6]=&quot;x&quot;);NOT(INDEX([.$G$7:.$BF$58];VLOOKUP([.AO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P$5];[.$F$5]=&quot;x&quot;);OR([.$F$6]=[.AP$6];[.$F$6]=&quot;x&quot;);NOT(INDEX([.$G$7:.$BF$58];VLOOKUP([.AP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Q$5];[.$F$5]=&quot;x&quot;);OR([.$F$6]=[.AQ$6];[.$F$6]=&quot;x&quot;);NOT(INDEX([.$G$7:.$BF$58];VLOOKUP([.AQ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R$5];[.$F$5]=&quot;x&quot;);OR([.$F$6]=[.AR$6];[.$F$6]=&quot;x&quot;);NOT(INDEX([.$G$7:.$BF$58];VLOOKUP([.AR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S$5];[.$F$5]=&quot;x&quot;);OR([.$F$6]=[.AS$6];[.$F$6]=&quot;x&quot;);NOT(INDEX([.$G$7:.$BF$58];VLOOKUP([.AS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T$5];[.$F$5]=&quot;x&quot;);OR([.$F$6]=[.AT$6];[.$F$6]=&quot;x&quot;);NOT(INDEX([.$G$7:.$BF$58];VLOOKUP([.AT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U$5];[.$F$5]=&quot;x&quot;);OR([.$F$6]=[.AU$6];[.$F$6]=&quot;x&quot;);NOT(INDEX([.$G$7:.$BF$58];VLOOKUP([.AU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V$5];[.$F$5]=&quot;x&quot;);OR([.$F$6]=[.AV$6];[.$F$6]=&quot;x&quot;);NOT(INDEX([.$G$7:.$BF$58];VLOOKUP([.AV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W$5];[.$F$5]=&quot;x&quot;);OR([.$F$6]=[.AW$6];[.$F$6]=&quot;x&quot;);NOT(INDEX([.$G$7:.$BF$58];VLOOKUP([.AW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X$5];[.$F$5]=&quot;x&quot;);OR([.$F$6]=[.AX$6];[.$F$6]=&quot;x&quot;);NOT(INDEX([.$G$7:.$BF$58];VLOOKUP([.AX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Y$5];[.$F$5]=&quot;x&quot;);OR([.$F$6]=[.AY$6];[.$F$6]=&quot;x&quot;);NOT(INDEX([.$G$7:.$BF$58];VLOOKUP([.AY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AZ$5];[.$F$5]=&quot;x&quot;);OR([.$F$6]=[.AZ$6];[.$F$6]=&quot;x&quot;);NOT(INDEX([.$G$7:.$BF$58];VLOOKUP([.AZ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BA$5];[.$F$5]=&quot;x&quot;);OR([.$F$6]=[.BA$6];[.$F$6]=&quot;x&quot;);NOT(INDEX([.$G$7:.$BF$58];VLOOKUP([.BA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BB$5];[.$F$5]=&quot;x&quot;);OR([.$F$6]=[.BB$6];[.$F$6]=&quot;x&quot;);NOT(INDEX([.$G$7:.$BF$58];VLOOKUP([.BB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BC$5];[.$F$5]=&quot;x&quot;);OR([.$F$6]=[.BC$6];[.$F$6]=&quot;x&quot;);NOT(INDEX([.$G$7:.$BF$58];VLOOKUP([.BC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BD$5];[.$F$5]=&quot;x&quot;);OR([.$F$6]=[.BD$6];[.$F$6]=&quot;x&quot;);NOT(INDEX([.$G$7:.$BF$58];VLOOKUP([.BD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BE$5];[.$F$5]=&quot;x&quot;);OR([.$F$6]=[.BE$6];[.$F$6]=&quot;x&quot;);NOT(INDEX([.$G$7:.$BF$58];VLOOKUP([.BE$3];[.$B$7:.$C$58];2;0);HLOOKUP([.$B9];[.$G$3:.$BF$4];2;0))));1;0)" office:value-type="float" office:value="0">
            <text:p>0</text:p>
          </table:table-cell>
          <table:table-cell table:formula="of:=IF(AND(OR([.$D$6]=[.$D9];[.$D$6]=&quot;x&quot;);OR([.$E$6]=[.$E9];[.$E$6]=&quot;x&quot;);OR([.$F$5]=[.BF$5];[.$F$5]=&quot;x&quot;);OR([.$F$6]=[.BF$6];[.$F$6]=&quot;x&quot;);NOT(INDEX([.$G$7:.$BF$58];VLOOKUP([.BF$3];[.$B$7:.$C$58];2;0);HLOOKUP([.$B9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5s</text:p>
          </table:table-cell>
          <table:table-cell office:value-type="float" office:value="4">
            <text:p>4</text:p>
          </table:table-cell>
          <table:table-cell table:formula="of:=LEFT([.B10];1)" office:value-type="string" office:string-value="5">
            <text:p>5</text:p>
          </table:table-cell>
          <table:table-cell table:formula="of:=RIGHT([.B10];1)" office:value-type="string" office:string-value="s">
            <text:p>s</text:p>
          </table:table-cell>
          <table:table-cell/>
          <table:table-cell table:formula="of:=IF(AND([.G$3]&lt;&gt;[.$B10];OR([.$D$6]=[.$D10];[.$D$6]=&quot;x&quot;);OR([.$E$6]=[.$E10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0];OR([.$D$6]=[.$D10];[.$D$6]=&quot;x&quot;);OR([.$E$6]=[.$E10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0];OR([.$D$6]=[.$D10];[.$D$6]=&quot;x&quot;);OR([.$E$6]=[.$E10];[.$E$6]=&quot;x&quot;);OR([.$F$5]=[.I$5];[.$F$5]=&quot;x&quot;);OR([.$F$6]=[.I$6];[.$F$6]=&quot;x&quot;));1;0)" office:value-type="float" office:value="0">
            <text:p>0</text:p>
          </table:table-cell>
          <table:table-cell table:style-name="ce2"/>
          <table:table-cell table:formula="of:=IF(AND(OR([.$D$6]=[.$D10];[.$D$6]=&quot;x&quot;);OR([.$E$6]=[.$E10];[.$E$6]=&quot;x&quot;);OR([.$F$5]=[.K$5];[.$F$5]=&quot;x&quot;);OR([.$F$6]=[.K$6];[.$F$6]=&quot;x&quot;);NOT(INDEX([.$G$7:.$BF$58];VLOOKUP([.K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L$5];[.$F$5]=&quot;x&quot;);OR([.$F$6]=[.L$6];[.$F$6]=&quot;x&quot;);NOT(INDEX([.$G$7:.$BF$58];VLOOKUP([.L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M$5];[.$F$5]=&quot;x&quot;);OR([.$F$6]=[.M$6];[.$F$6]=&quot;x&quot;);NOT(INDEX([.$G$7:.$BF$58];VLOOKUP([.M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N$5];[.$F$5]=&quot;x&quot;);OR([.$F$6]=[.N$6];[.$F$6]=&quot;x&quot;);NOT(INDEX([.$G$7:.$BF$58];VLOOKUP([.N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O$5];[.$F$5]=&quot;x&quot;);OR([.$F$6]=[.O$6];[.$F$6]=&quot;x&quot;);NOT(INDEX([.$G$7:.$BF$58];VLOOKUP([.O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P$5];[.$F$5]=&quot;x&quot;);OR([.$F$6]=[.P$6];[.$F$6]=&quot;x&quot;);NOT(INDEX([.$G$7:.$BF$58];VLOOKUP([.P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Q$5];[.$F$5]=&quot;x&quot;);OR([.$F$6]=[.Q$6];[.$F$6]=&quot;x&quot;);NOT(INDEX([.$G$7:.$BF$58];VLOOKUP([.Q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R$5];[.$F$5]=&quot;x&quot;);OR([.$F$6]=[.R$6];[.$F$6]=&quot;x&quot;);NOT(INDEX([.$G$7:.$BF$58];VLOOKUP([.R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S$5];[.$F$5]=&quot;x&quot;);OR([.$F$6]=[.S$6];[.$F$6]=&quot;x&quot;);NOT(INDEX([.$G$7:.$BF$58];VLOOKUP([.S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T$5];[.$F$5]=&quot;x&quot;);OR([.$F$6]=[.T$6];[.$F$6]=&quot;x&quot;);NOT(INDEX([.$G$7:.$BF$58];VLOOKUP([.T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U$5];[.$F$5]=&quot;x&quot;);OR([.$F$6]=[.U$6];[.$F$6]=&quot;x&quot;);NOT(INDEX([.$G$7:.$BF$58];VLOOKUP([.U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V$5];[.$F$5]=&quot;x&quot;);OR([.$F$6]=[.V$6];[.$F$6]=&quot;x&quot;);NOT(INDEX([.$G$7:.$BF$58];VLOOKUP([.V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W$5];[.$F$5]=&quot;x&quot;);OR([.$F$6]=[.W$6];[.$F$6]=&quot;x&quot;);NOT(INDEX([.$G$7:.$BF$58];VLOOKUP([.W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X$5];[.$F$5]=&quot;x&quot;);OR([.$F$6]=[.X$6];[.$F$6]=&quot;x&quot;);NOT(INDEX([.$G$7:.$BF$58];VLOOKUP([.X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Y$5];[.$F$5]=&quot;x&quot;);OR([.$F$6]=[.Y$6];[.$F$6]=&quot;x&quot;);NOT(INDEX([.$G$7:.$BF$58];VLOOKUP([.Y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Z$5];[.$F$5]=&quot;x&quot;);OR([.$F$6]=[.Z$6];[.$F$6]=&quot;x&quot;);NOT(INDEX([.$G$7:.$BF$58];VLOOKUP([.Z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A$5];[.$F$5]=&quot;x&quot;);OR([.$F$6]=[.AA$6];[.$F$6]=&quot;x&quot;);NOT(INDEX([.$G$7:.$BF$58];VLOOKUP([.AA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B$5];[.$F$5]=&quot;x&quot;);OR([.$F$6]=[.AB$6];[.$F$6]=&quot;x&quot;);NOT(INDEX([.$G$7:.$BF$58];VLOOKUP([.AB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C$5];[.$F$5]=&quot;x&quot;);OR([.$F$6]=[.AC$6];[.$F$6]=&quot;x&quot;);NOT(INDEX([.$G$7:.$BF$58];VLOOKUP([.AC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D$5];[.$F$5]=&quot;x&quot;);OR([.$F$6]=[.AD$6];[.$F$6]=&quot;x&quot;);NOT(INDEX([.$G$7:.$BF$58];VLOOKUP([.AD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E$5];[.$F$5]=&quot;x&quot;);OR([.$F$6]=[.AE$6];[.$F$6]=&quot;x&quot;);NOT(INDEX([.$G$7:.$BF$58];VLOOKUP([.AE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F$5];[.$F$5]=&quot;x&quot;);OR([.$F$6]=[.AF$6];[.$F$6]=&quot;x&quot;);NOT(INDEX([.$G$7:.$BF$58];VLOOKUP([.AF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G$5];[.$F$5]=&quot;x&quot;);OR([.$F$6]=[.AG$6];[.$F$6]=&quot;x&quot;);NOT(INDEX([.$G$7:.$BF$58];VLOOKUP([.AG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H$5];[.$F$5]=&quot;x&quot;);OR([.$F$6]=[.AH$6];[.$F$6]=&quot;x&quot;);NOT(INDEX([.$G$7:.$BF$58];VLOOKUP([.AH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I$5];[.$F$5]=&quot;x&quot;);OR([.$F$6]=[.AI$6];[.$F$6]=&quot;x&quot;);NOT(INDEX([.$G$7:.$BF$58];VLOOKUP([.AI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J$5];[.$F$5]=&quot;x&quot;);OR([.$F$6]=[.AJ$6];[.$F$6]=&quot;x&quot;);NOT(INDEX([.$G$7:.$BF$58];VLOOKUP([.AJ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K$5];[.$F$5]=&quot;x&quot;);OR([.$F$6]=[.AK$6];[.$F$6]=&quot;x&quot;);NOT(INDEX([.$G$7:.$BF$58];VLOOKUP([.AK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L$5];[.$F$5]=&quot;x&quot;);OR([.$F$6]=[.AL$6];[.$F$6]=&quot;x&quot;);NOT(INDEX([.$G$7:.$BF$58];VLOOKUP([.AL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M$5];[.$F$5]=&quot;x&quot;);OR([.$F$6]=[.AM$6];[.$F$6]=&quot;x&quot;);NOT(INDEX([.$G$7:.$BF$58];VLOOKUP([.AM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N$5];[.$F$5]=&quot;x&quot;);OR([.$F$6]=[.AN$6];[.$F$6]=&quot;x&quot;);NOT(INDEX([.$G$7:.$BF$58];VLOOKUP([.AN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O$5];[.$F$5]=&quot;x&quot;);OR([.$F$6]=[.AO$6];[.$F$6]=&quot;x&quot;);NOT(INDEX([.$G$7:.$BF$58];VLOOKUP([.AO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P$5];[.$F$5]=&quot;x&quot;);OR([.$F$6]=[.AP$6];[.$F$6]=&quot;x&quot;);NOT(INDEX([.$G$7:.$BF$58];VLOOKUP([.AP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Q$5];[.$F$5]=&quot;x&quot;);OR([.$F$6]=[.AQ$6];[.$F$6]=&quot;x&quot;);NOT(INDEX([.$G$7:.$BF$58];VLOOKUP([.AQ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R$5];[.$F$5]=&quot;x&quot;);OR([.$F$6]=[.AR$6];[.$F$6]=&quot;x&quot;);NOT(INDEX([.$G$7:.$BF$58];VLOOKUP([.AR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S$5];[.$F$5]=&quot;x&quot;);OR([.$F$6]=[.AS$6];[.$F$6]=&quot;x&quot;);NOT(INDEX([.$G$7:.$BF$58];VLOOKUP([.AS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T$5];[.$F$5]=&quot;x&quot;);OR([.$F$6]=[.AT$6];[.$F$6]=&quot;x&quot;);NOT(INDEX([.$G$7:.$BF$58];VLOOKUP([.AT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U$5];[.$F$5]=&quot;x&quot;);OR([.$F$6]=[.AU$6];[.$F$6]=&quot;x&quot;);NOT(INDEX([.$G$7:.$BF$58];VLOOKUP([.AU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V$5];[.$F$5]=&quot;x&quot;);OR([.$F$6]=[.AV$6];[.$F$6]=&quot;x&quot;);NOT(INDEX([.$G$7:.$BF$58];VLOOKUP([.AV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W$5];[.$F$5]=&quot;x&quot;);OR([.$F$6]=[.AW$6];[.$F$6]=&quot;x&quot;);NOT(INDEX([.$G$7:.$BF$58];VLOOKUP([.AW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X$5];[.$F$5]=&quot;x&quot;);OR([.$F$6]=[.AX$6];[.$F$6]=&quot;x&quot;);NOT(INDEX([.$G$7:.$BF$58];VLOOKUP([.AX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Y$5];[.$F$5]=&quot;x&quot;);OR([.$F$6]=[.AY$6];[.$F$6]=&quot;x&quot;);NOT(INDEX([.$G$7:.$BF$58];VLOOKUP([.AY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AZ$5];[.$F$5]=&quot;x&quot;);OR([.$F$6]=[.AZ$6];[.$F$6]=&quot;x&quot;);NOT(INDEX([.$G$7:.$BF$58];VLOOKUP([.AZ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BA$5];[.$F$5]=&quot;x&quot;);OR([.$F$6]=[.BA$6];[.$F$6]=&quot;x&quot;);NOT(INDEX([.$G$7:.$BF$58];VLOOKUP([.BA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BB$5];[.$F$5]=&quot;x&quot;);OR([.$F$6]=[.BB$6];[.$F$6]=&quot;x&quot;);NOT(INDEX([.$G$7:.$BF$58];VLOOKUP([.BB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BC$5];[.$F$5]=&quot;x&quot;);OR([.$F$6]=[.BC$6];[.$F$6]=&quot;x&quot;);NOT(INDEX([.$G$7:.$BF$58];VLOOKUP([.BC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BD$5];[.$F$5]=&quot;x&quot;);OR([.$F$6]=[.BD$6];[.$F$6]=&quot;x&quot;);NOT(INDEX([.$G$7:.$BF$58];VLOOKUP([.BD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BE$5];[.$F$5]=&quot;x&quot;);OR([.$F$6]=[.BE$6];[.$F$6]=&quot;x&quot;);NOT(INDEX([.$G$7:.$BF$58];VLOOKUP([.BE$3];[.$B$7:.$C$58];2;0);HLOOKUP([.$B10];[.$G$3:.$BF$4];2;0))));1;0)" office:value-type="float" office:value="0">
            <text:p>0</text:p>
          </table:table-cell>
          <table:table-cell table:formula="of:=IF(AND(OR([.$D$6]=[.$D10];[.$D$6]=&quot;x&quot;);OR([.$E$6]=[.$E10];[.$E$6]=&quot;x&quot;);OR([.$F$5]=[.BF$5];[.$F$5]=&quot;x&quot;);OR([.$F$6]=[.BF$6];[.$F$6]=&quot;x&quot;);NOT(INDEX([.$G$7:.$BF$58];VLOOKUP([.BF$3];[.$B$7:.$C$58];2;0);HLOOKUP([.$B10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6s</text:p>
          </table:table-cell>
          <table:table-cell office:value-type="float" office:value="5">
            <text:p>5</text:p>
          </table:table-cell>
          <table:table-cell table:formula="of:=LEFT([.B11];1)" office:value-type="string" office:string-value="6">
            <text:p>6</text:p>
          </table:table-cell>
          <table:table-cell table:formula="of:=RIGHT([.B11];1)" office:value-type="string" office:string-value="s">
            <text:p>s</text:p>
          </table:table-cell>
          <table:table-cell/>
          <table:table-cell table:formula="of:=IF(AND([.G$3]&lt;&gt;[.$B11];OR([.$D$6]=[.$D11];[.$D$6]=&quot;x&quot;);OR([.$E$6]=[.$E11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1];OR([.$D$6]=[.$D11];[.$D$6]=&quot;x&quot;);OR([.$E$6]=[.$E11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1];OR([.$D$6]=[.$D11];[.$D$6]=&quot;x&quot;);OR([.$E$6]=[.$E11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1];OR([.$D$6]=[.$D11];[.$D$6]=&quot;x&quot;);OR([.$E$6]=[.$E11];[.$E$6]=&quot;x&quot;);OR([.$F$5]=[.J$5];[.$F$5]=&quot;x&quot;);OR([.$F$6]=[.J$6];[.$F$6]=&quot;x&quot;));1;0)" office:value-type="float" office:value="0">
            <text:p>0</text:p>
          </table:table-cell>
          <table:table-cell table:style-name="ce2"/>
          <table:table-cell table:formula="of:=IF(AND(OR([.$D$6]=[.$D11];[.$D$6]=&quot;x&quot;);OR([.$E$6]=[.$E11];[.$E$6]=&quot;x&quot;);OR([.$F$5]=[.L$5];[.$F$5]=&quot;x&quot;);OR([.$F$6]=[.L$6];[.$F$6]=&quot;x&quot;);NOT(INDEX([.$G$7:.$BF$58];VLOOKUP([.L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M$5];[.$F$5]=&quot;x&quot;);OR([.$F$6]=[.M$6];[.$F$6]=&quot;x&quot;);NOT(INDEX([.$G$7:.$BF$58];VLOOKUP([.M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N$5];[.$F$5]=&quot;x&quot;);OR([.$F$6]=[.N$6];[.$F$6]=&quot;x&quot;);NOT(INDEX([.$G$7:.$BF$58];VLOOKUP([.N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O$5];[.$F$5]=&quot;x&quot;);OR([.$F$6]=[.O$6];[.$F$6]=&quot;x&quot;);NOT(INDEX([.$G$7:.$BF$58];VLOOKUP([.O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P$5];[.$F$5]=&quot;x&quot;);OR([.$F$6]=[.P$6];[.$F$6]=&quot;x&quot;);NOT(INDEX([.$G$7:.$BF$58];VLOOKUP([.P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Q$5];[.$F$5]=&quot;x&quot;);OR([.$F$6]=[.Q$6];[.$F$6]=&quot;x&quot;);NOT(INDEX([.$G$7:.$BF$58];VLOOKUP([.Q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R$5];[.$F$5]=&quot;x&quot;);OR([.$F$6]=[.R$6];[.$F$6]=&quot;x&quot;);NOT(INDEX([.$G$7:.$BF$58];VLOOKUP([.R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S$5];[.$F$5]=&quot;x&quot;);OR([.$F$6]=[.S$6];[.$F$6]=&quot;x&quot;);NOT(INDEX([.$G$7:.$BF$58];VLOOKUP([.S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T$5];[.$F$5]=&quot;x&quot;);OR([.$F$6]=[.T$6];[.$F$6]=&quot;x&quot;);NOT(INDEX([.$G$7:.$BF$58];VLOOKUP([.T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U$5];[.$F$5]=&quot;x&quot;);OR([.$F$6]=[.U$6];[.$F$6]=&quot;x&quot;);NOT(INDEX([.$G$7:.$BF$58];VLOOKUP([.U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V$5];[.$F$5]=&quot;x&quot;);OR([.$F$6]=[.V$6];[.$F$6]=&quot;x&quot;);NOT(INDEX([.$G$7:.$BF$58];VLOOKUP([.V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W$5];[.$F$5]=&quot;x&quot;);OR([.$F$6]=[.W$6];[.$F$6]=&quot;x&quot;);NOT(INDEX([.$G$7:.$BF$58];VLOOKUP([.W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X$5];[.$F$5]=&quot;x&quot;);OR([.$F$6]=[.X$6];[.$F$6]=&quot;x&quot;);NOT(INDEX([.$G$7:.$BF$58];VLOOKUP([.X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Y$5];[.$F$5]=&quot;x&quot;);OR([.$F$6]=[.Y$6];[.$F$6]=&quot;x&quot;);NOT(INDEX([.$G$7:.$BF$58];VLOOKUP([.Y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Z$5];[.$F$5]=&quot;x&quot;);OR([.$F$6]=[.Z$6];[.$F$6]=&quot;x&quot;);NOT(INDEX([.$G$7:.$BF$58];VLOOKUP([.Z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A$5];[.$F$5]=&quot;x&quot;);OR([.$F$6]=[.AA$6];[.$F$6]=&quot;x&quot;);NOT(INDEX([.$G$7:.$BF$58];VLOOKUP([.AA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B$5];[.$F$5]=&quot;x&quot;);OR([.$F$6]=[.AB$6];[.$F$6]=&quot;x&quot;);NOT(INDEX([.$G$7:.$BF$58];VLOOKUP([.AB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C$5];[.$F$5]=&quot;x&quot;);OR([.$F$6]=[.AC$6];[.$F$6]=&quot;x&quot;);NOT(INDEX([.$G$7:.$BF$58];VLOOKUP([.AC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D$5];[.$F$5]=&quot;x&quot;);OR([.$F$6]=[.AD$6];[.$F$6]=&quot;x&quot;);NOT(INDEX([.$G$7:.$BF$58];VLOOKUP([.AD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E$5];[.$F$5]=&quot;x&quot;);OR([.$F$6]=[.AE$6];[.$F$6]=&quot;x&quot;);NOT(INDEX([.$G$7:.$BF$58];VLOOKUP([.AE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F$5];[.$F$5]=&quot;x&quot;);OR([.$F$6]=[.AF$6];[.$F$6]=&quot;x&quot;);NOT(INDEX([.$G$7:.$BF$58];VLOOKUP([.AF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G$5];[.$F$5]=&quot;x&quot;);OR([.$F$6]=[.AG$6];[.$F$6]=&quot;x&quot;);NOT(INDEX([.$G$7:.$BF$58];VLOOKUP([.AG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H$5];[.$F$5]=&quot;x&quot;);OR([.$F$6]=[.AH$6];[.$F$6]=&quot;x&quot;);NOT(INDEX([.$G$7:.$BF$58];VLOOKUP([.AH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I$5];[.$F$5]=&quot;x&quot;);OR([.$F$6]=[.AI$6];[.$F$6]=&quot;x&quot;);NOT(INDEX([.$G$7:.$BF$58];VLOOKUP([.AI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J$5];[.$F$5]=&quot;x&quot;);OR([.$F$6]=[.AJ$6];[.$F$6]=&quot;x&quot;);NOT(INDEX([.$G$7:.$BF$58];VLOOKUP([.AJ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K$5];[.$F$5]=&quot;x&quot;);OR([.$F$6]=[.AK$6];[.$F$6]=&quot;x&quot;);NOT(INDEX([.$G$7:.$BF$58];VLOOKUP([.AK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L$5];[.$F$5]=&quot;x&quot;);OR([.$F$6]=[.AL$6];[.$F$6]=&quot;x&quot;);NOT(INDEX([.$G$7:.$BF$58];VLOOKUP([.AL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M$5];[.$F$5]=&quot;x&quot;);OR([.$F$6]=[.AM$6];[.$F$6]=&quot;x&quot;);NOT(INDEX([.$G$7:.$BF$58];VLOOKUP([.AM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N$5];[.$F$5]=&quot;x&quot;);OR([.$F$6]=[.AN$6];[.$F$6]=&quot;x&quot;);NOT(INDEX([.$G$7:.$BF$58];VLOOKUP([.AN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O$5];[.$F$5]=&quot;x&quot;);OR([.$F$6]=[.AO$6];[.$F$6]=&quot;x&quot;);NOT(INDEX([.$G$7:.$BF$58];VLOOKUP([.AO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P$5];[.$F$5]=&quot;x&quot;);OR([.$F$6]=[.AP$6];[.$F$6]=&quot;x&quot;);NOT(INDEX([.$G$7:.$BF$58];VLOOKUP([.AP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Q$5];[.$F$5]=&quot;x&quot;);OR([.$F$6]=[.AQ$6];[.$F$6]=&quot;x&quot;);NOT(INDEX([.$G$7:.$BF$58];VLOOKUP([.AQ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R$5];[.$F$5]=&quot;x&quot;);OR([.$F$6]=[.AR$6];[.$F$6]=&quot;x&quot;);NOT(INDEX([.$G$7:.$BF$58];VLOOKUP([.AR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S$5];[.$F$5]=&quot;x&quot;);OR([.$F$6]=[.AS$6];[.$F$6]=&quot;x&quot;);NOT(INDEX([.$G$7:.$BF$58];VLOOKUP([.AS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T$5];[.$F$5]=&quot;x&quot;);OR([.$F$6]=[.AT$6];[.$F$6]=&quot;x&quot;);NOT(INDEX([.$G$7:.$BF$58];VLOOKUP([.AT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U$5];[.$F$5]=&quot;x&quot;);OR([.$F$6]=[.AU$6];[.$F$6]=&quot;x&quot;);NOT(INDEX([.$G$7:.$BF$58];VLOOKUP([.AU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V$5];[.$F$5]=&quot;x&quot;);OR([.$F$6]=[.AV$6];[.$F$6]=&quot;x&quot;);NOT(INDEX([.$G$7:.$BF$58];VLOOKUP([.AV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W$5];[.$F$5]=&quot;x&quot;);OR([.$F$6]=[.AW$6];[.$F$6]=&quot;x&quot;);NOT(INDEX([.$G$7:.$BF$58];VLOOKUP([.AW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X$5];[.$F$5]=&quot;x&quot;);OR([.$F$6]=[.AX$6];[.$F$6]=&quot;x&quot;);NOT(INDEX([.$G$7:.$BF$58];VLOOKUP([.AX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Y$5];[.$F$5]=&quot;x&quot;);OR([.$F$6]=[.AY$6];[.$F$6]=&quot;x&quot;);NOT(INDEX([.$G$7:.$BF$58];VLOOKUP([.AY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AZ$5];[.$F$5]=&quot;x&quot;);OR([.$F$6]=[.AZ$6];[.$F$6]=&quot;x&quot;);NOT(INDEX([.$G$7:.$BF$58];VLOOKUP([.AZ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BA$5];[.$F$5]=&quot;x&quot;);OR([.$F$6]=[.BA$6];[.$F$6]=&quot;x&quot;);NOT(INDEX([.$G$7:.$BF$58];VLOOKUP([.BA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BB$5];[.$F$5]=&quot;x&quot;);OR([.$F$6]=[.BB$6];[.$F$6]=&quot;x&quot;);NOT(INDEX([.$G$7:.$BF$58];VLOOKUP([.BB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BC$5];[.$F$5]=&quot;x&quot;);OR([.$F$6]=[.BC$6];[.$F$6]=&quot;x&quot;);NOT(INDEX([.$G$7:.$BF$58];VLOOKUP([.BC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BD$5];[.$F$5]=&quot;x&quot;);OR([.$F$6]=[.BD$6];[.$F$6]=&quot;x&quot;);NOT(INDEX([.$G$7:.$BF$58];VLOOKUP([.BD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BE$5];[.$F$5]=&quot;x&quot;);OR([.$F$6]=[.BE$6];[.$F$6]=&quot;x&quot;);NOT(INDEX([.$G$7:.$BF$58];VLOOKUP([.BE$3];[.$B$7:.$C$58];2;0);HLOOKUP([.$B11];[.$G$3:.$BF$4];2;0))));1;0)" office:value-type="float" office:value="0">
            <text:p>0</text:p>
          </table:table-cell>
          <table:table-cell table:formula="of:=IF(AND(OR([.$D$6]=[.$D11];[.$D$6]=&quot;x&quot;);OR([.$E$6]=[.$E11];[.$E$6]=&quot;x&quot;);OR([.$F$5]=[.BF$5];[.$F$5]=&quot;x&quot;);OR([.$F$6]=[.BF$6];[.$F$6]=&quot;x&quot;);NOT(INDEX([.$G$7:.$BF$58];VLOOKUP([.BF$3];[.$B$7:.$C$58];2;0);HLOOKUP([.$B11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s</text:p>
          </table:table-cell>
          <table:table-cell office:value-type="float" office:value="6">
            <text:p>6</text:p>
          </table:table-cell>
          <table:table-cell table:formula="of:=LEFT([.B12];1)" office:value-type="string" office:string-value="7">
            <text:p>7</text:p>
          </table:table-cell>
          <table:table-cell table:formula="of:=RIGHT([.B12];1)" office:value-type="string" office:string-value="s">
            <text:p>s</text:p>
          </table:table-cell>
          <table:table-cell/>
          <table:table-cell table:formula="of:=IF(AND([.G$3]&lt;&gt;[.$B12];OR([.$D$6]=[.$D12];[.$D$6]=&quot;x&quot;);OR([.$E$6]=[.$E12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2];OR([.$D$6]=[.$D12];[.$D$6]=&quot;x&quot;);OR([.$E$6]=[.$E12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2];OR([.$D$6]=[.$D12];[.$D$6]=&quot;x&quot;);OR([.$E$6]=[.$E12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2];OR([.$D$6]=[.$D12];[.$D$6]=&quot;x&quot;);OR([.$E$6]=[.$E12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2];OR([.$D$6]=[.$D12];[.$D$6]=&quot;x&quot;);OR([.$E$6]=[.$E12];[.$E$6]=&quot;x&quot;);OR([.$F$5]=[.K$5];[.$F$5]=&quot;x&quot;);OR([.$F$6]=[.K$6];[.$F$6]=&quot;x&quot;));1;0)" office:value-type="float" office:value="0">
            <text:p>0</text:p>
          </table:table-cell>
          <table:table-cell table:style-name="ce2"/>
          <table:table-cell table:formula="of:=IF(AND(OR([.$D$6]=[.$D12];[.$D$6]=&quot;x&quot;);OR([.$E$6]=[.$E12];[.$E$6]=&quot;x&quot;);OR([.$F$5]=[.M$5];[.$F$5]=&quot;x&quot;);OR([.$F$6]=[.M$6];[.$F$6]=&quot;x&quot;);NOT(INDEX([.$G$7:.$BF$58];VLOOKUP([.M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N$5];[.$F$5]=&quot;x&quot;);OR([.$F$6]=[.N$6];[.$F$6]=&quot;x&quot;);NOT(INDEX([.$G$7:.$BF$58];VLOOKUP([.N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O$5];[.$F$5]=&quot;x&quot;);OR([.$F$6]=[.O$6];[.$F$6]=&quot;x&quot;);NOT(INDEX([.$G$7:.$BF$58];VLOOKUP([.O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P$5];[.$F$5]=&quot;x&quot;);OR([.$F$6]=[.P$6];[.$F$6]=&quot;x&quot;);NOT(INDEX([.$G$7:.$BF$58];VLOOKUP([.P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Q$5];[.$F$5]=&quot;x&quot;);OR([.$F$6]=[.Q$6];[.$F$6]=&quot;x&quot;);NOT(INDEX([.$G$7:.$BF$58];VLOOKUP([.Q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R$5];[.$F$5]=&quot;x&quot;);OR([.$F$6]=[.R$6];[.$F$6]=&quot;x&quot;);NOT(INDEX([.$G$7:.$BF$58];VLOOKUP([.R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S$5];[.$F$5]=&quot;x&quot;);OR([.$F$6]=[.S$6];[.$F$6]=&quot;x&quot;);NOT(INDEX([.$G$7:.$BF$58];VLOOKUP([.S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T$5];[.$F$5]=&quot;x&quot;);OR([.$F$6]=[.T$6];[.$F$6]=&quot;x&quot;);NOT(INDEX([.$G$7:.$BF$58];VLOOKUP([.T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U$5];[.$F$5]=&quot;x&quot;);OR([.$F$6]=[.U$6];[.$F$6]=&quot;x&quot;);NOT(INDEX([.$G$7:.$BF$58];VLOOKUP([.U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V$5];[.$F$5]=&quot;x&quot;);OR([.$F$6]=[.V$6];[.$F$6]=&quot;x&quot;);NOT(INDEX([.$G$7:.$BF$58];VLOOKUP([.V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W$5];[.$F$5]=&quot;x&quot;);OR([.$F$6]=[.W$6];[.$F$6]=&quot;x&quot;);NOT(INDEX([.$G$7:.$BF$58];VLOOKUP([.W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X$5];[.$F$5]=&quot;x&quot;);OR([.$F$6]=[.X$6];[.$F$6]=&quot;x&quot;);NOT(INDEX([.$G$7:.$BF$58];VLOOKUP([.X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Y$5];[.$F$5]=&quot;x&quot;);OR([.$F$6]=[.Y$6];[.$F$6]=&quot;x&quot;);NOT(INDEX([.$G$7:.$BF$58];VLOOKUP([.Y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Z$5];[.$F$5]=&quot;x&quot;);OR([.$F$6]=[.Z$6];[.$F$6]=&quot;x&quot;);NOT(INDEX([.$G$7:.$BF$58];VLOOKUP([.Z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A$5];[.$F$5]=&quot;x&quot;);OR([.$F$6]=[.AA$6];[.$F$6]=&quot;x&quot;);NOT(INDEX([.$G$7:.$BF$58];VLOOKUP([.AA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B$5];[.$F$5]=&quot;x&quot;);OR([.$F$6]=[.AB$6];[.$F$6]=&quot;x&quot;);NOT(INDEX([.$G$7:.$BF$58];VLOOKUP([.AB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C$5];[.$F$5]=&quot;x&quot;);OR([.$F$6]=[.AC$6];[.$F$6]=&quot;x&quot;);NOT(INDEX([.$G$7:.$BF$58];VLOOKUP([.AC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D$5];[.$F$5]=&quot;x&quot;);OR([.$F$6]=[.AD$6];[.$F$6]=&quot;x&quot;);NOT(INDEX([.$G$7:.$BF$58];VLOOKUP([.AD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E$5];[.$F$5]=&quot;x&quot;);OR([.$F$6]=[.AE$6];[.$F$6]=&quot;x&quot;);NOT(INDEX([.$G$7:.$BF$58];VLOOKUP([.AE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F$5];[.$F$5]=&quot;x&quot;);OR([.$F$6]=[.AF$6];[.$F$6]=&quot;x&quot;);NOT(INDEX([.$G$7:.$BF$58];VLOOKUP([.AF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G$5];[.$F$5]=&quot;x&quot;);OR([.$F$6]=[.AG$6];[.$F$6]=&quot;x&quot;);NOT(INDEX([.$G$7:.$BF$58];VLOOKUP([.AG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H$5];[.$F$5]=&quot;x&quot;);OR([.$F$6]=[.AH$6];[.$F$6]=&quot;x&quot;);NOT(INDEX([.$G$7:.$BF$58];VLOOKUP([.AH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I$5];[.$F$5]=&quot;x&quot;);OR([.$F$6]=[.AI$6];[.$F$6]=&quot;x&quot;);NOT(INDEX([.$G$7:.$BF$58];VLOOKUP([.AI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J$5];[.$F$5]=&quot;x&quot;);OR([.$F$6]=[.AJ$6];[.$F$6]=&quot;x&quot;);NOT(INDEX([.$G$7:.$BF$58];VLOOKUP([.AJ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K$5];[.$F$5]=&quot;x&quot;);OR([.$F$6]=[.AK$6];[.$F$6]=&quot;x&quot;);NOT(INDEX([.$G$7:.$BF$58];VLOOKUP([.AK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L$5];[.$F$5]=&quot;x&quot;);OR([.$F$6]=[.AL$6];[.$F$6]=&quot;x&quot;);NOT(INDEX([.$G$7:.$BF$58];VLOOKUP([.AL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M$5];[.$F$5]=&quot;x&quot;);OR([.$F$6]=[.AM$6];[.$F$6]=&quot;x&quot;);NOT(INDEX([.$G$7:.$BF$58];VLOOKUP([.AM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N$5];[.$F$5]=&quot;x&quot;);OR([.$F$6]=[.AN$6];[.$F$6]=&quot;x&quot;);NOT(INDEX([.$G$7:.$BF$58];VLOOKUP([.AN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O$5];[.$F$5]=&quot;x&quot;);OR([.$F$6]=[.AO$6];[.$F$6]=&quot;x&quot;);NOT(INDEX([.$G$7:.$BF$58];VLOOKUP([.AO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P$5];[.$F$5]=&quot;x&quot;);OR([.$F$6]=[.AP$6];[.$F$6]=&quot;x&quot;);NOT(INDEX([.$G$7:.$BF$58];VLOOKUP([.AP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Q$5];[.$F$5]=&quot;x&quot;);OR([.$F$6]=[.AQ$6];[.$F$6]=&quot;x&quot;);NOT(INDEX([.$G$7:.$BF$58];VLOOKUP([.AQ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R$5];[.$F$5]=&quot;x&quot;);OR([.$F$6]=[.AR$6];[.$F$6]=&quot;x&quot;);NOT(INDEX([.$G$7:.$BF$58];VLOOKUP([.AR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S$5];[.$F$5]=&quot;x&quot;);OR([.$F$6]=[.AS$6];[.$F$6]=&quot;x&quot;);NOT(INDEX([.$G$7:.$BF$58];VLOOKUP([.AS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T$5];[.$F$5]=&quot;x&quot;);OR([.$F$6]=[.AT$6];[.$F$6]=&quot;x&quot;);NOT(INDEX([.$G$7:.$BF$58];VLOOKUP([.AT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U$5];[.$F$5]=&quot;x&quot;);OR([.$F$6]=[.AU$6];[.$F$6]=&quot;x&quot;);NOT(INDEX([.$G$7:.$BF$58];VLOOKUP([.AU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V$5];[.$F$5]=&quot;x&quot;);OR([.$F$6]=[.AV$6];[.$F$6]=&quot;x&quot;);NOT(INDEX([.$G$7:.$BF$58];VLOOKUP([.AV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W$5];[.$F$5]=&quot;x&quot;);OR([.$F$6]=[.AW$6];[.$F$6]=&quot;x&quot;);NOT(INDEX([.$G$7:.$BF$58];VLOOKUP([.AW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X$5];[.$F$5]=&quot;x&quot;);OR([.$F$6]=[.AX$6];[.$F$6]=&quot;x&quot;);NOT(INDEX([.$G$7:.$BF$58];VLOOKUP([.AX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Y$5];[.$F$5]=&quot;x&quot;);OR([.$F$6]=[.AY$6];[.$F$6]=&quot;x&quot;);NOT(INDEX([.$G$7:.$BF$58];VLOOKUP([.AY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AZ$5];[.$F$5]=&quot;x&quot;);OR([.$F$6]=[.AZ$6];[.$F$6]=&quot;x&quot;);NOT(INDEX([.$G$7:.$BF$58];VLOOKUP([.AZ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BA$5];[.$F$5]=&quot;x&quot;);OR([.$F$6]=[.BA$6];[.$F$6]=&quot;x&quot;);NOT(INDEX([.$G$7:.$BF$58];VLOOKUP([.BA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BB$5];[.$F$5]=&quot;x&quot;);OR([.$F$6]=[.BB$6];[.$F$6]=&quot;x&quot;);NOT(INDEX([.$G$7:.$BF$58];VLOOKUP([.BB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BC$5];[.$F$5]=&quot;x&quot;);OR([.$F$6]=[.BC$6];[.$F$6]=&quot;x&quot;);NOT(INDEX([.$G$7:.$BF$58];VLOOKUP([.BC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BD$5];[.$F$5]=&quot;x&quot;);OR([.$F$6]=[.BD$6];[.$F$6]=&quot;x&quot;);NOT(INDEX([.$G$7:.$BF$58];VLOOKUP([.BD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BE$5];[.$F$5]=&quot;x&quot;);OR([.$F$6]=[.BE$6];[.$F$6]=&quot;x&quot;);NOT(INDEX([.$G$7:.$BF$58];VLOOKUP([.BE$3];[.$B$7:.$C$58];2;0);HLOOKUP([.$B12];[.$G$3:.$BF$4];2;0))));1;0)" office:value-type="float" office:value="0">
            <text:p>0</text:p>
          </table:table-cell>
          <table:table-cell table:formula="of:=IF(AND(OR([.$D$6]=[.$D12];[.$D$6]=&quot;x&quot;);OR([.$E$6]=[.$E12];[.$E$6]=&quot;x&quot;);OR([.$F$5]=[.BF$5];[.$F$5]=&quot;x&quot;);OR([.$F$6]=[.BF$6];[.$F$6]=&quot;x&quot;);NOT(INDEX([.$G$7:.$BF$58];VLOOKUP([.BF$3];[.$B$7:.$C$58];2;0);HLOOKUP([.$B12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8s</text:p>
          </table:table-cell>
          <table:table-cell office:value-type="float" office:value="7">
            <text:p>7</text:p>
          </table:table-cell>
          <table:table-cell table:formula="of:=LEFT([.B13];1)" office:value-type="string" office:string-value="8">
            <text:p>8</text:p>
          </table:table-cell>
          <table:table-cell table:formula="of:=RIGHT([.B13];1)" office:value-type="string" office:string-value="s">
            <text:p>s</text:p>
          </table:table-cell>
          <table:table-cell/>
          <table:table-cell table:formula="of:=IF(AND([.G$3]&lt;&gt;[.$B13];OR([.$D$6]=[.$D13];[.$D$6]=&quot;x&quot;);OR([.$E$6]=[.$E13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3];OR([.$D$6]=[.$D13];[.$D$6]=&quot;x&quot;);OR([.$E$6]=[.$E13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3];OR([.$D$6]=[.$D13];[.$D$6]=&quot;x&quot;);OR([.$E$6]=[.$E13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3];OR([.$D$6]=[.$D13];[.$D$6]=&quot;x&quot;);OR([.$E$6]=[.$E13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3];OR([.$D$6]=[.$D13];[.$D$6]=&quot;x&quot;);OR([.$E$6]=[.$E13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13];OR([.$D$6]=[.$D13];[.$D$6]=&quot;x&quot;);OR([.$E$6]=[.$E13];[.$E$6]=&quot;x&quot;);OR([.$F$5]=[.L$5];[.$F$5]=&quot;x&quot;);OR([.$F$6]=[.L$6];[.$F$6]=&quot;x&quot;));1;0)" office:value-type="float" office:value="0">
            <text:p>0</text:p>
          </table:table-cell>
          <table:table-cell table:style-name="ce2"/>
          <table:table-cell table:formula="of:=IF(AND(OR([.$D$6]=[.$D13];[.$D$6]=&quot;x&quot;);OR([.$E$6]=[.$E13];[.$E$6]=&quot;x&quot;);OR([.$F$5]=[.N$5];[.$F$5]=&quot;x&quot;);OR([.$F$6]=[.N$6];[.$F$6]=&quot;x&quot;);NOT(INDEX([.$G$7:.$BF$58];VLOOKUP([.N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O$5];[.$F$5]=&quot;x&quot;);OR([.$F$6]=[.O$6];[.$F$6]=&quot;x&quot;);NOT(INDEX([.$G$7:.$BF$58];VLOOKUP([.O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P$5];[.$F$5]=&quot;x&quot;);OR([.$F$6]=[.P$6];[.$F$6]=&quot;x&quot;);NOT(INDEX([.$G$7:.$BF$58];VLOOKUP([.P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Q$5];[.$F$5]=&quot;x&quot;);OR([.$F$6]=[.Q$6];[.$F$6]=&quot;x&quot;);NOT(INDEX([.$G$7:.$BF$58];VLOOKUP([.Q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R$5];[.$F$5]=&quot;x&quot;);OR([.$F$6]=[.R$6];[.$F$6]=&quot;x&quot;);NOT(INDEX([.$G$7:.$BF$58];VLOOKUP([.R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S$5];[.$F$5]=&quot;x&quot;);OR([.$F$6]=[.S$6];[.$F$6]=&quot;x&quot;);NOT(INDEX([.$G$7:.$BF$58];VLOOKUP([.S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T$5];[.$F$5]=&quot;x&quot;);OR([.$F$6]=[.T$6];[.$F$6]=&quot;x&quot;);NOT(INDEX([.$G$7:.$BF$58];VLOOKUP([.T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U$5];[.$F$5]=&quot;x&quot;);OR([.$F$6]=[.U$6];[.$F$6]=&quot;x&quot;);NOT(INDEX([.$G$7:.$BF$58];VLOOKUP([.U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V$5];[.$F$5]=&quot;x&quot;);OR([.$F$6]=[.V$6];[.$F$6]=&quot;x&quot;);NOT(INDEX([.$G$7:.$BF$58];VLOOKUP([.V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W$5];[.$F$5]=&quot;x&quot;);OR([.$F$6]=[.W$6];[.$F$6]=&quot;x&quot;);NOT(INDEX([.$G$7:.$BF$58];VLOOKUP([.W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X$5];[.$F$5]=&quot;x&quot;);OR([.$F$6]=[.X$6];[.$F$6]=&quot;x&quot;);NOT(INDEX([.$G$7:.$BF$58];VLOOKUP([.X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Y$5];[.$F$5]=&quot;x&quot;);OR([.$F$6]=[.Y$6];[.$F$6]=&quot;x&quot;);NOT(INDEX([.$G$7:.$BF$58];VLOOKUP([.Y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Z$5];[.$F$5]=&quot;x&quot;);OR([.$F$6]=[.Z$6];[.$F$6]=&quot;x&quot;);NOT(INDEX([.$G$7:.$BF$58];VLOOKUP([.Z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A$5];[.$F$5]=&quot;x&quot;);OR([.$F$6]=[.AA$6];[.$F$6]=&quot;x&quot;);NOT(INDEX([.$G$7:.$BF$58];VLOOKUP([.AA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B$5];[.$F$5]=&quot;x&quot;);OR([.$F$6]=[.AB$6];[.$F$6]=&quot;x&quot;);NOT(INDEX([.$G$7:.$BF$58];VLOOKUP([.AB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C$5];[.$F$5]=&quot;x&quot;);OR([.$F$6]=[.AC$6];[.$F$6]=&quot;x&quot;);NOT(INDEX([.$G$7:.$BF$58];VLOOKUP([.AC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D$5];[.$F$5]=&quot;x&quot;);OR([.$F$6]=[.AD$6];[.$F$6]=&quot;x&quot;);NOT(INDEX([.$G$7:.$BF$58];VLOOKUP([.AD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E$5];[.$F$5]=&quot;x&quot;);OR([.$F$6]=[.AE$6];[.$F$6]=&quot;x&quot;);NOT(INDEX([.$G$7:.$BF$58];VLOOKUP([.AE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F$5];[.$F$5]=&quot;x&quot;);OR([.$F$6]=[.AF$6];[.$F$6]=&quot;x&quot;);NOT(INDEX([.$G$7:.$BF$58];VLOOKUP([.AF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G$5];[.$F$5]=&quot;x&quot;);OR([.$F$6]=[.AG$6];[.$F$6]=&quot;x&quot;);NOT(INDEX([.$G$7:.$BF$58];VLOOKUP([.AG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H$5];[.$F$5]=&quot;x&quot;);OR([.$F$6]=[.AH$6];[.$F$6]=&quot;x&quot;);NOT(INDEX([.$G$7:.$BF$58];VLOOKUP([.AH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I$5];[.$F$5]=&quot;x&quot;);OR([.$F$6]=[.AI$6];[.$F$6]=&quot;x&quot;);NOT(INDEX([.$G$7:.$BF$58];VLOOKUP([.AI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J$5];[.$F$5]=&quot;x&quot;);OR([.$F$6]=[.AJ$6];[.$F$6]=&quot;x&quot;);NOT(INDEX([.$G$7:.$BF$58];VLOOKUP([.AJ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K$5];[.$F$5]=&quot;x&quot;);OR([.$F$6]=[.AK$6];[.$F$6]=&quot;x&quot;);NOT(INDEX([.$G$7:.$BF$58];VLOOKUP([.AK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L$5];[.$F$5]=&quot;x&quot;);OR([.$F$6]=[.AL$6];[.$F$6]=&quot;x&quot;);NOT(INDEX([.$G$7:.$BF$58];VLOOKUP([.AL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M$5];[.$F$5]=&quot;x&quot;);OR([.$F$6]=[.AM$6];[.$F$6]=&quot;x&quot;);NOT(INDEX([.$G$7:.$BF$58];VLOOKUP([.AM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N$5];[.$F$5]=&quot;x&quot;);OR([.$F$6]=[.AN$6];[.$F$6]=&quot;x&quot;);NOT(INDEX([.$G$7:.$BF$58];VLOOKUP([.AN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O$5];[.$F$5]=&quot;x&quot;);OR([.$F$6]=[.AO$6];[.$F$6]=&quot;x&quot;);NOT(INDEX([.$G$7:.$BF$58];VLOOKUP([.AO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P$5];[.$F$5]=&quot;x&quot;);OR([.$F$6]=[.AP$6];[.$F$6]=&quot;x&quot;);NOT(INDEX([.$G$7:.$BF$58];VLOOKUP([.AP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Q$5];[.$F$5]=&quot;x&quot;);OR([.$F$6]=[.AQ$6];[.$F$6]=&quot;x&quot;);NOT(INDEX([.$G$7:.$BF$58];VLOOKUP([.AQ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R$5];[.$F$5]=&quot;x&quot;);OR([.$F$6]=[.AR$6];[.$F$6]=&quot;x&quot;);NOT(INDEX([.$G$7:.$BF$58];VLOOKUP([.AR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S$5];[.$F$5]=&quot;x&quot;);OR([.$F$6]=[.AS$6];[.$F$6]=&quot;x&quot;);NOT(INDEX([.$G$7:.$BF$58];VLOOKUP([.AS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T$5];[.$F$5]=&quot;x&quot;);OR([.$F$6]=[.AT$6];[.$F$6]=&quot;x&quot;);NOT(INDEX([.$G$7:.$BF$58];VLOOKUP([.AT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U$5];[.$F$5]=&quot;x&quot;);OR([.$F$6]=[.AU$6];[.$F$6]=&quot;x&quot;);NOT(INDEX([.$G$7:.$BF$58];VLOOKUP([.AU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V$5];[.$F$5]=&quot;x&quot;);OR([.$F$6]=[.AV$6];[.$F$6]=&quot;x&quot;);NOT(INDEX([.$G$7:.$BF$58];VLOOKUP([.AV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W$5];[.$F$5]=&quot;x&quot;);OR([.$F$6]=[.AW$6];[.$F$6]=&quot;x&quot;);NOT(INDEX([.$G$7:.$BF$58];VLOOKUP([.AW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X$5];[.$F$5]=&quot;x&quot;);OR([.$F$6]=[.AX$6];[.$F$6]=&quot;x&quot;);NOT(INDEX([.$G$7:.$BF$58];VLOOKUP([.AX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Y$5];[.$F$5]=&quot;x&quot;);OR([.$F$6]=[.AY$6];[.$F$6]=&quot;x&quot;);NOT(INDEX([.$G$7:.$BF$58];VLOOKUP([.AY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AZ$5];[.$F$5]=&quot;x&quot;);OR([.$F$6]=[.AZ$6];[.$F$6]=&quot;x&quot;);NOT(INDEX([.$G$7:.$BF$58];VLOOKUP([.AZ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BA$5];[.$F$5]=&quot;x&quot;);OR([.$F$6]=[.BA$6];[.$F$6]=&quot;x&quot;);NOT(INDEX([.$G$7:.$BF$58];VLOOKUP([.BA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BB$5];[.$F$5]=&quot;x&quot;);OR([.$F$6]=[.BB$6];[.$F$6]=&quot;x&quot;);NOT(INDEX([.$G$7:.$BF$58];VLOOKUP([.BB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BC$5];[.$F$5]=&quot;x&quot;);OR([.$F$6]=[.BC$6];[.$F$6]=&quot;x&quot;);NOT(INDEX([.$G$7:.$BF$58];VLOOKUP([.BC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BD$5];[.$F$5]=&quot;x&quot;);OR([.$F$6]=[.BD$6];[.$F$6]=&quot;x&quot;);NOT(INDEX([.$G$7:.$BF$58];VLOOKUP([.BD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BE$5];[.$F$5]=&quot;x&quot;);OR([.$F$6]=[.BE$6];[.$F$6]=&quot;x&quot;);NOT(INDEX([.$G$7:.$BF$58];VLOOKUP([.BE$3];[.$B$7:.$C$58];2;0);HLOOKUP([.$B13];[.$G$3:.$BF$4];2;0))));1;0)" office:value-type="float" office:value="0">
            <text:p>0</text:p>
          </table:table-cell>
          <table:table-cell table:formula="of:=IF(AND(OR([.$D$6]=[.$D13];[.$D$6]=&quot;x&quot;);OR([.$E$6]=[.$E13];[.$E$6]=&quot;x&quot;);OR([.$F$5]=[.BF$5];[.$F$5]=&quot;x&quot;);OR([.$F$6]=[.BF$6];[.$F$6]=&quot;x&quot;);NOT(INDEX([.$G$7:.$BF$58];VLOOKUP([.BF$3];[.$B$7:.$C$58];2;0);HLOOKUP([.$B13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9s</text:p>
          </table:table-cell>
          <table:table-cell office:value-type="float" office:value="8">
            <text:p>8</text:p>
          </table:table-cell>
          <table:table-cell table:formula="of:=LEFT([.B14];1)" office:value-type="string" office:string-value="9">
            <text:p>9</text:p>
          </table:table-cell>
          <table:table-cell table:formula="of:=RIGHT([.B14];1)" office:value-type="string" office:string-value="s">
            <text:p>s</text:p>
          </table:table-cell>
          <table:table-cell/>
          <table:table-cell table:formula="of:=IF(AND([.G$3]&lt;&gt;[.$B14];OR([.$D$6]=[.$D14];[.$D$6]=&quot;x&quot;);OR([.$E$6]=[.$E14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4];OR([.$D$6]=[.$D14];[.$D$6]=&quot;x&quot;);OR([.$E$6]=[.$E14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4];OR([.$D$6]=[.$D14];[.$D$6]=&quot;x&quot;);OR([.$E$6]=[.$E14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4];OR([.$D$6]=[.$D14];[.$D$6]=&quot;x&quot;);OR([.$E$6]=[.$E14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4];OR([.$D$6]=[.$D14];[.$D$6]=&quot;x&quot;);OR([.$E$6]=[.$E14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14];OR([.$D$6]=[.$D14];[.$D$6]=&quot;x&quot;);OR([.$E$6]=[.$E14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14];OR([.$D$6]=[.$D14];[.$D$6]=&quot;x&quot;);OR([.$E$6]=[.$E14];[.$E$6]=&quot;x&quot;);OR([.$F$5]=[.M$5];[.$F$5]=&quot;x&quot;);OR([.$F$6]=[.M$6];[.$F$6]=&quot;x&quot;));1;0)" office:value-type="float" office:value="0">
            <text:p>0</text:p>
          </table:table-cell>
          <table:table-cell table:style-name="ce2"/>
          <table:table-cell table:formula="of:=IF(AND(OR([.$D$6]=[.$D14];[.$D$6]=&quot;x&quot;);OR([.$E$6]=[.$E14];[.$E$6]=&quot;x&quot;);OR([.$F$5]=[.O$5];[.$F$5]=&quot;x&quot;);OR([.$F$6]=[.O$6];[.$F$6]=&quot;x&quot;);NOT(INDEX([.$G$7:.$BF$58];VLOOKUP([.O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P$5];[.$F$5]=&quot;x&quot;);OR([.$F$6]=[.P$6];[.$F$6]=&quot;x&quot;);NOT(INDEX([.$G$7:.$BF$58];VLOOKUP([.P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Q$5];[.$F$5]=&quot;x&quot;);OR([.$F$6]=[.Q$6];[.$F$6]=&quot;x&quot;);NOT(INDEX([.$G$7:.$BF$58];VLOOKUP([.Q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R$5];[.$F$5]=&quot;x&quot;);OR([.$F$6]=[.R$6];[.$F$6]=&quot;x&quot;);NOT(INDEX([.$G$7:.$BF$58];VLOOKUP([.R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S$5];[.$F$5]=&quot;x&quot;);OR([.$F$6]=[.S$6];[.$F$6]=&quot;x&quot;);NOT(INDEX([.$G$7:.$BF$58];VLOOKUP([.S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T$5];[.$F$5]=&quot;x&quot;);OR([.$F$6]=[.T$6];[.$F$6]=&quot;x&quot;);NOT(INDEX([.$G$7:.$BF$58];VLOOKUP([.T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U$5];[.$F$5]=&quot;x&quot;);OR([.$F$6]=[.U$6];[.$F$6]=&quot;x&quot;);NOT(INDEX([.$G$7:.$BF$58];VLOOKUP([.U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V$5];[.$F$5]=&quot;x&quot;);OR([.$F$6]=[.V$6];[.$F$6]=&quot;x&quot;);NOT(INDEX([.$G$7:.$BF$58];VLOOKUP([.V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W$5];[.$F$5]=&quot;x&quot;);OR([.$F$6]=[.W$6];[.$F$6]=&quot;x&quot;);NOT(INDEX([.$G$7:.$BF$58];VLOOKUP([.W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X$5];[.$F$5]=&quot;x&quot;);OR([.$F$6]=[.X$6];[.$F$6]=&quot;x&quot;);NOT(INDEX([.$G$7:.$BF$58];VLOOKUP([.X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Y$5];[.$F$5]=&quot;x&quot;);OR([.$F$6]=[.Y$6];[.$F$6]=&quot;x&quot;);NOT(INDEX([.$G$7:.$BF$58];VLOOKUP([.Y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Z$5];[.$F$5]=&quot;x&quot;);OR([.$F$6]=[.Z$6];[.$F$6]=&quot;x&quot;);NOT(INDEX([.$G$7:.$BF$58];VLOOKUP([.Z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A$5];[.$F$5]=&quot;x&quot;);OR([.$F$6]=[.AA$6];[.$F$6]=&quot;x&quot;);NOT(INDEX([.$G$7:.$BF$58];VLOOKUP([.AA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B$5];[.$F$5]=&quot;x&quot;);OR([.$F$6]=[.AB$6];[.$F$6]=&quot;x&quot;);NOT(INDEX([.$G$7:.$BF$58];VLOOKUP([.AB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C$5];[.$F$5]=&quot;x&quot;);OR([.$F$6]=[.AC$6];[.$F$6]=&quot;x&quot;);NOT(INDEX([.$G$7:.$BF$58];VLOOKUP([.AC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D$5];[.$F$5]=&quot;x&quot;);OR([.$F$6]=[.AD$6];[.$F$6]=&quot;x&quot;);NOT(INDEX([.$G$7:.$BF$58];VLOOKUP([.AD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E$5];[.$F$5]=&quot;x&quot;);OR([.$F$6]=[.AE$6];[.$F$6]=&quot;x&quot;);NOT(INDEX([.$G$7:.$BF$58];VLOOKUP([.AE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F$5];[.$F$5]=&quot;x&quot;);OR([.$F$6]=[.AF$6];[.$F$6]=&quot;x&quot;);NOT(INDEX([.$G$7:.$BF$58];VLOOKUP([.AF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G$5];[.$F$5]=&quot;x&quot;);OR([.$F$6]=[.AG$6];[.$F$6]=&quot;x&quot;);NOT(INDEX([.$G$7:.$BF$58];VLOOKUP([.AG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H$5];[.$F$5]=&quot;x&quot;);OR([.$F$6]=[.AH$6];[.$F$6]=&quot;x&quot;);NOT(INDEX([.$G$7:.$BF$58];VLOOKUP([.AH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I$5];[.$F$5]=&quot;x&quot;);OR([.$F$6]=[.AI$6];[.$F$6]=&quot;x&quot;);NOT(INDEX([.$G$7:.$BF$58];VLOOKUP([.AI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J$5];[.$F$5]=&quot;x&quot;);OR([.$F$6]=[.AJ$6];[.$F$6]=&quot;x&quot;);NOT(INDEX([.$G$7:.$BF$58];VLOOKUP([.AJ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K$5];[.$F$5]=&quot;x&quot;);OR([.$F$6]=[.AK$6];[.$F$6]=&quot;x&quot;);NOT(INDEX([.$G$7:.$BF$58];VLOOKUP([.AK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L$5];[.$F$5]=&quot;x&quot;);OR([.$F$6]=[.AL$6];[.$F$6]=&quot;x&quot;);NOT(INDEX([.$G$7:.$BF$58];VLOOKUP([.AL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M$5];[.$F$5]=&quot;x&quot;);OR([.$F$6]=[.AM$6];[.$F$6]=&quot;x&quot;);NOT(INDEX([.$G$7:.$BF$58];VLOOKUP([.AM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N$5];[.$F$5]=&quot;x&quot;);OR([.$F$6]=[.AN$6];[.$F$6]=&quot;x&quot;);NOT(INDEX([.$G$7:.$BF$58];VLOOKUP([.AN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O$5];[.$F$5]=&quot;x&quot;);OR([.$F$6]=[.AO$6];[.$F$6]=&quot;x&quot;);NOT(INDEX([.$G$7:.$BF$58];VLOOKUP([.AO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P$5];[.$F$5]=&quot;x&quot;);OR([.$F$6]=[.AP$6];[.$F$6]=&quot;x&quot;);NOT(INDEX([.$G$7:.$BF$58];VLOOKUP([.AP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Q$5];[.$F$5]=&quot;x&quot;);OR([.$F$6]=[.AQ$6];[.$F$6]=&quot;x&quot;);NOT(INDEX([.$G$7:.$BF$58];VLOOKUP([.AQ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R$5];[.$F$5]=&quot;x&quot;);OR([.$F$6]=[.AR$6];[.$F$6]=&quot;x&quot;);NOT(INDEX([.$G$7:.$BF$58];VLOOKUP([.AR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S$5];[.$F$5]=&quot;x&quot;);OR([.$F$6]=[.AS$6];[.$F$6]=&quot;x&quot;);NOT(INDEX([.$G$7:.$BF$58];VLOOKUP([.AS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T$5];[.$F$5]=&quot;x&quot;);OR([.$F$6]=[.AT$6];[.$F$6]=&quot;x&quot;);NOT(INDEX([.$G$7:.$BF$58];VLOOKUP([.AT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U$5];[.$F$5]=&quot;x&quot;);OR([.$F$6]=[.AU$6];[.$F$6]=&quot;x&quot;);NOT(INDEX([.$G$7:.$BF$58];VLOOKUP([.AU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V$5];[.$F$5]=&quot;x&quot;);OR([.$F$6]=[.AV$6];[.$F$6]=&quot;x&quot;);NOT(INDEX([.$G$7:.$BF$58];VLOOKUP([.AV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W$5];[.$F$5]=&quot;x&quot;);OR([.$F$6]=[.AW$6];[.$F$6]=&quot;x&quot;);NOT(INDEX([.$G$7:.$BF$58];VLOOKUP([.AW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X$5];[.$F$5]=&quot;x&quot;);OR([.$F$6]=[.AX$6];[.$F$6]=&quot;x&quot;);NOT(INDEX([.$G$7:.$BF$58];VLOOKUP([.AX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Y$5];[.$F$5]=&quot;x&quot;);OR([.$F$6]=[.AY$6];[.$F$6]=&quot;x&quot;);NOT(INDEX([.$G$7:.$BF$58];VLOOKUP([.AY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AZ$5];[.$F$5]=&quot;x&quot;);OR([.$F$6]=[.AZ$6];[.$F$6]=&quot;x&quot;);NOT(INDEX([.$G$7:.$BF$58];VLOOKUP([.AZ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BA$5];[.$F$5]=&quot;x&quot;);OR([.$F$6]=[.BA$6];[.$F$6]=&quot;x&quot;);NOT(INDEX([.$G$7:.$BF$58];VLOOKUP([.BA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BB$5];[.$F$5]=&quot;x&quot;);OR([.$F$6]=[.BB$6];[.$F$6]=&quot;x&quot;);NOT(INDEX([.$G$7:.$BF$58];VLOOKUP([.BB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BC$5];[.$F$5]=&quot;x&quot;);OR([.$F$6]=[.BC$6];[.$F$6]=&quot;x&quot;);NOT(INDEX([.$G$7:.$BF$58];VLOOKUP([.BC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BD$5];[.$F$5]=&quot;x&quot;);OR([.$F$6]=[.BD$6];[.$F$6]=&quot;x&quot;);NOT(INDEX([.$G$7:.$BF$58];VLOOKUP([.BD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BE$5];[.$F$5]=&quot;x&quot;);OR([.$F$6]=[.BE$6];[.$F$6]=&quot;x&quot;);NOT(INDEX([.$G$7:.$BF$58];VLOOKUP([.BE$3];[.$B$7:.$C$58];2;0);HLOOKUP([.$B14];[.$G$3:.$BF$4];2;0))));1;0)" office:value-type="float" office:value="0">
            <text:p>0</text:p>
          </table:table-cell>
          <table:table-cell table:formula="of:=IF(AND(OR([.$D$6]=[.$D14];[.$D$6]=&quot;x&quot;);OR([.$E$6]=[.$E14];[.$E$6]=&quot;x&quot;);OR([.$F$5]=[.BF$5];[.$F$5]=&quot;x&quot;);OR([.$F$6]=[.BF$6];[.$F$6]=&quot;x&quot;);NOT(INDEX([.$G$7:.$BF$58];VLOOKUP([.BF$3];[.$B$7:.$C$58];2;0);HLOOKUP([.$B14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s</text:p>
          </table:table-cell>
          <table:table-cell office:value-type="float" office:value="9">
            <text:p>9</text:p>
          </table:table-cell>
          <table:table-cell table:formula="of:=LEFT([.B15];1)" office:value-type="string" office:string-value="T">
            <text:p>T</text:p>
          </table:table-cell>
          <table:table-cell table:formula="of:=RIGHT([.B15];1)" office:value-type="string" office:string-value="s">
            <text:p>s</text:p>
          </table:table-cell>
          <table:table-cell/>
          <table:table-cell table:formula="of:=IF(AND([.G$3]&lt;&gt;[.$B15];OR([.$D$6]=[.$D15];[.$D$6]=&quot;x&quot;);OR([.$E$6]=[.$E15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5];OR([.$D$6]=[.$D15];[.$D$6]=&quot;x&quot;);OR([.$E$6]=[.$E15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5];OR([.$D$6]=[.$D15];[.$D$6]=&quot;x&quot;);OR([.$E$6]=[.$E15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5];OR([.$D$6]=[.$D15];[.$D$6]=&quot;x&quot;);OR([.$E$6]=[.$E15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5];OR([.$D$6]=[.$D15];[.$D$6]=&quot;x&quot;);OR([.$E$6]=[.$E15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15];OR([.$D$6]=[.$D15];[.$D$6]=&quot;x&quot;);OR([.$E$6]=[.$E15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15];OR([.$D$6]=[.$D15];[.$D$6]=&quot;x&quot;);OR([.$E$6]=[.$E15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15];OR([.$D$6]=[.$D15];[.$D$6]=&quot;x&quot;);OR([.$E$6]=[.$E15];[.$E$6]=&quot;x&quot;);OR([.$F$5]=[.N$5];[.$F$5]=&quot;x&quot;);OR([.$F$6]=[.N$6];[.$F$6]=&quot;x&quot;));1;0)" office:value-type="float" office:value="0">
            <text:p>0</text:p>
          </table:table-cell>
          <table:table-cell table:style-name="ce2"/>
          <table:table-cell table:formula="of:=IF(AND(OR([.$D$6]=[.$D15];[.$D$6]=&quot;x&quot;);OR([.$E$6]=[.$E15];[.$E$6]=&quot;x&quot;);OR([.$F$5]=[.P$5];[.$F$5]=&quot;x&quot;);OR([.$F$6]=[.P$6];[.$F$6]=&quot;x&quot;);NOT(INDEX([.$G$7:.$BF$58];VLOOKUP([.P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Q$5];[.$F$5]=&quot;x&quot;);OR([.$F$6]=[.Q$6];[.$F$6]=&quot;x&quot;);NOT(INDEX([.$G$7:.$BF$58];VLOOKUP([.Q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R$5];[.$F$5]=&quot;x&quot;);OR([.$F$6]=[.R$6];[.$F$6]=&quot;x&quot;);NOT(INDEX([.$G$7:.$BF$58];VLOOKUP([.R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S$5];[.$F$5]=&quot;x&quot;);OR([.$F$6]=[.S$6];[.$F$6]=&quot;x&quot;);NOT(INDEX([.$G$7:.$BF$58];VLOOKUP([.S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T$5];[.$F$5]=&quot;x&quot;);OR([.$F$6]=[.T$6];[.$F$6]=&quot;x&quot;);NOT(INDEX([.$G$7:.$BF$58];VLOOKUP([.T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U$5];[.$F$5]=&quot;x&quot;);OR([.$F$6]=[.U$6];[.$F$6]=&quot;x&quot;);NOT(INDEX([.$G$7:.$BF$58];VLOOKUP([.U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V$5];[.$F$5]=&quot;x&quot;);OR([.$F$6]=[.V$6];[.$F$6]=&quot;x&quot;);NOT(INDEX([.$G$7:.$BF$58];VLOOKUP([.V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W$5];[.$F$5]=&quot;x&quot;);OR([.$F$6]=[.W$6];[.$F$6]=&quot;x&quot;);NOT(INDEX([.$G$7:.$BF$58];VLOOKUP([.W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X$5];[.$F$5]=&quot;x&quot;);OR([.$F$6]=[.X$6];[.$F$6]=&quot;x&quot;);NOT(INDEX([.$G$7:.$BF$58];VLOOKUP([.X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Y$5];[.$F$5]=&quot;x&quot;);OR([.$F$6]=[.Y$6];[.$F$6]=&quot;x&quot;);NOT(INDEX([.$G$7:.$BF$58];VLOOKUP([.Y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Z$5];[.$F$5]=&quot;x&quot;);OR([.$F$6]=[.Z$6];[.$F$6]=&quot;x&quot;);NOT(INDEX([.$G$7:.$BF$58];VLOOKUP([.Z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A$5];[.$F$5]=&quot;x&quot;);OR([.$F$6]=[.AA$6];[.$F$6]=&quot;x&quot;);NOT(INDEX([.$G$7:.$BF$58];VLOOKUP([.AA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B$5];[.$F$5]=&quot;x&quot;);OR([.$F$6]=[.AB$6];[.$F$6]=&quot;x&quot;);NOT(INDEX([.$G$7:.$BF$58];VLOOKUP([.AB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C$5];[.$F$5]=&quot;x&quot;);OR([.$F$6]=[.AC$6];[.$F$6]=&quot;x&quot;);NOT(INDEX([.$G$7:.$BF$58];VLOOKUP([.AC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D$5];[.$F$5]=&quot;x&quot;);OR([.$F$6]=[.AD$6];[.$F$6]=&quot;x&quot;);NOT(INDEX([.$G$7:.$BF$58];VLOOKUP([.AD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E$5];[.$F$5]=&quot;x&quot;);OR([.$F$6]=[.AE$6];[.$F$6]=&quot;x&quot;);NOT(INDEX([.$G$7:.$BF$58];VLOOKUP([.AE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F$5];[.$F$5]=&quot;x&quot;);OR([.$F$6]=[.AF$6];[.$F$6]=&quot;x&quot;);NOT(INDEX([.$G$7:.$BF$58];VLOOKUP([.AF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G$5];[.$F$5]=&quot;x&quot;);OR([.$F$6]=[.AG$6];[.$F$6]=&quot;x&quot;);NOT(INDEX([.$G$7:.$BF$58];VLOOKUP([.AG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H$5];[.$F$5]=&quot;x&quot;);OR([.$F$6]=[.AH$6];[.$F$6]=&quot;x&quot;);NOT(INDEX([.$G$7:.$BF$58];VLOOKUP([.AH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I$5];[.$F$5]=&quot;x&quot;);OR([.$F$6]=[.AI$6];[.$F$6]=&quot;x&quot;);NOT(INDEX([.$G$7:.$BF$58];VLOOKUP([.AI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J$5];[.$F$5]=&quot;x&quot;);OR([.$F$6]=[.AJ$6];[.$F$6]=&quot;x&quot;);NOT(INDEX([.$G$7:.$BF$58];VLOOKUP([.AJ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K$5];[.$F$5]=&quot;x&quot;);OR([.$F$6]=[.AK$6];[.$F$6]=&quot;x&quot;);NOT(INDEX([.$G$7:.$BF$58];VLOOKUP([.AK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L$5];[.$F$5]=&quot;x&quot;);OR([.$F$6]=[.AL$6];[.$F$6]=&quot;x&quot;);NOT(INDEX([.$G$7:.$BF$58];VLOOKUP([.AL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M$5];[.$F$5]=&quot;x&quot;);OR([.$F$6]=[.AM$6];[.$F$6]=&quot;x&quot;);NOT(INDEX([.$G$7:.$BF$58];VLOOKUP([.AM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N$5];[.$F$5]=&quot;x&quot;);OR([.$F$6]=[.AN$6];[.$F$6]=&quot;x&quot;);NOT(INDEX([.$G$7:.$BF$58];VLOOKUP([.AN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O$5];[.$F$5]=&quot;x&quot;);OR([.$F$6]=[.AO$6];[.$F$6]=&quot;x&quot;);NOT(INDEX([.$G$7:.$BF$58];VLOOKUP([.AO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P$5];[.$F$5]=&quot;x&quot;);OR([.$F$6]=[.AP$6];[.$F$6]=&quot;x&quot;);NOT(INDEX([.$G$7:.$BF$58];VLOOKUP([.AP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Q$5];[.$F$5]=&quot;x&quot;);OR([.$F$6]=[.AQ$6];[.$F$6]=&quot;x&quot;);NOT(INDEX([.$G$7:.$BF$58];VLOOKUP([.AQ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R$5];[.$F$5]=&quot;x&quot;);OR([.$F$6]=[.AR$6];[.$F$6]=&quot;x&quot;);NOT(INDEX([.$G$7:.$BF$58];VLOOKUP([.AR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S$5];[.$F$5]=&quot;x&quot;);OR([.$F$6]=[.AS$6];[.$F$6]=&quot;x&quot;);NOT(INDEX([.$G$7:.$BF$58];VLOOKUP([.AS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T$5];[.$F$5]=&quot;x&quot;);OR([.$F$6]=[.AT$6];[.$F$6]=&quot;x&quot;);NOT(INDEX([.$G$7:.$BF$58];VLOOKUP([.AT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U$5];[.$F$5]=&quot;x&quot;);OR([.$F$6]=[.AU$6];[.$F$6]=&quot;x&quot;);NOT(INDEX([.$G$7:.$BF$58];VLOOKUP([.AU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V$5];[.$F$5]=&quot;x&quot;);OR([.$F$6]=[.AV$6];[.$F$6]=&quot;x&quot;);NOT(INDEX([.$G$7:.$BF$58];VLOOKUP([.AV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W$5];[.$F$5]=&quot;x&quot;);OR([.$F$6]=[.AW$6];[.$F$6]=&quot;x&quot;);NOT(INDEX([.$G$7:.$BF$58];VLOOKUP([.AW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X$5];[.$F$5]=&quot;x&quot;);OR([.$F$6]=[.AX$6];[.$F$6]=&quot;x&quot;);NOT(INDEX([.$G$7:.$BF$58];VLOOKUP([.AX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Y$5];[.$F$5]=&quot;x&quot;);OR([.$F$6]=[.AY$6];[.$F$6]=&quot;x&quot;);NOT(INDEX([.$G$7:.$BF$58];VLOOKUP([.AY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AZ$5];[.$F$5]=&quot;x&quot;);OR([.$F$6]=[.AZ$6];[.$F$6]=&quot;x&quot;);NOT(INDEX([.$G$7:.$BF$58];VLOOKUP([.AZ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BA$5];[.$F$5]=&quot;x&quot;);OR([.$F$6]=[.BA$6];[.$F$6]=&quot;x&quot;);NOT(INDEX([.$G$7:.$BF$58];VLOOKUP([.BA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BB$5];[.$F$5]=&quot;x&quot;);OR([.$F$6]=[.BB$6];[.$F$6]=&quot;x&quot;);NOT(INDEX([.$G$7:.$BF$58];VLOOKUP([.BB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BC$5];[.$F$5]=&quot;x&quot;);OR([.$F$6]=[.BC$6];[.$F$6]=&quot;x&quot;);NOT(INDEX([.$G$7:.$BF$58];VLOOKUP([.BC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BD$5];[.$F$5]=&quot;x&quot;);OR([.$F$6]=[.BD$6];[.$F$6]=&quot;x&quot;);NOT(INDEX([.$G$7:.$BF$58];VLOOKUP([.BD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BE$5];[.$F$5]=&quot;x&quot;);OR([.$F$6]=[.BE$6];[.$F$6]=&quot;x&quot;);NOT(INDEX([.$G$7:.$BF$58];VLOOKUP([.BE$3];[.$B$7:.$C$58];2;0);HLOOKUP([.$B15];[.$G$3:.$BF$4];2;0))));1;0)" office:value-type="float" office:value="0">
            <text:p>0</text:p>
          </table:table-cell>
          <table:table-cell table:formula="of:=IF(AND(OR([.$D$6]=[.$D15];[.$D$6]=&quot;x&quot;);OR([.$E$6]=[.$E15];[.$E$6]=&quot;x&quot;);OR([.$F$5]=[.BF$5];[.$F$5]=&quot;x&quot;);OR([.$F$6]=[.BF$6];[.$F$6]=&quot;x&quot;);NOT(INDEX([.$G$7:.$BF$58];VLOOKUP([.BF$3];[.$B$7:.$C$58];2;0);HLOOKUP([.$B15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s</text:p>
          </table:table-cell>
          <table:table-cell office:value-type="float" office:value="10">
            <text:p>10</text:p>
          </table:table-cell>
          <table:table-cell table:formula="of:=LEFT([.B16];1)" office:value-type="string" office:string-value="J">
            <text:p>J</text:p>
          </table:table-cell>
          <table:table-cell table:formula="of:=RIGHT([.B16];1)" office:value-type="string" office:string-value="s">
            <text:p>s</text:p>
          </table:table-cell>
          <table:table-cell/>
          <table:table-cell table:formula="of:=IF(AND([.G$3]&lt;&gt;[.$B16];OR([.$D$6]=[.$D16];[.$D$6]=&quot;x&quot;);OR([.$E$6]=[.$E16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6];OR([.$D$6]=[.$D16];[.$D$6]=&quot;x&quot;);OR([.$E$6]=[.$E16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6];OR([.$D$6]=[.$D16];[.$D$6]=&quot;x&quot;);OR([.$E$6]=[.$E16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6];OR([.$D$6]=[.$D16];[.$D$6]=&quot;x&quot;);OR([.$E$6]=[.$E16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6];OR([.$D$6]=[.$D16];[.$D$6]=&quot;x&quot;);OR([.$E$6]=[.$E16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16];OR([.$D$6]=[.$D16];[.$D$6]=&quot;x&quot;);OR([.$E$6]=[.$E16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16];OR([.$D$6]=[.$D16];[.$D$6]=&quot;x&quot;);OR([.$E$6]=[.$E16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16];OR([.$D$6]=[.$D16];[.$D$6]=&quot;x&quot;);OR([.$E$6]=[.$E16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16];OR([.$D$6]=[.$D16];[.$D$6]=&quot;x&quot;);OR([.$E$6]=[.$E16];[.$E$6]=&quot;x&quot;);OR([.$F$5]=[.O$5];[.$F$5]=&quot;x&quot;);OR([.$F$6]=[.O$6];[.$F$6]=&quot;x&quot;));1;0)" office:value-type="float" office:value="0">
            <text:p>0</text:p>
          </table:table-cell>
          <table:table-cell table:style-name="ce2"/>
          <table:table-cell table:formula="of:=IF(AND(OR([.$D$6]=[.$D16];[.$D$6]=&quot;x&quot;);OR([.$E$6]=[.$E16];[.$E$6]=&quot;x&quot;);OR([.$F$5]=[.Q$5];[.$F$5]=&quot;x&quot;);OR([.$F$6]=[.Q$6];[.$F$6]=&quot;x&quot;);NOT(INDEX([.$G$7:.$BF$58];VLOOKUP([.Q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R$5];[.$F$5]=&quot;x&quot;);OR([.$F$6]=[.R$6];[.$F$6]=&quot;x&quot;);NOT(INDEX([.$G$7:.$BF$58];VLOOKUP([.R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S$5];[.$F$5]=&quot;x&quot;);OR([.$F$6]=[.S$6];[.$F$6]=&quot;x&quot;);NOT(INDEX([.$G$7:.$BF$58];VLOOKUP([.S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T$5];[.$F$5]=&quot;x&quot;);OR([.$F$6]=[.T$6];[.$F$6]=&quot;x&quot;);NOT(INDEX([.$G$7:.$BF$58];VLOOKUP([.T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U$5];[.$F$5]=&quot;x&quot;);OR([.$F$6]=[.U$6];[.$F$6]=&quot;x&quot;);NOT(INDEX([.$G$7:.$BF$58];VLOOKUP([.U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V$5];[.$F$5]=&quot;x&quot;);OR([.$F$6]=[.V$6];[.$F$6]=&quot;x&quot;);NOT(INDEX([.$G$7:.$BF$58];VLOOKUP([.V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W$5];[.$F$5]=&quot;x&quot;);OR([.$F$6]=[.W$6];[.$F$6]=&quot;x&quot;);NOT(INDEX([.$G$7:.$BF$58];VLOOKUP([.W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X$5];[.$F$5]=&quot;x&quot;);OR([.$F$6]=[.X$6];[.$F$6]=&quot;x&quot;);NOT(INDEX([.$G$7:.$BF$58];VLOOKUP([.X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Y$5];[.$F$5]=&quot;x&quot;);OR([.$F$6]=[.Y$6];[.$F$6]=&quot;x&quot;);NOT(INDEX([.$G$7:.$BF$58];VLOOKUP([.Y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Z$5];[.$F$5]=&quot;x&quot;);OR([.$F$6]=[.Z$6];[.$F$6]=&quot;x&quot;);NOT(INDEX([.$G$7:.$BF$58];VLOOKUP([.Z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A$5];[.$F$5]=&quot;x&quot;);OR([.$F$6]=[.AA$6];[.$F$6]=&quot;x&quot;);NOT(INDEX([.$G$7:.$BF$58];VLOOKUP([.AA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B$5];[.$F$5]=&quot;x&quot;);OR([.$F$6]=[.AB$6];[.$F$6]=&quot;x&quot;);NOT(INDEX([.$G$7:.$BF$58];VLOOKUP([.AB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C$5];[.$F$5]=&quot;x&quot;);OR([.$F$6]=[.AC$6];[.$F$6]=&quot;x&quot;);NOT(INDEX([.$G$7:.$BF$58];VLOOKUP([.AC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D$5];[.$F$5]=&quot;x&quot;);OR([.$F$6]=[.AD$6];[.$F$6]=&quot;x&quot;);NOT(INDEX([.$G$7:.$BF$58];VLOOKUP([.AD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E$5];[.$F$5]=&quot;x&quot;);OR([.$F$6]=[.AE$6];[.$F$6]=&quot;x&quot;);NOT(INDEX([.$G$7:.$BF$58];VLOOKUP([.AE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F$5];[.$F$5]=&quot;x&quot;);OR([.$F$6]=[.AF$6];[.$F$6]=&quot;x&quot;);NOT(INDEX([.$G$7:.$BF$58];VLOOKUP([.AF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G$5];[.$F$5]=&quot;x&quot;);OR([.$F$6]=[.AG$6];[.$F$6]=&quot;x&quot;);NOT(INDEX([.$G$7:.$BF$58];VLOOKUP([.AG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H$5];[.$F$5]=&quot;x&quot;);OR([.$F$6]=[.AH$6];[.$F$6]=&quot;x&quot;);NOT(INDEX([.$G$7:.$BF$58];VLOOKUP([.AH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I$5];[.$F$5]=&quot;x&quot;);OR([.$F$6]=[.AI$6];[.$F$6]=&quot;x&quot;);NOT(INDEX([.$G$7:.$BF$58];VLOOKUP([.AI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J$5];[.$F$5]=&quot;x&quot;);OR([.$F$6]=[.AJ$6];[.$F$6]=&quot;x&quot;);NOT(INDEX([.$G$7:.$BF$58];VLOOKUP([.AJ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K$5];[.$F$5]=&quot;x&quot;);OR([.$F$6]=[.AK$6];[.$F$6]=&quot;x&quot;);NOT(INDEX([.$G$7:.$BF$58];VLOOKUP([.AK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L$5];[.$F$5]=&quot;x&quot;);OR([.$F$6]=[.AL$6];[.$F$6]=&quot;x&quot;);NOT(INDEX([.$G$7:.$BF$58];VLOOKUP([.AL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M$5];[.$F$5]=&quot;x&quot;);OR([.$F$6]=[.AM$6];[.$F$6]=&quot;x&quot;);NOT(INDEX([.$G$7:.$BF$58];VLOOKUP([.AM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N$5];[.$F$5]=&quot;x&quot;);OR([.$F$6]=[.AN$6];[.$F$6]=&quot;x&quot;);NOT(INDEX([.$G$7:.$BF$58];VLOOKUP([.AN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O$5];[.$F$5]=&quot;x&quot;);OR([.$F$6]=[.AO$6];[.$F$6]=&quot;x&quot;);NOT(INDEX([.$G$7:.$BF$58];VLOOKUP([.AO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P$5];[.$F$5]=&quot;x&quot;);OR([.$F$6]=[.AP$6];[.$F$6]=&quot;x&quot;);NOT(INDEX([.$G$7:.$BF$58];VLOOKUP([.AP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Q$5];[.$F$5]=&quot;x&quot;);OR([.$F$6]=[.AQ$6];[.$F$6]=&quot;x&quot;);NOT(INDEX([.$G$7:.$BF$58];VLOOKUP([.AQ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R$5];[.$F$5]=&quot;x&quot;);OR([.$F$6]=[.AR$6];[.$F$6]=&quot;x&quot;);NOT(INDEX([.$G$7:.$BF$58];VLOOKUP([.AR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S$5];[.$F$5]=&quot;x&quot;);OR([.$F$6]=[.AS$6];[.$F$6]=&quot;x&quot;);NOT(INDEX([.$G$7:.$BF$58];VLOOKUP([.AS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T$5];[.$F$5]=&quot;x&quot;);OR([.$F$6]=[.AT$6];[.$F$6]=&quot;x&quot;);NOT(INDEX([.$G$7:.$BF$58];VLOOKUP([.AT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U$5];[.$F$5]=&quot;x&quot;);OR([.$F$6]=[.AU$6];[.$F$6]=&quot;x&quot;);NOT(INDEX([.$G$7:.$BF$58];VLOOKUP([.AU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V$5];[.$F$5]=&quot;x&quot;);OR([.$F$6]=[.AV$6];[.$F$6]=&quot;x&quot;);NOT(INDEX([.$G$7:.$BF$58];VLOOKUP([.AV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W$5];[.$F$5]=&quot;x&quot;);OR([.$F$6]=[.AW$6];[.$F$6]=&quot;x&quot;);NOT(INDEX([.$G$7:.$BF$58];VLOOKUP([.AW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X$5];[.$F$5]=&quot;x&quot;);OR([.$F$6]=[.AX$6];[.$F$6]=&quot;x&quot;);NOT(INDEX([.$G$7:.$BF$58];VLOOKUP([.AX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Y$5];[.$F$5]=&quot;x&quot;);OR([.$F$6]=[.AY$6];[.$F$6]=&quot;x&quot;);NOT(INDEX([.$G$7:.$BF$58];VLOOKUP([.AY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AZ$5];[.$F$5]=&quot;x&quot;);OR([.$F$6]=[.AZ$6];[.$F$6]=&quot;x&quot;);NOT(INDEX([.$G$7:.$BF$58];VLOOKUP([.AZ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BA$5];[.$F$5]=&quot;x&quot;);OR([.$F$6]=[.BA$6];[.$F$6]=&quot;x&quot;);NOT(INDEX([.$G$7:.$BF$58];VLOOKUP([.BA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BB$5];[.$F$5]=&quot;x&quot;);OR([.$F$6]=[.BB$6];[.$F$6]=&quot;x&quot;);NOT(INDEX([.$G$7:.$BF$58];VLOOKUP([.BB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BC$5];[.$F$5]=&quot;x&quot;);OR([.$F$6]=[.BC$6];[.$F$6]=&quot;x&quot;);NOT(INDEX([.$G$7:.$BF$58];VLOOKUP([.BC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BD$5];[.$F$5]=&quot;x&quot;);OR([.$F$6]=[.BD$6];[.$F$6]=&quot;x&quot;);NOT(INDEX([.$G$7:.$BF$58];VLOOKUP([.BD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BE$5];[.$F$5]=&quot;x&quot;);OR([.$F$6]=[.BE$6];[.$F$6]=&quot;x&quot;);NOT(INDEX([.$G$7:.$BF$58];VLOOKUP([.BE$3];[.$B$7:.$C$58];2;0);HLOOKUP([.$B16];[.$G$3:.$BF$4];2;0))));1;0)" office:value-type="float" office:value="0">
            <text:p>0</text:p>
          </table:table-cell>
          <table:table-cell table:formula="of:=IF(AND(OR([.$D$6]=[.$D16];[.$D$6]=&quot;x&quot;);OR([.$E$6]=[.$E16];[.$E$6]=&quot;x&quot;);OR([.$F$5]=[.BF$5];[.$F$5]=&quot;x&quot;);OR([.$F$6]=[.BF$6];[.$F$6]=&quot;x&quot;);NOT(INDEX([.$G$7:.$BF$58];VLOOKUP([.BF$3];[.$B$7:.$C$58];2;0);HLOOKUP([.$B16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Qs</text:p>
          </table:table-cell>
          <table:table-cell office:value-type="float" office:value="11">
            <text:p>11</text:p>
          </table:table-cell>
          <table:table-cell table:formula="of:=LEFT([.B17];1)" office:value-type="string" office:string-value="Q">
            <text:p>Q</text:p>
          </table:table-cell>
          <table:table-cell table:formula="of:=RIGHT([.B17];1)" office:value-type="string" office:string-value="s">
            <text:p>s</text:p>
          </table:table-cell>
          <table:table-cell/>
          <table:table-cell table:formula="of:=IF(AND([.G$3]&lt;&gt;[.$B17];OR([.$D$6]=[.$D17];[.$D$6]=&quot;x&quot;);OR([.$E$6]=[.$E17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7];OR([.$D$6]=[.$D17];[.$D$6]=&quot;x&quot;);OR([.$E$6]=[.$E17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7];OR([.$D$6]=[.$D17];[.$D$6]=&quot;x&quot;);OR([.$E$6]=[.$E17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7];OR([.$D$6]=[.$D17];[.$D$6]=&quot;x&quot;);OR([.$E$6]=[.$E17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7];OR([.$D$6]=[.$D17];[.$D$6]=&quot;x&quot;);OR([.$E$6]=[.$E17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17];OR([.$D$6]=[.$D17];[.$D$6]=&quot;x&quot;);OR([.$E$6]=[.$E17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17];OR([.$D$6]=[.$D17];[.$D$6]=&quot;x&quot;);OR([.$E$6]=[.$E17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17];OR([.$D$6]=[.$D17];[.$D$6]=&quot;x&quot;);OR([.$E$6]=[.$E17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17];OR([.$D$6]=[.$D17];[.$D$6]=&quot;x&quot;);OR([.$E$6]=[.$E17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17];OR([.$D$6]=[.$D17];[.$D$6]=&quot;x&quot;);OR([.$E$6]=[.$E17];[.$E$6]=&quot;x&quot;);OR([.$F$5]=[.P$5];[.$F$5]=&quot;x&quot;);OR([.$F$6]=[.P$6];[.$F$6]=&quot;x&quot;));1;0)" office:value-type="float" office:value="0">
            <text:p>0</text:p>
          </table:table-cell>
          <table:table-cell table:style-name="ce2"/>
          <table:table-cell table:formula="of:=IF(AND(OR([.$D$6]=[.$D17];[.$D$6]=&quot;x&quot;);OR([.$E$6]=[.$E17];[.$E$6]=&quot;x&quot;);OR([.$F$5]=[.R$5];[.$F$5]=&quot;x&quot;);OR([.$F$6]=[.R$6];[.$F$6]=&quot;x&quot;);NOT(INDEX([.$G$7:.$BF$58];VLOOKUP([.R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S$5];[.$F$5]=&quot;x&quot;);OR([.$F$6]=[.S$6];[.$F$6]=&quot;x&quot;);NOT(INDEX([.$G$7:.$BF$58];VLOOKUP([.S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T$5];[.$F$5]=&quot;x&quot;);OR([.$F$6]=[.T$6];[.$F$6]=&quot;x&quot;);NOT(INDEX([.$G$7:.$BF$58];VLOOKUP([.T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U$5];[.$F$5]=&quot;x&quot;);OR([.$F$6]=[.U$6];[.$F$6]=&quot;x&quot;);NOT(INDEX([.$G$7:.$BF$58];VLOOKUP([.U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V$5];[.$F$5]=&quot;x&quot;);OR([.$F$6]=[.V$6];[.$F$6]=&quot;x&quot;);NOT(INDEX([.$G$7:.$BF$58];VLOOKUP([.V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W$5];[.$F$5]=&quot;x&quot;);OR([.$F$6]=[.W$6];[.$F$6]=&quot;x&quot;);NOT(INDEX([.$G$7:.$BF$58];VLOOKUP([.W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X$5];[.$F$5]=&quot;x&quot;);OR([.$F$6]=[.X$6];[.$F$6]=&quot;x&quot;);NOT(INDEX([.$G$7:.$BF$58];VLOOKUP([.X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Y$5];[.$F$5]=&quot;x&quot;);OR([.$F$6]=[.Y$6];[.$F$6]=&quot;x&quot;);NOT(INDEX([.$G$7:.$BF$58];VLOOKUP([.Y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Z$5];[.$F$5]=&quot;x&quot;);OR([.$F$6]=[.Z$6];[.$F$6]=&quot;x&quot;);NOT(INDEX([.$G$7:.$BF$58];VLOOKUP([.Z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A$5];[.$F$5]=&quot;x&quot;);OR([.$F$6]=[.AA$6];[.$F$6]=&quot;x&quot;);NOT(INDEX([.$G$7:.$BF$58];VLOOKUP([.AA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B$5];[.$F$5]=&quot;x&quot;);OR([.$F$6]=[.AB$6];[.$F$6]=&quot;x&quot;);NOT(INDEX([.$G$7:.$BF$58];VLOOKUP([.AB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C$5];[.$F$5]=&quot;x&quot;);OR([.$F$6]=[.AC$6];[.$F$6]=&quot;x&quot;);NOT(INDEX([.$G$7:.$BF$58];VLOOKUP([.AC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D$5];[.$F$5]=&quot;x&quot;);OR([.$F$6]=[.AD$6];[.$F$6]=&quot;x&quot;);NOT(INDEX([.$G$7:.$BF$58];VLOOKUP([.AD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E$5];[.$F$5]=&quot;x&quot;);OR([.$F$6]=[.AE$6];[.$F$6]=&quot;x&quot;);NOT(INDEX([.$G$7:.$BF$58];VLOOKUP([.AE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F$5];[.$F$5]=&quot;x&quot;);OR([.$F$6]=[.AF$6];[.$F$6]=&quot;x&quot;);NOT(INDEX([.$G$7:.$BF$58];VLOOKUP([.AF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G$5];[.$F$5]=&quot;x&quot;);OR([.$F$6]=[.AG$6];[.$F$6]=&quot;x&quot;);NOT(INDEX([.$G$7:.$BF$58];VLOOKUP([.AG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H$5];[.$F$5]=&quot;x&quot;);OR([.$F$6]=[.AH$6];[.$F$6]=&quot;x&quot;);NOT(INDEX([.$G$7:.$BF$58];VLOOKUP([.AH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I$5];[.$F$5]=&quot;x&quot;);OR([.$F$6]=[.AI$6];[.$F$6]=&quot;x&quot;);NOT(INDEX([.$G$7:.$BF$58];VLOOKUP([.AI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J$5];[.$F$5]=&quot;x&quot;);OR([.$F$6]=[.AJ$6];[.$F$6]=&quot;x&quot;);NOT(INDEX([.$G$7:.$BF$58];VLOOKUP([.AJ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K$5];[.$F$5]=&quot;x&quot;);OR([.$F$6]=[.AK$6];[.$F$6]=&quot;x&quot;);NOT(INDEX([.$G$7:.$BF$58];VLOOKUP([.AK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L$5];[.$F$5]=&quot;x&quot;);OR([.$F$6]=[.AL$6];[.$F$6]=&quot;x&quot;);NOT(INDEX([.$G$7:.$BF$58];VLOOKUP([.AL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M$5];[.$F$5]=&quot;x&quot;);OR([.$F$6]=[.AM$6];[.$F$6]=&quot;x&quot;);NOT(INDEX([.$G$7:.$BF$58];VLOOKUP([.AM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N$5];[.$F$5]=&quot;x&quot;);OR([.$F$6]=[.AN$6];[.$F$6]=&quot;x&quot;);NOT(INDEX([.$G$7:.$BF$58];VLOOKUP([.AN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O$5];[.$F$5]=&quot;x&quot;);OR([.$F$6]=[.AO$6];[.$F$6]=&quot;x&quot;);NOT(INDEX([.$G$7:.$BF$58];VLOOKUP([.AO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P$5];[.$F$5]=&quot;x&quot;);OR([.$F$6]=[.AP$6];[.$F$6]=&quot;x&quot;);NOT(INDEX([.$G$7:.$BF$58];VLOOKUP([.AP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Q$5];[.$F$5]=&quot;x&quot;);OR([.$F$6]=[.AQ$6];[.$F$6]=&quot;x&quot;);NOT(INDEX([.$G$7:.$BF$58];VLOOKUP([.AQ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R$5];[.$F$5]=&quot;x&quot;);OR([.$F$6]=[.AR$6];[.$F$6]=&quot;x&quot;);NOT(INDEX([.$G$7:.$BF$58];VLOOKUP([.AR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S$5];[.$F$5]=&quot;x&quot;);OR([.$F$6]=[.AS$6];[.$F$6]=&quot;x&quot;);NOT(INDEX([.$G$7:.$BF$58];VLOOKUP([.AS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T$5];[.$F$5]=&quot;x&quot;);OR([.$F$6]=[.AT$6];[.$F$6]=&quot;x&quot;);NOT(INDEX([.$G$7:.$BF$58];VLOOKUP([.AT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U$5];[.$F$5]=&quot;x&quot;);OR([.$F$6]=[.AU$6];[.$F$6]=&quot;x&quot;);NOT(INDEX([.$G$7:.$BF$58];VLOOKUP([.AU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V$5];[.$F$5]=&quot;x&quot;);OR([.$F$6]=[.AV$6];[.$F$6]=&quot;x&quot;);NOT(INDEX([.$G$7:.$BF$58];VLOOKUP([.AV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W$5];[.$F$5]=&quot;x&quot;);OR([.$F$6]=[.AW$6];[.$F$6]=&quot;x&quot;);NOT(INDEX([.$G$7:.$BF$58];VLOOKUP([.AW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X$5];[.$F$5]=&quot;x&quot;);OR([.$F$6]=[.AX$6];[.$F$6]=&quot;x&quot;);NOT(INDEX([.$G$7:.$BF$58];VLOOKUP([.AX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Y$5];[.$F$5]=&quot;x&quot;);OR([.$F$6]=[.AY$6];[.$F$6]=&quot;x&quot;);NOT(INDEX([.$G$7:.$BF$58];VLOOKUP([.AY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AZ$5];[.$F$5]=&quot;x&quot;);OR([.$F$6]=[.AZ$6];[.$F$6]=&quot;x&quot;);NOT(INDEX([.$G$7:.$BF$58];VLOOKUP([.AZ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BA$5];[.$F$5]=&quot;x&quot;);OR([.$F$6]=[.BA$6];[.$F$6]=&quot;x&quot;);NOT(INDEX([.$G$7:.$BF$58];VLOOKUP([.BA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BB$5];[.$F$5]=&quot;x&quot;);OR([.$F$6]=[.BB$6];[.$F$6]=&quot;x&quot;);NOT(INDEX([.$G$7:.$BF$58];VLOOKUP([.BB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BC$5];[.$F$5]=&quot;x&quot;);OR([.$F$6]=[.BC$6];[.$F$6]=&quot;x&quot;);NOT(INDEX([.$G$7:.$BF$58];VLOOKUP([.BC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BD$5];[.$F$5]=&quot;x&quot;);OR([.$F$6]=[.BD$6];[.$F$6]=&quot;x&quot;);NOT(INDEX([.$G$7:.$BF$58];VLOOKUP([.BD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BE$5];[.$F$5]=&quot;x&quot;);OR([.$F$6]=[.BE$6];[.$F$6]=&quot;x&quot;);NOT(INDEX([.$G$7:.$BF$58];VLOOKUP([.BE$3];[.$B$7:.$C$58];2;0);HLOOKUP([.$B17];[.$G$3:.$BF$4];2;0))));1;0)" office:value-type="float" office:value="0">
            <text:p>0</text:p>
          </table:table-cell>
          <table:table-cell table:formula="of:=IF(AND(OR([.$D$6]=[.$D17];[.$D$6]=&quot;x&quot;);OR([.$E$6]=[.$E17];[.$E$6]=&quot;x&quot;);OR([.$F$5]=[.BF$5];[.$F$5]=&quot;x&quot;);OR([.$F$6]=[.BF$6];[.$F$6]=&quot;x&quot;);NOT(INDEX([.$G$7:.$BF$58];VLOOKUP([.BF$3];[.$B$7:.$C$58];2;0);HLOOKUP([.$B17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Ks</text:p>
          </table:table-cell>
          <table:table-cell office:value-type="float" office:value="12">
            <text:p>12</text:p>
          </table:table-cell>
          <table:table-cell table:formula="of:=LEFT([.B18];1)" office:value-type="string" office:string-value="K">
            <text:p>K</text:p>
          </table:table-cell>
          <table:table-cell table:formula="of:=RIGHT([.B18];1)" office:value-type="string" office:string-value="s">
            <text:p>s</text:p>
          </table:table-cell>
          <table:table-cell/>
          <table:table-cell table:formula="of:=IF(AND([.G$3]&lt;&gt;[.$B18];OR([.$D$6]=[.$D18];[.$D$6]=&quot;x&quot;);OR([.$E$6]=[.$E18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8];OR([.$D$6]=[.$D18];[.$D$6]=&quot;x&quot;);OR([.$E$6]=[.$E18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8];OR([.$D$6]=[.$D18];[.$D$6]=&quot;x&quot;);OR([.$E$6]=[.$E18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8];OR([.$D$6]=[.$D18];[.$D$6]=&quot;x&quot;);OR([.$E$6]=[.$E18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8];OR([.$D$6]=[.$D18];[.$D$6]=&quot;x&quot;);OR([.$E$6]=[.$E18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18];OR([.$D$6]=[.$D18];[.$D$6]=&quot;x&quot;);OR([.$E$6]=[.$E18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18];OR([.$D$6]=[.$D18];[.$D$6]=&quot;x&quot;);OR([.$E$6]=[.$E18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18];OR([.$D$6]=[.$D18];[.$D$6]=&quot;x&quot;);OR([.$E$6]=[.$E18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18];OR([.$D$6]=[.$D18];[.$D$6]=&quot;x&quot;);OR([.$E$6]=[.$E18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18];OR([.$D$6]=[.$D18];[.$D$6]=&quot;x&quot;);OR([.$E$6]=[.$E18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18];OR([.$D$6]=[.$D18];[.$D$6]=&quot;x&quot;);OR([.$E$6]=[.$E18];[.$E$6]=&quot;x&quot;);OR([.$F$5]=[.Q$5];[.$F$5]=&quot;x&quot;);OR([.$F$6]=[.Q$6];[.$F$6]=&quot;x&quot;));1;0)" office:value-type="float" office:value="0">
            <text:p>0</text:p>
          </table:table-cell>
          <table:table-cell table:style-name="ce2"/>
          <table:table-cell table:formula="of:=IF(AND(OR([.$D$6]=[.$D18];[.$D$6]=&quot;x&quot;);OR([.$E$6]=[.$E18];[.$E$6]=&quot;x&quot;);OR([.$F$5]=[.S$5];[.$F$5]=&quot;x&quot;);OR([.$F$6]=[.S$6];[.$F$6]=&quot;x&quot;);NOT(INDEX([.$G$7:.$BF$58];VLOOKUP([.S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T$5];[.$F$5]=&quot;x&quot;);OR([.$F$6]=[.T$6];[.$F$6]=&quot;x&quot;);NOT(INDEX([.$G$7:.$BF$58];VLOOKUP([.T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U$5];[.$F$5]=&quot;x&quot;);OR([.$F$6]=[.U$6];[.$F$6]=&quot;x&quot;);NOT(INDEX([.$G$7:.$BF$58];VLOOKUP([.U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V$5];[.$F$5]=&quot;x&quot;);OR([.$F$6]=[.V$6];[.$F$6]=&quot;x&quot;);NOT(INDEX([.$G$7:.$BF$58];VLOOKUP([.V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W$5];[.$F$5]=&quot;x&quot;);OR([.$F$6]=[.W$6];[.$F$6]=&quot;x&quot;);NOT(INDEX([.$G$7:.$BF$58];VLOOKUP([.W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X$5];[.$F$5]=&quot;x&quot;);OR([.$F$6]=[.X$6];[.$F$6]=&quot;x&quot;);NOT(INDEX([.$G$7:.$BF$58];VLOOKUP([.X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Y$5];[.$F$5]=&quot;x&quot;);OR([.$F$6]=[.Y$6];[.$F$6]=&quot;x&quot;);NOT(INDEX([.$G$7:.$BF$58];VLOOKUP([.Y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Z$5];[.$F$5]=&quot;x&quot;);OR([.$F$6]=[.Z$6];[.$F$6]=&quot;x&quot;);NOT(INDEX([.$G$7:.$BF$58];VLOOKUP([.Z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A$5];[.$F$5]=&quot;x&quot;);OR([.$F$6]=[.AA$6];[.$F$6]=&quot;x&quot;);NOT(INDEX([.$G$7:.$BF$58];VLOOKUP([.AA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B$5];[.$F$5]=&quot;x&quot;);OR([.$F$6]=[.AB$6];[.$F$6]=&quot;x&quot;);NOT(INDEX([.$G$7:.$BF$58];VLOOKUP([.AB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C$5];[.$F$5]=&quot;x&quot;);OR([.$F$6]=[.AC$6];[.$F$6]=&quot;x&quot;);NOT(INDEX([.$G$7:.$BF$58];VLOOKUP([.AC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D$5];[.$F$5]=&quot;x&quot;);OR([.$F$6]=[.AD$6];[.$F$6]=&quot;x&quot;);NOT(INDEX([.$G$7:.$BF$58];VLOOKUP([.AD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E$5];[.$F$5]=&quot;x&quot;);OR([.$F$6]=[.AE$6];[.$F$6]=&quot;x&quot;);NOT(INDEX([.$G$7:.$BF$58];VLOOKUP([.AE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F$5];[.$F$5]=&quot;x&quot;);OR([.$F$6]=[.AF$6];[.$F$6]=&quot;x&quot;);NOT(INDEX([.$G$7:.$BF$58];VLOOKUP([.AF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G$5];[.$F$5]=&quot;x&quot;);OR([.$F$6]=[.AG$6];[.$F$6]=&quot;x&quot;);NOT(INDEX([.$G$7:.$BF$58];VLOOKUP([.AG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H$5];[.$F$5]=&quot;x&quot;);OR([.$F$6]=[.AH$6];[.$F$6]=&quot;x&quot;);NOT(INDEX([.$G$7:.$BF$58];VLOOKUP([.AH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I$5];[.$F$5]=&quot;x&quot;);OR([.$F$6]=[.AI$6];[.$F$6]=&quot;x&quot;);NOT(INDEX([.$G$7:.$BF$58];VLOOKUP([.AI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J$5];[.$F$5]=&quot;x&quot;);OR([.$F$6]=[.AJ$6];[.$F$6]=&quot;x&quot;);NOT(INDEX([.$G$7:.$BF$58];VLOOKUP([.AJ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K$5];[.$F$5]=&quot;x&quot;);OR([.$F$6]=[.AK$6];[.$F$6]=&quot;x&quot;);NOT(INDEX([.$G$7:.$BF$58];VLOOKUP([.AK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L$5];[.$F$5]=&quot;x&quot;);OR([.$F$6]=[.AL$6];[.$F$6]=&quot;x&quot;);NOT(INDEX([.$G$7:.$BF$58];VLOOKUP([.AL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M$5];[.$F$5]=&quot;x&quot;);OR([.$F$6]=[.AM$6];[.$F$6]=&quot;x&quot;);NOT(INDEX([.$G$7:.$BF$58];VLOOKUP([.AM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N$5];[.$F$5]=&quot;x&quot;);OR([.$F$6]=[.AN$6];[.$F$6]=&quot;x&quot;);NOT(INDEX([.$G$7:.$BF$58];VLOOKUP([.AN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O$5];[.$F$5]=&quot;x&quot;);OR([.$F$6]=[.AO$6];[.$F$6]=&quot;x&quot;);NOT(INDEX([.$G$7:.$BF$58];VLOOKUP([.AO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P$5];[.$F$5]=&quot;x&quot;);OR([.$F$6]=[.AP$6];[.$F$6]=&quot;x&quot;);NOT(INDEX([.$G$7:.$BF$58];VLOOKUP([.AP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Q$5];[.$F$5]=&quot;x&quot;);OR([.$F$6]=[.AQ$6];[.$F$6]=&quot;x&quot;);NOT(INDEX([.$G$7:.$BF$58];VLOOKUP([.AQ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R$5];[.$F$5]=&quot;x&quot;);OR([.$F$6]=[.AR$6];[.$F$6]=&quot;x&quot;);NOT(INDEX([.$G$7:.$BF$58];VLOOKUP([.AR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S$5];[.$F$5]=&quot;x&quot;);OR([.$F$6]=[.AS$6];[.$F$6]=&quot;x&quot;);NOT(INDEX([.$G$7:.$BF$58];VLOOKUP([.AS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T$5];[.$F$5]=&quot;x&quot;);OR([.$F$6]=[.AT$6];[.$F$6]=&quot;x&quot;);NOT(INDEX([.$G$7:.$BF$58];VLOOKUP([.AT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U$5];[.$F$5]=&quot;x&quot;);OR([.$F$6]=[.AU$6];[.$F$6]=&quot;x&quot;);NOT(INDEX([.$G$7:.$BF$58];VLOOKUP([.AU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V$5];[.$F$5]=&quot;x&quot;);OR([.$F$6]=[.AV$6];[.$F$6]=&quot;x&quot;);NOT(INDEX([.$G$7:.$BF$58];VLOOKUP([.AV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W$5];[.$F$5]=&quot;x&quot;);OR([.$F$6]=[.AW$6];[.$F$6]=&quot;x&quot;);NOT(INDEX([.$G$7:.$BF$58];VLOOKUP([.AW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X$5];[.$F$5]=&quot;x&quot;);OR([.$F$6]=[.AX$6];[.$F$6]=&quot;x&quot;);NOT(INDEX([.$G$7:.$BF$58];VLOOKUP([.AX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Y$5];[.$F$5]=&quot;x&quot;);OR([.$F$6]=[.AY$6];[.$F$6]=&quot;x&quot;);NOT(INDEX([.$G$7:.$BF$58];VLOOKUP([.AY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AZ$5];[.$F$5]=&quot;x&quot;);OR([.$F$6]=[.AZ$6];[.$F$6]=&quot;x&quot;);NOT(INDEX([.$G$7:.$BF$58];VLOOKUP([.AZ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BA$5];[.$F$5]=&quot;x&quot;);OR([.$F$6]=[.BA$6];[.$F$6]=&quot;x&quot;);NOT(INDEX([.$G$7:.$BF$58];VLOOKUP([.BA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BB$5];[.$F$5]=&quot;x&quot;);OR([.$F$6]=[.BB$6];[.$F$6]=&quot;x&quot;);NOT(INDEX([.$G$7:.$BF$58];VLOOKUP([.BB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BC$5];[.$F$5]=&quot;x&quot;);OR([.$F$6]=[.BC$6];[.$F$6]=&quot;x&quot;);NOT(INDEX([.$G$7:.$BF$58];VLOOKUP([.BC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BD$5];[.$F$5]=&quot;x&quot;);OR([.$F$6]=[.BD$6];[.$F$6]=&quot;x&quot;);NOT(INDEX([.$G$7:.$BF$58];VLOOKUP([.BD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BE$5];[.$F$5]=&quot;x&quot;);OR([.$F$6]=[.BE$6];[.$F$6]=&quot;x&quot;);NOT(INDEX([.$G$7:.$BF$58];VLOOKUP([.BE$3];[.$B$7:.$C$58];2;0);HLOOKUP([.$B18];[.$G$3:.$BF$4];2;0))));1;0)" office:value-type="float" office:value="0">
            <text:p>0</text:p>
          </table:table-cell>
          <table:table-cell table:formula="of:=IF(AND(OR([.$D$6]=[.$D18];[.$D$6]=&quot;x&quot;);OR([.$E$6]=[.$E18];[.$E$6]=&quot;x&quot;);OR([.$F$5]=[.BF$5];[.$F$5]=&quot;x&quot;);OR([.$F$6]=[.BF$6];[.$F$6]=&quot;x&quot;);NOT(INDEX([.$G$7:.$BF$58];VLOOKUP([.BF$3];[.$B$7:.$C$58];2;0);HLOOKUP([.$B18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s</text:p>
          </table:table-cell>
          <table:table-cell office:value-type="float" office:value="13">
            <text:p>13</text:p>
          </table:table-cell>
          <table:table-cell table:formula="of:=LEFT([.B19];1)" office:value-type="string" office:string-value="A">
            <text:p>A</text:p>
          </table:table-cell>
          <table:table-cell table:formula="of:=RIGHT([.B19];1)" office:value-type="string" office:string-value="s">
            <text:p>s</text:p>
          </table:table-cell>
          <table:table-cell/>
          <table:table-cell table:formula="of:=IF(AND([.G$3]&lt;&gt;[.$B19];OR([.$D$6]=[.$D19];[.$D$6]=&quot;x&quot;);OR([.$E$6]=[.$E19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19];OR([.$D$6]=[.$D19];[.$D$6]=&quot;x&quot;);OR([.$E$6]=[.$E19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19];OR([.$D$6]=[.$D19];[.$D$6]=&quot;x&quot;);OR([.$E$6]=[.$E19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19];OR([.$D$6]=[.$D19];[.$D$6]=&quot;x&quot;);OR([.$E$6]=[.$E19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19];OR([.$D$6]=[.$D19];[.$D$6]=&quot;x&quot;);OR([.$E$6]=[.$E19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19];OR([.$D$6]=[.$D19];[.$D$6]=&quot;x&quot;);OR([.$E$6]=[.$E19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19];OR([.$D$6]=[.$D19];[.$D$6]=&quot;x&quot;);OR([.$E$6]=[.$E19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19];OR([.$D$6]=[.$D19];[.$D$6]=&quot;x&quot;);OR([.$E$6]=[.$E19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19];OR([.$D$6]=[.$D19];[.$D$6]=&quot;x&quot;);OR([.$E$6]=[.$E19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19];OR([.$D$6]=[.$D19];[.$D$6]=&quot;x&quot;);OR([.$E$6]=[.$E19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19];OR([.$D$6]=[.$D19];[.$D$6]=&quot;x&quot;);OR([.$E$6]=[.$E19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19];OR([.$D$6]=[.$D19];[.$D$6]=&quot;x&quot;);OR([.$E$6]=[.$E19];[.$E$6]=&quot;x&quot;);OR([.$F$5]=[.R$5];[.$F$5]=&quot;x&quot;);OR([.$F$6]=[.R$6];[.$F$6]=&quot;x&quot;));1;0)" office:value-type="float" office:value="0">
            <text:p>0</text:p>
          </table:table-cell>
          <table:table-cell table:style-name="ce2"/>
          <table:table-cell table:formula="of:=IF(AND(OR([.$D$6]=[.$D19];[.$D$6]=&quot;x&quot;);OR([.$E$6]=[.$E19];[.$E$6]=&quot;x&quot;);OR([.$F$5]=[.T$5];[.$F$5]=&quot;x&quot;);OR([.$F$6]=[.T$6];[.$F$6]=&quot;x&quot;);NOT(INDEX([.$G$7:.$BF$58];VLOOKUP([.T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U$5];[.$F$5]=&quot;x&quot;);OR([.$F$6]=[.U$6];[.$F$6]=&quot;x&quot;);NOT(INDEX([.$G$7:.$BF$58];VLOOKUP([.U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V$5];[.$F$5]=&quot;x&quot;);OR([.$F$6]=[.V$6];[.$F$6]=&quot;x&quot;);NOT(INDEX([.$G$7:.$BF$58];VLOOKUP([.V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W$5];[.$F$5]=&quot;x&quot;);OR([.$F$6]=[.W$6];[.$F$6]=&quot;x&quot;);NOT(INDEX([.$G$7:.$BF$58];VLOOKUP([.W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X$5];[.$F$5]=&quot;x&quot;);OR([.$F$6]=[.X$6];[.$F$6]=&quot;x&quot;);NOT(INDEX([.$G$7:.$BF$58];VLOOKUP([.X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Y$5];[.$F$5]=&quot;x&quot;);OR([.$F$6]=[.Y$6];[.$F$6]=&quot;x&quot;);NOT(INDEX([.$G$7:.$BF$58];VLOOKUP([.Y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Z$5];[.$F$5]=&quot;x&quot;);OR([.$F$6]=[.Z$6];[.$F$6]=&quot;x&quot;);NOT(INDEX([.$G$7:.$BF$58];VLOOKUP([.Z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A$5];[.$F$5]=&quot;x&quot;);OR([.$F$6]=[.AA$6];[.$F$6]=&quot;x&quot;);NOT(INDEX([.$G$7:.$BF$58];VLOOKUP([.AA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B$5];[.$F$5]=&quot;x&quot;);OR([.$F$6]=[.AB$6];[.$F$6]=&quot;x&quot;);NOT(INDEX([.$G$7:.$BF$58];VLOOKUP([.AB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C$5];[.$F$5]=&quot;x&quot;);OR([.$F$6]=[.AC$6];[.$F$6]=&quot;x&quot;);NOT(INDEX([.$G$7:.$BF$58];VLOOKUP([.AC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D$5];[.$F$5]=&quot;x&quot;);OR([.$F$6]=[.AD$6];[.$F$6]=&quot;x&quot;);NOT(INDEX([.$G$7:.$BF$58];VLOOKUP([.AD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E$5];[.$F$5]=&quot;x&quot;);OR([.$F$6]=[.AE$6];[.$F$6]=&quot;x&quot;);NOT(INDEX([.$G$7:.$BF$58];VLOOKUP([.AE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F$5];[.$F$5]=&quot;x&quot;);OR([.$F$6]=[.AF$6];[.$F$6]=&quot;x&quot;);NOT(INDEX([.$G$7:.$BF$58];VLOOKUP([.AF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G$5];[.$F$5]=&quot;x&quot;);OR([.$F$6]=[.AG$6];[.$F$6]=&quot;x&quot;);NOT(INDEX([.$G$7:.$BF$58];VLOOKUP([.AG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H$5];[.$F$5]=&quot;x&quot;);OR([.$F$6]=[.AH$6];[.$F$6]=&quot;x&quot;);NOT(INDEX([.$G$7:.$BF$58];VLOOKUP([.AH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I$5];[.$F$5]=&quot;x&quot;);OR([.$F$6]=[.AI$6];[.$F$6]=&quot;x&quot;);NOT(INDEX([.$G$7:.$BF$58];VLOOKUP([.AI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J$5];[.$F$5]=&quot;x&quot;);OR([.$F$6]=[.AJ$6];[.$F$6]=&quot;x&quot;);NOT(INDEX([.$G$7:.$BF$58];VLOOKUP([.AJ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K$5];[.$F$5]=&quot;x&quot;);OR([.$F$6]=[.AK$6];[.$F$6]=&quot;x&quot;);NOT(INDEX([.$G$7:.$BF$58];VLOOKUP([.AK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L$5];[.$F$5]=&quot;x&quot;);OR([.$F$6]=[.AL$6];[.$F$6]=&quot;x&quot;);NOT(INDEX([.$G$7:.$BF$58];VLOOKUP([.AL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M$5];[.$F$5]=&quot;x&quot;);OR([.$F$6]=[.AM$6];[.$F$6]=&quot;x&quot;);NOT(INDEX([.$G$7:.$BF$58];VLOOKUP([.AM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N$5];[.$F$5]=&quot;x&quot;);OR([.$F$6]=[.AN$6];[.$F$6]=&quot;x&quot;);NOT(INDEX([.$G$7:.$BF$58];VLOOKUP([.AN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O$5];[.$F$5]=&quot;x&quot;);OR([.$F$6]=[.AO$6];[.$F$6]=&quot;x&quot;);NOT(INDEX([.$G$7:.$BF$58];VLOOKUP([.AO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P$5];[.$F$5]=&quot;x&quot;);OR([.$F$6]=[.AP$6];[.$F$6]=&quot;x&quot;);NOT(INDEX([.$G$7:.$BF$58];VLOOKUP([.AP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Q$5];[.$F$5]=&quot;x&quot;);OR([.$F$6]=[.AQ$6];[.$F$6]=&quot;x&quot;);NOT(INDEX([.$G$7:.$BF$58];VLOOKUP([.AQ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R$5];[.$F$5]=&quot;x&quot;);OR([.$F$6]=[.AR$6];[.$F$6]=&quot;x&quot;);NOT(INDEX([.$G$7:.$BF$58];VLOOKUP([.AR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S$5];[.$F$5]=&quot;x&quot;);OR([.$F$6]=[.AS$6];[.$F$6]=&quot;x&quot;);NOT(INDEX([.$G$7:.$BF$58];VLOOKUP([.AS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T$5];[.$F$5]=&quot;x&quot;);OR([.$F$6]=[.AT$6];[.$F$6]=&quot;x&quot;);NOT(INDEX([.$G$7:.$BF$58];VLOOKUP([.AT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U$5];[.$F$5]=&quot;x&quot;);OR([.$F$6]=[.AU$6];[.$F$6]=&quot;x&quot;);NOT(INDEX([.$G$7:.$BF$58];VLOOKUP([.AU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V$5];[.$F$5]=&quot;x&quot;);OR([.$F$6]=[.AV$6];[.$F$6]=&quot;x&quot;);NOT(INDEX([.$G$7:.$BF$58];VLOOKUP([.AV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W$5];[.$F$5]=&quot;x&quot;);OR([.$F$6]=[.AW$6];[.$F$6]=&quot;x&quot;);NOT(INDEX([.$G$7:.$BF$58];VLOOKUP([.AW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X$5];[.$F$5]=&quot;x&quot;);OR([.$F$6]=[.AX$6];[.$F$6]=&quot;x&quot;);NOT(INDEX([.$G$7:.$BF$58];VLOOKUP([.AX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Y$5];[.$F$5]=&quot;x&quot;);OR([.$F$6]=[.AY$6];[.$F$6]=&quot;x&quot;);NOT(INDEX([.$G$7:.$BF$58];VLOOKUP([.AY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AZ$5];[.$F$5]=&quot;x&quot;);OR([.$F$6]=[.AZ$6];[.$F$6]=&quot;x&quot;);NOT(INDEX([.$G$7:.$BF$58];VLOOKUP([.AZ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BA$5];[.$F$5]=&quot;x&quot;);OR([.$F$6]=[.BA$6];[.$F$6]=&quot;x&quot;);NOT(INDEX([.$G$7:.$BF$58];VLOOKUP([.BA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BB$5];[.$F$5]=&quot;x&quot;);OR([.$F$6]=[.BB$6];[.$F$6]=&quot;x&quot;);NOT(INDEX([.$G$7:.$BF$58];VLOOKUP([.BB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BC$5];[.$F$5]=&quot;x&quot;);OR([.$F$6]=[.BC$6];[.$F$6]=&quot;x&quot;);NOT(INDEX([.$G$7:.$BF$58];VLOOKUP([.BC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BD$5];[.$F$5]=&quot;x&quot;);OR([.$F$6]=[.BD$6];[.$F$6]=&quot;x&quot;);NOT(INDEX([.$G$7:.$BF$58];VLOOKUP([.BD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BE$5];[.$F$5]=&quot;x&quot;);OR([.$F$6]=[.BE$6];[.$F$6]=&quot;x&quot;);NOT(INDEX([.$G$7:.$BF$58];VLOOKUP([.BE$3];[.$B$7:.$C$58];2;0);HLOOKUP([.$B19];[.$G$3:.$BF$4];2;0))));1;0)" office:value-type="float" office:value="0">
            <text:p>0</text:p>
          </table:table-cell>
          <table:table-cell table:formula="of:=IF(AND(OR([.$D$6]=[.$D19];[.$D$6]=&quot;x&quot;);OR([.$E$6]=[.$E19];[.$E$6]=&quot;x&quot;);OR([.$F$5]=[.BF$5];[.$F$5]=&quot;x&quot;);OR([.$F$6]=[.BF$6];[.$F$6]=&quot;x&quot;);NOT(INDEX([.$G$7:.$BF$58];VLOOKUP([.BF$3];[.$B$7:.$C$58];2;0);HLOOKUP([.$B19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h</text:p>
          </table:table-cell>
          <table:table-cell office:value-type="float" office:value="14">
            <text:p>14</text:p>
          </table:table-cell>
          <table:table-cell table:formula="of:=LEFT([.B20];1)" office:value-type="string" office:string-value="2">
            <text:p>2</text:p>
          </table:table-cell>
          <table:table-cell table:formula="of:=RIGHT([.B20];1)" office:value-type="string" office:string-value="h">
            <text:p>h</text:p>
          </table:table-cell>
          <table:table-cell/>
          <table:table-cell table:formula="of:=IF(AND([.G$3]&lt;&gt;[.$B20];OR([.$D$6]=[.$D20];[.$D$6]=&quot;x&quot;);OR([.$E$6]=[.$E20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0];OR([.$D$6]=[.$D20];[.$D$6]=&quot;x&quot;);OR([.$E$6]=[.$E20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0];OR([.$D$6]=[.$D20];[.$D$6]=&quot;x&quot;);OR([.$E$6]=[.$E20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0];OR([.$D$6]=[.$D20];[.$D$6]=&quot;x&quot;);OR([.$E$6]=[.$E20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0];OR([.$D$6]=[.$D20];[.$D$6]=&quot;x&quot;);OR([.$E$6]=[.$E20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0];OR([.$D$6]=[.$D20];[.$D$6]=&quot;x&quot;);OR([.$E$6]=[.$E20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0];OR([.$D$6]=[.$D20];[.$D$6]=&quot;x&quot;);OR([.$E$6]=[.$E20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0];OR([.$D$6]=[.$D20];[.$D$6]=&quot;x&quot;);OR([.$E$6]=[.$E20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0];OR([.$D$6]=[.$D20];[.$D$6]=&quot;x&quot;);OR([.$E$6]=[.$E20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0];OR([.$D$6]=[.$D20];[.$D$6]=&quot;x&quot;);OR([.$E$6]=[.$E20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0];OR([.$D$6]=[.$D20];[.$D$6]=&quot;x&quot;);OR([.$E$6]=[.$E20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0];OR([.$D$6]=[.$D20];[.$D$6]=&quot;x&quot;);OR([.$E$6]=[.$E20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0];OR([.$D$6]=[.$D20];[.$D$6]=&quot;x&quot;);OR([.$E$6]=[.$E20];[.$E$6]=&quot;x&quot;);OR([.$F$5]=[.S$5];[.$F$5]=&quot;x&quot;);OR([.$F$6]=[.S$6];[.$F$6]=&quot;x&quot;));1;0)" office:value-type="float" office:value="0">
            <text:p>0</text:p>
          </table:table-cell>
          <table:table-cell table:style-name="ce2"/>
          <table:table-cell table:formula="of:=IF(AND(OR([.$D$6]=[.$D20];[.$D$6]=&quot;x&quot;);OR([.$E$6]=[.$E20];[.$E$6]=&quot;x&quot;);OR([.$F$5]=[.U$5];[.$F$5]=&quot;x&quot;);OR([.$F$6]=[.U$6];[.$F$6]=&quot;x&quot;);NOT(INDEX([.$G$7:.$BF$58];VLOOKUP([.U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V$5];[.$F$5]=&quot;x&quot;);OR([.$F$6]=[.V$6];[.$F$6]=&quot;x&quot;);NOT(INDEX([.$G$7:.$BF$58];VLOOKUP([.V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W$5];[.$F$5]=&quot;x&quot;);OR([.$F$6]=[.W$6];[.$F$6]=&quot;x&quot;);NOT(INDEX([.$G$7:.$BF$58];VLOOKUP([.W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X$5];[.$F$5]=&quot;x&quot;);OR([.$F$6]=[.X$6];[.$F$6]=&quot;x&quot;);NOT(INDEX([.$G$7:.$BF$58];VLOOKUP([.X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Y$5];[.$F$5]=&quot;x&quot;);OR([.$F$6]=[.Y$6];[.$F$6]=&quot;x&quot;);NOT(INDEX([.$G$7:.$BF$58];VLOOKUP([.Y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Z$5];[.$F$5]=&quot;x&quot;);OR([.$F$6]=[.Z$6];[.$F$6]=&quot;x&quot;);NOT(INDEX([.$G$7:.$BF$58];VLOOKUP([.Z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A$5];[.$F$5]=&quot;x&quot;);OR([.$F$6]=[.AA$6];[.$F$6]=&quot;x&quot;);NOT(INDEX([.$G$7:.$BF$58];VLOOKUP([.AA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B$5];[.$F$5]=&quot;x&quot;);OR([.$F$6]=[.AB$6];[.$F$6]=&quot;x&quot;);NOT(INDEX([.$G$7:.$BF$58];VLOOKUP([.AB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C$5];[.$F$5]=&quot;x&quot;);OR([.$F$6]=[.AC$6];[.$F$6]=&quot;x&quot;);NOT(INDEX([.$G$7:.$BF$58];VLOOKUP([.AC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D$5];[.$F$5]=&quot;x&quot;);OR([.$F$6]=[.AD$6];[.$F$6]=&quot;x&quot;);NOT(INDEX([.$G$7:.$BF$58];VLOOKUP([.AD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E$5];[.$F$5]=&quot;x&quot;);OR([.$F$6]=[.AE$6];[.$F$6]=&quot;x&quot;);NOT(INDEX([.$G$7:.$BF$58];VLOOKUP([.AE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F$5];[.$F$5]=&quot;x&quot;);OR([.$F$6]=[.AF$6];[.$F$6]=&quot;x&quot;);NOT(INDEX([.$G$7:.$BF$58];VLOOKUP([.AF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G$5];[.$F$5]=&quot;x&quot;);OR([.$F$6]=[.AG$6];[.$F$6]=&quot;x&quot;);NOT(INDEX([.$G$7:.$BF$58];VLOOKUP([.AG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H$5];[.$F$5]=&quot;x&quot;);OR([.$F$6]=[.AH$6];[.$F$6]=&quot;x&quot;);NOT(INDEX([.$G$7:.$BF$58];VLOOKUP([.AH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I$5];[.$F$5]=&quot;x&quot;);OR([.$F$6]=[.AI$6];[.$F$6]=&quot;x&quot;);NOT(INDEX([.$G$7:.$BF$58];VLOOKUP([.AI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J$5];[.$F$5]=&quot;x&quot;);OR([.$F$6]=[.AJ$6];[.$F$6]=&quot;x&quot;);NOT(INDEX([.$G$7:.$BF$58];VLOOKUP([.AJ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K$5];[.$F$5]=&quot;x&quot;);OR([.$F$6]=[.AK$6];[.$F$6]=&quot;x&quot;);NOT(INDEX([.$G$7:.$BF$58];VLOOKUP([.AK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L$5];[.$F$5]=&quot;x&quot;);OR([.$F$6]=[.AL$6];[.$F$6]=&quot;x&quot;);NOT(INDEX([.$G$7:.$BF$58];VLOOKUP([.AL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M$5];[.$F$5]=&quot;x&quot;);OR([.$F$6]=[.AM$6];[.$F$6]=&quot;x&quot;);NOT(INDEX([.$G$7:.$BF$58];VLOOKUP([.AM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N$5];[.$F$5]=&quot;x&quot;);OR([.$F$6]=[.AN$6];[.$F$6]=&quot;x&quot;);NOT(INDEX([.$G$7:.$BF$58];VLOOKUP([.AN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O$5];[.$F$5]=&quot;x&quot;);OR([.$F$6]=[.AO$6];[.$F$6]=&quot;x&quot;);NOT(INDEX([.$G$7:.$BF$58];VLOOKUP([.AO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P$5];[.$F$5]=&quot;x&quot;);OR([.$F$6]=[.AP$6];[.$F$6]=&quot;x&quot;);NOT(INDEX([.$G$7:.$BF$58];VLOOKUP([.AP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Q$5];[.$F$5]=&quot;x&quot;);OR([.$F$6]=[.AQ$6];[.$F$6]=&quot;x&quot;);NOT(INDEX([.$G$7:.$BF$58];VLOOKUP([.AQ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R$5];[.$F$5]=&quot;x&quot;);OR([.$F$6]=[.AR$6];[.$F$6]=&quot;x&quot;);NOT(INDEX([.$G$7:.$BF$58];VLOOKUP([.AR$3];[.$B$7:.$C$58];2;0);HLOOKUP([.$B20];[.$G$3:.$BF$4];2;0))));1;0)" office:value-type="float" office:value="0">
            <text:p>0</text:p>
          </table:table-cell>
          <table:table-cell table:formula="of:=IF(AND(OR([.$D$6]=[.$D20];[.$D$6]=&quot;x&quot;);OR([.$E$6]=[.$E20];[.$E$6]=&quot;x&quot;);OR([.$F$5]=[.AS$5];[.$F$5]=&quot;x&quot;);OR([.$F$6]=[.AS$6];[.$F$6]=&quot;x&quot;);NOT(INDEX([.$G$7:.$BF$58];VLOOKUP([.AS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AT$5];[.$F$5]=&quot;x&quot;);OR([.$F$6]=[.AT$6];[.$F$6]=&quot;x&quot;);NOT(INDEX([.$G$7:.$BF$58];VLOOKUP([.AT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AU$5];[.$F$5]=&quot;x&quot;);OR([.$F$6]=[.AU$6];[.$F$6]=&quot;x&quot;);NOT(INDEX([.$G$7:.$BF$58];VLOOKUP([.AU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AV$5];[.$F$5]=&quot;x&quot;);OR([.$F$6]=[.AV$6];[.$F$6]=&quot;x&quot;);NOT(INDEX([.$G$7:.$BF$58];VLOOKUP([.AV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AW$5];[.$F$5]=&quot;x&quot;);OR([.$F$6]=[.AW$6];[.$F$6]=&quot;x&quot;);NOT(INDEX([.$G$7:.$BF$58];VLOOKUP([.AW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AX$5];[.$F$5]=&quot;x&quot;);OR([.$F$6]=[.AX$6];[.$F$6]=&quot;x&quot;);NOT(INDEX([.$G$7:.$BF$58];VLOOKUP([.AX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AY$5];[.$F$5]=&quot;x&quot;);OR([.$F$6]=[.AY$6];[.$F$6]=&quot;x&quot;);NOT(INDEX([.$G$7:.$BF$58];VLOOKUP([.AY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AZ$5];[.$F$5]=&quot;x&quot;);OR([.$F$6]=[.AZ$6];[.$F$6]=&quot;x&quot;);NOT(INDEX([.$G$7:.$BF$58];VLOOKUP([.AZ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BA$5];[.$F$5]=&quot;x&quot;);OR([.$F$6]=[.BA$6];[.$F$6]=&quot;x&quot;);NOT(INDEX([.$G$7:.$BF$58];VLOOKUP([.BA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BB$5];[.$F$5]=&quot;x&quot;);OR([.$F$6]=[.BB$6];[.$F$6]=&quot;x&quot;);NOT(INDEX([.$G$7:.$BF$58];VLOOKUP([.BB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BC$5];[.$F$5]=&quot;x&quot;);OR([.$F$6]=[.BC$6];[.$F$6]=&quot;x&quot;);NOT(INDEX([.$G$7:.$BF$58];VLOOKUP([.BC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BD$5];[.$F$5]=&quot;x&quot;);OR([.$F$6]=[.BD$6];[.$F$6]=&quot;x&quot;);NOT(INDEX([.$G$7:.$BF$58];VLOOKUP([.BD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BE$5];[.$F$5]=&quot;x&quot;);OR([.$F$6]=[.BE$6];[.$F$6]=&quot;x&quot;);NOT(INDEX([.$G$7:.$BF$58];VLOOKUP([.BE$3];[.$B$7:.$C$58];2;0);HLOOKUP([.$B20];[.$G$3:.$BF$4];2;0))));1;0)" office:value-type="float" office:value="0">
            <text:p>0</text:p>
          </table:table-cell>
          <table:table-cell table:style-name="ce3" table:formula="of:=IF(AND(OR([.$D$6]=[.$D20];[.$D$6]=&quot;x&quot;);OR([.$E$6]=[.$E20];[.$E$6]=&quot;x&quot;);OR([.$F$5]=[.BF$5];[.$F$5]=&quot;x&quot;);OR([.$F$6]=[.BF$6];[.$F$6]=&quot;x&quot;);NOT(INDEX([.$G$7:.$BF$58];VLOOKUP([.BF$3];[.$B$7:.$C$58];2;0);HLOOKUP([.$B20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3h</text:p>
          </table:table-cell>
          <table:table-cell office:value-type="float" office:value="15">
            <text:p>15</text:p>
          </table:table-cell>
          <table:table-cell table:formula="of:=LEFT([.B21];1)" office:value-type="string" office:string-value="3">
            <text:p>3</text:p>
          </table:table-cell>
          <table:table-cell table:formula="of:=RIGHT([.B21];1)" office:value-type="string" office:string-value="h">
            <text:p>h</text:p>
          </table:table-cell>
          <table:table-cell/>
          <table:table-cell table:formula="of:=IF(AND([.G$3]&lt;&gt;[.$B21];OR([.$D$6]=[.$D21];[.$D$6]=&quot;x&quot;);OR([.$E$6]=[.$E21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1];OR([.$D$6]=[.$D21];[.$D$6]=&quot;x&quot;);OR([.$E$6]=[.$E21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1];OR([.$D$6]=[.$D21];[.$D$6]=&quot;x&quot;);OR([.$E$6]=[.$E21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1];OR([.$D$6]=[.$D21];[.$D$6]=&quot;x&quot;);OR([.$E$6]=[.$E21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1];OR([.$D$6]=[.$D21];[.$D$6]=&quot;x&quot;);OR([.$E$6]=[.$E21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1];OR([.$D$6]=[.$D21];[.$D$6]=&quot;x&quot;);OR([.$E$6]=[.$E21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1];OR([.$D$6]=[.$D21];[.$D$6]=&quot;x&quot;);OR([.$E$6]=[.$E21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1];OR([.$D$6]=[.$D21];[.$D$6]=&quot;x&quot;);OR([.$E$6]=[.$E21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1];OR([.$D$6]=[.$D21];[.$D$6]=&quot;x&quot;);OR([.$E$6]=[.$E21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1];OR([.$D$6]=[.$D21];[.$D$6]=&quot;x&quot;);OR([.$E$6]=[.$E21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1];OR([.$D$6]=[.$D21];[.$D$6]=&quot;x&quot;);OR([.$E$6]=[.$E21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1];OR([.$D$6]=[.$D21];[.$D$6]=&quot;x&quot;);OR([.$E$6]=[.$E21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1];OR([.$D$6]=[.$D21];[.$D$6]=&quot;x&quot;);OR([.$E$6]=[.$E21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1];OR([.$D$6]=[.$D21];[.$D$6]=&quot;x&quot;);OR([.$E$6]=[.$E21];[.$E$6]=&quot;x&quot;);OR([.$F$5]=[.T$5];[.$F$5]=&quot;x&quot;);OR([.$F$6]=[.T$6];[.$F$6]=&quot;x&quot;));1;0)" office:value-type="float" office:value="1">
            <text:p>1</text:p>
          </table:table-cell>
          <table:table-cell table:style-name="ce2"/>
          <table:table-cell table:formula="of:=IF(AND(OR([.$D$6]=[.$D21];[.$D$6]=&quot;x&quot;);OR([.$E$6]=[.$E21];[.$E$6]=&quot;x&quot;);OR([.$F$5]=[.V$5];[.$F$5]=&quot;x&quot;);OR([.$F$6]=[.V$6];[.$F$6]=&quot;x&quot;);NOT(INDEX([.$G$7:.$BF$58];VLOOKUP([.V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W$5];[.$F$5]=&quot;x&quot;);OR([.$F$6]=[.W$6];[.$F$6]=&quot;x&quot;);NOT(INDEX([.$G$7:.$BF$58];VLOOKUP([.W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X$5];[.$F$5]=&quot;x&quot;);OR([.$F$6]=[.X$6];[.$F$6]=&quot;x&quot;);NOT(INDEX([.$G$7:.$BF$58];VLOOKUP([.X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Y$5];[.$F$5]=&quot;x&quot;);OR([.$F$6]=[.Y$6];[.$F$6]=&quot;x&quot;);NOT(INDEX([.$G$7:.$BF$58];VLOOKUP([.Y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Z$5];[.$F$5]=&quot;x&quot;);OR([.$F$6]=[.Z$6];[.$F$6]=&quot;x&quot;);NOT(INDEX([.$G$7:.$BF$58];VLOOKUP([.Z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A$5];[.$F$5]=&quot;x&quot;);OR([.$F$6]=[.AA$6];[.$F$6]=&quot;x&quot;);NOT(INDEX([.$G$7:.$BF$58];VLOOKUP([.AA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B$5];[.$F$5]=&quot;x&quot;);OR([.$F$6]=[.AB$6];[.$F$6]=&quot;x&quot;);NOT(INDEX([.$G$7:.$BF$58];VLOOKUP([.AB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C$5];[.$F$5]=&quot;x&quot;);OR([.$F$6]=[.AC$6];[.$F$6]=&quot;x&quot;);NOT(INDEX([.$G$7:.$BF$58];VLOOKUP([.AC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D$5];[.$F$5]=&quot;x&quot;);OR([.$F$6]=[.AD$6];[.$F$6]=&quot;x&quot;);NOT(INDEX([.$G$7:.$BF$58];VLOOKUP([.AD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E$5];[.$F$5]=&quot;x&quot;);OR([.$F$6]=[.AE$6];[.$F$6]=&quot;x&quot;);NOT(INDEX([.$G$7:.$BF$58];VLOOKUP([.AE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F$5];[.$F$5]=&quot;x&quot;);OR([.$F$6]=[.AF$6];[.$F$6]=&quot;x&quot;);NOT(INDEX([.$G$7:.$BF$58];VLOOKUP([.AF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G$5];[.$F$5]=&quot;x&quot;);OR([.$F$6]=[.AG$6];[.$F$6]=&quot;x&quot;);NOT(INDEX([.$G$7:.$BF$58];VLOOKUP([.AG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H$5];[.$F$5]=&quot;x&quot;);OR([.$F$6]=[.AH$6];[.$F$6]=&quot;x&quot;);NOT(INDEX([.$G$7:.$BF$58];VLOOKUP([.AH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I$5];[.$F$5]=&quot;x&quot;);OR([.$F$6]=[.AI$6];[.$F$6]=&quot;x&quot;);NOT(INDEX([.$G$7:.$BF$58];VLOOKUP([.AI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J$5];[.$F$5]=&quot;x&quot;);OR([.$F$6]=[.AJ$6];[.$F$6]=&quot;x&quot;);NOT(INDEX([.$G$7:.$BF$58];VLOOKUP([.AJ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K$5];[.$F$5]=&quot;x&quot;);OR([.$F$6]=[.AK$6];[.$F$6]=&quot;x&quot;);NOT(INDEX([.$G$7:.$BF$58];VLOOKUP([.AK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L$5];[.$F$5]=&quot;x&quot;);OR([.$F$6]=[.AL$6];[.$F$6]=&quot;x&quot;);NOT(INDEX([.$G$7:.$BF$58];VLOOKUP([.AL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M$5];[.$F$5]=&quot;x&quot;);OR([.$F$6]=[.AM$6];[.$F$6]=&quot;x&quot;);NOT(INDEX([.$G$7:.$BF$58];VLOOKUP([.AM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N$5];[.$F$5]=&quot;x&quot;);OR([.$F$6]=[.AN$6];[.$F$6]=&quot;x&quot;);NOT(INDEX([.$G$7:.$BF$58];VLOOKUP([.AN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O$5];[.$F$5]=&quot;x&quot;);OR([.$F$6]=[.AO$6];[.$F$6]=&quot;x&quot;);NOT(INDEX([.$G$7:.$BF$58];VLOOKUP([.AO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P$5];[.$F$5]=&quot;x&quot;);OR([.$F$6]=[.AP$6];[.$F$6]=&quot;x&quot;);NOT(INDEX([.$G$7:.$BF$58];VLOOKUP([.AP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Q$5];[.$F$5]=&quot;x&quot;);OR([.$F$6]=[.AQ$6];[.$F$6]=&quot;x&quot;);NOT(INDEX([.$G$7:.$BF$58];VLOOKUP([.AQ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R$5];[.$F$5]=&quot;x&quot;);OR([.$F$6]=[.AR$6];[.$F$6]=&quot;x&quot;);NOT(INDEX([.$G$7:.$BF$58];VLOOKUP([.AR$3];[.$B$7:.$C$58];2;0);HLOOKUP([.$B21];[.$G$3:.$BF$4];2;0))));1;0)" office:value-type="float" office:value="0">
            <text:p>0</text:p>
          </table:table-cell>
          <table:table-cell table:formula="of:=IF(AND(OR([.$D$6]=[.$D21];[.$D$6]=&quot;x&quot;);OR([.$E$6]=[.$E21];[.$E$6]=&quot;x&quot;);OR([.$F$5]=[.AS$5];[.$F$5]=&quot;x&quot;);OR([.$F$6]=[.AS$6];[.$F$6]=&quot;x&quot;);NOT(INDEX([.$G$7:.$BF$58];VLOOKUP([.AS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AT$5];[.$F$5]=&quot;x&quot;);OR([.$F$6]=[.AT$6];[.$F$6]=&quot;x&quot;);NOT(INDEX([.$G$7:.$BF$58];VLOOKUP([.AT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AU$5];[.$F$5]=&quot;x&quot;);OR([.$F$6]=[.AU$6];[.$F$6]=&quot;x&quot;);NOT(INDEX([.$G$7:.$BF$58];VLOOKUP([.AU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AV$5];[.$F$5]=&quot;x&quot;);OR([.$F$6]=[.AV$6];[.$F$6]=&quot;x&quot;);NOT(INDEX([.$G$7:.$BF$58];VLOOKUP([.AV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AW$5];[.$F$5]=&quot;x&quot;);OR([.$F$6]=[.AW$6];[.$F$6]=&quot;x&quot;);NOT(INDEX([.$G$7:.$BF$58];VLOOKUP([.AW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AX$5];[.$F$5]=&quot;x&quot;);OR([.$F$6]=[.AX$6];[.$F$6]=&quot;x&quot;);NOT(INDEX([.$G$7:.$BF$58];VLOOKUP([.AX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AY$5];[.$F$5]=&quot;x&quot;);OR([.$F$6]=[.AY$6];[.$F$6]=&quot;x&quot;);NOT(INDEX([.$G$7:.$BF$58];VLOOKUP([.AY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AZ$5];[.$F$5]=&quot;x&quot;);OR([.$F$6]=[.AZ$6];[.$F$6]=&quot;x&quot;);NOT(INDEX([.$G$7:.$BF$58];VLOOKUP([.AZ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BA$5];[.$F$5]=&quot;x&quot;);OR([.$F$6]=[.BA$6];[.$F$6]=&quot;x&quot;);NOT(INDEX([.$G$7:.$BF$58];VLOOKUP([.BA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BB$5];[.$F$5]=&quot;x&quot;);OR([.$F$6]=[.BB$6];[.$F$6]=&quot;x&quot;);NOT(INDEX([.$G$7:.$BF$58];VLOOKUP([.BB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BC$5];[.$F$5]=&quot;x&quot;);OR([.$F$6]=[.BC$6];[.$F$6]=&quot;x&quot;);NOT(INDEX([.$G$7:.$BF$58];VLOOKUP([.BC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BD$5];[.$F$5]=&quot;x&quot;);OR([.$F$6]=[.BD$6];[.$F$6]=&quot;x&quot;);NOT(INDEX([.$G$7:.$BF$58];VLOOKUP([.BD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BE$5];[.$F$5]=&quot;x&quot;);OR([.$F$6]=[.BE$6];[.$F$6]=&quot;x&quot;);NOT(INDEX([.$G$7:.$BF$58];VLOOKUP([.BE$3];[.$B$7:.$C$58];2;0);HLOOKUP([.$B21];[.$G$3:.$BF$4];2;0))));1;0)" office:value-type="float" office:value="0">
            <text:p>0</text:p>
          </table:table-cell>
          <table:table-cell table:style-name="ce3" table:formula="of:=IF(AND(OR([.$D$6]=[.$D21];[.$D$6]=&quot;x&quot;);OR([.$E$6]=[.$E21];[.$E$6]=&quot;x&quot;);OR([.$F$5]=[.BF$5];[.$F$5]=&quot;x&quot;);OR([.$F$6]=[.BF$6];[.$F$6]=&quot;x&quot;);NOT(INDEX([.$G$7:.$BF$58];VLOOKUP([.BF$3];[.$B$7:.$C$58];2;0);HLOOKUP([.$B21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4h</text:p>
          </table:table-cell>
          <table:table-cell office:value-type="float" office:value="16">
            <text:p>16</text:p>
          </table:table-cell>
          <table:table-cell table:formula="of:=LEFT([.B22];1)" office:value-type="string" office:string-value="4">
            <text:p>4</text:p>
          </table:table-cell>
          <table:table-cell table:formula="of:=RIGHT([.B22];1)" office:value-type="string" office:string-value="h">
            <text:p>h</text:p>
          </table:table-cell>
          <table:table-cell/>
          <table:table-cell table:formula="of:=IF(AND([.G$3]&lt;&gt;[.$B22];OR([.$D$6]=[.$D22];[.$D$6]=&quot;x&quot;);OR([.$E$6]=[.$E22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2];OR([.$D$6]=[.$D22];[.$D$6]=&quot;x&quot;);OR([.$E$6]=[.$E22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2];OR([.$D$6]=[.$D22];[.$D$6]=&quot;x&quot;);OR([.$E$6]=[.$E22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2];OR([.$D$6]=[.$D22];[.$D$6]=&quot;x&quot;);OR([.$E$6]=[.$E22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2];OR([.$D$6]=[.$D22];[.$D$6]=&quot;x&quot;);OR([.$E$6]=[.$E22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2];OR([.$D$6]=[.$D22];[.$D$6]=&quot;x&quot;);OR([.$E$6]=[.$E22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2];OR([.$D$6]=[.$D22];[.$D$6]=&quot;x&quot;);OR([.$E$6]=[.$E22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2];OR([.$D$6]=[.$D22];[.$D$6]=&quot;x&quot;);OR([.$E$6]=[.$E22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2];OR([.$D$6]=[.$D22];[.$D$6]=&quot;x&quot;);OR([.$E$6]=[.$E22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2];OR([.$D$6]=[.$D22];[.$D$6]=&quot;x&quot;);OR([.$E$6]=[.$E22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2];OR([.$D$6]=[.$D22];[.$D$6]=&quot;x&quot;);OR([.$E$6]=[.$E22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2];OR([.$D$6]=[.$D22];[.$D$6]=&quot;x&quot;);OR([.$E$6]=[.$E22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2];OR([.$D$6]=[.$D22];[.$D$6]=&quot;x&quot;);OR([.$E$6]=[.$E22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2];OR([.$D$6]=[.$D22];[.$D$6]=&quot;x&quot;);OR([.$E$6]=[.$E22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2];OR([.$D$6]=[.$D22];[.$D$6]=&quot;x&quot;);OR([.$E$6]=[.$E22];[.$E$6]=&quot;x&quot;);OR([.$F$5]=[.U$5];[.$F$5]=&quot;x&quot;);OR([.$F$6]=[.U$6];[.$F$6]=&quot;x&quot;));1;0)" office:value-type="float" office:value="1">
            <text:p>1</text:p>
          </table:table-cell>
          <table:table-cell table:style-name="ce2"/>
          <table:table-cell table:formula="of:=IF(AND(OR([.$D$6]=[.$D22];[.$D$6]=&quot;x&quot;);OR([.$E$6]=[.$E22];[.$E$6]=&quot;x&quot;);OR([.$F$5]=[.W$5];[.$F$5]=&quot;x&quot;);OR([.$F$6]=[.W$6];[.$F$6]=&quot;x&quot;);NOT(INDEX([.$G$7:.$BF$58];VLOOKUP([.W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X$5];[.$F$5]=&quot;x&quot;);OR([.$F$6]=[.X$6];[.$F$6]=&quot;x&quot;);NOT(INDEX([.$G$7:.$BF$58];VLOOKUP([.X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Y$5];[.$F$5]=&quot;x&quot;);OR([.$F$6]=[.Y$6];[.$F$6]=&quot;x&quot;);NOT(INDEX([.$G$7:.$BF$58];VLOOKUP([.Y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Z$5];[.$F$5]=&quot;x&quot;);OR([.$F$6]=[.Z$6];[.$F$6]=&quot;x&quot;);NOT(INDEX([.$G$7:.$BF$58];VLOOKUP([.Z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A$5];[.$F$5]=&quot;x&quot;);OR([.$F$6]=[.AA$6];[.$F$6]=&quot;x&quot;);NOT(INDEX([.$G$7:.$BF$58];VLOOKUP([.AA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B$5];[.$F$5]=&quot;x&quot;);OR([.$F$6]=[.AB$6];[.$F$6]=&quot;x&quot;);NOT(INDEX([.$G$7:.$BF$58];VLOOKUP([.AB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C$5];[.$F$5]=&quot;x&quot;);OR([.$F$6]=[.AC$6];[.$F$6]=&quot;x&quot;);NOT(INDEX([.$G$7:.$BF$58];VLOOKUP([.AC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D$5];[.$F$5]=&quot;x&quot;);OR([.$F$6]=[.AD$6];[.$F$6]=&quot;x&quot;);NOT(INDEX([.$G$7:.$BF$58];VLOOKUP([.AD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E$5];[.$F$5]=&quot;x&quot;);OR([.$F$6]=[.AE$6];[.$F$6]=&quot;x&quot;);NOT(INDEX([.$G$7:.$BF$58];VLOOKUP([.AE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F$5];[.$F$5]=&quot;x&quot;);OR([.$F$6]=[.AF$6];[.$F$6]=&quot;x&quot;);NOT(INDEX([.$G$7:.$BF$58];VLOOKUP([.AF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G$5];[.$F$5]=&quot;x&quot;);OR([.$F$6]=[.AG$6];[.$F$6]=&quot;x&quot;);NOT(INDEX([.$G$7:.$BF$58];VLOOKUP([.AG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H$5];[.$F$5]=&quot;x&quot;);OR([.$F$6]=[.AH$6];[.$F$6]=&quot;x&quot;);NOT(INDEX([.$G$7:.$BF$58];VLOOKUP([.AH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I$5];[.$F$5]=&quot;x&quot;);OR([.$F$6]=[.AI$6];[.$F$6]=&quot;x&quot;);NOT(INDEX([.$G$7:.$BF$58];VLOOKUP([.AI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J$5];[.$F$5]=&quot;x&quot;);OR([.$F$6]=[.AJ$6];[.$F$6]=&quot;x&quot;);NOT(INDEX([.$G$7:.$BF$58];VLOOKUP([.AJ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K$5];[.$F$5]=&quot;x&quot;);OR([.$F$6]=[.AK$6];[.$F$6]=&quot;x&quot;);NOT(INDEX([.$G$7:.$BF$58];VLOOKUP([.AK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L$5];[.$F$5]=&quot;x&quot;);OR([.$F$6]=[.AL$6];[.$F$6]=&quot;x&quot;);NOT(INDEX([.$G$7:.$BF$58];VLOOKUP([.AL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M$5];[.$F$5]=&quot;x&quot;);OR([.$F$6]=[.AM$6];[.$F$6]=&quot;x&quot;);NOT(INDEX([.$G$7:.$BF$58];VLOOKUP([.AM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N$5];[.$F$5]=&quot;x&quot;);OR([.$F$6]=[.AN$6];[.$F$6]=&quot;x&quot;);NOT(INDEX([.$G$7:.$BF$58];VLOOKUP([.AN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O$5];[.$F$5]=&quot;x&quot;);OR([.$F$6]=[.AO$6];[.$F$6]=&quot;x&quot;);NOT(INDEX([.$G$7:.$BF$58];VLOOKUP([.AO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P$5];[.$F$5]=&quot;x&quot;);OR([.$F$6]=[.AP$6];[.$F$6]=&quot;x&quot;);NOT(INDEX([.$G$7:.$BF$58];VLOOKUP([.AP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Q$5];[.$F$5]=&quot;x&quot;);OR([.$F$6]=[.AQ$6];[.$F$6]=&quot;x&quot;);NOT(INDEX([.$G$7:.$BF$58];VLOOKUP([.AQ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R$5];[.$F$5]=&quot;x&quot;);OR([.$F$6]=[.AR$6];[.$F$6]=&quot;x&quot;);NOT(INDEX([.$G$7:.$BF$58];VLOOKUP([.AR$3];[.$B$7:.$C$58];2;0);HLOOKUP([.$B22];[.$G$3:.$BF$4];2;0))));1;0)" office:value-type="float" office:value="0">
            <text:p>0</text:p>
          </table:table-cell>
          <table:table-cell table:formula="of:=IF(AND(OR([.$D$6]=[.$D22];[.$D$6]=&quot;x&quot;);OR([.$E$6]=[.$E22];[.$E$6]=&quot;x&quot;);OR([.$F$5]=[.AS$5];[.$F$5]=&quot;x&quot;);OR([.$F$6]=[.AS$6];[.$F$6]=&quot;x&quot;);NOT(INDEX([.$G$7:.$BF$58];VLOOKUP([.AS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AT$5];[.$F$5]=&quot;x&quot;);OR([.$F$6]=[.AT$6];[.$F$6]=&quot;x&quot;);NOT(INDEX([.$G$7:.$BF$58];VLOOKUP([.AT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AU$5];[.$F$5]=&quot;x&quot;);OR([.$F$6]=[.AU$6];[.$F$6]=&quot;x&quot;);NOT(INDEX([.$G$7:.$BF$58];VLOOKUP([.AU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AV$5];[.$F$5]=&quot;x&quot;);OR([.$F$6]=[.AV$6];[.$F$6]=&quot;x&quot;);NOT(INDEX([.$G$7:.$BF$58];VLOOKUP([.AV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AW$5];[.$F$5]=&quot;x&quot;);OR([.$F$6]=[.AW$6];[.$F$6]=&quot;x&quot;);NOT(INDEX([.$G$7:.$BF$58];VLOOKUP([.AW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AX$5];[.$F$5]=&quot;x&quot;);OR([.$F$6]=[.AX$6];[.$F$6]=&quot;x&quot;);NOT(INDEX([.$G$7:.$BF$58];VLOOKUP([.AX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AY$5];[.$F$5]=&quot;x&quot;);OR([.$F$6]=[.AY$6];[.$F$6]=&quot;x&quot;);NOT(INDEX([.$G$7:.$BF$58];VLOOKUP([.AY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AZ$5];[.$F$5]=&quot;x&quot;);OR([.$F$6]=[.AZ$6];[.$F$6]=&quot;x&quot;);NOT(INDEX([.$G$7:.$BF$58];VLOOKUP([.AZ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BA$5];[.$F$5]=&quot;x&quot;);OR([.$F$6]=[.BA$6];[.$F$6]=&quot;x&quot;);NOT(INDEX([.$G$7:.$BF$58];VLOOKUP([.BA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BB$5];[.$F$5]=&quot;x&quot;);OR([.$F$6]=[.BB$6];[.$F$6]=&quot;x&quot;);NOT(INDEX([.$G$7:.$BF$58];VLOOKUP([.BB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BC$5];[.$F$5]=&quot;x&quot;);OR([.$F$6]=[.BC$6];[.$F$6]=&quot;x&quot;);NOT(INDEX([.$G$7:.$BF$58];VLOOKUP([.BC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BD$5];[.$F$5]=&quot;x&quot;);OR([.$F$6]=[.BD$6];[.$F$6]=&quot;x&quot;);NOT(INDEX([.$G$7:.$BF$58];VLOOKUP([.BD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BE$5];[.$F$5]=&quot;x&quot;);OR([.$F$6]=[.BE$6];[.$F$6]=&quot;x&quot;);NOT(INDEX([.$G$7:.$BF$58];VLOOKUP([.BE$3];[.$B$7:.$C$58];2;0);HLOOKUP([.$B22];[.$G$3:.$BF$4];2;0))));1;0)" office:value-type="float" office:value="0">
            <text:p>0</text:p>
          </table:table-cell>
          <table:table-cell table:style-name="ce3" table:formula="of:=IF(AND(OR([.$D$6]=[.$D22];[.$D$6]=&quot;x&quot;);OR([.$E$6]=[.$E22];[.$E$6]=&quot;x&quot;);OR([.$F$5]=[.BF$5];[.$F$5]=&quot;x&quot;);OR([.$F$6]=[.BF$6];[.$F$6]=&quot;x&quot;);NOT(INDEX([.$G$7:.$BF$58];VLOOKUP([.BF$3];[.$B$7:.$C$58];2;0);HLOOKUP([.$B22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5h</text:p>
          </table:table-cell>
          <table:table-cell office:value-type="float" office:value="17">
            <text:p>17</text:p>
          </table:table-cell>
          <table:table-cell table:formula="of:=LEFT([.B23];1)" office:value-type="string" office:string-value="5">
            <text:p>5</text:p>
          </table:table-cell>
          <table:table-cell table:formula="of:=RIGHT([.B23];1)" office:value-type="string" office:string-value="h">
            <text:p>h</text:p>
          </table:table-cell>
          <table:table-cell/>
          <table:table-cell table:formula="of:=IF(AND([.G$3]&lt;&gt;[.$B23];OR([.$D$6]=[.$D23];[.$D$6]=&quot;x&quot;);OR([.$E$6]=[.$E23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3];OR([.$D$6]=[.$D23];[.$D$6]=&quot;x&quot;);OR([.$E$6]=[.$E23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3];OR([.$D$6]=[.$D23];[.$D$6]=&quot;x&quot;);OR([.$E$6]=[.$E23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3];OR([.$D$6]=[.$D23];[.$D$6]=&quot;x&quot;);OR([.$E$6]=[.$E23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3];OR([.$D$6]=[.$D23];[.$D$6]=&quot;x&quot;);OR([.$E$6]=[.$E23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3];OR([.$D$6]=[.$D23];[.$D$6]=&quot;x&quot;);OR([.$E$6]=[.$E23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3];OR([.$D$6]=[.$D23];[.$D$6]=&quot;x&quot;);OR([.$E$6]=[.$E23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3];OR([.$D$6]=[.$D23];[.$D$6]=&quot;x&quot;);OR([.$E$6]=[.$E23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3];OR([.$D$6]=[.$D23];[.$D$6]=&quot;x&quot;);OR([.$E$6]=[.$E23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3];OR([.$D$6]=[.$D23];[.$D$6]=&quot;x&quot;);OR([.$E$6]=[.$E23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3];OR([.$D$6]=[.$D23];[.$D$6]=&quot;x&quot;);OR([.$E$6]=[.$E23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3];OR([.$D$6]=[.$D23];[.$D$6]=&quot;x&quot;);OR([.$E$6]=[.$E23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3];OR([.$D$6]=[.$D23];[.$D$6]=&quot;x&quot;);OR([.$E$6]=[.$E23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3];OR([.$D$6]=[.$D23];[.$D$6]=&quot;x&quot;);OR([.$E$6]=[.$E23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3];OR([.$D$6]=[.$D23];[.$D$6]=&quot;x&quot;);OR([.$E$6]=[.$E23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23];OR([.$D$6]=[.$D23];[.$D$6]=&quot;x&quot;);OR([.$E$6]=[.$E23];[.$E$6]=&quot;x&quot;);OR([.$F$5]=[.V$5];[.$F$5]=&quot;x&quot;);OR([.$F$6]=[.V$6];[.$F$6]=&quot;x&quot;));1;0)" office:value-type="float" office:value="1">
            <text:p>1</text:p>
          </table:table-cell>
          <table:table-cell table:style-name="ce2"/>
          <table:table-cell table:formula="of:=IF(AND(OR([.$D$6]=[.$D23];[.$D$6]=&quot;x&quot;);OR([.$E$6]=[.$E23];[.$E$6]=&quot;x&quot;);OR([.$F$5]=[.X$5];[.$F$5]=&quot;x&quot;);OR([.$F$6]=[.X$6];[.$F$6]=&quot;x&quot;);NOT(INDEX([.$G$7:.$BF$58];VLOOKUP([.X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Y$5];[.$F$5]=&quot;x&quot;);OR([.$F$6]=[.Y$6];[.$F$6]=&quot;x&quot;);NOT(INDEX([.$G$7:.$BF$58];VLOOKUP([.Y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Z$5];[.$F$5]=&quot;x&quot;);OR([.$F$6]=[.Z$6];[.$F$6]=&quot;x&quot;);NOT(INDEX([.$G$7:.$BF$58];VLOOKUP([.Z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A$5];[.$F$5]=&quot;x&quot;);OR([.$F$6]=[.AA$6];[.$F$6]=&quot;x&quot;);NOT(INDEX([.$G$7:.$BF$58];VLOOKUP([.AA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B$5];[.$F$5]=&quot;x&quot;);OR([.$F$6]=[.AB$6];[.$F$6]=&quot;x&quot;);NOT(INDEX([.$G$7:.$BF$58];VLOOKUP([.AB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C$5];[.$F$5]=&quot;x&quot;);OR([.$F$6]=[.AC$6];[.$F$6]=&quot;x&quot;);NOT(INDEX([.$G$7:.$BF$58];VLOOKUP([.AC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D$5];[.$F$5]=&quot;x&quot;);OR([.$F$6]=[.AD$6];[.$F$6]=&quot;x&quot;);NOT(INDEX([.$G$7:.$BF$58];VLOOKUP([.AD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E$5];[.$F$5]=&quot;x&quot;);OR([.$F$6]=[.AE$6];[.$F$6]=&quot;x&quot;);NOT(INDEX([.$G$7:.$BF$58];VLOOKUP([.AE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F$5];[.$F$5]=&quot;x&quot;);OR([.$F$6]=[.AF$6];[.$F$6]=&quot;x&quot;);NOT(INDEX([.$G$7:.$BF$58];VLOOKUP([.AF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G$5];[.$F$5]=&quot;x&quot;);OR([.$F$6]=[.AG$6];[.$F$6]=&quot;x&quot;);NOT(INDEX([.$G$7:.$BF$58];VLOOKUP([.AG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H$5];[.$F$5]=&quot;x&quot;);OR([.$F$6]=[.AH$6];[.$F$6]=&quot;x&quot;);NOT(INDEX([.$G$7:.$BF$58];VLOOKUP([.AH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I$5];[.$F$5]=&quot;x&quot;);OR([.$F$6]=[.AI$6];[.$F$6]=&quot;x&quot;);NOT(INDEX([.$G$7:.$BF$58];VLOOKUP([.AI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J$5];[.$F$5]=&quot;x&quot;);OR([.$F$6]=[.AJ$6];[.$F$6]=&quot;x&quot;);NOT(INDEX([.$G$7:.$BF$58];VLOOKUP([.AJ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K$5];[.$F$5]=&quot;x&quot;);OR([.$F$6]=[.AK$6];[.$F$6]=&quot;x&quot;);NOT(INDEX([.$G$7:.$BF$58];VLOOKUP([.AK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L$5];[.$F$5]=&quot;x&quot;);OR([.$F$6]=[.AL$6];[.$F$6]=&quot;x&quot;);NOT(INDEX([.$G$7:.$BF$58];VLOOKUP([.AL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M$5];[.$F$5]=&quot;x&quot;);OR([.$F$6]=[.AM$6];[.$F$6]=&quot;x&quot;);NOT(INDEX([.$G$7:.$BF$58];VLOOKUP([.AM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N$5];[.$F$5]=&quot;x&quot;);OR([.$F$6]=[.AN$6];[.$F$6]=&quot;x&quot;);NOT(INDEX([.$G$7:.$BF$58];VLOOKUP([.AN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O$5];[.$F$5]=&quot;x&quot;);OR([.$F$6]=[.AO$6];[.$F$6]=&quot;x&quot;);NOT(INDEX([.$G$7:.$BF$58];VLOOKUP([.AO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P$5];[.$F$5]=&quot;x&quot;);OR([.$F$6]=[.AP$6];[.$F$6]=&quot;x&quot;);NOT(INDEX([.$G$7:.$BF$58];VLOOKUP([.AP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Q$5];[.$F$5]=&quot;x&quot;);OR([.$F$6]=[.AQ$6];[.$F$6]=&quot;x&quot;);NOT(INDEX([.$G$7:.$BF$58];VLOOKUP([.AQ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R$5];[.$F$5]=&quot;x&quot;);OR([.$F$6]=[.AR$6];[.$F$6]=&quot;x&quot;);NOT(INDEX([.$G$7:.$BF$58];VLOOKUP([.AR$3];[.$B$7:.$C$58];2;0);HLOOKUP([.$B23];[.$G$3:.$BF$4];2;0))));1;0)" office:value-type="float" office:value="0">
            <text:p>0</text:p>
          </table:table-cell>
          <table:table-cell table:formula="of:=IF(AND(OR([.$D$6]=[.$D23];[.$D$6]=&quot;x&quot;);OR([.$E$6]=[.$E23];[.$E$6]=&quot;x&quot;);OR([.$F$5]=[.AS$5];[.$F$5]=&quot;x&quot;);OR([.$F$6]=[.AS$6];[.$F$6]=&quot;x&quot;);NOT(INDEX([.$G$7:.$BF$58];VLOOKUP([.AS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AT$5];[.$F$5]=&quot;x&quot;);OR([.$F$6]=[.AT$6];[.$F$6]=&quot;x&quot;);NOT(INDEX([.$G$7:.$BF$58];VLOOKUP([.AT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AU$5];[.$F$5]=&quot;x&quot;);OR([.$F$6]=[.AU$6];[.$F$6]=&quot;x&quot;);NOT(INDEX([.$G$7:.$BF$58];VLOOKUP([.AU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AV$5];[.$F$5]=&quot;x&quot;);OR([.$F$6]=[.AV$6];[.$F$6]=&quot;x&quot;);NOT(INDEX([.$G$7:.$BF$58];VLOOKUP([.AV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AW$5];[.$F$5]=&quot;x&quot;);OR([.$F$6]=[.AW$6];[.$F$6]=&quot;x&quot;);NOT(INDEX([.$G$7:.$BF$58];VLOOKUP([.AW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AX$5];[.$F$5]=&quot;x&quot;);OR([.$F$6]=[.AX$6];[.$F$6]=&quot;x&quot;);NOT(INDEX([.$G$7:.$BF$58];VLOOKUP([.AX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AY$5];[.$F$5]=&quot;x&quot;);OR([.$F$6]=[.AY$6];[.$F$6]=&quot;x&quot;);NOT(INDEX([.$G$7:.$BF$58];VLOOKUP([.AY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AZ$5];[.$F$5]=&quot;x&quot;);OR([.$F$6]=[.AZ$6];[.$F$6]=&quot;x&quot;);NOT(INDEX([.$G$7:.$BF$58];VLOOKUP([.AZ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BA$5];[.$F$5]=&quot;x&quot;);OR([.$F$6]=[.BA$6];[.$F$6]=&quot;x&quot;);NOT(INDEX([.$G$7:.$BF$58];VLOOKUP([.BA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BB$5];[.$F$5]=&quot;x&quot;);OR([.$F$6]=[.BB$6];[.$F$6]=&quot;x&quot;);NOT(INDEX([.$G$7:.$BF$58];VLOOKUP([.BB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BC$5];[.$F$5]=&quot;x&quot;);OR([.$F$6]=[.BC$6];[.$F$6]=&quot;x&quot;);NOT(INDEX([.$G$7:.$BF$58];VLOOKUP([.BC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BD$5];[.$F$5]=&quot;x&quot;);OR([.$F$6]=[.BD$6];[.$F$6]=&quot;x&quot;);NOT(INDEX([.$G$7:.$BF$58];VLOOKUP([.BD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BE$5];[.$F$5]=&quot;x&quot;);OR([.$F$6]=[.BE$6];[.$F$6]=&quot;x&quot;);NOT(INDEX([.$G$7:.$BF$58];VLOOKUP([.BE$3];[.$B$7:.$C$58];2;0);HLOOKUP([.$B23];[.$G$3:.$BF$4];2;0))));1;0)" office:value-type="float" office:value="0">
            <text:p>0</text:p>
          </table:table-cell>
          <table:table-cell table:style-name="ce3" table:formula="of:=IF(AND(OR([.$D$6]=[.$D23];[.$D$6]=&quot;x&quot;);OR([.$E$6]=[.$E23];[.$E$6]=&quot;x&quot;);OR([.$F$5]=[.BF$5];[.$F$5]=&quot;x&quot;);OR([.$F$6]=[.BF$6];[.$F$6]=&quot;x&quot;);NOT(INDEX([.$G$7:.$BF$58];VLOOKUP([.BF$3];[.$B$7:.$C$58];2;0);HLOOKUP([.$B23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6h</text:p>
          </table:table-cell>
          <table:table-cell office:value-type="float" office:value="18">
            <text:p>18</text:p>
          </table:table-cell>
          <table:table-cell table:formula="of:=LEFT([.B24];1)" office:value-type="string" office:string-value="6">
            <text:p>6</text:p>
          </table:table-cell>
          <table:table-cell table:formula="of:=RIGHT([.B24];1)" office:value-type="string" office:string-value="h">
            <text:p>h</text:p>
          </table:table-cell>
          <table:table-cell/>
          <table:table-cell table:formula="of:=IF(AND([.G$3]&lt;&gt;[.$B24];OR([.$D$6]=[.$D24];[.$D$6]=&quot;x&quot;);OR([.$E$6]=[.$E24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4];OR([.$D$6]=[.$D24];[.$D$6]=&quot;x&quot;);OR([.$E$6]=[.$E24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4];OR([.$D$6]=[.$D24];[.$D$6]=&quot;x&quot;);OR([.$E$6]=[.$E24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4];OR([.$D$6]=[.$D24];[.$D$6]=&quot;x&quot;);OR([.$E$6]=[.$E24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4];OR([.$D$6]=[.$D24];[.$D$6]=&quot;x&quot;);OR([.$E$6]=[.$E24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4];OR([.$D$6]=[.$D24];[.$D$6]=&quot;x&quot;);OR([.$E$6]=[.$E24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4];OR([.$D$6]=[.$D24];[.$D$6]=&quot;x&quot;);OR([.$E$6]=[.$E24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4];OR([.$D$6]=[.$D24];[.$D$6]=&quot;x&quot;);OR([.$E$6]=[.$E24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4];OR([.$D$6]=[.$D24];[.$D$6]=&quot;x&quot;);OR([.$E$6]=[.$E24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4];OR([.$D$6]=[.$D24];[.$D$6]=&quot;x&quot;);OR([.$E$6]=[.$E24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4];OR([.$D$6]=[.$D24];[.$D$6]=&quot;x&quot;);OR([.$E$6]=[.$E24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4];OR([.$D$6]=[.$D24];[.$D$6]=&quot;x&quot;);OR([.$E$6]=[.$E24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4];OR([.$D$6]=[.$D24];[.$D$6]=&quot;x&quot;);OR([.$E$6]=[.$E24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4];OR([.$D$6]=[.$D24];[.$D$6]=&quot;x&quot;);OR([.$E$6]=[.$E24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4];OR([.$D$6]=[.$D24];[.$D$6]=&quot;x&quot;);OR([.$E$6]=[.$E24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24];OR([.$D$6]=[.$D24];[.$D$6]=&quot;x&quot;);OR([.$E$6]=[.$E24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24];OR([.$D$6]=[.$D24];[.$D$6]=&quot;x&quot;);OR([.$E$6]=[.$E24];[.$E$6]=&quot;x&quot;);OR([.$F$5]=[.W$5];[.$F$5]=&quot;x&quot;);OR([.$F$6]=[.W$6];[.$F$6]=&quot;x&quot;));1;0)" office:value-type="float" office:value="1">
            <text:p>1</text:p>
          </table:table-cell>
          <table:table-cell table:style-name="ce2"/>
          <table:table-cell table:formula="of:=IF(AND(OR([.$D$6]=[.$D24];[.$D$6]=&quot;x&quot;);OR([.$E$6]=[.$E24];[.$E$6]=&quot;x&quot;);OR([.$F$5]=[.Y$5];[.$F$5]=&quot;x&quot;);OR([.$F$6]=[.Y$6];[.$F$6]=&quot;x&quot;);NOT(INDEX([.$G$7:.$BF$58];VLOOKUP([.Y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Z$5];[.$F$5]=&quot;x&quot;);OR([.$F$6]=[.Z$6];[.$F$6]=&quot;x&quot;);NOT(INDEX([.$G$7:.$BF$58];VLOOKUP([.Z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A$5];[.$F$5]=&quot;x&quot;);OR([.$F$6]=[.AA$6];[.$F$6]=&quot;x&quot;);NOT(INDEX([.$G$7:.$BF$58];VLOOKUP([.AA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B$5];[.$F$5]=&quot;x&quot;);OR([.$F$6]=[.AB$6];[.$F$6]=&quot;x&quot;);NOT(INDEX([.$G$7:.$BF$58];VLOOKUP([.AB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C$5];[.$F$5]=&quot;x&quot;);OR([.$F$6]=[.AC$6];[.$F$6]=&quot;x&quot;);NOT(INDEX([.$G$7:.$BF$58];VLOOKUP([.AC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D$5];[.$F$5]=&quot;x&quot;);OR([.$F$6]=[.AD$6];[.$F$6]=&quot;x&quot;);NOT(INDEX([.$G$7:.$BF$58];VLOOKUP([.AD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E$5];[.$F$5]=&quot;x&quot;);OR([.$F$6]=[.AE$6];[.$F$6]=&quot;x&quot;);NOT(INDEX([.$G$7:.$BF$58];VLOOKUP([.AE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F$5];[.$F$5]=&quot;x&quot;);OR([.$F$6]=[.AF$6];[.$F$6]=&quot;x&quot;);NOT(INDEX([.$G$7:.$BF$58];VLOOKUP([.AF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G$5];[.$F$5]=&quot;x&quot;);OR([.$F$6]=[.AG$6];[.$F$6]=&quot;x&quot;);NOT(INDEX([.$G$7:.$BF$58];VLOOKUP([.AG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H$5];[.$F$5]=&quot;x&quot;);OR([.$F$6]=[.AH$6];[.$F$6]=&quot;x&quot;);NOT(INDEX([.$G$7:.$BF$58];VLOOKUP([.AH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I$5];[.$F$5]=&quot;x&quot;);OR([.$F$6]=[.AI$6];[.$F$6]=&quot;x&quot;);NOT(INDEX([.$G$7:.$BF$58];VLOOKUP([.AI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J$5];[.$F$5]=&quot;x&quot;);OR([.$F$6]=[.AJ$6];[.$F$6]=&quot;x&quot;);NOT(INDEX([.$G$7:.$BF$58];VLOOKUP([.AJ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K$5];[.$F$5]=&quot;x&quot;);OR([.$F$6]=[.AK$6];[.$F$6]=&quot;x&quot;);NOT(INDEX([.$G$7:.$BF$58];VLOOKUP([.AK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L$5];[.$F$5]=&quot;x&quot;);OR([.$F$6]=[.AL$6];[.$F$6]=&quot;x&quot;);NOT(INDEX([.$G$7:.$BF$58];VLOOKUP([.AL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M$5];[.$F$5]=&quot;x&quot;);OR([.$F$6]=[.AM$6];[.$F$6]=&quot;x&quot;);NOT(INDEX([.$G$7:.$BF$58];VLOOKUP([.AM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N$5];[.$F$5]=&quot;x&quot;);OR([.$F$6]=[.AN$6];[.$F$6]=&quot;x&quot;);NOT(INDEX([.$G$7:.$BF$58];VLOOKUP([.AN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O$5];[.$F$5]=&quot;x&quot;);OR([.$F$6]=[.AO$6];[.$F$6]=&quot;x&quot;);NOT(INDEX([.$G$7:.$BF$58];VLOOKUP([.AO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P$5];[.$F$5]=&quot;x&quot;);OR([.$F$6]=[.AP$6];[.$F$6]=&quot;x&quot;);NOT(INDEX([.$G$7:.$BF$58];VLOOKUP([.AP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Q$5];[.$F$5]=&quot;x&quot;);OR([.$F$6]=[.AQ$6];[.$F$6]=&quot;x&quot;);NOT(INDEX([.$G$7:.$BF$58];VLOOKUP([.AQ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R$5];[.$F$5]=&quot;x&quot;);OR([.$F$6]=[.AR$6];[.$F$6]=&quot;x&quot;);NOT(INDEX([.$G$7:.$BF$58];VLOOKUP([.AR$3];[.$B$7:.$C$58];2;0);HLOOKUP([.$B24];[.$G$3:.$BF$4];2;0))));1;0)" office:value-type="float" office:value="0">
            <text:p>0</text:p>
          </table:table-cell>
          <table:table-cell table:formula="of:=IF(AND(OR([.$D$6]=[.$D24];[.$D$6]=&quot;x&quot;);OR([.$E$6]=[.$E24];[.$E$6]=&quot;x&quot;);OR([.$F$5]=[.AS$5];[.$F$5]=&quot;x&quot;);OR([.$F$6]=[.AS$6];[.$F$6]=&quot;x&quot;);NOT(INDEX([.$G$7:.$BF$58];VLOOKUP([.AS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AT$5];[.$F$5]=&quot;x&quot;);OR([.$F$6]=[.AT$6];[.$F$6]=&quot;x&quot;);NOT(INDEX([.$G$7:.$BF$58];VLOOKUP([.AT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AU$5];[.$F$5]=&quot;x&quot;);OR([.$F$6]=[.AU$6];[.$F$6]=&quot;x&quot;);NOT(INDEX([.$G$7:.$BF$58];VLOOKUP([.AU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AV$5];[.$F$5]=&quot;x&quot;);OR([.$F$6]=[.AV$6];[.$F$6]=&quot;x&quot;);NOT(INDEX([.$G$7:.$BF$58];VLOOKUP([.AV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AW$5];[.$F$5]=&quot;x&quot;);OR([.$F$6]=[.AW$6];[.$F$6]=&quot;x&quot;);NOT(INDEX([.$G$7:.$BF$58];VLOOKUP([.AW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AX$5];[.$F$5]=&quot;x&quot;);OR([.$F$6]=[.AX$6];[.$F$6]=&quot;x&quot;);NOT(INDEX([.$G$7:.$BF$58];VLOOKUP([.AX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AY$5];[.$F$5]=&quot;x&quot;);OR([.$F$6]=[.AY$6];[.$F$6]=&quot;x&quot;);NOT(INDEX([.$G$7:.$BF$58];VLOOKUP([.AY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AZ$5];[.$F$5]=&quot;x&quot;);OR([.$F$6]=[.AZ$6];[.$F$6]=&quot;x&quot;);NOT(INDEX([.$G$7:.$BF$58];VLOOKUP([.AZ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BA$5];[.$F$5]=&quot;x&quot;);OR([.$F$6]=[.BA$6];[.$F$6]=&quot;x&quot;);NOT(INDEX([.$G$7:.$BF$58];VLOOKUP([.BA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BB$5];[.$F$5]=&quot;x&quot;);OR([.$F$6]=[.BB$6];[.$F$6]=&quot;x&quot;);NOT(INDEX([.$G$7:.$BF$58];VLOOKUP([.BB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BC$5];[.$F$5]=&quot;x&quot;);OR([.$F$6]=[.BC$6];[.$F$6]=&quot;x&quot;);NOT(INDEX([.$G$7:.$BF$58];VLOOKUP([.BC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BD$5];[.$F$5]=&quot;x&quot;);OR([.$F$6]=[.BD$6];[.$F$6]=&quot;x&quot;);NOT(INDEX([.$G$7:.$BF$58];VLOOKUP([.BD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BE$5];[.$F$5]=&quot;x&quot;);OR([.$F$6]=[.BE$6];[.$F$6]=&quot;x&quot;);NOT(INDEX([.$G$7:.$BF$58];VLOOKUP([.BE$3];[.$B$7:.$C$58];2;0);HLOOKUP([.$B24];[.$G$3:.$BF$4];2;0))));1;0)" office:value-type="float" office:value="0">
            <text:p>0</text:p>
          </table:table-cell>
          <table:table-cell table:style-name="ce3" table:formula="of:=IF(AND(OR([.$D$6]=[.$D24];[.$D$6]=&quot;x&quot;);OR([.$E$6]=[.$E24];[.$E$6]=&quot;x&quot;);OR([.$F$5]=[.BF$5];[.$F$5]=&quot;x&quot;);OR([.$F$6]=[.BF$6];[.$F$6]=&quot;x&quot;);NOT(INDEX([.$G$7:.$BF$58];VLOOKUP([.BF$3];[.$B$7:.$C$58];2;0);HLOOKUP([.$B24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h</text:p>
          </table:table-cell>
          <table:table-cell office:value-type="float" office:value="19">
            <text:p>19</text:p>
          </table:table-cell>
          <table:table-cell table:formula="of:=LEFT([.B25];1)" office:value-type="string" office:string-value="7">
            <text:p>7</text:p>
          </table:table-cell>
          <table:table-cell table:formula="of:=RIGHT([.B25];1)" office:value-type="string" office:string-value="h">
            <text:p>h</text:p>
          </table:table-cell>
          <table:table-cell/>
          <table:table-cell table:formula="of:=IF(AND([.G$3]&lt;&gt;[.$B25];OR([.$D$6]=[.$D25];[.$D$6]=&quot;x&quot;);OR([.$E$6]=[.$E25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5];OR([.$D$6]=[.$D25];[.$D$6]=&quot;x&quot;);OR([.$E$6]=[.$E25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5];OR([.$D$6]=[.$D25];[.$D$6]=&quot;x&quot;);OR([.$E$6]=[.$E25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5];OR([.$D$6]=[.$D25];[.$D$6]=&quot;x&quot;);OR([.$E$6]=[.$E25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5];OR([.$D$6]=[.$D25];[.$D$6]=&quot;x&quot;);OR([.$E$6]=[.$E25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5];OR([.$D$6]=[.$D25];[.$D$6]=&quot;x&quot;);OR([.$E$6]=[.$E25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5];OR([.$D$6]=[.$D25];[.$D$6]=&quot;x&quot;);OR([.$E$6]=[.$E25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5];OR([.$D$6]=[.$D25];[.$D$6]=&quot;x&quot;);OR([.$E$6]=[.$E25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5];OR([.$D$6]=[.$D25];[.$D$6]=&quot;x&quot;);OR([.$E$6]=[.$E25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5];OR([.$D$6]=[.$D25];[.$D$6]=&quot;x&quot;);OR([.$E$6]=[.$E25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5];OR([.$D$6]=[.$D25];[.$D$6]=&quot;x&quot;);OR([.$E$6]=[.$E25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5];OR([.$D$6]=[.$D25];[.$D$6]=&quot;x&quot;);OR([.$E$6]=[.$E25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5];OR([.$D$6]=[.$D25];[.$D$6]=&quot;x&quot;);OR([.$E$6]=[.$E25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5];OR([.$D$6]=[.$D25];[.$D$6]=&quot;x&quot;);OR([.$E$6]=[.$E25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5];OR([.$D$6]=[.$D25];[.$D$6]=&quot;x&quot;);OR([.$E$6]=[.$E25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25];OR([.$D$6]=[.$D25];[.$D$6]=&quot;x&quot;);OR([.$E$6]=[.$E25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25];OR([.$D$6]=[.$D25];[.$D$6]=&quot;x&quot;);OR([.$E$6]=[.$E25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25];OR([.$D$6]=[.$D25];[.$D$6]=&quot;x&quot;);OR([.$E$6]=[.$E25];[.$E$6]=&quot;x&quot;);OR([.$F$5]=[.X$5];[.$F$5]=&quot;x&quot;);OR([.$F$6]=[.X$6];[.$F$6]=&quot;x&quot;));1;0)" office:value-type="float" office:value="1">
            <text:p>1</text:p>
          </table:table-cell>
          <table:table-cell table:style-name="ce2"/>
          <table:table-cell table:formula="of:=IF(AND(OR([.$D$6]=[.$D25];[.$D$6]=&quot;x&quot;);OR([.$E$6]=[.$E25];[.$E$6]=&quot;x&quot;);OR([.$F$5]=[.Z$5];[.$F$5]=&quot;x&quot;);OR([.$F$6]=[.Z$6];[.$F$6]=&quot;x&quot;);NOT(INDEX([.$G$7:.$BF$58];VLOOKUP([.Z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A$5];[.$F$5]=&quot;x&quot;);OR([.$F$6]=[.AA$6];[.$F$6]=&quot;x&quot;);NOT(INDEX([.$G$7:.$BF$58];VLOOKUP([.AA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B$5];[.$F$5]=&quot;x&quot;);OR([.$F$6]=[.AB$6];[.$F$6]=&quot;x&quot;);NOT(INDEX([.$G$7:.$BF$58];VLOOKUP([.AB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C$5];[.$F$5]=&quot;x&quot;);OR([.$F$6]=[.AC$6];[.$F$6]=&quot;x&quot;);NOT(INDEX([.$G$7:.$BF$58];VLOOKUP([.AC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D$5];[.$F$5]=&quot;x&quot;);OR([.$F$6]=[.AD$6];[.$F$6]=&quot;x&quot;);NOT(INDEX([.$G$7:.$BF$58];VLOOKUP([.AD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E$5];[.$F$5]=&quot;x&quot;);OR([.$F$6]=[.AE$6];[.$F$6]=&quot;x&quot;);NOT(INDEX([.$G$7:.$BF$58];VLOOKUP([.AE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F$5];[.$F$5]=&quot;x&quot;);OR([.$F$6]=[.AF$6];[.$F$6]=&quot;x&quot;);NOT(INDEX([.$G$7:.$BF$58];VLOOKUP([.AF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G$5];[.$F$5]=&quot;x&quot;);OR([.$F$6]=[.AG$6];[.$F$6]=&quot;x&quot;);NOT(INDEX([.$G$7:.$BF$58];VLOOKUP([.AG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H$5];[.$F$5]=&quot;x&quot;);OR([.$F$6]=[.AH$6];[.$F$6]=&quot;x&quot;);NOT(INDEX([.$G$7:.$BF$58];VLOOKUP([.AH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I$5];[.$F$5]=&quot;x&quot;);OR([.$F$6]=[.AI$6];[.$F$6]=&quot;x&quot;);NOT(INDEX([.$G$7:.$BF$58];VLOOKUP([.AI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J$5];[.$F$5]=&quot;x&quot;);OR([.$F$6]=[.AJ$6];[.$F$6]=&quot;x&quot;);NOT(INDEX([.$G$7:.$BF$58];VLOOKUP([.AJ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K$5];[.$F$5]=&quot;x&quot;);OR([.$F$6]=[.AK$6];[.$F$6]=&quot;x&quot;);NOT(INDEX([.$G$7:.$BF$58];VLOOKUP([.AK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L$5];[.$F$5]=&quot;x&quot;);OR([.$F$6]=[.AL$6];[.$F$6]=&quot;x&quot;);NOT(INDEX([.$G$7:.$BF$58];VLOOKUP([.AL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M$5];[.$F$5]=&quot;x&quot;);OR([.$F$6]=[.AM$6];[.$F$6]=&quot;x&quot;);NOT(INDEX([.$G$7:.$BF$58];VLOOKUP([.AM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N$5];[.$F$5]=&quot;x&quot;);OR([.$F$6]=[.AN$6];[.$F$6]=&quot;x&quot;);NOT(INDEX([.$G$7:.$BF$58];VLOOKUP([.AN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O$5];[.$F$5]=&quot;x&quot;);OR([.$F$6]=[.AO$6];[.$F$6]=&quot;x&quot;);NOT(INDEX([.$G$7:.$BF$58];VLOOKUP([.AO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P$5];[.$F$5]=&quot;x&quot;);OR([.$F$6]=[.AP$6];[.$F$6]=&quot;x&quot;);NOT(INDEX([.$G$7:.$BF$58];VLOOKUP([.AP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Q$5];[.$F$5]=&quot;x&quot;);OR([.$F$6]=[.AQ$6];[.$F$6]=&quot;x&quot;);NOT(INDEX([.$G$7:.$BF$58];VLOOKUP([.AQ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R$5];[.$F$5]=&quot;x&quot;);OR([.$F$6]=[.AR$6];[.$F$6]=&quot;x&quot;);NOT(INDEX([.$G$7:.$BF$58];VLOOKUP([.AR$3];[.$B$7:.$C$58];2;0);HLOOKUP([.$B25];[.$G$3:.$BF$4];2;0))));1;0)" office:value-type="float" office:value="0">
            <text:p>0</text:p>
          </table:table-cell>
          <table:table-cell table:formula="of:=IF(AND(OR([.$D$6]=[.$D25];[.$D$6]=&quot;x&quot;);OR([.$E$6]=[.$E25];[.$E$6]=&quot;x&quot;);OR([.$F$5]=[.AS$5];[.$F$5]=&quot;x&quot;);OR([.$F$6]=[.AS$6];[.$F$6]=&quot;x&quot;);NOT(INDEX([.$G$7:.$BF$58];VLOOKUP([.AS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AT$5];[.$F$5]=&quot;x&quot;);OR([.$F$6]=[.AT$6];[.$F$6]=&quot;x&quot;);NOT(INDEX([.$G$7:.$BF$58];VLOOKUP([.AT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AU$5];[.$F$5]=&quot;x&quot;);OR([.$F$6]=[.AU$6];[.$F$6]=&quot;x&quot;);NOT(INDEX([.$G$7:.$BF$58];VLOOKUP([.AU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AV$5];[.$F$5]=&quot;x&quot;);OR([.$F$6]=[.AV$6];[.$F$6]=&quot;x&quot;);NOT(INDEX([.$G$7:.$BF$58];VLOOKUP([.AV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AW$5];[.$F$5]=&quot;x&quot;);OR([.$F$6]=[.AW$6];[.$F$6]=&quot;x&quot;);NOT(INDEX([.$G$7:.$BF$58];VLOOKUP([.AW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AX$5];[.$F$5]=&quot;x&quot;);OR([.$F$6]=[.AX$6];[.$F$6]=&quot;x&quot;);NOT(INDEX([.$G$7:.$BF$58];VLOOKUP([.AX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AY$5];[.$F$5]=&quot;x&quot;);OR([.$F$6]=[.AY$6];[.$F$6]=&quot;x&quot;);NOT(INDEX([.$G$7:.$BF$58];VLOOKUP([.AY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AZ$5];[.$F$5]=&quot;x&quot;);OR([.$F$6]=[.AZ$6];[.$F$6]=&quot;x&quot;);NOT(INDEX([.$G$7:.$BF$58];VLOOKUP([.AZ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BA$5];[.$F$5]=&quot;x&quot;);OR([.$F$6]=[.BA$6];[.$F$6]=&quot;x&quot;);NOT(INDEX([.$G$7:.$BF$58];VLOOKUP([.BA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BB$5];[.$F$5]=&quot;x&quot;);OR([.$F$6]=[.BB$6];[.$F$6]=&quot;x&quot;);NOT(INDEX([.$G$7:.$BF$58];VLOOKUP([.BB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BC$5];[.$F$5]=&quot;x&quot;);OR([.$F$6]=[.BC$6];[.$F$6]=&quot;x&quot;);NOT(INDEX([.$G$7:.$BF$58];VLOOKUP([.BC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BD$5];[.$F$5]=&quot;x&quot;);OR([.$F$6]=[.BD$6];[.$F$6]=&quot;x&quot;);NOT(INDEX([.$G$7:.$BF$58];VLOOKUP([.BD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BE$5];[.$F$5]=&quot;x&quot;);OR([.$F$6]=[.BE$6];[.$F$6]=&quot;x&quot;);NOT(INDEX([.$G$7:.$BF$58];VLOOKUP([.BE$3];[.$B$7:.$C$58];2;0);HLOOKUP([.$B25];[.$G$3:.$BF$4];2;0))));1;0)" office:value-type="float" office:value="0">
            <text:p>0</text:p>
          </table:table-cell>
          <table:table-cell table:style-name="ce3" table:formula="of:=IF(AND(OR([.$D$6]=[.$D25];[.$D$6]=&quot;x&quot;);OR([.$E$6]=[.$E25];[.$E$6]=&quot;x&quot;);OR([.$F$5]=[.BF$5];[.$F$5]=&quot;x&quot;);OR([.$F$6]=[.BF$6];[.$F$6]=&quot;x&quot;);NOT(INDEX([.$G$7:.$BF$58];VLOOKUP([.BF$3];[.$B$7:.$C$58];2;0);HLOOKUP([.$B25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8h</text:p>
          </table:table-cell>
          <table:table-cell office:value-type="float" office:value="20">
            <text:p>20</text:p>
          </table:table-cell>
          <table:table-cell table:formula="of:=LEFT([.B26];1)" office:value-type="string" office:string-value="8">
            <text:p>8</text:p>
          </table:table-cell>
          <table:table-cell table:formula="of:=RIGHT([.B26];1)" office:value-type="string" office:string-value="h">
            <text:p>h</text:p>
          </table:table-cell>
          <table:table-cell/>
          <table:table-cell table:formula="of:=IF(AND([.G$3]&lt;&gt;[.$B26];OR([.$D$6]=[.$D26];[.$D$6]=&quot;x&quot;);OR([.$E$6]=[.$E26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6];OR([.$D$6]=[.$D26];[.$D$6]=&quot;x&quot;);OR([.$E$6]=[.$E26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6];OR([.$D$6]=[.$D26];[.$D$6]=&quot;x&quot;);OR([.$E$6]=[.$E26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6];OR([.$D$6]=[.$D26];[.$D$6]=&quot;x&quot;);OR([.$E$6]=[.$E26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6];OR([.$D$6]=[.$D26];[.$D$6]=&quot;x&quot;);OR([.$E$6]=[.$E26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6];OR([.$D$6]=[.$D26];[.$D$6]=&quot;x&quot;);OR([.$E$6]=[.$E26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6];OR([.$D$6]=[.$D26];[.$D$6]=&quot;x&quot;);OR([.$E$6]=[.$E26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6];OR([.$D$6]=[.$D26];[.$D$6]=&quot;x&quot;);OR([.$E$6]=[.$E26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6];OR([.$D$6]=[.$D26];[.$D$6]=&quot;x&quot;);OR([.$E$6]=[.$E26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6];OR([.$D$6]=[.$D26];[.$D$6]=&quot;x&quot;);OR([.$E$6]=[.$E26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6];OR([.$D$6]=[.$D26];[.$D$6]=&quot;x&quot;);OR([.$E$6]=[.$E26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6];OR([.$D$6]=[.$D26];[.$D$6]=&quot;x&quot;);OR([.$E$6]=[.$E26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6];OR([.$D$6]=[.$D26];[.$D$6]=&quot;x&quot;);OR([.$E$6]=[.$E26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6];OR([.$D$6]=[.$D26];[.$D$6]=&quot;x&quot;);OR([.$E$6]=[.$E26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6];OR([.$D$6]=[.$D26];[.$D$6]=&quot;x&quot;);OR([.$E$6]=[.$E26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26];OR([.$D$6]=[.$D26];[.$D$6]=&quot;x&quot;);OR([.$E$6]=[.$E26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26];OR([.$D$6]=[.$D26];[.$D$6]=&quot;x&quot;);OR([.$E$6]=[.$E26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26];OR([.$D$6]=[.$D26];[.$D$6]=&quot;x&quot;);OR([.$E$6]=[.$E26];[.$E$6]=&quot;x&quot;);OR([.$F$5]=[.X$5];[.$F$5]=&quot;x&quot;);OR([.$F$6]=[.X$6];[.$F$6]=&quot;x&quot;));1;0)" office:value-type="float" office:value="1">
            <text:p>1</text:p>
          </table:table-cell>
          <table:table-cell table:formula="of:=IF(AND([.Y$3]&lt;&gt;[.$B26];OR([.$D$6]=[.$D26];[.$D$6]=&quot;x&quot;);OR([.$E$6]=[.$E26];[.$E$6]=&quot;x&quot;);OR([.$F$5]=[.Y$5];[.$F$5]=&quot;x&quot;);OR([.$F$6]=[.Y$6];[.$F$6]=&quot;x&quot;));1;0)" office:value-type="float" office:value="1">
            <text:p>1</text:p>
          </table:table-cell>
          <table:table-cell table:style-name="ce2"/>
          <table:table-cell table:formula="of:=IF(AND(OR([.$D$6]=[.$D26];[.$D$6]=&quot;x&quot;);OR([.$E$6]=[.$E26];[.$E$6]=&quot;x&quot;);OR([.$F$5]=[.AA$5];[.$F$5]=&quot;x&quot;);OR([.$F$6]=[.AA$6];[.$F$6]=&quot;x&quot;);NOT(INDEX([.$G$7:.$BF$58];VLOOKUP([.AA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B$5];[.$F$5]=&quot;x&quot;);OR([.$F$6]=[.AB$6];[.$F$6]=&quot;x&quot;);NOT(INDEX([.$G$7:.$BF$58];VLOOKUP([.AB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C$5];[.$F$5]=&quot;x&quot;);OR([.$F$6]=[.AC$6];[.$F$6]=&quot;x&quot;);NOT(INDEX([.$G$7:.$BF$58];VLOOKUP([.AC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D$5];[.$F$5]=&quot;x&quot;);OR([.$F$6]=[.AD$6];[.$F$6]=&quot;x&quot;);NOT(INDEX([.$G$7:.$BF$58];VLOOKUP([.AD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E$5];[.$F$5]=&quot;x&quot;);OR([.$F$6]=[.AE$6];[.$F$6]=&quot;x&quot;);NOT(INDEX([.$G$7:.$BF$58];VLOOKUP([.AE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F$5];[.$F$5]=&quot;x&quot;);OR([.$F$6]=[.AF$6];[.$F$6]=&quot;x&quot;);NOT(INDEX([.$G$7:.$BF$58];VLOOKUP([.AF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G$5];[.$F$5]=&quot;x&quot;);OR([.$F$6]=[.AG$6];[.$F$6]=&quot;x&quot;);NOT(INDEX([.$G$7:.$BF$58];VLOOKUP([.AG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H$5];[.$F$5]=&quot;x&quot;);OR([.$F$6]=[.AH$6];[.$F$6]=&quot;x&quot;);NOT(INDEX([.$G$7:.$BF$58];VLOOKUP([.AH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I$5];[.$F$5]=&quot;x&quot;);OR([.$F$6]=[.AI$6];[.$F$6]=&quot;x&quot;);NOT(INDEX([.$G$7:.$BF$58];VLOOKUP([.AI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J$5];[.$F$5]=&quot;x&quot;);OR([.$F$6]=[.AJ$6];[.$F$6]=&quot;x&quot;);NOT(INDEX([.$G$7:.$BF$58];VLOOKUP([.AJ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K$5];[.$F$5]=&quot;x&quot;);OR([.$F$6]=[.AK$6];[.$F$6]=&quot;x&quot;);NOT(INDEX([.$G$7:.$BF$58];VLOOKUP([.AK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L$5];[.$F$5]=&quot;x&quot;);OR([.$F$6]=[.AL$6];[.$F$6]=&quot;x&quot;);NOT(INDEX([.$G$7:.$BF$58];VLOOKUP([.AL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M$5];[.$F$5]=&quot;x&quot;);OR([.$F$6]=[.AM$6];[.$F$6]=&quot;x&quot;);NOT(INDEX([.$G$7:.$BF$58];VLOOKUP([.AM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N$5];[.$F$5]=&quot;x&quot;);OR([.$F$6]=[.AN$6];[.$F$6]=&quot;x&quot;);NOT(INDEX([.$G$7:.$BF$58];VLOOKUP([.AN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O$5];[.$F$5]=&quot;x&quot;);OR([.$F$6]=[.AO$6];[.$F$6]=&quot;x&quot;);NOT(INDEX([.$G$7:.$BF$58];VLOOKUP([.AO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P$5];[.$F$5]=&quot;x&quot;);OR([.$F$6]=[.AP$6];[.$F$6]=&quot;x&quot;);NOT(INDEX([.$G$7:.$BF$58];VLOOKUP([.AP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Q$5];[.$F$5]=&quot;x&quot;);OR([.$F$6]=[.AQ$6];[.$F$6]=&quot;x&quot;);NOT(INDEX([.$G$7:.$BF$58];VLOOKUP([.AQ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R$5];[.$F$5]=&quot;x&quot;);OR([.$F$6]=[.AR$6];[.$F$6]=&quot;x&quot;);NOT(INDEX([.$G$7:.$BF$58];VLOOKUP([.AR$3];[.$B$7:.$C$58];2;0);HLOOKUP([.$B26];[.$G$3:.$BF$4];2;0))));1;0)" office:value-type="float" office:value="0">
            <text:p>0</text:p>
          </table:table-cell>
          <table:table-cell table:formula="of:=IF(AND(OR([.$D$6]=[.$D26];[.$D$6]=&quot;x&quot;);OR([.$E$6]=[.$E26];[.$E$6]=&quot;x&quot;);OR([.$F$5]=[.AS$5];[.$F$5]=&quot;x&quot;);OR([.$F$6]=[.AS$6];[.$F$6]=&quot;x&quot;);NOT(INDEX([.$G$7:.$BF$58];VLOOKUP([.AS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AT$5];[.$F$5]=&quot;x&quot;);OR([.$F$6]=[.AT$6];[.$F$6]=&quot;x&quot;);NOT(INDEX([.$G$7:.$BF$58];VLOOKUP([.AT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AU$5];[.$F$5]=&quot;x&quot;);OR([.$F$6]=[.AU$6];[.$F$6]=&quot;x&quot;);NOT(INDEX([.$G$7:.$BF$58];VLOOKUP([.AU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AV$5];[.$F$5]=&quot;x&quot;);OR([.$F$6]=[.AV$6];[.$F$6]=&quot;x&quot;);NOT(INDEX([.$G$7:.$BF$58];VLOOKUP([.AV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AW$5];[.$F$5]=&quot;x&quot;);OR([.$F$6]=[.AW$6];[.$F$6]=&quot;x&quot;);NOT(INDEX([.$G$7:.$BF$58];VLOOKUP([.AW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AX$5];[.$F$5]=&quot;x&quot;);OR([.$F$6]=[.AX$6];[.$F$6]=&quot;x&quot;);NOT(INDEX([.$G$7:.$BF$58];VLOOKUP([.AX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AY$5];[.$F$5]=&quot;x&quot;);OR([.$F$6]=[.AY$6];[.$F$6]=&quot;x&quot;);NOT(INDEX([.$G$7:.$BF$58];VLOOKUP([.AY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AZ$5];[.$F$5]=&quot;x&quot;);OR([.$F$6]=[.AZ$6];[.$F$6]=&quot;x&quot;);NOT(INDEX([.$G$7:.$BF$58];VLOOKUP([.AZ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BA$5];[.$F$5]=&quot;x&quot;);OR([.$F$6]=[.BA$6];[.$F$6]=&quot;x&quot;);NOT(INDEX([.$G$7:.$BF$58];VLOOKUP([.BA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BB$5];[.$F$5]=&quot;x&quot;);OR([.$F$6]=[.BB$6];[.$F$6]=&quot;x&quot;);NOT(INDEX([.$G$7:.$BF$58];VLOOKUP([.BB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BC$5];[.$F$5]=&quot;x&quot;);OR([.$F$6]=[.BC$6];[.$F$6]=&quot;x&quot;);NOT(INDEX([.$G$7:.$BF$58];VLOOKUP([.BC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BD$5];[.$F$5]=&quot;x&quot;);OR([.$F$6]=[.BD$6];[.$F$6]=&quot;x&quot;);NOT(INDEX([.$G$7:.$BF$58];VLOOKUP([.BD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BE$5];[.$F$5]=&quot;x&quot;);OR([.$F$6]=[.BE$6];[.$F$6]=&quot;x&quot;);NOT(INDEX([.$G$7:.$BF$58];VLOOKUP([.BE$3];[.$B$7:.$C$58];2;0);HLOOKUP([.$B26];[.$G$3:.$BF$4];2;0))));1;0)" office:value-type="float" office:value="0">
            <text:p>0</text:p>
          </table:table-cell>
          <table:table-cell table:style-name="ce3" table:formula="of:=IF(AND(OR([.$D$6]=[.$D26];[.$D$6]=&quot;x&quot;);OR([.$E$6]=[.$E26];[.$E$6]=&quot;x&quot;);OR([.$F$5]=[.BF$5];[.$F$5]=&quot;x&quot;);OR([.$F$6]=[.BF$6];[.$F$6]=&quot;x&quot;);NOT(INDEX([.$G$7:.$BF$58];VLOOKUP([.BF$3];[.$B$7:.$C$58];2;0);HLOOKUP([.$B26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9h</text:p>
          </table:table-cell>
          <table:table-cell office:value-type="float" office:value="21">
            <text:p>21</text:p>
          </table:table-cell>
          <table:table-cell table:formula="of:=LEFT([.B27];1)" office:value-type="string" office:string-value="9">
            <text:p>9</text:p>
          </table:table-cell>
          <table:table-cell table:formula="of:=RIGHT([.B27];1)" office:value-type="string" office:string-value="h">
            <text:p>h</text:p>
          </table:table-cell>
          <table:table-cell/>
          <table:table-cell table:formula="of:=IF(AND([.G$3]&lt;&gt;[.$B27];OR([.$D$6]=[.$D27];[.$D$6]=&quot;x&quot;);OR([.$E$6]=[.$E27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7];OR([.$D$6]=[.$D27];[.$D$6]=&quot;x&quot;);OR([.$E$6]=[.$E27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7];OR([.$D$6]=[.$D27];[.$D$6]=&quot;x&quot;);OR([.$E$6]=[.$E27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7];OR([.$D$6]=[.$D27];[.$D$6]=&quot;x&quot;);OR([.$E$6]=[.$E27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7];OR([.$D$6]=[.$D27];[.$D$6]=&quot;x&quot;);OR([.$E$6]=[.$E27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7];OR([.$D$6]=[.$D27];[.$D$6]=&quot;x&quot;);OR([.$E$6]=[.$E27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7];OR([.$D$6]=[.$D27];[.$D$6]=&quot;x&quot;);OR([.$E$6]=[.$E27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7];OR([.$D$6]=[.$D27];[.$D$6]=&quot;x&quot;);OR([.$E$6]=[.$E27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7];OR([.$D$6]=[.$D27];[.$D$6]=&quot;x&quot;);OR([.$E$6]=[.$E27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7];OR([.$D$6]=[.$D27];[.$D$6]=&quot;x&quot;);OR([.$E$6]=[.$E27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7];OR([.$D$6]=[.$D27];[.$D$6]=&quot;x&quot;);OR([.$E$6]=[.$E27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7];OR([.$D$6]=[.$D27];[.$D$6]=&quot;x&quot;);OR([.$E$6]=[.$E27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7];OR([.$D$6]=[.$D27];[.$D$6]=&quot;x&quot;);OR([.$E$6]=[.$E27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7];OR([.$D$6]=[.$D27];[.$D$6]=&quot;x&quot;);OR([.$E$6]=[.$E27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7];OR([.$D$6]=[.$D27];[.$D$6]=&quot;x&quot;);OR([.$E$6]=[.$E27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27];OR([.$D$6]=[.$D27];[.$D$6]=&quot;x&quot;);OR([.$E$6]=[.$E27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27];OR([.$D$6]=[.$D27];[.$D$6]=&quot;x&quot;);OR([.$E$6]=[.$E27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27];OR([.$D$6]=[.$D27];[.$D$6]=&quot;x&quot;);OR([.$E$6]=[.$E27];[.$E$6]=&quot;x&quot;);OR([.$F$5]=[.X$5];[.$F$5]=&quot;x&quot;);OR([.$F$6]=[.X$6];[.$F$6]=&quot;x&quot;));1;0)" office:value-type="float" office:value="1">
            <text:p>1</text:p>
          </table:table-cell>
          <table:table-cell table:formula="of:=IF(AND([.Y$3]&lt;&gt;[.$B27];OR([.$D$6]=[.$D27];[.$D$6]=&quot;x&quot;);OR([.$E$6]=[.$E27];[.$E$6]=&quot;x&quot;);OR([.$F$5]=[.Y$5];[.$F$5]=&quot;x&quot;);OR([.$F$6]=[.Y$6];[.$F$6]=&quot;x&quot;));1;0)" office:value-type="float" office:value="1">
            <text:p>1</text:p>
          </table:table-cell>
          <table:table-cell table:formula="of:=IF(AND([.Z$3]&lt;&gt;[.$B27];OR([.$D$6]=[.$D27];[.$D$6]=&quot;x&quot;);OR([.$E$6]=[.$E27];[.$E$6]=&quot;x&quot;);OR([.$F$5]=[.Z$5];[.$F$5]=&quot;x&quot;);OR([.$F$6]=[.Z$6];[.$F$6]=&quot;x&quot;));1;0)" office:value-type="float" office:value="1">
            <text:p>1</text:p>
          </table:table-cell>
          <table:table-cell table:style-name="ce2"/>
          <table:table-cell table:formula="of:=IF(AND(OR([.$D$6]=[.$D27];[.$D$6]=&quot;x&quot;);OR([.$E$6]=[.$E27];[.$E$6]=&quot;x&quot;);OR([.$F$5]=[.AB$5];[.$F$5]=&quot;x&quot;);OR([.$F$6]=[.AB$6];[.$F$6]=&quot;x&quot;);NOT(INDEX([.$G$7:.$BF$58];VLOOKUP([.AB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C$5];[.$F$5]=&quot;x&quot;);OR([.$F$6]=[.AC$6];[.$F$6]=&quot;x&quot;);NOT(INDEX([.$G$7:.$BF$58];VLOOKUP([.AC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D$5];[.$F$5]=&quot;x&quot;);OR([.$F$6]=[.AD$6];[.$F$6]=&quot;x&quot;);NOT(INDEX([.$G$7:.$BF$58];VLOOKUP([.AD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E$5];[.$F$5]=&quot;x&quot;);OR([.$F$6]=[.AE$6];[.$F$6]=&quot;x&quot;);NOT(INDEX([.$G$7:.$BF$58];VLOOKUP([.AE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F$5];[.$F$5]=&quot;x&quot;);OR([.$F$6]=[.AF$6];[.$F$6]=&quot;x&quot;);NOT(INDEX([.$G$7:.$BF$58];VLOOKUP([.AF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G$5];[.$F$5]=&quot;x&quot;);OR([.$F$6]=[.AG$6];[.$F$6]=&quot;x&quot;);NOT(INDEX([.$G$7:.$BF$58];VLOOKUP([.AG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H$5];[.$F$5]=&quot;x&quot;);OR([.$F$6]=[.AH$6];[.$F$6]=&quot;x&quot;);NOT(INDEX([.$G$7:.$BF$58];VLOOKUP([.AH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I$5];[.$F$5]=&quot;x&quot;);OR([.$F$6]=[.AI$6];[.$F$6]=&quot;x&quot;);NOT(INDEX([.$G$7:.$BF$58];VLOOKUP([.AI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J$5];[.$F$5]=&quot;x&quot;);OR([.$F$6]=[.AJ$6];[.$F$6]=&quot;x&quot;);NOT(INDEX([.$G$7:.$BF$58];VLOOKUP([.AJ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K$5];[.$F$5]=&quot;x&quot;);OR([.$F$6]=[.AK$6];[.$F$6]=&quot;x&quot;);NOT(INDEX([.$G$7:.$BF$58];VLOOKUP([.AK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L$5];[.$F$5]=&quot;x&quot;);OR([.$F$6]=[.AL$6];[.$F$6]=&quot;x&quot;);NOT(INDEX([.$G$7:.$BF$58];VLOOKUP([.AL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M$5];[.$F$5]=&quot;x&quot;);OR([.$F$6]=[.AM$6];[.$F$6]=&quot;x&quot;);NOT(INDEX([.$G$7:.$BF$58];VLOOKUP([.AM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N$5];[.$F$5]=&quot;x&quot;);OR([.$F$6]=[.AN$6];[.$F$6]=&quot;x&quot;);NOT(INDEX([.$G$7:.$BF$58];VLOOKUP([.AN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O$5];[.$F$5]=&quot;x&quot;);OR([.$F$6]=[.AO$6];[.$F$6]=&quot;x&quot;);NOT(INDEX([.$G$7:.$BF$58];VLOOKUP([.AO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P$5];[.$F$5]=&quot;x&quot;);OR([.$F$6]=[.AP$6];[.$F$6]=&quot;x&quot;);NOT(INDEX([.$G$7:.$BF$58];VLOOKUP([.AP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Q$5];[.$F$5]=&quot;x&quot;);OR([.$F$6]=[.AQ$6];[.$F$6]=&quot;x&quot;);NOT(INDEX([.$G$7:.$BF$58];VLOOKUP([.AQ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R$5];[.$F$5]=&quot;x&quot;);OR([.$F$6]=[.AR$6];[.$F$6]=&quot;x&quot;);NOT(INDEX([.$G$7:.$BF$58];VLOOKUP([.AR$3];[.$B$7:.$C$58];2;0);HLOOKUP([.$B27];[.$G$3:.$BF$4];2;0))));1;0)" office:value-type="float" office:value="0">
            <text:p>0</text:p>
          </table:table-cell>
          <table:table-cell table:formula="of:=IF(AND(OR([.$D$6]=[.$D27];[.$D$6]=&quot;x&quot;);OR([.$E$6]=[.$E27];[.$E$6]=&quot;x&quot;);OR([.$F$5]=[.AS$5];[.$F$5]=&quot;x&quot;);OR([.$F$6]=[.AS$6];[.$F$6]=&quot;x&quot;);NOT(INDEX([.$G$7:.$BF$58];VLOOKUP([.AS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AT$5];[.$F$5]=&quot;x&quot;);OR([.$F$6]=[.AT$6];[.$F$6]=&quot;x&quot;);NOT(INDEX([.$G$7:.$BF$58];VLOOKUP([.AT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AU$5];[.$F$5]=&quot;x&quot;);OR([.$F$6]=[.AU$6];[.$F$6]=&quot;x&quot;);NOT(INDEX([.$G$7:.$BF$58];VLOOKUP([.AU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AV$5];[.$F$5]=&quot;x&quot;);OR([.$F$6]=[.AV$6];[.$F$6]=&quot;x&quot;);NOT(INDEX([.$G$7:.$BF$58];VLOOKUP([.AV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AW$5];[.$F$5]=&quot;x&quot;);OR([.$F$6]=[.AW$6];[.$F$6]=&quot;x&quot;);NOT(INDEX([.$G$7:.$BF$58];VLOOKUP([.AW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AX$5];[.$F$5]=&quot;x&quot;);OR([.$F$6]=[.AX$6];[.$F$6]=&quot;x&quot;);NOT(INDEX([.$G$7:.$BF$58];VLOOKUP([.AX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AY$5];[.$F$5]=&quot;x&quot;);OR([.$F$6]=[.AY$6];[.$F$6]=&quot;x&quot;);NOT(INDEX([.$G$7:.$BF$58];VLOOKUP([.AY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AZ$5];[.$F$5]=&quot;x&quot;);OR([.$F$6]=[.AZ$6];[.$F$6]=&quot;x&quot;);NOT(INDEX([.$G$7:.$BF$58];VLOOKUP([.AZ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BA$5];[.$F$5]=&quot;x&quot;);OR([.$F$6]=[.BA$6];[.$F$6]=&quot;x&quot;);NOT(INDEX([.$G$7:.$BF$58];VLOOKUP([.BA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BB$5];[.$F$5]=&quot;x&quot;);OR([.$F$6]=[.BB$6];[.$F$6]=&quot;x&quot;);NOT(INDEX([.$G$7:.$BF$58];VLOOKUP([.BB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BC$5];[.$F$5]=&quot;x&quot;);OR([.$F$6]=[.BC$6];[.$F$6]=&quot;x&quot;);NOT(INDEX([.$G$7:.$BF$58];VLOOKUP([.BC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BD$5];[.$F$5]=&quot;x&quot;);OR([.$F$6]=[.BD$6];[.$F$6]=&quot;x&quot;);NOT(INDEX([.$G$7:.$BF$58];VLOOKUP([.BD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BE$5];[.$F$5]=&quot;x&quot;);OR([.$F$6]=[.BE$6];[.$F$6]=&quot;x&quot;);NOT(INDEX([.$G$7:.$BF$58];VLOOKUP([.BE$3];[.$B$7:.$C$58];2;0);HLOOKUP([.$B27];[.$G$3:.$BF$4];2;0))));1;0)" office:value-type="float" office:value="0">
            <text:p>0</text:p>
          </table:table-cell>
          <table:table-cell table:style-name="ce3" table:formula="of:=IF(AND(OR([.$D$6]=[.$D27];[.$D$6]=&quot;x&quot;);OR([.$E$6]=[.$E27];[.$E$6]=&quot;x&quot;);OR([.$F$5]=[.BF$5];[.$F$5]=&quot;x&quot;);OR([.$F$6]=[.BF$6];[.$F$6]=&quot;x&quot;);NOT(INDEX([.$G$7:.$BF$58];VLOOKUP([.BF$3];[.$B$7:.$C$58];2;0);HLOOKUP([.$B27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h</text:p>
          </table:table-cell>
          <table:table-cell office:value-type="float" office:value="22">
            <text:p>22</text:p>
          </table:table-cell>
          <table:table-cell table:formula="of:=LEFT([.B28];1)" office:value-type="string" office:string-value="T">
            <text:p>T</text:p>
          </table:table-cell>
          <table:table-cell table:formula="of:=RIGHT([.B28];1)" office:value-type="string" office:string-value="h">
            <text:p>h</text:p>
          </table:table-cell>
          <table:table-cell/>
          <table:table-cell table:formula="of:=IF(AND([.G$3]&lt;&gt;[.$B28];OR([.$D$6]=[.$D28];[.$D$6]=&quot;x&quot;);OR([.$E$6]=[.$E28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8];OR([.$D$6]=[.$D28];[.$D$6]=&quot;x&quot;);OR([.$E$6]=[.$E28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8];OR([.$D$6]=[.$D28];[.$D$6]=&quot;x&quot;);OR([.$E$6]=[.$E28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8];OR([.$D$6]=[.$D28];[.$D$6]=&quot;x&quot;);OR([.$E$6]=[.$E28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8];OR([.$D$6]=[.$D28];[.$D$6]=&quot;x&quot;);OR([.$E$6]=[.$E28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8];OR([.$D$6]=[.$D28];[.$D$6]=&quot;x&quot;);OR([.$E$6]=[.$E28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8];OR([.$D$6]=[.$D28];[.$D$6]=&quot;x&quot;);OR([.$E$6]=[.$E28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8];OR([.$D$6]=[.$D28];[.$D$6]=&quot;x&quot;);OR([.$E$6]=[.$E28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8];OR([.$D$6]=[.$D28];[.$D$6]=&quot;x&quot;);OR([.$E$6]=[.$E28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8];OR([.$D$6]=[.$D28];[.$D$6]=&quot;x&quot;);OR([.$E$6]=[.$E28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8];OR([.$D$6]=[.$D28];[.$D$6]=&quot;x&quot;);OR([.$E$6]=[.$E28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8];OR([.$D$6]=[.$D28];[.$D$6]=&quot;x&quot;);OR([.$E$6]=[.$E28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8];OR([.$D$6]=[.$D28];[.$D$6]=&quot;x&quot;);OR([.$E$6]=[.$E28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8];OR([.$D$6]=[.$D28];[.$D$6]=&quot;x&quot;);OR([.$E$6]=[.$E28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8];OR([.$D$6]=[.$D28];[.$D$6]=&quot;x&quot;);OR([.$E$6]=[.$E28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28];OR([.$D$6]=[.$D28];[.$D$6]=&quot;x&quot;);OR([.$E$6]=[.$E28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28];OR([.$D$6]=[.$D28];[.$D$6]=&quot;x&quot;);OR([.$E$6]=[.$E28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28];OR([.$D$6]=[.$D28];[.$D$6]=&quot;x&quot;);OR([.$E$6]=[.$E28];[.$E$6]=&quot;x&quot;);OR([.$F$5]=[.X$5];[.$F$5]=&quot;x&quot;);OR([.$F$6]=[.X$6];[.$F$6]=&quot;x&quot;));1;0)" office:value-type="float" office:value="1">
            <text:p>1</text:p>
          </table:table-cell>
          <table:table-cell table:formula="of:=IF(AND([.Y$3]&lt;&gt;[.$B28];OR([.$D$6]=[.$D28];[.$D$6]=&quot;x&quot;);OR([.$E$6]=[.$E28];[.$E$6]=&quot;x&quot;);OR([.$F$5]=[.Y$5];[.$F$5]=&quot;x&quot;);OR([.$F$6]=[.Y$6];[.$F$6]=&quot;x&quot;));1;0)" office:value-type="float" office:value="1">
            <text:p>1</text:p>
          </table:table-cell>
          <table:table-cell table:formula="of:=IF(AND([.Z$3]&lt;&gt;[.$B28];OR([.$D$6]=[.$D28];[.$D$6]=&quot;x&quot;);OR([.$E$6]=[.$E28];[.$E$6]=&quot;x&quot;);OR([.$F$5]=[.Z$5];[.$F$5]=&quot;x&quot;);OR([.$F$6]=[.Z$6];[.$F$6]=&quot;x&quot;));1;0)" office:value-type="float" office:value="1">
            <text:p>1</text:p>
          </table:table-cell>
          <table:table-cell table:formula="of:=IF(AND([.AA$3]&lt;&gt;[.$B28];OR([.$D$6]=[.$D28];[.$D$6]=&quot;x&quot;);OR([.$E$6]=[.$E28];[.$E$6]=&quot;x&quot;);OR([.$F$5]=[.AA$5];[.$F$5]=&quot;x&quot;);OR([.$F$6]=[.AA$6];[.$F$6]=&quot;x&quot;));1;0)" office:value-type="float" office:value="1">
            <text:p>1</text:p>
          </table:table-cell>
          <table:table-cell table:style-name="ce2"/>
          <table:table-cell table:formula="of:=IF(AND(OR([.$D$6]=[.$D28];[.$D$6]=&quot;x&quot;);OR([.$E$6]=[.$E28];[.$E$6]=&quot;x&quot;);OR([.$F$5]=[.AC$5];[.$F$5]=&quot;x&quot;);OR([.$F$6]=[.AC$6];[.$F$6]=&quot;x&quot;);NOT(INDEX([.$G$7:.$BF$58];VLOOKUP([.AC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D$5];[.$F$5]=&quot;x&quot;);OR([.$F$6]=[.AD$6];[.$F$6]=&quot;x&quot;);NOT(INDEX([.$G$7:.$BF$58];VLOOKUP([.AD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E$5];[.$F$5]=&quot;x&quot;);OR([.$F$6]=[.AE$6];[.$F$6]=&quot;x&quot;);NOT(INDEX([.$G$7:.$BF$58];VLOOKUP([.AE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F$5];[.$F$5]=&quot;x&quot;);OR([.$F$6]=[.AF$6];[.$F$6]=&quot;x&quot;);NOT(INDEX([.$G$7:.$BF$58];VLOOKUP([.AF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G$5];[.$F$5]=&quot;x&quot;);OR([.$F$6]=[.AG$6];[.$F$6]=&quot;x&quot;);NOT(INDEX([.$G$7:.$BF$58];VLOOKUP([.AG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H$5];[.$F$5]=&quot;x&quot;);OR([.$F$6]=[.AH$6];[.$F$6]=&quot;x&quot;);NOT(INDEX([.$G$7:.$BF$58];VLOOKUP([.AH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I$5];[.$F$5]=&quot;x&quot;);OR([.$F$6]=[.AI$6];[.$F$6]=&quot;x&quot;);NOT(INDEX([.$G$7:.$BF$58];VLOOKUP([.AI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J$5];[.$F$5]=&quot;x&quot;);OR([.$F$6]=[.AJ$6];[.$F$6]=&quot;x&quot;);NOT(INDEX([.$G$7:.$BF$58];VLOOKUP([.AJ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K$5];[.$F$5]=&quot;x&quot;);OR([.$F$6]=[.AK$6];[.$F$6]=&quot;x&quot;);NOT(INDEX([.$G$7:.$BF$58];VLOOKUP([.AK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L$5];[.$F$5]=&quot;x&quot;);OR([.$F$6]=[.AL$6];[.$F$6]=&quot;x&quot;);NOT(INDEX([.$G$7:.$BF$58];VLOOKUP([.AL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M$5];[.$F$5]=&quot;x&quot;);OR([.$F$6]=[.AM$6];[.$F$6]=&quot;x&quot;);NOT(INDEX([.$G$7:.$BF$58];VLOOKUP([.AM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N$5];[.$F$5]=&quot;x&quot;);OR([.$F$6]=[.AN$6];[.$F$6]=&quot;x&quot;);NOT(INDEX([.$G$7:.$BF$58];VLOOKUP([.AN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O$5];[.$F$5]=&quot;x&quot;);OR([.$F$6]=[.AO$6];[.$F$6]=&quot;x&quot;);NOT(INDEX([.$G$7:.$BF$58];VLOOKUP([.AO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P$5];[.$F$5]=&quot;x&quot;);OR([.$F$6]=[.AP$6];[.$F$6]=&quot;x&quot;);NOT(INDEX([.$G$7:.$BF$58];VLOOKUP([.AP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Q$5];[.$F$5]=&quot;x&quot;);OR([.$F$6]=[.AQ$6];[.$F$6]=&quot;x&quot;);NOT(INDEX([.$G$7:.$BF$58];VLOOKUP([.AQ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R$5];[.$F$5]=&quot;x&quot;);OR([.$F$6]=[.AR$6];[.$F$6]=&quot;x&quot;);NOT(INDEX([.$G$7:.$BF$58];VLOOKUP([.AR$3];[.$B$7:.$C$58];2;0);HLOOKUP([.$B28];[.$G$3:.$BF$4];2;0))));1;0)" office:value-type="float" office:value="0">
            <text:p>0</text:p>
          </table:table-cell>
          <table:table-cell table:formula="of:=IF(AND(OR([.$D$6]=[.$D28];[.$D$6]=&quot;x&quot;);OR([.$E$6]=[.$E28];[.$E$6]=&quot;x&quot;);OR([.$F$5]=[.AS$5];[.$F$5]=&quot;x&quot;);OR([.$F$6]=[.AS$6];[.$F$6]=&quot;x&quot;);NOT(INDEX([.$G$7:.$BF$58];VLOOKUP([.AS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AT$5];[.$F$5]=&quot;x&quot;);OR([.$F$6]=[.AT$6];[.$F$6]=&quot;x&quot;);NOT(INDEX([.$G$7:.$BF$58];VLOOKUP([.AT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AU$5];[.$F$5]=&quot;x&quot;);OR([.$F$6]=[.AU$6];[.$F$6]=&quot;x&quot;);NOT(INDEX([.$G$7:.$BF$58];VLOOKUP([.AU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AV$5];[.$F$5]=&quot;x&quot;);OR([.$F$6]=[.AV$6];[.$F$6]=&quot;x&quot;);NOT(INDEX([.$G$7:.$BF$58];VLOOKUP([.AV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AW$5];[.$F$5]=&quot;x&quot;);OR([.$F$6]=[.AW$6];[.$F$6]=&quot;x&quot;);NOT(INDEX([.$G$7:.$BF$58];VLOOKUP([.AW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AX$5];[.$F$5]=&quot;x&quot;);OR([.$F$6]=[.AX$6];[.$F$6]=&quot;x&quot;);NOT(INDEX([.$G$7:.$BF$58];VLOOKUP([.AX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AY$5];[.$F$5]=&quot;x&quot;);OR([.$F$6]=[.AY$6];[.$F$6]=&quot;x&quot;);NOT(INDEX([.$G$7:.$BF$58];VLOOKUP([.AY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AZ$5];[.$F$5]=&quot;x&quot;);OR([.$F$6]=[.AZ$6];[.$F$6]=&quot;x&quot;);NOT(INDEX([.$G$7:.$BF$58];VLOOKUP([.AZ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BA$5];[.$F$5]=&quot;x&quot;);OR([.$F$6]=[.BA$6];[.$F$6]=&quot;x&quot;);NOT(INDEX([.$G$7:.$BF$58];VLOOKUP([.BA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BB$5];[.$F$5]=&quot;x&quot;);OR([.$F$6]=[.BB$6];[.$F$6]=&quot;x&quot;);NOT(INDEX([.$G$7:.$BF$58];VLOOKUP([.BB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BC$5];[.$F$5]=&quot;x&quot;);OR([.$F$6]=[.BC$6];[.$F$6]=&quot;x&quot;);NOT(INDEX([.$G$7:.$BF$58];VLOOKUP([.BC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BD$5];[.$F$5]=&quot;x&quot;);OR([.$F$6]=[.BD$6];[.$F$6]=&quot;x&quot;);NOT(INDEX([.$G$7:.$BF$58];VLOOKUP([.BD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BE$5];[.$F$5]=&quot;x&quot;);OR([.$F$6]=[.BE$6];[.$F$6]=&quot;x&quot;);NOT(INDEX([.$G$7:.$BF$58];VLOOKUP([.BE$3];[.$B$7:.$C$58];2;0);HLOOKUP([.$B28];[.$G$3:.$BF$4];2;0))));1;0)" office:value-type="float" office:value="0">
            <text:p>0</text:p>
          </table:table-cell>
          <table:table-cell table:style-name="ce3" table:formula="of:=IF(AND(OR([.$D$6]=[.$D28];[.$D$6]=&quot;x&quot;);OR([.$E$6]=[.$E28];[.$E$6]=&quot;x&quot;);OR([.$F$5]=[.BF$5];[.$F$5]=&quot;x&quot;);OR([.$F$6]=[.BF$6];[.$F$6]=&quot;x&quot;);NOT(INDEX([.$G$7:.$BF$58];VLOOKUP([.BF$3];[.$B$7:.$C$58];2;0);HLOOKUP([.$B28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h</text:p>
          </table:table-cell>
          <table:table-cell office:value-type="float" office:value="23">
            <text:p>23</text:p>
          </table:table-cell>
          <table:table-cell table:formula="of:=LEFT([.B29];1)" office:value-type="string" office:string-value="J">
            <text:p>J</text:p>
          </table:table-cell>
          <table:table-cell table:formula="of:=RIGHT([.B29];1)" office:value-type="string" office:string-value="h">
            <text:p>h</text:p>
          </table:table-cell>
          <table:table-cell/>
          <table:table-cell table:formula="of:=IF(AND([.G$3]&lt;&gt;[.$B29];OR([.$D$6]=[.$D29];[.$D$6]=&quot;x&quot;);OR([.$E$6]=[.$E29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29];OR([.$D$6]=[.$D29];[.$D$6]=&quot;x&quot;);OR([.$E$6]=[.$E29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29];OR([.$D$6]=[.$D29];[.$D$6]=&quot;x&quot;);OR([.$E$6]=[.$E29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29];OR([.$D$6]=[.$D29];[.$D$6]=&quot;x&quot;);OR([.$E$6]=[.$E29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29];OR([.$D$6]=[.$D29];[.$D$6]=&quot;x&quot;);OR([.$E$6]=[.$E29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29];OR([.$D$6]=[.$D29];[.$D$6]=&quot;x&quot;);OR([.$E$6]=[.$E29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29];OR([.$D$6]=[.$D29];[.$D$6]=&quot;x&quot;);OR([.$E$6]=[.$E29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29];OR([.$D$6]=[.$D29];[.$D$6]=&quot;x&quot;);OR([.$E$6]=[.$E29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29];OR([.$D$6]=[.$D29];[.$D$6]=&quot;x&quot;);OR([.$E$6]=[.$E29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29];OR([.$D$6]=[.$D29];[.$D$6]=&quot;x&quot;);OR([.$E$6]=[.$E29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29];OR([.$D$6]=[.$D29];[.$D$6]=&quot;x&quot;);OR([.$E$6]=[.$E29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29];OR([.$D$6]=[.$D29];[.$D$6]=&quot;x&quot;);OR([.$E$6]=[.$E29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29];OR([.$D$6]=[.$D29];[.$D$6]=&quot;x&quot;);OR([.$E$6]=[.$E29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29];OR([.$D$6]=[.$D29];[.$D$6]=&quot;x&quot;);OR([.$E$6]=[.$E29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29];OR([.$D$6]=[.$D29];[.$D$6]=&quot;x&quot;);OR([.$E$6]=[.$E29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29];OR([.$D$6]=[.$D29];[.$D$6]=&quot;x&quot;);OR([.$E$6]=[.$E29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29];OR([.$D$6]=[.$D29];[.$D$6]=&quot;x&quot;);OR([.$E$6]=[.$E29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29];OR([.$D$6]=[.$D29];[.$D$6]=&quot;x&quot;);OR([.$E$6]=[.$E29];[.$E$6]=&quot;x&quot;);OR([.$F$5]=[.X$5];[.$F$5]=&quot;x&quot;);OR([.$F$6]=[.X$6];[.$F$6]=&quot;x&quot;));1;0)" office:value-type="float" office:value="1">
            <text:p>1</text:p>
          </table:table-cell>
          <table:table-cell table:formula="of:=IF(AND([.Y$3]&lt;&gt;[.$B29];OR([.$D$6]=[.$D29];[.$D$6]=&quot;x&quot;);OR([.$E$6]=[.$E29];[.$E$6]=&quot;x&quot;);OR([.$F$5]=[.Y$5];[.$F$5]=&quot;x&quot;);OR([.$F$6]=[.Y$6];[.$F$6]=&quot;x&quot;));1;0)" office:value-type="float" office:value="1">
            <text:p>1</text:p>
          </table:table-cell>
          <table:table-cell table:formula="of:=IF(AND([.Z$3]&lt;&gt;[.$B29];OR([.$D$6]=[.$D29];[.$D$6]=&quot;x&quot;);OR([.$E$6]=[.$E29];[.$E$6]=&quot;x&quot;);OR([.$F$5]=[.Z$5];[.$F$5]=&quot;x&quot;);OR([.$F$6]=[.Z$6];[.$F$6]=&quot;x&quot;));1;0)" office:value-type="float" office:value="1">
            <text:p>1</text:p>
          </table:table-cell>
          <table:table-cell table:formula="of:=IF(AND([.AA$3]&lt;&gt;[.$B29];OR([.$D$6]=[.$D29];[.$D$6]=&quot;x&quot;);OR([.$E$6]=[.$E29];[.$E$6]=&quot;x&quot;);OR([.$F$5]=[.AA$5];[.$F$5]=&quot;x&quot;);OR([.$F$6]=[.AA$6];[.$F$6]=&quot;x&quot;));1;0)" office:value-type="float" office:value="1">
            <text:p>1</text:p>
          </table:table-cell>
          <table:table-cell table:formula="of:=IF(AND([.AB$3]&lt;&gt;[.$B29];OR([.$D$6]=[.$D29];[.$D$6]=&quot;x&quot;);OR([.$E$6]=[.$E29];[.$E$6]=&quot;x&quot;);OR([.$F$5]=[.AB$5];[.$F$5]=&quot;x&quot;);OR([.$F$6]=[.AB$6];[.$F$6]=&quot;x&quot;));1;0)" office:value-type="float" office:value="1">
            <text:p>1</text:p>
          </table:table-cell>
          <table:table-cell table:style-name="ce2"/>
          <table:table-cell table:formula="of:=IF(AND(OR([.$D$6]=[.$D29];[.$D$6]=&quot;x&quot;);OR([.$E$6]=[.$E29];[.$E$6]=&quot;x&quot;);OR([.$F$5]=[.AD$5];[.$F$5]=&quot;x&quot;);OR([.$F$6]=[.AD$6];[.$F$6]=&quot;x&quot;);NOT(INDEX([.$G$7:.$BF$58];VLOOKUP([.AD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E$5];[.$F$5]=&quot;x&quot;);OR([.$F$6]=[.AE$6];[.$F$6]=&quot;x&quot;);NOT(INDEX([.$G$7:.$BF$58];VLOOKUP([.AE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F$5];[.$F$5]=&quot;x&quot;);OR([.$F$6]=[.AF$6];[.$F$6]=&quot;x&quot;);NOT(INDEX([.$G$7:.$BF$58];VLOOKUP([.AF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G$5];[.$F$5]=&quot;x&quot;);OR([.$F$6]=[.AG$6];[.$F$6]=&quot;x&quot;);NOT(INDEX([.$G$7:.$BF$58];VLOOKUP([.AG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H$5];[.$F$5]=&quot;x&quot;);OR([.$F$6]=[.AH$6];[.$F$6]=&quot;x&quot;);NOT(INDEX([.$G$7:.$BF$58];VLOOKUP([.AH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I$5];[.$F$5]=&quot;x&quot;);OR([.$F$6]=[.AI$6];[.$F$6]=&quot;x&quot;);NOT(INDEX([.$G$7:.$BF$58];VLOOKUP([.AI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J$5];[.$F$5]=&quot;x&quot;);OR([.$F$6]=[.AJ$6];[.$F$6]=&quot;x&quot;);NOT(INDEX([.$G$7:.$BF$58];VLOOKUP([.AJ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K$5];[.$F$5]=&quot;x&quot;);OR([.$F$6]=[.AK$6];[.$F$6]=&quot;x&quot;);NOT(INDEX([.$G$7:.$BF$58];VLOOKUP([.AK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L$5];[.$F$5]=&quot;x&quot;);OR([.$F$6]=[.AL$6];[.$F$6]=&quot;x&quot;);NOT(INDEX([.$G$7:.$BF$58];VLOOKUP([.AL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M$5];[.$F$5]=&quot;x&quot;);OR([.$F$6]=[.AM$6];[.$F$6]=&quot;x&quot;);NOT(INDEX([.$G$7:.$BF$58];VLOOKUP([.AM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N$5];[.$F$5]=&quot;x&quot;);OR([.$F$6]=[.AN$6];[.$F$6]=&quot;x&quot;);NOT(INDEX([.$G$7:.$BF$58];VLOOKUP([.AN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O$5];[.$F$5]=&quot;x&quot;);OR([.$F$6]=[.AO$6];[.$F$6]=&quot;x&quot;);NOT(INDEX([.$G$7:.$BF$58];VLOOKUP([.AO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P$5];[.$F$5]=&quot;x&quot;);OR([.$F$6]=[.AP$6];[.$F$6]=&quot;x&quot;);NOT(INDEX([.$G$7:.$BF$58];VLOOKUP([.AP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Q$5];[.$F$5]=&quot;x&quot;);OR([.$F$6]=[.AQ$6];[.$F$6]=&quot;x&quot;);NOT(INDEX([.$G$7:.$BF$58];VLOOKUP([.AQ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R$5];[.$F$5]=&quot;x&quot;);OR([.$F$6]=[.AR$6];[.$F$6]=&quot;x&quot;);NOT(INDEX([.$G$7:.$BF$58];VLOOKUP([.AR$3];[.$B$7:.$C$58];2;0);HLOOKUP([.$B29];[.$G$3:.$BF$4];2;0))));1;0)" office:value-type="float" office:value="0">
            <text:p>0</text:p>
          </table:table-cell>
          <table:table-cell table:formula="of:=IF(AND(OR([.$D$6]=[.$D29];[.$D$6]=&quot;x&quot;);OR([.$E$6]=[.$E29];[.$E$6]=&quot;x&quot;);OR([.$F$5]=[.AS$5];[.$F$5]=&quot;x&quot;);OR([.$F$6]=[.AS$6];[.$F$6]=&quot;x&quot;);NOT(INDEX([.$G$7:.$BF$58];VLOOKUP([.AS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AT$5];[.$F$5]=&quot;x&quot;);OR([.$F$6]=[.AT$6];[.$F$6]=&quot;x&quot;);NOT(INDEX([.$G$7:.$BF$58];VLOOKUP([.AT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AU$5];[.$F$5]=&quot;x&quot;);OR([.$F$6]=[.AU$6];[.$F$6]=&quot;x&quot;);NOT(INDEX([.$G$7:.$BF$58];VLOOKUP([.AU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AV$5];[.$F$5]=&quot;x&quot;);OR([.$F$6]=[.AV$6];[.$F$6]=&quot;x&quot;);NOT(INDEX([.$G$7:.$BF$58];VLOOKUP([.AV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AW$5];[.$F$5]=&quot;x&quot;);OR([.$F$6]=[.AW$6];[.$F$6]=&quot;x&quot;);NOT(INDEX([.$G$7:.$BF$58];VLOOKUP([.AW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AX$5];[.$F$5]=&quot;x&quot;);OR([.$F$6]=[.AX$6];[.$F$6]=&quot;x&quot;);NOT(INDEX([.$G$7:.$BF$58];VLOOKUP([.AX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AY$5];[.$F$5]=&quot;x&quot;);OR([.$F$6]=[.AY$6];[.$F$6]=&quot;x&quot;);NOT(INDEX([.$G$7:.$BF$58];VLOOKUP([.AY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AZ$5];[.$F$5]=&quot;x&quot;);OR([.$F$6]=[.AZ$6];[.$F$6]=&quot;x&quot;);NOT(INDEX([.$G$7:.$BF$58];VLOOKUP([.AZ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BA$5];[.$F$5]=&quot;x&quot;);OR([.$F$6]=[.BA$6];[.$F$6]=&quot;x&quot;);NOT(INDEX([.$G$7:.$BF$58];VLOOKUP([.BA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BB$5];[.$F$5]=&quot;x&quot;);OR([.$F$6]=[.BB$6];[.$F$6]=&quot;x&quot;);NOT(INDEX([.$G$7:.$BF$58];VLOOKUP([.BB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BC$5];[.$F$5]=&quot;x&quot;);OR([.$F$6]=[.BC$6];[.$F$6]=&quot;x&quot;);NOT(INDEX([.$G$7:.$BF$58];VLOOKUP([.BC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BD$5];[.$F$5]=&quot;x&quot;);OR([.$F$6]=[.BD$6];[.$F$6]=&quot;x&quot;);NOT(INDEX([.$G$7:.$BF$58];VLOOKUP([.BD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BE$5];[.$F$5]=&quot;x&quot;);OR([.$F$6]=[.BE$6];[.$F$6]=&quot;x&quot;);NOT(INDEX([.$G$7:.$BF$58];VLOOKUP([.BE$3];[.$B$7:.$C$58];2;0);HLOOKUP([.$B29];[.$G$3:.$BF$4];2;0))));1;0)" office:value-type="float" office:value="0">
            <text:p>0</text:p>
          </table:table-cell>
          <table:table-cell table:style-name="ce3" table:formula="of:=IF(AND(OR([.$D$6]=[.$D29];[.$D$6]=&quot;x&quot;);OR([.$E$6]=[.$E29];[.$E$6]=&quot;x&quot;);OR([.$F$5]=[.BF$5];[.$F$5]=&quot;x&quot;);OR([.$F$6]=[.BF$6];[.$F$6]=&quot;x&quot;);NOT(INDEX([.$G$7:.$BF$58];VLOOKUP([.BF$3];[.$B$7:.$C$58];2;0);HLOOKUP([.$B29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Qh</text:p>
          </table:table-cell>
          <table:table-cell office:value-type="float" office:value="24">
            <text:p>24</text:p>
          </table:table-cell>
          <table:table-cell table:formula="of:=LEFT([.B30];1)" office:value-type="string" office:string-value="Q">
            <text:p>Q</text:p>
          </table:table-cell>
          <table:table-cell table:formula="of:=RIGHT([.B30];1)" office:value-type="string" office:string-value="h">
            <text:p>h</text:p>
          </table:table-cell>
          <table:table-cell/>
          <table:table-cell table:formula="of:=IF(AND([.G$3]&lt;&gt;[.$B30];OR([.$D$6]=[.$D30];[.$D$6]=&quot;x&quot;);OR([.$E$6]=[.$E30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0];OR([.$D$6]=[.$D30];[.$D$6]=&quot;x&quot;);OR([.$E$6]=[.$E30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0];OR([.$D$6]=[.$D30];[.$D$6]=&quot;x&quot;);OR([.$E$6]=[.$E30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0];OR([.$D$6]=[.$D30];[.$D$6]=&quot;x&quot;);OR([.$E$6]=[.$E30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0];OR([.$D$6]=[.$D30];[.$D$6]=&quot;x&quot;);OR([.$E$6]=[.$E30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0];OR([.$D$6]=[.$D30];[.$D$6]=&quot;x&quot;);OR([.$E$6]=[.$E30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0];OR([.$D$6]=[.$D30];[.$D$6]=&quot;x&quot;);OR([.$E$6]=[.$E30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0];OR([.$D$6]=[.$D30];[.$D$6]=&quot;x&quot;);OR([.$E$6]=[.$E30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0];OR([.$D$6]=[.$D30];[.$D$6]=&quot;x&quot;);OR([.$E$6]=[.$E30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0];OR([.$D$6]=[.$D30];[.$D$6]=&quot;x&quot;);OR([.$E$6]=[.$E30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0];OR([.$D$6]=[.$D30];[.$D$6]=&quot;x&quot;);OR([.$E$6]=[.$E30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0];OR([.$D$6]=[.$D30];[.$D$6]=&quot;x&quot;);OR([.$E$6]=[.$E30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0];OR([.$D$6]=[.$D30];[.$D$6]=&quot;x&quot;);OR([.$E$6]=[.$E30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0];OR([.$D$6]=[.$D30];[.$D$6]=&quot;x&quot;);OR([.$E$6]=[.$E30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30];OR([.$D$6]=[.$D30];[.$D$6]=&quot;x&quot;);OR([.$E$6]=[.$E30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30];OR([.$D$6]=[.$D30];[.$D$6]=&quot;x&quot;);OR([.$E$6]=[.$E30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30];OR([.$D$6]=[.$D30];[.$D$6]=&quot;x&quot;);OR([.$E$6]=[.$E30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30];OR([.$D$6]=[.$D30];[.$D$6]=&quot;x&quot;);OR([.$E$6]=[.$E30];[.$E$6]=&quot;x&quot;);OR([.$F$5]=[.X$5];[.$F$5]=&quot;x&quot;);OR([.$F$6]=[.X$6];[.$F$6]=&quot;x&quot;));1;0)" office:value-type="float" office:value="1">
            <text:p>1</text:p>
          </table:table-cell>
          <table:table-cell table:formula="of:=IF(AND([.Y$3]&lt;&gt;[.$B30];OR([.$D$6]=[.$D30];[.$D$6]=&quot;x&quot;);OR([.$E$6]=[.$E30];[.$E$6]=&quot;x&quot;);OR([.$F$5]=[.Y$5];[.$F$5]=&quot;x&quot;);OR([.$F$6]=[.Y$6];[.$F$6]=&quot;x&quot;));1;0)" office:value-type="float" office:value="1">
            <text:p>1</text:p>
          </table:table-cell>
          <table:table-cell table:formula="of:=IF(AND([.Z$3]&lt;&gt;[.$B30];OR([.$D$6]=[.$D30];[.$D$6]=&quot;x&quot;);OR([.$E$6]=[.$E30];[.$E$6]=&quot;x&quot;);OR([.$F$5]=[.Z$5];[.$F$5]=&quot;x&quot;);OR([.$F$6]=[.Z$6];[.$F$6]=&quot;x&quot;));1;0)" office:value-type="float" office:value="1">
            <text:p>1</text:p>
          </table:table-cell>
          <table:table-cell table:formula="of:=IF(AND([.AA$3]&lt;&gt;[.$B30];OR([.$D$6]=[.$D30];[.$D$6]=&quot;x&quot;);OR([.$E$6]=[.$E30];[.$E$6]=&quot;x&quot;);OR([.$F$5]=[.AA$5];[.$F$5]=&quot;x&quot;);OR([.$F$6]=[.AA$6];[.$F$6]=&quot;x&quot;));1;0)" office:value-type="float" office:value="1">
            <text:p>1</text:p>
          </table:table-cell>
          <table:table-cell table:formula="of:=IF(AND([.AB$3]&lt;&gt;[.$B30];OR([.$D$6]=[.$D30];[.$D$6]=&quot;x&quot;);OR([.$E$6]=[.$E30];[.$E$6]=&quot;x&quot;);OR([.$F$5]=[.AB$5];[.$F$5]=&quot;x&quot;);OR([.$F$6]=[.AB$6];[.$F$6]=&quot;x&quot;));1;0)" office:value-type="float" office:value="1">
            <text:p>1</text:p>
          </table:table-cell>
          <table:table-cell table:formula="of:=IF(AND([.AC$3]&lt;&gt;[.$B30];OR([.$D$6]=[.$D30];[.$D$6]=&quot;x&quot;);OR([.$E$6]=[.$E30];[.$E$6]=&quot;x&quot;);OR([.$F$5]=[.AC$5];[.$F$5]=&quot;x&quot;);OR([.$F$6]=[.AC$6];[.$F$6]=&quot;x&quot;));1;0)" office:value-type="float" office:value="1">
            <text:p>1</text:p>
          </table:table-cell>
          <table:table-cell table:style-name="ce2"/>
          <table:table-cell table:formula="of:=IF(AND(OR([.$D$6]=[.$D30];[.$D$6]=&quot;x&quot;);OR([.$E$6]=[.$E30];[.$E$6]=&quot;x&quot;);OR([.$F$5]=[.AE$5];[.$F$5]=&quot;x&quot;);OR([.$F$6]=[.AE$6];[.$F$6]=&quot;x&quot;);NOT(INDEX([.$G$7:.$BF$58];VLOOKUP([.AE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F$5];[.$F$5]=&quot;x&quot;);OR([.$F$6]=[.AF$6];[.$F$6]=&quot;x&quot;);NOT(INDEX([.$G$7:.$BF$58];VLOOKUP([.AF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G$5];[.$F$5]=&quot;x&quot;);OR([.$F$6]=[.AG$6];[.$F$6]=&quot;x&quot;);NOT(INDEX([.$G$7:.$BF$58];VLOOKUP([.AG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H$5];[.$F$5]=&quot;x&quot;);OR([.$F$6]=[.AH$6];[.$F$6]=&quot;x&quot;);NOT(INDEX([.$G$7:.$BF$58];VLOOKUP([.AH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I$5];[.$F$5]=&quot;x&quot;);OR([.$F$6]=[.AI$6];[.$F$6]=&quot;x&quot;);NOT(INDEX([.$G$7:.$BF$58];VLOOKUP([.AI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J$5];[.$F$5]=&quot;x&quot;);OR([.$F$6]=[.AJ$6];[.$F$6]=&quot;x&quot;);NOT(INDEX([.$G$7:.$BF$58];VLOOKUP([.AJ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K$5];[.$F$5]=&quot;x&quot;);OR([.$F$6]=[.AK$6];[.$F$6]=&quot;x&quot;);NOT(INDEX([.$G$7:.$BF$58];VLOOKUP([.AK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L$5];[.$F$5]=&quot;x&quot;);OR([.$F$6]=[.AL$6];[.$F$6]=&quot;x&quot;);NOT(INDEX([.$G$7:.$BF$58];VLOOKUP([.AL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M$5];[.$F$5]=&quot;x&quot;);OR([.$F$6]=[.AM$6];[.$F$6]=&quot;x&quot;);NOT(INDEX([.$G$7:.$BF$58];VLOOKUP([.AM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N$5];[.$F$5]=&quot;x&quot;);OR([.$F$6]=[.AN$6];[.$F$6]=&quot;x&quot;);NOT(INDEX([.$G$7:.$BF$58];VLOOKUP([.AN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O$5];[.$F$5]=&quot;x&quot;);OR([.$F$6]=[.AO$6];[.$F$6]=&quot;x&quot;);NOT(INDEX([.$G$7:.$BF$58];VLOOKUP([.AO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P$5];[.$F$5]=&quot;x&quot;);OR([.$F$6]=[.AP$6];[.$F$6]=&quot;x&quot;);NOT(INDEX([.$G$7:.$BF$58];VLOOKUP([.AP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Q$5];[.$F$5]=&quot;x&quot;);OR([.$F$6]=[.AQ$6];[.$F$6]=&quot;x&quot;);NOT(INDEX([.$G$7:.$BF$58];VLOOKUP([.AQ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R$5];[.$F$5]=&quot;x&quot;);OR([.$F$6]=[.AR$6];[.$F$6]=&quot;x&quot;);NOT(INDEX([.$G$7:.$BF$58];VLOOKUP([.AR$3];[.$B$7:.$C$58];2;0);HLOOKUP([.$B30];[.$G$3:.$BF$4];2;0))));1;0)" office:value-type="float" office:value="0">
            <text:p>0</text:p>
          </table:table-cell>
          <table:table-cell table:formula="of:=IF(AND(OR([.$D$6]=[.$D30];[.$D$6]=&quot;x&quot;);OR([.$E$6]=[.$E30];[.$E$6]=&quot;x&quot;);OR([.$F$5]=[.AS$5];[.$F$5]=&quot;x&quot;);OR([.$F$6]=[.AS$6];[.$F$6]=&quot;x&quot;);NOT(INDEX([.$G$7:.$BF$58];VLOOKUP([.AS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AT$5];[.$F$5]=&quot;x&quot;);OR([.$F$6]=[.AT$6];[.$F$6]=&quot;x&quot;);NOT(INDEX([.$G$7:.$BF$58];VLOOKUP([.AT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AU$5];[.$F$5]=&quot;x&quot;);OR([.$F$6]=[.AU$6];[.$F$6]=&quot;x&quot;);NOT(INDEX([.$G$7:.$BF$58];VLOOKUP([.AU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AV$5];[.$F$5]=&quot;x&quot;);OR([.$F$6]=[.AV$6];[.$F$6]=&quot;x&quot;);NOT(INDEX([.$G$7:.$BF$58];VLOOKUP([.AV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AW$5];[.$F$5]=&quot;x&quot;);OR([.$F$6]=[.AW$6];[.$F$6]=&quot;x&quot;);NOT(INDEX([.$G$7:.$BF$58];VLOOKUP([.AW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AX$5];[.$F$5]=&quot;x&quot;);OR([.$F$6]=[.AX$6];[.$F$6]=&quot;x&quot;);NOT(INDEX([.$G$7:.$BF$58];VLOOKUP([.AX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AY$5];[.$F$5]=&quot;x&quot;);OR([.$F$6]=[.AY$6];[.$F$6]=&quot;x&quot;);NOT(INDEX([.$G$7:.$BF$58];VLOOKUP([.AY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AZ$5];[.$F$5]=&quot;x&quot;);OR([.$F$6]=[.AZ$6];[.$F$6]=&quot;x&quot;);NOT(INDEX([.$G$7:.$BF$58];VLOOKUP([.AZ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BA$5];[.$F$5]=&quot;x&quot;);OR([.$F$6]=[.BA$6];[.$F$6]=&quot;x&quot;);NOT(INDEX([.$G$7:.$BF$58];VLOOKUP([.BA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BB$5];[.$F$5]=&quot;x&quot;);OR([.$F$6]=[.BB$6];[.$F$6]=&quot;x&quot;);NOT(INDEX([.$G$7:.$BF$58];VLOOKUP([.BB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BC$5];[.$F$5]=&quot;x&quot;);OR([.$F$6]=[.BC$6];[.$F$6]=&quot;x&quot;);NOT(INDEX([.$G$7:.$BF$58];VLOOKUP([.BC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BD$5];[.$F$5]=&quot;x&quot;);OR([.$F$6]=[.BD$6];[.$F$6]=&quot;x&quot;);NOT(INDEX([.$G$7:.$BF$58];VLOOKUP([.BD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BE$5];[.$F$5]=&quot;x&quot;);OR([.$F$6]=[.BE$6];[.$F$6]=&quot;x&quot;);NOT(INDEX([.$G$7:.$BF$58];VLOOKUP([.BE$3];[.$B$7:.$C$58];2;0);HLOOKUP([.$B30];[.$G$3:.$BF$4];2;0))));1;0)" office:value-type="float" office:value="0">
            <text:p>0</text:p>
          </table:table-cell>
          <table:table-cell table:style-name="ce3" table:formula="of:=IF(AND(OR([.$D$6]=[.$D30];[.$D$6]=&quot;x&quot;);OR([.$E$6]=[.$E30];[.$E$6]=&quot;x&quot;);OR([.$F$5]=[.BF$5];[.$F$5]=&quot;x&quot;);OR([.$F$6]=[.BF$6];[.$F$6]=&quot;x&quot;);NOT(INDEX([.$G$7:.$BF$58];VLOOKUP([.BF$3];[.$B$7:.$C$58];2;0);HLOOKUP([.$B30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Kh</text:p>
          </table:table-cell>
          <table:table-cell office:value-type="float" office:value="25">
            <text:p>25</text:p>
          </table:table-cell>
          <table:table-cell table:formula="of:=LEFT([.B31];1)" office:value-type="string" office:string-value="K">
            <text:p>K</text:p>
          </table:table-cell>
          <table:table-cell table:formula="of:=RIGHT([.B31];1)" office:value-type="string" office:string-value="h">
            <text:p>h</text:p>
          </table:table-cell>
          <table:table-cell/>
          <table:table-cell table:formula="of:=IF(AND([.G$3]&lt;&gt;[.$B31];OR([.$D$6]=[.$D31];[.$D$6]=&quot;x&quot;);OR([.$E$6]=[.$E31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1];OR([.$D$6]=[.$D31];[.$D$6]=&quot;x&quot;);OR([.$E$6]=[.$E31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1];OR([.$D$6]=[.$D31];[.$D$6]=&quot;x&quot;);OR([.$E$6]=[.$E31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1];OR([.$D$6]=[.$D31];[.$D$6]=&quot;x&quot;);OR([.$E$6]=[.$E31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1];OR([.$D$6]=[.$D31];[.$D$6]=&quot;x&quot;);OR([.$E$6]=[.$E31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1];OR([.$D$6]=[.$D31];[.$D$6]=&quot;x&quot;);OR([.$E$6]=[.$E31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1];OR([.$D$6]=[.$D31];[.$D$6]=&quot;x&quot;);OR([.$E$6]=[.$E31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1];OR([.$D$6]=[.$D31];[.$D$6]=&quot;x&quot;);OR([.$E$6]=[.$E31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1];OR([.$D$6]=[.$D31];[.$D$6]=&quot;x&quot;);OR([.$E$6]=[.$E31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1];OR([.$D$6]=[.$D31];[.$D$6]=&quot;x&quot;);OR([.$E$6]=[.$E31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1];OR([.$D$6]=[.$D31];[.$D$6]=&quot;x&quot;);OR([.$E$6]=[.$E31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1];OR([.$D$6]=[.$D31];[.$D$6]=&quot;x&quot;);OR([.$E$6]=[.$E31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1];OR([.$D$6]=[.$D31];[.$D$6]=&quot;x&quot;);OR([.$E$6]=[.$E31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1];OR([.$D$6]=[.$D31];[.$D$6]=&quot;x&quot;);OR([.$E$6]=[.$E31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31];OR([.$D$6]=[.$D31];[.$D$6]=&quot;x&quot;);OR([.$E$6]=[.$E31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31];OR([.$D$6]=[.$D31];[.$D$6]=&quot;x&quot;);OR([.$E$6]=[.$E31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31];OR([.$D$6]=[.$D31];[.$D$6]=&quot;x&quot;);OR([.$E$6]=[.$E31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31];OR([.$D$6]=[.$D31];[.$D$6]=&quot;x&quot;);OR([.$E$6]=[.$E31];[.$E$6]=&quot;x&quot;);OR([.$F$5]=[.X$5];[.$F$5]=&quot;x&quot;);OR([.$F$6]=[.X$6];[.$F$6]=&quot;x&quot;));1;0)" office:value-type="float" office:value="1">
            <text:p>1</text:p>
          </table:table-cell>
          <table:table-cell table:formula="of:=IF(AND([.Y$3]&lt;&gt;[.$B31];OR([.$D$6]=[.$D31];[.$D$6]=&quot;x&quot;);OR([.$E$6]=[.$E31];[.$E$6]=&quot;x&quot;);OR([.$F$5]=[.Y$5];[.$F$5]=&quot;x&quot;);OR([.$F$6]=[.Y$6];[.$F$6]=&quot;x&quot;));1;0)" office:value-type="float" office:value="1">
            <text:p>1</text:p>
          </table:table-cell>
          <table:table-cell table:formula="of:=IF(AND([.Z$3]&lt;&gt;[.$B31];OR([.$D$6]=[.$D31];[.$D$6]=&quot;x&quot;);OR([.$E$6]=[.$E31];[.$E$6]=&quot;x&quot;);OR([.$F$5]=[.Z$5];[.$F$5]=&quot;x&quot;);OR([.$F$6]=[.Z$6];[.$F$6]=&quot;x&quot;));1;0)" office:value-type="float" office:value="1">
            <text:p>1</text:p>
          </table:table-cell>
          <table:table-cell table:formula="of:=IF(AND([.AA$3]&lt;&gt;[.$B31];OR([.$D$6]=[.$D31];[.$D$6]=&quot;x&quot;);OR([.$E$6]=[.$E31];[.$E$6]=&quot;x&quot;);OR([.$F$5]=[.AA$5];[.$F$5]=&quot;x&quot;);OR([.$F$6]=[.AA$6];[.$F$6]=&quot;x&quot;));1;0)" office:value-type="float" office:value="1">
            <text:p>1</text:p>
          </table:table-cell>
          <table:table-cell table:formula="of:=IF(AND([.AB$3]&lt;&gt;[.$B31];OR([.$D$6]=[.$D31];[.$D$6]=&quot;x&quot;);OR([.$E$6]=[.$E31];[.$E$6]=&quot;x&quot;);OR([.$F$5]=[.AB$5];[.$F$5]=&quot;x&quot;);OR([.$F$6]=[.AB$6];[.$F$6]=&quot;x&quot;));1;0)" office:value-type="float" office:value="1">
            <text:p>1</text:p>
          </table:table-cell>
          <table:table-cell table:formula="of:=IF(AND([.AC$3]&lt;&gt;[.$B31];OR([.$D$6]=[.$D31];[.$D$6]=&quot;x&quot;);OR([.$E$6]=[.$E31];[.$E$6]=&quot;x&quot;);OR([.$F$5]=[.AC$5];[.$F$5]=&quot;x&quot;);OR([.$F$6]=[.AC$6];[.$F$6]=&quot;x&quot;));1;0)" office:value-type="float" office:value="1">
            <text:p>1</text:p>
          </table:table-cell>
          <table:table-cell table:formula="of:=IF(AND([.AD$3]&lt;&gt;[.$B31];OR([.$D$6]=[.$D31];[.$D$6]=&quot;x&quot;);OR([.$E$6]=[.$E31];[.$E$6]=&quot;x&quot;);OR([.$F$5]=[.AD$5];[.$F$5]=&quot;x&quot;);OR([.$F$6]=[.AD$6];[.$F$6]=&quot;x&quot;));1;0)" office:value-type="float" office:value="1">
            <text:p>1</text:p>
          </table:table-cell>
          <table:table-cell table:style-name="ce2"/>
          <table:table-cell table:formula="of:=IF(AND(OR([.$D$6]=[.$D31];[.$D$6]=&quot;x&quot;);OR([.$E$6]=[.$E31];[.$E$6]=&quot;x&quot;);OR([.$F$5]=[.AF$5];[.$F$5]=&quot;x&quot;);OR([.$F$6]=[.AF$6];[.$F$6]=&quot;x&quot;);NOT(INDEX([.$G$7:.$BF$58];VLOOKUP([.AF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G$5];[.$F$5]=&quot;x&quot;);OR([.$F$6]=[.AG$6];[.$F$6]=&quot;x&quot;);NOT(INDEX([.$G$7:.$BF$58];VLOOKUP([.AG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H$5];[.$F$5]=&quot;x&quot;);OR([.$F$6]=[.AH$6];[.$F$6]=&quot;x&quot;);NOT(INDEX([.$G$7:.$BF$58];VLOOKUP([.AH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I$5];[.$F$5]=&quot;x&quot;);OR([.$F$6]=[.AI$6];[.$F$6]=&quot;x&quot;);NOT(INDEX([.$G$7:.$BF$58];VLOOKUP([.AI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J$5];[.$F$5]=&quot;x&quot;);OR([.$F$6]=[.AJ$6];[.$F$6]=&quot;x&quot;);NOT(INDEX([.$G$7:.$BF$58];VLOOKUP([.AJ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K$5];[.$F$5]=&quot;x&quot;);OR([.$F$6]=[.AK$6];[.$F$6]=&quot;x&quot;);NOT(INDEX([.$G$7:.$BF$58];VLOOKUP([.AK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L$5];[.$F$5]=&quot;x&quot;);OR([.$F$6]=[.AL$6];[.$F$6]=&quot;x&quot;);NOT(INDEX([.$G$7:.$BF$58];VLOOKUP([.AL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M$5];[.$F$5]=&quot;x&quot;);OR([.$F$6]=[.AM$6];[.$F$6]=&quot;x&quot;);NOT(INDEX([.$G$7:.$BF$58];VLOOKUP([.AM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N$5];[.$F$5]=&quot;x&quot;);OR([.$F$6]=[.AN$6];[.$F$6]=&quot;x&quot;);NOT(INDEX([.$G$7:.$BF$58];VLOOKUP([.AN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O$5];[.$F$5]=&quot;x&quot;);OR([.$F$6]=[.AO$6];[.$F$6]=&quot;x&quot;);NOT(INDEX([.$G$7:.$BF$58];VLOOKUP([.AO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P$5];[.$F$5]=&quot;x&quot;);OR([.$F$6]=[.AP$6];[.$F$6]=&quot;x&quot;);NOT(INDEX([.$G$7:.$BF$58];VLOOKUP([.AP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Q$5];[.$F$5]=&quot;x&quot;);OR([.$F$6]=[.AQ$6];[.$F$6]=&quot;x&quot;);NOT(INDEX([.$G$7:.$BF$58];VLOOKUP([.AQ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R$5];[.$F$5]=&quot;x&quot;);OR([.$F$6]=[.AR$6];[.$F$6]=&quot;x&quot;);NOT(INDEX([.$G$7:.$BF$58];VLOOKUP([.AR$3];[.$B$7:.$C$58];2;0);HLOOKUP([.$B31];[.$G$3:.$BF$4];2;0))));1;0)" office:value-type="float" office:value="0">
            <text:p>0</text:p>
          </table:table-cell>
          <table:table-cell table:formula="of:=IF(AND(OR([.$D$6]=[.$D31];[.$D$6]=&quot;x&quot;);OR([.$E$6]=[.$E31];[.$E$6]=&quot;x&quot;);OR([.$F$5]=[.AS$5];[.$F$5]=&quot;x&quot;);OR([.$F$6]=[.AS$6];[.$F$6]=&quot;x&quot;);NOT(INDEX([.$G$7:.$BF$58];VLOOKUP([.AS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AT$5];[.$F$5]=&quot;x&quot;);OR([.$F$6]=[.AT$6];[.$F$6]=&quot;x&quot;);NOT(INDEX([.$G$7:.$BF$58];VLOOKUP([.AT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AU$5];[.$F$5]=&quot;x&quot;);OR([.$F$6]=[.AU$6];[.$F$6]=&quot;x&quot;);NOT(INDEX([.$G$7:.$BF$58];VLOOKUP([.AU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AV$5];[.$F$5]=&quot;x&quot;);OR([.$F$6]=[.AV$6];[.$F$6]=&quot;x&quot;);NOT(INDEX([.$G$7:.$BF$58];VLOOKUP([.AV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AW$5];[.$F$5]=&quot;x&quot;);OR([.$F$6]=[.AW$6];[.$F$6]=&quot;x&quot;);NOT(INDEX([.$G$7:.$BF$58];VLOOKUP([.AW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AX$5];[.$F$5]=&quot;x&quot;);OR([.$F$6]=[.AX$6];[.$F$6]=&quot;x&quot;);NOT(INDEX([.$G$7:.$BF$58];VLOOKUP([.AX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AY$5];[.$F$5]=&quot;x&quot;);OR([.$F$6]=[.AY$6];[.$F$6]=&quot;x&quot;);NOT(INDEX([.$G$7:.$BF$58];VLOOKUP([.AY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AZ$5];[.$F$5]=&quot;x&quot;);OR([.$F$6]=[.AZ$6];[.$F$6]=&quot;x&quot;);NOT(INDEX([.$G$7:.$BF$58];VLOOKUP([.AZ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BA$5];[.$F$5]=&quot;x&quot;);OR([.$F$6]=[.BA$6];[.$F$6]=&quot;x&quot;);NOT(INDEX([.$G$7:.$BF$58];VLOOKUP([.BA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BB$5];[.$F$5]=&quot;x&quot;);OR([.$F$6]=[.BB$6];[.$F$6]=&quot;x&quot;);NOT(INDEX([.$G$7:.$BF$58];VLOOKUP([.BB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BC$5];[.$F$5]=&quot;x&quot;);OR([.$F$6]=[.BC$6];[.$F$6]=&quot;x&quot;);NOT(INDEX([.$G$7:.$BF$58];VLOOKUP([.BC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BD$5];[.$F$5]=&quot;x&quot;);OR([.$F$6]=[.BD$6];[.$F$6]=&quot;x&quot;);NOT(INDEX([.$G$7:.$BF$58];VLOOKUP([.BD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BE$5];[.$F$5]=&quot;x&quot;);OR([.$F$6]=[.BE$6];[.$F$6]=&quot;x&quot;);NOT(INDEX([.$G$7:.$BF$58];VLOOKUP([.BE$3];[.$B$7:.$C$58];2;0);HLOOKUP([.$B31];[.$G$3:.$BF$4];2;0))));1;0)" office:value-type="float" office:value="0">
            <text:p>0</text:p>
          </table:table-cell>
          <table:table-cell table:style-name="ce3" table:formula="of:=IF(AND(OR([.$D$6]=[.$D31];[.$D$6]=&quot;x&quot;);OR([.$E$6]=[.$E31];[.$E$6]=&quot;x&quot;);OR([.$F$5]=[.BF$5];[.$F$5]=&quot;x&quot;);OR([.$F$6]=[.BF$6];[.$F$6]=&quot;x&quot;);NOT(INDEX([.$G$7:.$BF$58];VLOOKUP([.BF$3];[.$B$7:.$C$58];2;0);HLOOKUP([.$B31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h</text:p>
          </table:table-cell>
          <table:table-cell office:value-type="float" office:value="26">
            <text:p>26</text:p>
          </table:table-cell>
          <table:table-cell table:formula="of:=LEFT([.B32];1)" office:value-type="string" office:string-value="A">
            <text:p>A</text:p>
          </table:table-cell>
          <table:table-cell table:formula="of:=RIGHT([.B32];1)" office:value-type="string" office:string-value="h">
            <text:p>h</text:p>
          </table:table-cell>
          <table:table-cell/>
          <table:table-cell table:formula="of:=IF(AND([.G$3]&lt;&gt;[.$B32];OR([.$D$6]=[.$D32];[.$D$6]=&quot;x&quot;);OR([.$E$6]=[.$E32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2];OR([.$D$6]=[.$D32];[.$D$6]=&quot;x&quot;);OR([.$E$6]=[.$E32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2];OR([.$D$6]=[.$D32];[.$D$6]=&quot;x&quot;);OR([.$E$6]=[.$E32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2];OR([.$D$6]=[.$D32];[.$D$6]=&quot;x&quot;);OR([.$E$6]=[.$E32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2];OR([.$D$6]=[.$D32];[.$D$6]=&quot;x&quot;);OR([.$E$6]=[.$E32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2];OR([.$D$6]=[.$D32];[.$D$6]=&quot;x&quot;);OR([.$E$6]=[.$E32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2];OR([.$D$6]=[.$D32];[.$D$6]=&quot;x&quot;);OR([.$E$6]=[.$E32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2];OR([.$D$6]=[.$D32];[.$D$6]=&quot;x&quot;);OR([.$E$6]=[.$E32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2];OR([.$D$6]=[.$D32];[.$D$6]=&quot;x&quot;);OR([.$E$6]=[.$E32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2];OR([.$D$6]=[.$D32];[.$D$6]=&quot;x&quot;);OR([.$E$6]=[.$E32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2];OR([.$D$6]=[.$D32];[.$D$6]=&quot;x&quot;);OR([.$E$6]=[.$E32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2];OR([.$D$6]=[.$D32];[.$D$6]=&quot;x&quot;);OR([.$E$6]=[.$E32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2];OR([.$D$6]=[.$D32];[.$D$6]=&quot;x&quot;);OR([.$E$6]=[.$E32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2];OR([.$D$6]=[.$D32];[.$D$6]=&quot;x&quot;);OR([.$E$6]=[.$E32];[.$E$6]=&quot;x&quot;);OR([.$F$5]=[.T$5];[.$F$5]=&quot;x&quot;);OR([.$F$6]=[.T$6];[.$F$6]=&quot;x&quot;));1;0)" office:value-type="float" office:value="1">
            <text:p>1</text:p>
          </table:table-cell>
          <table:table-cell table:formula="of:=IF(AND([.U$3]&lt;&gt;[.$B32];OR([.$D$6]=[.$D32];[.$D$6]=&quot;x&quot;);OR([.$E$6]=[.$E32];[.$E$6]=&quot;x&quot;);OR([.$F$5]=[.U$5];[.$F$5]=&quot;x&quot;);OR([.$F$6]=[.U$6];[.$F$6]=&quot;x&quot;));1;0)" office:value-type="float" office:value="1">
            <text:p>1</text:p>
          </table:table-cell>
          <table:table-cell table:formula="of:=IF(AND([.V$3]&lt;&gt;[.$B32];OR([.$D$6]=[.$D32];[.$D$6]=&quot;x&quot;);OR([.$E$6]=[.$E32];[.$E$6]=&quot;x&quot;);OR([.$F$5]=[.V$5];[.$F$5]=&quot;x&quot;);OR([.$F$6]=[.V$6];[.$F$6]=&quot;x&quot;));1;0)" office:value-type="float" office:value="1">
            <text:p>1</text:p>
          </table:table-cell>
          <table:table-cell table:formula="of:=IF(AND([.W$3]&lt;&gt;[.$B32];OR([.$D$6]=[.$D32];[.$D$6]=&quot;x&quot;);OR([.$E$6]=[.$E32];[.$E$6]=&quot;x&quot;);OR([.$F$5]=[.W$5];[.$F$5]=&quot;x&quot;);OR([.$F$6]=[.W$6];[.$F$6]=&quot;x&quot;));1;0)" office:value-type="float" office:value="1">
            <text:p>1</text:p>
          </table:table-cell>
          <table:table-cell table:formula="of:=IF(AND([.X$3]&lt;&gt;[.$B32];OR([.$D$6]=[.$D32];[.$D$6]=&quot;x&quot;);OR([.$E$6]=[.$E32];[.$E$6]=&quot;x&quot;);OR([.$F$5]=[.X$5];[.$F$5]=&quot;x&quot;);OR([.$F$6]=[.X$6];[.$F$6]=&quot;x&quot;));1;0)" office:value-type="float" office:value="1">
            <text:p>1</text:p>
          </table:table-cell>
          <table:table-cell table:formula="of:=IF(AND([.Y$3]&lt;&gt;[.$B32];OR([.$D$6]=[.$D32];[.$D$6]=&quot;x&quot;);OR([.$E$6]=[.$E32];[.$E$6]=&quot;x&quot;);OR([.$F$5]=[.Y$5];[.$F$5]=&quot;x&quot;);OR([.$F$6]=[.Y$6];[.$F$6]=&quot;x&quot;));1;0)" office:value-type="float" office:value="1">
            <text:p>1</text:p>
          </table:table-cell>
          <table:table-cell table:formula="of:=IF(AND([.Z$3]&lt;&gt;[.$B32];OR([.$D$6]=[.$D32];[.$D$6]=&quot;x&quot;);OR([.$E$6]=[.$E32];[.$E$6]=&quot;x&quot;);OR([.$F$5]=[.Z$5];[.$F$5]=&quot;x&quot;);OR([.$F$6]=[.Z$6];[.$F$6]=&quot;x&quot;));1;0)" office:value-type="float" office:value="1">
            <text:p>1</text:p>
          </table:table-cell>
          <table:table-cell table:formula="of:=IF(AND([.AA$3]&lt;&gt;[.$B32];OR([.$D$6]=[.$D32];[.$D$6]=&quot;x&quot;);OR([.$E$6]=[.$E32];[.$E$6]=&quot;x&quot;);OR([.$F$5]=[.AA$5];[.$F$5]=&quot;x&quot;);OR([.$F$6]=[.AA$6];[.$F$6]=&quot;x&quot;));1;0)" office:value-type="float" office:value="1">
            <text:p>1</text:p>
          </table:table-cell>
          <table:table-cell table:formula="of:=IF(AND([.AB$3]&lt;&gt;[.$B32];OR([.$D$6]=[.$D32];[.$D$6]=&quot;x&quot;);OR([.$E$6]=[.$E32];[.$E$6]=&quot;x&quot;);OR([.$F$5]=[.AB$5];[.$F$5]=&quot;x&quot;);OR([.$F$6]=[.AB$6];[.$F$6]=&quot;x&quot;));1;0)" office:value-type="float" office:value="1">
            <text:p>1</text:p>
          </table:table-cell>
          <table:table-cell table:formula="of:=IF(AND([.AC$3]&lt;&gt;[.$B32];OR([.$D$6]=[.$D32];[.$D$6]=&quot;x&quot;);OR([.$E$6]=[.$E32];[.$E$6]=&quot;x&quot;);OR([.$F$5]=[.AC$5];[.$F$5]=&quot;x&quot;);OR([.$F$6]=[.AC$6];[.$F$6]=&quot;x&quot;));1;0)" office:value-type="float" office:value="1">
            <text:p>1</text:p>
          </table:table-cell>
          <table:table-cell table:formula="of:=IF(AND([.AD$3]&lt;&gt;[.$B32];OR([.$D$6]=[.$D32];[.$D$6]=&quot;x&quot;);OR([.$E$6]=[.$E32];[.$E$6]=&quot;x&quot;);OR([.$F$5]=[.AD$5];[.$F$5]=&quot;x&quot;);OR([.$F$6]=[.AD$6];[.$F$6]=&quot;x&quot;));1;0)" office:value-type="float" office:value="1">
            <text:p>1</text:p>
          </table:table-cell>
          <table:table-cell table:formula="of:=IF(AND([.AE$3]&lt;&gt;[.$B32];OR([.$D$6]=[.$D32];[.$D$6]=&quot;x&quot;);OR([.$E$6]=[.$E32];[.$E$6]=&quot;x&quot;);OR([.$F$5]=[.AE$5];[.$F$5]=&quot;x&quot;);OR([.$F$6]=[.AE$6];[.$F$6]=&quot;x&quot;));1;0)" office:value-type="float" office:value="1">
            <text:p>1</text:p>
          </table:table-cell>
          <table:table-cell table:style-name="ce2"/>
          <table:table-cell table:formula="of:=IF(AND(OR([.$D$6]=[.$D32];[.$D$6]=&quot;x&quot;);OR([.$E$6]=[.$E32];[.$E$6]=&quot;x&quot;);OR([.$F$5]=[.AG$5];[.$F$5]=&quot;x&quot;);OR([.$F$6]=[.AG$6];[.$F$6]=&quot;x&quot;);NOT(INDEX([.$G$7:.$BF$58];VLOOKUP([.AG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H$5];[.$F$5]=&quot;x&quot;);OR([.$F$6]=[.AH$6];[.$F$6]=&quot;x&quot;);NOT(INDEX([.$G$7:.$BF$58];VLOOKUP([.AH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I$5];[.$F$5]=&quot;x&quot;);OR([.$F$6]=[.AI$6];[.$F$6]=&quot;x&quot;);NOT(INDEX([.$G$7:.$BF$58];VLOOKUP([.AI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J$5];[.$F$5]=&quot;x&quot;);OR([.$F$6]=[.AJ$6];[.$F$6]=&quot;x&quot;);NOT(INDEX([.$G$7:.$BF$58];VLOOKUP([.AJ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K$5];[.$F$5]=&quot;x&quot;);OR([.$F$6]=[.AK$6];[.$F$6]=&quot;x&quot;);NOT(INDEX([.$G$7:.$BF$58];VLOOKUP([.AK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L$5];[.$F$5]=&quot;x&quot;);OR([.$F$6]=[.AL$6];[.$F$6]=&quot;x&quot;);NOT(INDEX([.$G$7:.$BF$58];VLOOKUP([.AL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M$5];[.$F$5]=&quot;x&quot;);OR([.$F$6]=[.AM$6];[.$F$6]=&quot;x&quot;);NOT(INDEX([.$G$7:.$BF$58];VLOOKUP([.AM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N$5];[.$F$5]=&quot;x&quot;);OR([.$F$6]=[.AN$6];[.$F$6]=&quot;x&quot;);NOT(INDEX([.$G$7:.$BF$58];VLOOKUP([.AN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O$5];[.$F$5]=&quot;x&quot;);OR([.$F$6]=[.AO$6];[.$F$6]=&quot;x&quot;);NOT(INDEX([.$G$7:.$BF$58];VLOOKUP([.AO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P$5];[.$F$5]=&quot;x&quot;);OR([.$F$6]=[.AP$6];[.$F$6]=&quot;x&quot;);NOT(INDEX([.$G$7:.$BF$58];VLOOKUP([.AP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Q$5];[.$F$5]=&quot;x&quot;);OR([.$F$6]=[.AQ$6];[.$F$6]=&quot;x&quot;);NOT(INDEX([.$G$7:.$BF$58];VLOOKUP([.AQ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R$5];[.$F$5]=&quot;x&quot;);OR([.$F$6]=[.AR$6];[.$F$6]=&quot;x&quot;);NOT(INDEX([.$G$7:.$BF$58];VLOOKUP([.AR$3];[.$B$7:.$C$58];2;0);HLOOKUP([.$B32];[.$G$3:.$BF$4];2;0))));1;0)" office:value-type="float" office:value="0">
            <text:p>0</text:p>
          </table:table-cell>
          <table:table-cell table:formula="of:=IF(AND(OR([.$D$6]=[.$D32];[.$D$6]=&quot;x&quot;);OR([.$E$6]=[.$E32];[.$E$6]=&quot;x&quot;);OR([.$F$5]=[.AS$5];[.$F$5]=&quot;x&quot;);OR([.$F$6]=[.AS$6];[.$F$6]=&quot;x&quot;);NOT(INDEX([.$G$7:.$BF$58];VLOOKUP([.AS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AT$5];[.$F$5]=&quot;x&quot;);OR([.$F$6]=[.AT$6];[.$F$6]=&quot;x&quot;);NOT(INDEX([.$G$7:.$BF$58];VLOOKUP([.AT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AU$5];[.$F$5]=&quot;x&quot;);OR([.$F$6]=[.AU$6];[.$F$6]=&quot;x&quot;);NOT(INDEX([.$G$7:.$BF$58];VLOOKUP([.AU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AV$5];[.$F$5]=&quot;x&quot;);OR([.$F$6]=[.AV$6];[.$F$6]=&quot;x&quot;);NOT(INDEX([.$G$7:.$BF$58];VLOOKUP([.AV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AW$5];[.$F$5]=&quot;x&quot;);OR([.$F$6]=[.AW$6];[.$F$6]=&quot;x&quot;);NOT(INDEX([.$G$7:.$BF$58];VLOOKUP([.AW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AX$5];[.$F$5]=&quot;x&quot;);OR([.$F$6]=[.AX$6];[.$F$6]=&quot;x&quot;);NOT(INDEX([.$G$7:.$BF$58];VLOOKUP([.AX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AY$5];[.$F$5]=&quot;x&quot;);OR([.$F$6]=[.AY$6];[.$F$6]=&quot;x&quot;);NOT(INDEX([.$G$7:.$BF$58];VLOOKUP([.AY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AZ$5];[.$F$5]=&quot;x&quot;);OR([.$F$6]=[.AZ$6];[.$F$6]=&quot;x&quot;);NOT(INDEX([.$G$7:.$BF$58];VLOOKUP([.AZ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BA$5];[.$F$5]=&quot;x&quot;);OR([.$F$6]=[.BA$6];[.$F$6]=&quot;x&quot;);NOT(INDEX([.$G$7:.$BF$58];VLOOKUP([.BA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BB$5];[.$F$5]=&quot;x&quot;);OR([.$F$6]=[.BB$6];[.$F$6]=&quot;x&quot;);NOT(INDEX([.$G$7:.$BF$58];VLOOKUP([.BB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BC$5];[.$F$5]=&quot;x&quot;);OR([.$F$6]=[.BC$6];[.$F$6]=&quot;x&quot;);NOT(INDEX([.$G$7:.$BF$58];VLOOKUP([.BC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BD$5];[.$F$5]=&quot;x&quot;);OR([.$F$6]=[.BD$6];[.$F$6]=&quot;x&quot;);NOT(INDEX([.$G$7:.$BF$58];VLOOKUP([.BD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BE$5];[.$F$5]=&quot;x&quot;);OR([.$F$6]=[.BE$6];[.$F$6]=&quot;x&quot;);NOT(INDEX([.$G$7:.$BF$58];VLOOKUP([.BE$3];[.$B$7:.$C$58];2;0);HLOOKUP([.$B32];[.$G$3:.$BF$4];2;0))));1;0)" office:value-type="float" office:value="0">
            <text:p>0</text:p>
          </table:table-cell>
          <table:table-cell table:style-name="ce3" table:formula="of:=IF(AND(OR([.$D$6]=[.$D32];[.$D$6]=&quot;x&quot;);OR([.$E$6]=[.$E32];[.$E$6]=&quot;x&quot;);OR([.$F$5]=[.BF$5];[.$F$5]=&quot;x&quot;);OR([.$F$6]=[.BF$6];[.$F$6]=&quot;x&quot;);NOT(INDEX([.$G$7:.$BF$58];VLOOKUP([.BF$3];[.$B$7:.$C$58];2;0);HLOOKUP([.$B32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d</text:p>
          </table:table-cell>
          <table:table-cell office:value-type="float" office:value="27">
            <text:p>27</text:p>
          </table:table-cell>
          <table:table-cell table:formula="of:=LEFT([.B33];1)" office:value-type="string" office:string-value="2">
            <text:p>2</text:p>
          </table:table-cell>
          <table:table-cell table:formula="of:=RIGHT([.B33];1)" office:value-type="string" office:string-value="d">
            <text:p>d</text:p>
          </table:table-cell>
          <table:table-cell/>
          <table:table-cell table:formula="of:=IF(AND([.G$3]&lt;&gt;[.$B33];OR([.$D$6]=[.$D33];[.$D$6]=&quot;x&quot;);OR([.$E$6]=[.$E33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3];OR([.$D$6]=[.$D33];[.$D$6]=&quot;x&quot;);OR([.$E$6]=[.$E33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3];OR([.$D$6]=[.$D33];[.$D$6]=&quot;x&quot;);OR([.$E$6]=[.$E33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3];OR([.$D$6]=[.$D33];[.$D$6]=&quot;x&quot;);OR([.$E$6]=[.$E33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3];OR([.$D$6]=[.$D33];[.$D$6]=&quot;x&quot;);OR([.$E$6]=[.$E33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3];OR([.$D$6]=[.$D33];[.$D$6]=&quot;x&quot;);OR([.$E$6]=[.$E33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3];OR([.$D$6]=[.$D33];[.$D$6]=&quot;x&quot;);OR([.$E$6]=[.$E33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3];OR([.$D$6]=[.$D33];[.$D$6]=&quot;x&quot;);OR([.$E$6]=[.$E33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3];OR([.$D$6]=[.$D33];[.$D$6]=&quot;x&quot;);OR([.$E$6]=[.$E33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3];OR([.$D$6]=[.$D33];[.$D$6]=&quot;x&quot;);OR([.$E$6]=[.$E33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3];OR([.$D$6]=[.$D33];[.$D$6]=&quot;x&quot;);OR([.$E$6]=[.$E33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3];OR([.$D$6]=[.$D33];[.$D$6]=&quot;x&quot;);OR([.$E$6]=[.$E33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3];OR([.$D$6]=[.$D33];[.$D$6]=&quot;x&quot;);OR([.$E$6]=[.$E33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3];OR([.$D$6]=[.$D33];[.$D$6]=&quot;x&quot;);OR([.$E$6]=[.$E33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33];OR([.$D$6]=[.$D33];[.$D$6]=&quot;x&quot;);OR([.$E$6]=[.$E33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33];OR([.$D$6]=[.$D33];[.$D$6]=&quot;x&quot;);OR([.$E$6]=[.$E33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33];OR([.$D$6]=[.$D33];[.$D$6]=&quot;x&quot;);OR([.$E$6]=[.$E33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33];OR([.$D$6]=[.$D33];[.$D$6]=&quot;x&quot;);OR([.$E$6]=[.$E33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33];OR([.$D$6]=[.$D33];[.$D$6]=&quot;x&quot;);OR([.$E$6]=[.$E33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33];OR([.$D$6]=[.$D33];[.$D$6]=&quot;x&quot;);OR([.$E$6]=[.$E33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33];OR([.$D$6]=[.$D33];[.$D$6]=&quot;x&quot;);OR([.$E$6]=[.$E33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33];OR([.$D$6]=[.$D33];[.$D$6]=&quot;x&quot;);OR([.$E$6]=[.$E33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33];OR([.$D$6]=[.$D33];[.$D$6]=&quot;x&quot;);OR([.$E$6]=[.$E33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33];OR([.$D$6]=[.$D33];[.$D$6]=&quot;x&quot;);OR([.$E$6]=[.$E33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33];OR([.$D$6]=[.$D33];[.$D$6]=&quot;x&quot;);OR([.$E$6]=[.$E33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33];OR([.$D$6]=[.$D33];[.$D$6]=&quot;x&quot;);OR([.$E$6]=[.$E33];[.$E$6]=&quot;x&quot;);OR([.$F$5]=[.AF$5];[.$F$5]=&quot;x&quot;);OR([.$F$6]=[.AF$6];[.$F$6]=&quot;x&quot;));1;0)" office:value-type="float" office:value="0">
            <text:p>0</text:p>
          </table:table-cell>
          <table:table-cell table:style-name="ce2"/>
          <table:table-cell table:formula="of:=IF(AND(OR([.$D$6]=[.$D33];[.$D$6]=&quot;x&quot;);OR([.$E$6]=[.$E33];[.$E$6]=&quot;x&quot;);OR([.$F$5]=[.AH$5];[.$F$5]=&quot;x&quot;);OR([.$F$6]=[.AH$6];[.$F$6]=&quot;x&quot;);NOT(INDEX([.$G$7:.$BF$58];VLOOKUP([.AH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I$5];[.$F$5]=&quot;x&quot;);OR([.$F$6]=[.AI$6];[.$F$6]=&quot;x&quot;);NOT(INDEX([.$G$7:.$BF$58];VLOOKUP([.AI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J$5];[.$F$5]=&quot;x&quot;);OR([.$F$6]=[.AJ$6];[.$F$6]=&quot;x&quot;);NOT(INDEX([.$G$7:.$BF$58];VLOOKUP([.AJ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K$5];[.$F$5]=&quot;x&quot;);OR([.$F$6]=[.AK$6];[.$F$6]=&quot;x&quot;);NOT(INDEX([.$G$7:.$BF$58];VLOOKUP([.AK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L$5];[.$F$5]=&quot;x&quot;);OR([.$F$6]=[.AL$6];[.$F$6]=&quot;x&quot;);NOT(INDEX([.$G$7:.$BF$58];VLOOKUP([.AL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M$5];[.$F$5]=&quot;x&quot;);OR([.$F$6]=[.AM$6];[.$F$6]=&quot;x&quot;);NOT(INDEX([.$G$7:.$BF$58];VLOOKUP([.AM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N$5];[.$F$5]=&quot;x&quot;);OR([.$F$6]=[.AN$6];[.$F$6]=&quot;x&quot;);NOT(INDEX([.$G$7:.$BF$58];VLOOKUP([.AN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O$5];[.$F$5]=&quot;x&quot;);OR([.$F$6]=[.AO$6];[.$F$6]=&quot;x&quot;);NOT(INDEX([.$G$7:.$BF$58];VLOOKUP([.AO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P$5];[.$F$5]=&quot;x&quot;);OR([.$F$6]=[.AP$6];[.$F$6]=&quot;x&quot;);NOT(INDEX([.$G$7:.$BF$58];VLOOKUP([.AP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Q$5];[.$F$5]=&quot;x&quot;);OR([.$F$6]=[.AQ$6];[.$F$6]=&quot;x&quot;);NOT(INDEX([.$G$7:.$BF$58];VLOOKUP([.AQ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R$5];[.$F$5]=&quot;x&quot;);OR([.$F$6]=[.AR$6];[.$F$6]=&quot;x&quot;);NOT(INDEX([.$G$7:.$BF$58];VLOOKUP([.AR$3];[.$B$7:.$C$58];2;0);HLOOKUP([.$B33];[.$G$3:.$BF$4];2;0))));1;0)" office:value-type="float" office:value="0">
            <text:p>0</text:p>
          </table:table-cell>
          <table:table-cell table:formula="of:=IF(AND(OR([.$D$6]=[.$D33];[.$D$6]=&quot;x&quot;);OR([.$E$6]=[.$E33];[.$E$6]=&quot;x&quot;);OR([.$F$5]=[.AS$5];[.$F$5]=&quot;x&quot;);OR([.$F$6]=[.AS$6];[.$F$6]=&quot;x&quot;);NOT(INDEX([.$G$7:.$BF$58];VLOOKUP([.AS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AT$5];[.$F$5]=&quot;x&quot;);OR([.$F$6]=[.AT$6];[.$F$6]=&quot;x&quot;);NOT(INDEX([.$G$7:.$BF$58];VLOOKUP([.AT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AU$5];[.$F$5]=&quot;x&quot;);OR([.$F$6]=[.AU$6];[.$F$6]=&quot;x&quot;);NOT(INDEX([.$G$7:.$BF$58];VLOOKUP([.AU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AV$5];[.$F$5]=&quot;x&quot;);OR([.$F$6]=[.AV$6];[.$F$6]=&quot;x&quot;);NOT(INDEX([.$G$7:.$BF$58];VLOOKUP([.AV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AW$5];[.$F$5]=&quot;x&quot;);OR([.$F$6]=[.AW$6];[.$F$6]=&quot;x&quot;);NOT(INDEX([.$G$7:.$BF$58];VLOOKUP([.AW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AX$5];[.$F$5]=&quot;x&quot;);OR([.$F$6]=[.AX$6];[.$F$6]=&quot;x&quot;);NOT(INDEX([.$G$7:.$BF$58];VLOOKUP([.AX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AY$5];[.$F$5]=&quot;x&quot;);OR([.$F$6]=[.AY$6];[.$F$6]=&quot;x&quot;);NOT(INDEX([.$G$7:.$BF$58];VLOOKUP([.AY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AZ$5];[.$F$5]=&quot;x&quot;);OR([.$F$6]=[.AZ$6];[.$F$6]=&quot;x&quot;);NOT(INDEX([.$G$7:.$BF$58];VLOOKUP([.AZ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BA$5];[.$F$5]=&quot;x&quot;);OR([.$F$6]=[.BA$6];[.$F$6]=&quot;x&quot;);NOT(INDEX([.$G$7:.$BF$58];VLOOKUP([.BA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BB$5];[.$F$5]=&quot;x&quot;);OR([.$F$6]=[.BB$6];[.$F$6]=&quot;x&quot;);NOT(INDEX([.$G$7:.$BF$58];VLOOKUP([.BB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BC$5];[.$F$5]=&quot;x&quot;);OR([.$F$6]=[.BC$6];[.$F$6]=&quot;x&quot;);NOT(INDEX([.$G$7:.$BF$58];VLOOKUP([.BC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BD$5];[.$F$5]=&quot;x&quot;);OR([.$F$6]=[.BD$6];[.$F$6]=&quot;x&quot;);NOT(INDEX([.$G$7:.$BF$58];VLOOKUP([.BD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BE$5];[.$F$5]=&quot;x&quot;);OR([.$F$6]=[.BE$6];[.$F$6]=&quot;x&quot;);NOT(INDEX([.$G$7:.$BF$58];VLOOKUP([.BE$3];[.$B$7:.$C$58];2;0);HLOOKUP([.$B33];[.$G$3:.$BF$4];2;0))));1;0)" office:value-type="float" office:value="0">
            <text:p>0</text:p>
          </table:table-cell>
          <table:table-cell table:style-name="ce3" table:formula="of:=IF(AND(OR([.$D$6]=[.$D33];[.$D$6]=&quot;x&quot;);OR([.$E$6]=[.$E33];[.$E$6]=&quot;x&quot;);OR([.$F$5]=[.BF$5];[.$F$5]=&quot;x&quot;);OR([.$F$6]=[.BF$6];[.$F$6]=&quot;x&quot;);NOT(INDEX([.$G$7:.$BF$58];VLOOKUP([.BF$3];[.$B$7:.$C$58];2;0);HLOOKUP([.$B33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3d</text:p>
          </table:table-cell>
          <table:table-cell office:value-type="float" office:value="28">
            <text:p>28</text:p>
          </table:table-cell>
          <table:table-cell table:formula="of:=LEFT([.B34];1)" office:value-type="string" office:string-value="3">
            <text:p>3</text:p>
          </table:table-cell>
          <table:table-cell table:formula="of:=RIGHT([.B34];1)" office:value-type="string" office:string-value="d">
            <text:p>d</text:p>
          </table:table-cell>
          <table:table-cell/>
          <table:table-cell table:formula="of:=IF(AND([.G$3]&lt;&gt;[.$B34];OR([.$D$6]=[.$D34];[.$D$6]=&quot;x&quot;);OR([.$E$6]=[.$E34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4];OR([.$D$6]=[.$D34];[.$D$6]=&quot;x&quot;);OR([.$E$6]=[.$E34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4];OR([.$D$6]=[.$D34];[.$D$6]=&quot;x&quot;);OR([.$E$6]=[.$E34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4];OR([.$D$6]=[.$D34];[.$D$6]=&quot;x&quot;);OR([.$E$6]=[.$E34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4];OR([.$D$6]=[.$D34];[.$D$6]=&quot;x&quot;);OR([.$E$6]=[.$E34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4];OR([.$D$6]=[.$D34];[.$D$6]=&quot;x&quot;);OR([.$E$6]=[.$E34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4];OR([.$D$6]=[.$D34];[.$D$6]=&quot;x&quot;);OR([.$E$6]=[.$E34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4];OR([.$D$6]=[.$D34];[.$D$6]=&quot;x&quot;);OR([.$E$6]=[.$E34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4];OR([.$D$6]=[.$D34];[.$D$6]=&quot;x&quot;);OR([.$E$6]=[.$E34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4];OR([.$D$6]=[.$D34];[.$D$6]=&quot;x&quot;);OR([.$E$6]=[.$E34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4];OR([.$D$6]=[.$D34];[.$D$6]=&quot;x&quot;);OR([.$E$6]=[.$E34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4];OR([.$D$6]=[.$D34];[.$D$6]=&quot;x&quot;);OR([.$E$6]=[.$E34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4];OR([.$D$6]=[.$D34];[.$D$6]=&quot;x&quot;);OR([.$E$6]=[.$E34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4];OR([.$D$6]=[.$D34];[.$D$6]=&quot;x&quot;);OR([.$E$6]=[.$E34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34];OR([.$D$6]=[.$D34];[.$D$6]=&quot;x&quot;);OR([.$E$6]=[.$E34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34];OR([.$D$6]=[.$D34];[.$D$6]=&quot;x&quot;);OR([.$E$6]=[.$E34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34];OR([.$D$6]=[.$D34];[.$D$6]=&quot;x&quot;);OR([.$E$6]=[.$E34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34];OR([.$D$6]=[.$D34];[.$D$6]=&quot;x&quot;);OR([.$E$6]=[.$E34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34];OR([.$D$6]=[.$D34];[.$D$6]=&quot;x&quot;);OR([.$E$6]=[.$E34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34];OR([.$D$6]=[.$D34];[.$D$6]=&quot;x&quot;);OR([.$E$6]=[.$E34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34];OR([.$D$6]=[.$D34];[.$D$6]=&quot;x&quot;);OR([.$E$6]=[.$E34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34];OR([.$D$6]=[.$D34];[.$D$6]=&quot;x&quot;);OR([.$E$6]=[.$E34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34];OR([.$D$6]=[.$D34];[.$D$6]=&quot;x&quot;);OR([.$E$6]=[.$E34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34];OR([.$D$6]=[.$D34];[.$D$6]=&quot;x&quot;);OR([.$E$6]=[.$E34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34];OR([.$D$6]=[.$D34];[.$D$6]=&quot;x&quot;);OR([.$E$6]=[.$E34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34];OR([.$D$6]=[.$D34];[.$D$6]=&quot;x&quot;);OR([.$E$6]=[.$E34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34];OR([.$D$6]=[.$D34];[.$D$6]=&quot;x&quot;);OR([.$E$6]=[.$E34];[.$E$6]=&quot;x&quot;);OR([.$F$5]=[.AG$5];[.$F$5]=&quot;x&quot;);OR([.$F$6]=[.AG$6];[.$F$6]=&quot;x&quot;));1;0)" office:value-type="float" office:value="0">
            <text:p>0</text:p>
          </table:table-cell>
          <table:table-cell table:style-name="ce2"/>
          <table:table-cell table:formula="of:=IF(AND(OR([.$D$6]=[.$D34];[.$D$6]=&quot;x&quot;);OR([.$E$6]=[.$E34];[.$E$6]=&quot;x&quot;);OR([.$F$5]=[.AI$5];[.$F$5]=&quot;x&quot;);OR([.$F$6]=[.AI$6];[.$F$6]=&quot;x&quot;);NOT(INDEX([.$G$7:.$BF$58];VLOOKUP([.AI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J$5];[.$F$5]=&quot;x&quot;);OR([.$F$6]=[.AJ$6];[.$F$6]=&quot;x&quot;);NOT(INDEX([.$G$7:.$BF$58];VLOOKUP([.AJ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K$5];[.$F$5]=&quot;x&quot;);OR([.$F$6]=[.AK$6];[.$F$6]=&quot;x&quot;);NOT(INDEX([.$G$7:.$BF$58];VLOOKUP([.AK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L$5];[.$F$5]=&quot;x&quot;);OR([.$F$6]=[.AL$6];[.$F$6]=&quot;x&quot;);NOT(INDEX([.$G$7:.$BF$58];VLOOKUP([.AL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M$5];[.$F$5]=&quot;x&quot;);OR([.$F$6]=[.AM$6];[.$F$6]=&quot;x&quot;);NOT(INDEX([.$G$7:.$BF$58];VLOOKUP([.AM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N$5];[.$F$5]=&quot;x&quot;);OR([.$F$6]=[.AN$6];[.$F$6]=&quot;x&quot;);NOT(INDEX([.$G$7:.$BF$58];VLOOKUP([.AN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O$5];[.$F$5]=&quot;x&quot;);OR([.$F$6]=[.AO$6];[.$F$6]=&quot;x&quot;);NOT(INDEX([.$G$7:.$BF$58];VLOOKUP([.AO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P$5];[.$F$5]=&quot;x&quot;);OR([.$F$6]=[.AP$6];[.$F$6]=&quot;x&quot;);NOT(INDEX([.$G$7:.$BF$58];VLOOKUP([.AP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Q$5];[.$F$5]=&quot;x&quot;);OR([.$F$6]=[.AQ$6];[.$F$6]=&quot;x&quot;);NOT(INDEX([.$G$7:.$BF$58];VLOOKUP([.AQ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R$5];[.$F$5]=&quot;x&quot;);OR([.$F$6]=[.AR$6];[.$F$6]=&quot;x&quot;);NOT(INDEX([.$G$7:.$BF$58];VLOOKUP([.AR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S$5];[.$F$5]=&quot;x&quot;);OR([.$F$6]=[.AS$6];[.$F$6]=&quot;x&quot;);NOT(INDEX([.$G$7:.$BF$58];VLOOKUP([.AS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T$5];[.$F$5]=&quot;x&quot;);OR([.$F$6]=[.AT$6];[.$F$6]=&quot;x&quot;);NOT(INDEX([.$G$7:.$BF$58];VLOOKUP([.AT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U$5];[.$F$5]=&quot;x&quot;);OR([.$F$6]=[.AU$6];[.$F$6]=&quot;x&quot;);NOT(INDEX([.$G$7:.$BF$58];VLOOKUP([.AU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V$5];[.$F$5]=&quot;x&quot;);OR([.$F$6]=[.AV$6];[.$F$6]=&quot;x&quot;);NOT(INDEX([.$G$7:.$BF$58];VLOOKUP([.AV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W$5];[.$F$5]=&quot;x&quot;);OR([.$F$6]=[.AW$6];[.$F$6]=&quot;x&quot;);NOT(INDEX([.$G$7:.$BF$58];VLOOKUP([.AW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X$5];[.$F$5]=&quot;x&quot;);OR([.$F$6]=[.AX$6];[.$F$6]=&quot;x&quot;);NOT(INDEX([.$G$7:.$BF$58];VLOOKUP([.AX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Y$5];[.$F$5]=&quot;x&quot;);OR([.$F$6]=[.AY$6];[.$F$6]=&quot;x&quot;);NOT(INDEX([.$G$7:.$BF$58];VLOOKUP([.AY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AZ$5];[.$F$5]=&quot;x&quot;);OR([.$F$6]=[.AZ$6];[.$F$6]=&quot;x&quot;);NOT(INDEX([.$G$7:.$BF$58];VLOOKUP([.AZ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BA$5];[.$F$5]=&quot;x&quot;);OR([.$F$6]=[.BA$6];[.$F$6]=&quot;x&quot;);NOT(INDEX([.$G$7:.$BF$58];VLOOKUP([.BA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BB$5];[.$F$5]=&quot;x&quot;);OR([.$F$6]=[.BB$6];[.$F$6]=&quot;x&quot;);NOT(INDEX([.$G$7:.$BF$58];VLOOKUP([.BB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BC$5];[.$F$5]=&quot;x&quot;);OR([.$F$6]=[.BC$6];[.$F$6]=&quot;x&quot;);NOT(INDEX([.$G$7:.$BF$58];VLOOKUP([.BC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BD$5];[.$F$5]=&quot;x&quot;);OR([.$F$6]=[.BD$6];[.$F$6]=&quot;x&quot;);NOT(INDEX([.$G$7:.$BF$58];VLOOKUP([.BD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BE$5];[.$F$5]=&quot;x&quot;);OR([.$F$6]=[.BE$6];[.$F$6]=&quot;x&quot;);NOT(INDEX([.$G$7:.$BF$58];VLOOKUP([.BE$3];[.$B$7:.$C$58];2;0);HLOOKUP([.$B34];[.$G$3:.$BF$4];2;0))));1;0)" office:value-type="float" office:value="0">
            <text:p>0</text:p>
          </table:table-cell>
          <table:table-cell table:formula="of:=IF(AND(OR([.$D$6]=[.$D34];[.$D$6]=&quot;x&quot;);OR([.$E$6]=[.$E34];[.$E$6]=&quot;x&quot;);OR([.$F$5]=[.BF$5];[.$F$5]=&quot;x&quot;);OR([.$F$6]=[.BF$6];[.$F$6]=&quot;x&quot;);NOT(INDEX([.$G$7:.$BF$58];VLOOKUP([.BF$3];[.$B$7:.$C$58];2;0);HLOOKUP([.$B34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4d</text:p>
          </table:table-cell>
          <table:table-cell office:value-type="float" office:value="29">
            <text:p>29</text:p>
          </table:table-cell>
          <table:table-cell table:formula="of:=LEFT([.B35];1)" office:value-type="string" office:string-value="4">
            <text:p>4</text:p>
          </table:table-cell>
          <table:table-cell table:formula="of:=RIGHT([.B35];1)" office:value-type="string" office:string-value="d">
            <text:p>d</text:p>
          </table:table-cell>
          <table:table-cell/>
          <table:table-cell table:formula="of:=IF(AND([.G$3]&lt;&gt;[.$B35];OR([.$D$6]=[.$D35];[.$D$6]=&quot;x&quot;);OR([.$E$6]=[.$E35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5];OR([.$D$6]=[.$D35];[.$D$6]=&quot;x&quot;);OR([.$E$6]=[.$E35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5];OR([.$D$6]=[.$D35];[.$D$6]=&quot;x&quot;);OR([.$E$6]=[.$E35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5];OR([.$D$6]=[.$D35];[.$D$6]=&quot;x&quot;);OR([.$E$6]=[.$E35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5];OR([.$D$6]=[.$D35];[.$D$6]=&quot;x&quot;);OR([.$E$6]=[.$E35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5];OR([.$D$6]=[.$D35];[.$D$6]=&quot;x&quot;);OR([.$E$6]=[.$E35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5];OR([.$D$6]=[.$D35];[.$D$6]=&quot;x&quot;);OR([.$E$6]=[.$E35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5];OR([.$D$6]=[.$D35];[.$D$6]=&quot;x&quot;);OR([.$E$6]=[.$E35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5];OR([.$D$6]=[.$D35];[.$D$6]=&quot;x&quot;);OR([.$E$6]=[.$E35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5];OR([.$D$6]=[.$D35];[.$D$6]=&quot;x&quot;);OR([.$E$6]=[.$E35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5];OR([.$D$6]=[.$D35];[.$D$6]=&quot;x&quot;);OR([.$E$6]=[.$E35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5];OR([.$D$6]=[.$D35];[.$D$6]=&quot;x&quot;);OR([.$E$6]=[.$E35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5];OR([.$D$6]=[.$D35];[.$D$6]=&quot;x&quot;);OR([.$E$6]=[.$E35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5];OR([.$D$6]=[.$D35];[.$D$6]=&quot;x&quot;);OR([.$E$6]=[.$E35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35];OR([.$D$6]=[.$D35];[.$D$6]=&quot;x&quot;);OR([.$E$6]=[.$E35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35];OR([.$D$6]=[.$D35];[.$D$6]=&quot;x&quot;);OR([.$E$6]=[.$E35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35];OR([.$D$6]=[.$D35];[.$D$6]=&quot;x&quot;);OR([.$E$6]=[.$E35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35];OR([.$D$6]=[.$D35];[.$D$6]=&quot;x&quot;);OR([.$E$6]=[.$E35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35];OR([.$D$6]=[.$D35];[.$D$6]=&quot;x&quot;);OR([.$E$6]=[.$E35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35];OR([.$D$6]=[.$D35];[.$D$6]=&quot;x&quot;);OR([.$E$6]=[.$E35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35];OR([.$D$6]=[.$D35];[.$D$6]=&quot;x&quot;);OR([.$E$6]=[.$E35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35];OR([.$D$6]=[.$D35];[.$D$6]=&quot;x&quot;);OR([.$E$6]=[.$E35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35];OR([.$D$6]=[.$D35];[.$D$6]=&quot;x&quot;);OR([.$E$6]=[.$E35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35];OR([.$D$6]=[.$D35];[.$D$6]=&quot;x&quot;);OR([.$E$6]=[.$E35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35];OR([.$D$6]=[.$D35];[.$D$6]=&quot;x&quot;);OR([.$E$6]=[.$E35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35];OR([.$D$6]=[.$D35];[.$D$6]=&quot;x&quot;);OR([.$E$6]=[.$E35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35];OR([.$D$6]=[.$D35];[.$D$6]=&quot;x&quot;);OR([.$E$6]=[.$E35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35];OR([.$D$6]=[.$D35];[.$D$6]=&quot;x&quot;);OR([.$E$6]=[.$E35];[.$E$6]=&quot;x&quot;);OR([.$F$5]=[.AH$5];[.$F$5]=&quot;x&quot;);OR([.$F$6]=[.AH$6];[.$F$6]=&quot;x&quot;));1;0)" office:value-type="float" office:value="0">
            <text:p>0</text:p>
          </table:table-cell>
          <table:table-cell table:style-name="ce2"/>
          <table:table-cell table:formula="of:=IF(AND(OR([.$D$6]=[.$D35];[.$D$6]=&quot;x&quot;);OR([.$E$6]=[.$E35];[.$E$6]=&quot;x&quot;);OR([.$F$5]=[.AJ$5];[.$F$5]=&quot;x&quot;);OR([.$F$6]=[.AJ$6];[.$F$6]=&quot;x&quot;);NOT(INDEX([.$G$7:.$BF$58];VLOOKUP([.AJ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K$5];[.$F$5]=&quot;x&quot;);OR([.$F$6]=[.AK$6];[.$F$6]=&quot;x&quot;);NOT(INDEX([.$G$7:.$BF$58];VLOOKUP([.AK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L$5];[.$F$5]=&quot;x&quot;);OR([.$F$6]=[.AL$6];[.$F$6]=&quot;x&quot;);NOT(INDEX([.$G$7:.$BF$58];VLOOKUP([.AL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M$5];[.$F$5]=&quot;x&quot;);OR([.$F$6]=[.AM$6];[.$F$6]=&quot;x&quot;);NOT(INDEX([.$G$7:.$BF$58];VLOOKUP([.AM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N$5];[.$F$5]=&quot;x&quot;);OR([.$F$6]=[.AN$6];[.$F$6]=&quot;x&quot;);NOT(INDEX([.$G$7:.$BF$58];VLOOKUP([.AN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O$5];[.$F$5]=&quot;x&quot;);OR([.$F$6]=[.AO$6];[.$F$6]=&quot;x&quot;);NOT(INDEX([.$G$7:.$BF$58];VLOOKUP([.AO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P$5];[.$F$5]=&quot;x&quot;);OR([.$F$6]=[.AP$6];[.$F$6]=&quot;x&quot;);NOT(INDEX([.$G$7:.$BF$58];VLOOKUP([.AP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Q$5];[.$F$5]=&quot;x&quot;);OR([.$F$6]=[.AQ$6];[.$F$6]=&quot;x&quot;);NOT(INDEX([.$G$7:.$BF$58];VLOOKUP([.AQ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R$5];[.$F$5]=&quot;x&quot;);OR([.$F$6]=[.AR$6];[.$F$6]=&quot;x&quot;);NOT(INDEX([.$G$7:.$BF$58];VLOOKUP([.AR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S$5];[.$F$5]=&quot;x&quot;);OR([.$F$6]=[.AS$6];[.$F$6]=&quot;x&quot;);NOT(INDEX([.$G$7:.$BF$58];VLOOKUP([.AS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T$5];[.$F$5]=&quot;x&quot;);OR([.$F$6]=[.AT$6];[.$F$6]=&quot;x&quot;);NOT(INDEX([.$G$7:.$BF$58];VLOOKUP([.AT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U$5];[.$F$5]=&quot;x&quot;);OR([.$F$6]=[.AU$6];[.$F$6]=&quot;x&quot;);NOT(INDEX([.$G$7:.$BF$58];VLOOKUP([.AU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V$5];[.$F$5]=&quot;x&quot;);OR([.$F$6]=[.AV$6];[.$F$6]=&quot;x&quot;);NOT(INDEX([.$G$7:.$BF$58];VLOOKUP([.AV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W$5];[.$F$5]=&quot;x&quot;);OR([.$F$6]=[.AW$6];[.$F$6]=&quot;x&quot;);NOT(INDEX([.$G$7:.$BF$58];VLOOKUP([.AW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X$5];[.$F$5]=&quot;x&quot;);OR([.$F$6]=[.AX$6];[.$F$6]=&quot;x&quot;);NOT(INDEX([.$G$7:.$BF$58];VLOOKUP([.AX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Y$5];[.$F$5]=&quot;x&quot;);OR([.$F$6]=[.AY$6];[.$F$6]=&quot;x&quot;);NOT(INDEX([.$G$7:.$BF$58];VLOOKUP([.AY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AZ$5];[.$F$5]=&quot;x&quot;);OR([.$F$6]=[.AZ$6];[.$F$6]=&quot;x&quot;);NOT(INDEX([.$G$7:.$BF$58];VLOOKUP([.AZ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BA$5];[.$F$5]=&quot;x&quot;);OR([.$F$6]=[.BA$6];[.$F$6]=&quot;x&quot;);NOT(INDEX([.$G$7:.$BF$58];VLOOKUP([.BA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BB$5];[.$F$5]=&quot;x&quot;);OR([.$F$6]=[.BB$6];[.$F$6]=&quot;x&quot;);NOT(INDEX([.$G$7:.$BF$58];VLOOKUP([.BB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BC$5];[.$F$5]=&quot;x&quot;);OR([.$F$6]=[.BC$6];[.$F$6]=&quot;x&quot;);NOT(INDEX([.$G$7:.$BF$58];VLOOKUP([.BC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BD$5];[.$F$5]=&quot;x&quot;);OR([.$F$6]=[.BD$6];[.$F$6]=&quot;x&quot;);NOT(INDEX([.$G$7:.$BF$58];VLOOKUP([.BD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BE$5];[.$F$5]=&quot;x&quot;);OR([.$F$6]=[.BE$6];[.$F$6]=&quot;x&quot;);NOT(INDEX([.$G$7:.$BF$58];VLOOKUP([.BE$3];[.$B$7:.$C$58];2;0);HLOOKUP([.$B35];[.$G$3:.$BF$4];2;0))));1;0)" office:value-type="float" office:value="0">
            <text:p>0</text:p>
          </table:table-cell>
          <table:table-cell table:formula="of:=IF(AND(OR([.$D$6]=[.$D35];[.$D$6]=&quot;x&quot;);OR([.$E$6]=[.$E35];[.$E$6]=&quot;x&quot;);OR([.$F$5]=[.BF$5];[.$F$5]=&quot;x&quot;);OR([.$F$6]=[.BF$6];[.$F$6]=&quot;x&quot;);NOT(INDEX([.$G$7:.$BF$58];VLOOKUP([.BF$3];[.$B$7:.$C$58];2;0);HLOOKUP([.$B35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5d</text:p>
          </table:table-cell>
          <table:table-cell office:value-type="float" office:value="30">
            <text:p>30</text:p>
          </table:table-cell>
          <table:table-cell table:formula="of:=LEFT([.B36];1)" office:value-type="string" office:string-value="5">
            <text:p>5</text:p>
          </table:table-cell>
          <table:table-cell table:formula="of:=RIGHT([.B36];1)" office:value-type="string" office:string-value="d">
            <text:p>d</text:p>
          </table:table-cell>
          <table:table-cell/>
          <table:table-cell table:formula="of:=IF(AND([.G$3]&lt;&gt;[.$B36];OR([.$D$6]=[.$D36];[.$D$6]=&quot;x&quot;);OR([.$E$6]=[.$E36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6];OR([.$D$6]=[.$D36];[.$D$6]=&quot;x&quot;);OR([.$E$6]=[.$E36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6];OR([.$D$6]=[.$D36];[.$D$6]=&quot;x&quot;);OR([.$E$6]=[.$E36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6];OR([.$D$6]=[.$D36];[.$D$6]=&quot;x&quot;);OR([.$E$6]=[.$E36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6];OR([.$D$6]=[.$D36];[.$D$6]=&quot;x&quot;);OR([.$E$6]=[.$E36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6];OR([.$D$6]=[.$D36];[.$D$6]=&quot;x&quot;);OR([.$E$6]=[.$E36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6];OR([.$D$6]=[.$D36];[.$D$6]=&quot;x&quot;);OR([.$E$6]=[.$E36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6];OR([.$D$6]=[.$D36];[.$D$6]=&quot;x&quot;);OR([.$E$6]=[.$E36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6];OR([.$D$6]=[.$D36];[.$D$6]=&quot;x&quot;);OR([.$E$6]=[.$E36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6];OR([.$D$6]=[.$D36];[.$D$6]=&quot;x&quot;);OR([.$E$6]=[.$E36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6];OR([.$D$6]=[.$D36];[.$D$6]=&quot;x&quot;);OR([.$E$6]=[.$E36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6];OR([.$D$6]=[.$D36];[.$D$6]=&quot;x&quot;);OR([.$E$6]=[.$E36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6];OR([.$D$6]=[.$D36];[.$D$6]=&quot;x&quot;);OR([.$E$6]=[.$E36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6];OR([.$D$6]=[.$D36];[.$D$6]=&quot;x&quot;);OR([.$E$6]=[.$E36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36];OR([.$D$6]=[.$D36];[.$D$6]=&quot;x&quot;);OR([.$E$6]=[.$E36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36];OR([.$D$6]=[.$D36];[.$D$6]=&quot;x&quot;);OR([.$E$6]=[.$E36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36];OR([.$D$6]=[.$D36];[.$D$6]=&quot;x&quot;);OR([.$E$6]=[.$E36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36];OR([.$D$6]=[.$D36];[.$D$6]=&quot;x&quot;);OR([.$E$6]=[.$E36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36];OR([.$D$6]=[.$D36];[.$D$6]=&quot;x&quot;);OR([.$E$6]=[.$E36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36];OR([.$D$6]=[.$D36];[.$D$6]=&quot;x&quot;);OR([.$E$6]=[.$E36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36];OR([.$D$6]=[.$D36];[.$D$6]=&quot;x&quot;);OR([.$E$6]=[.$E36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36];OR([.$D$6]=[.$D36];[.$D$6]=&quot;x&quot;);OR([.$E$6]=[.$E36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36];OR([.$D$6]=[.$D36];[.$D$6]=&quot;x&quot;);OR([.$E$6]=[.$E36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36];OR([.$D$6]=[.$D36];[.$D$6]=&quot;x&quot;);OR([.$E$6]=[.$E36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36];OR([.$D$6]=[.$D36];[.$D$6]=&quot;x&quot;);OR([.$E$6]=[.$E36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36];OR([.$D$6]=[.$D36];[.$D$6]=&quot;x&quot;);OR([.$E$6]=[.$E36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36];OR([.$D$6]=[.$D36];[.$D$6]=&quot;x&quot;);OR([.$E$6]=[.$E36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36];OR([.$D$6]=[.$D36];[.$D$6]=&quot;x&quot;);OR([.$E$6]=[.$E36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36];OR([.$D$6]=[.$D36];[.$D$6]=&quot;x&quot;);OR([.$E$6]=[.$E36];[.$E$6]=&quot;x&quot;);OR([.$F$5]=[.AI$5];[.$F$5]=&quot;x&quot;);OR([.$F$6]=[.AI$6];[.$F$6]=&quot;x&quot;));1;0)" office:value-type="float" office:value="0">
            <text:p>0</text:p>
          </table:table-cell>
          <table:table-cell table:style-name="ce2"/>
          <table:table-cell table:formula="of:=IF(AND(OR([.$D$6]=[.$D36];[.$D$6]=&quot;x&quot;);OR([.$E$6]=[.$E36];[.$E$6]=&quot;x&quot;);OR([.$F$5]=[.AK$5];[.$F$5]=&quot;x&quot;);OR([.$F$6]=[.AK$6];[.$F$6]=&quot;x&quot;);NOT(INDEX([.$G$7:.$BF$58];VLOOKUP([.AK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L$5];[.$F$5]=&quot;x&quot;);OR([.$F$6]=[.AL$6];[.$F$6]=&quot;x&quot;);NOT(INDEX([.$G$7:.$BF$58];VLOOKUP([.AL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M$5];[.$F$5]=&quot;x&quot;);OR([.$F$6]=[.AM$6];[.$F$6]=&quot;x&quot;);NOT(INDEX([.$G$7:.$BF$58];VLOOKUP([.AM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N$5];[.$F$5]=&quot;x&quot;);OR([.$F$6]=[.AN$6];[.$F$6]=&quot;x&quot;);NOT(INDEX([.$G$7:.$BF$58];VLOOKUP([.AN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O$5];[.$F$5]=&quot;x&quot;);OR([.$F$6]=[.AO$6];[.$F$6]=&quot;x&quot;);NOT(INDEX([.$G$7:.$BF$58];VLOOKUP([.AO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P$5];[.$F$5]=&quot;x&quot;);OR([.$F$6]=[.AP$6];[.$F$6]=&quot;x&quot;);NOT(INDEX([.$G$7:.$BF$58];VLOOKUP([.AP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Q$5];[.$F$5]=&quot;x&quot;);OR([.$F$6]=[.AQ$6];[.$F$6]=&quot;x&quot;);NOT(INDEX([.$G$7:.$BF$58];VLOOKUP([.AQ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R$5];[.$F$5]=&quot;x&quot;);OR([.$F$6]=[.AR$6];[.$F$6]=&quot;x&quot;);NOT(INDEX([.$G$7:.$BF$58];VLOOKUP([.AR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S$5];[.$F$5]=&quot;x&quot;);OR([.$F$6]=[.AS$6];[.$F$6]=&quot;x&quot;);NOT(INDEX([.$G$7:.$BF$58];VLOOKUP([.AS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T$5];[.$F$5]=&quot;x&quot;);OR([.$F$6]=[.AT$6];[.$F$6]=&quot;x&quot;);NOT(INDEX([.$G$7:.$BF$58];VLOOKUP([.AT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U$5];[.$F$5]=&quot;x&quot;);OR([.$F$6]=[.AU$6];[.$F$6]=&quot;x&quot;);NOT(INDEX([.$G$7:.$BF$58];VLOOKUP([.AU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V$5];[.$F$5]=&quot;x&quot;);OR([.$F$6]=[.AV$6];[.$F$6]=&quot;x&quot;);NOT(INDEX([.$G$7:.$BF$58];VLOOKUP([.AV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W$5];[.$F$5]=&quot;x&quot;);OR([.$F$6]=[.AW$6];[.$F$6]=&quot;x&quot;);NOT(INDEX([.$G$7:.$BF$58];VLOOKUP([.AW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X$5];[.$F$5]=&quot;x&quot;);OR([.$F$6]=[.AX$6];[.$F$6]=&quot;x&quot;);NOT(INDEX([.$G$7:.$BF$58];VLOOKUP([.AX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Y$5];[.$F$5]=&quot;x&quot;);OR([.$F$6]=[.AY$6];[.$F$6]=&quot;x&quot;);NOT(INDEX([.$G$7:.$BF$58];VLOOKUP([.AY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AZ$5];[.$F$5]=&quot;x&quot;);OR([.$F$6]=[.AZ$6];[.$F$6]=&quot;x&quot;);NOT(INDEX([.$G$7:.$BF$58];VLOOKUP([.AZ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BA$5];[.$F$5]=&quot;x&quot;);OR([.$F$6]=[.BA$6];[.$F$6]=&quot;x&quot;);NOT(INDEX([.$G$7:.$BF$58];VLOOKUP([.BA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BB$5];[.$F$5]=&quot;x&quot;);OR([.$F$6]=[.BB$6];[.$F$6]=&quot;x&quot;);NOT(INDEX([.$G$7:.$BF$58];VLOOKUP([.BB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BC$5];[.$F$5]=&quot;x&quot;);OR([.$F$6]=[.BC$6];[.$F$6]=&quot;x&quot;);NOT(INDEX([.$G$7:.$BF$58];VLOOKUP([.BC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BD$5];[.$F$5]=&quot;x&quot;);OR([.$F$6]=[.BD$6];[.$F$6]=&quot;x&quot;);NOT(INDEX([.$G$7:.$BF$58];VLOOKUP([.BD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BE$5];[.$F$5]=&quot;x&quot;);OR([.$F$6]=[.BE$6];[.$F$6]=&quot;x&quot;);NOT(INDEX([.$G$7:.$BF$58];VLOOKUP([.BE$3];[.$B$7:.$C$58];2;0);HLOOKUP([.$B36];[.$G$3:.$BF$4];2;0))));1;0)" office:value-type="float" office:value="0">
            <text:p>0</text:p>
          </table:table-cell>
          <table:table-cell table:formula="of:=IF(AND(OR([.$D$6]=[.$D36];[.$D$6]=&quot;x&quot;);OR([.$E$6]=[.$E36];[.$E$6]=&quot;x&quot;);OR([.$F$5]=[.BF$5];[.$F$5]=&quot;x&quot;);OR([.$F$6]=[.BF$6];[.$F$6]=&quot;x&quot;);NOT(INDEX([.$G$7:.$BF$58];VLOOKUP([.BF$3];[.$B$7:.$C$58];2;0);HLOOKUP([.$B36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6d</text:p>
          </table:table-cell>
          <table:table-cell office:value-type="float" office:value="31">
            <text:p>31</text:p>
          </table:table-cell>
          <table:table-cell table:formula="of:=LEFT([.B37];1)" office:value-type="string" office:string-value="6">
            <text:p>6</text:p>
          </table:table-cell>
          <table:table-cell table:formula="of:=RIGHT([.B37];1)" office:value-type="string" office:string-value="d">
            <text:p>d</text:p>
          </table:table-cell>
          <table:table-cell/>
          <table:table-cell table:formula="of:=IF(AND([.G$3]&lt;&gt;[.$B37];OR([.$D$6]=[.$D37];[.$D$6]=&quot;x&quot;);OR([.$E$6]=[.$E37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7];OR([.$D$6]=[.$D37];[.$D$6]=&quot;x&quot;);OR([.$E$6]=[.$E37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7];OR([.$D$6]=[.$D37];[.$D$6]=&quot;x&quot;);OR([.$E$6]=[.$E37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7];OR([.$D$6]=[.$D37];[.$D$6]=&quot;x&quot;);OR([.$E$6]=[.$E37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7];OR([.$D$6]=[.$D37];[.$D$6]=&quot;x&quot;);OR([.$E$6]=[.$E37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7];OR([.$D$6]=[.$D37];[.$D$6]=&quot;x&quot;);OR([.$E$6]=[.$E37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7];OR([.$D$6]=[.$D37];[.$D$6]=&quot;x&quot;);OR([.$E$6]=[.$E37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7];OR([.$D$6]=[.$D37];[.$D$6]=&quot;x&quot;);OR([.$E$6]=[.$E37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7];OR([.$D$6]=[.$D37];[.$D$6]=&quot;x&quot;);OR([.$E$6]=[.$E37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7];OR([.$D$6]=[.$D37];[.$D$6]=&quot;x&quot;);OR([.$E$6]=[.$E37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7];OR([.$D$6]=[.$D37];[.$D$6]=&quot;x&quot;);OR([.$E$6]=[.$E37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7];OR([.$D$6]=[.$D37];[.$D$6]=&quot;x&quot;);OR([.$E$6]=[.$E37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7];OR([.$D$6]=[.$D37];[.$D$6]=&quot;x&quot;);OR([.$E$6]=[.$E37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7];OR([.$D$6]=[.$D37];[.$D$6]=&quot;x&quot;);OR([.$E$6]=[.$E37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37];OR([.$D$6]=[.$D37];[.$D$6]=&quot;x&quot;);OR([.$E$6]=[.$E37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37];OR([.$D$6]=[.$D37];[.$D$6]=&quot;x&quot;);OR([.$E$6]=[.$E37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37];OR([.$D$6]=[.$D37];[.$D$6]=&quot;x&quot;);OR([.$E$6]=[.$E37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37];OR([.$D$6]=[.$D37];[.$D$6]=&quot;x&quot;);OR([.$E$6]=[.$E37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37];OR([.$D$6]=[.$D37];[.$D$6]=&quot;x&quot;);OR([.$E$6]=[.$E37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37];OR([.$D$6]=[.$D37];[.$D$6]=&quot;x&quot;);OR([.$E$6]=[.$E37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37];OR([.$D$6]=[.$D37];[.$D$6]=&quot;x&quot;);OR([.$E$6]=[.$E37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37];OR([.$D$6]=[.$D37];[.$D$6]=&quot;x&quot;);OR([.$E$6]=[.$E37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37];OR([.$D$6]=[.$D37];[.$D$6]=&quot;x&quot;);OR([.$E$6]=[.$E37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37];OR([.$D$6]=[.$D37];[.$D$6]=&quot;x&quot;);OR([.$E$6]=[.$E37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37];OR([.$D$6]=[.$D37];[.$D$6]=&quot;x&quot;);OR([.$E$6]=[.$E37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37];OR([.$D$6]=[.$D37];[.$D$6]=&quot;x&quot;);OR([.$E$6]=[.$E37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37];OR([.$D$6]=[.$D37];[.$D$6]=&quot;x&quot;);OR([.$E$6]=[.$E37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37];OR([.$D$6]=[.$D37];[.$D$6]=&quot;x&quot;);OR([.$E$6]=[.$E37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37];OR([.$D$6]=[.$D37];[.$D$6]=&quot;x&quot;);OR([.$E$6]=[.$E37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37];OR([.$D$6]=[.$D37];[.$D$6]=&quot;x&quot;);OR([.$E$6]=[.$E37];[.$E$6]=&quot;x&quot;);OR([.$F$5]=[.AJ$5];[.$F$5]=&quot;x&quot;);OR([.$F$6]=[.AJ$6];[.$F$6]=&quot;x&quot;));1;0)" office:value-type="float" office:value="0">
            <text:p>0</text:p>
          </table:table-cell>
          <table:table-cell table:style-name="ce2"/>
          <table:table-cell table:formula="of:=IF(AND(OR([.$D$6]=[.$D37];[.$D$6]=&quot;x&quot;);OR([.$E$6]=[.$E37];[.$E$6]=&quot;x&quot;);OR([.$F$5]=[.AL$5];[.$F$5]=&quot;x&quot;);OR([.$F$6]=[.AL$6];[.$F$6]=&quot;x&quot;);NOT(INDEX([.$G$7:.$BF$58];VLOOKUP([.AL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M$5];[.$F$5]=&quot;x&quot;);OR([.$F$6]=[.AM$6];[.$F$6]=&quot;x&quot;);NOT(INDEX([.$G$7:.$BF$58];VLOOKUP([.AM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N$5];[.$F$5]=&quot;x&quot;);OR([.$F$6]=[.AN$6];[.$F$6]=&quot;x&quot;);NOT(INDEX([.$G$7:.$BF$58];VLOOKUP([.AN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O$5];[.$F$5]=&quot;x&quot;);OR([.$F$6]=[.AO$6];[.$F$6]=&quot;x&quot;);NOT(INDEX([.$G$7:.$BF$58];VLOOKUP([.AO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P$5];[.$F$5]=&quot;x&quot;);OR([.$F$6]=[.AP$6];[.$F$6]=&quot;x&quot;);NOT(INDEX([.$G$7:.$BF$58];VLOOKUP([.AP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Q$5];[.$F$5]=&quot;x&quot;);OR([.$F$6]=[.AQ$6];[.$F$6]=&quot;x&quot;);NOT(INDEX([.$G$7:.$BF$58];VLOOKUP([.AQ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R$5];[.$F$5]=&quot;x&quot;);OR([.$F$6]=[.AR$6];[.$F$6]=&quot;x&quot;);NOT(INDEX([.$G$7:.$BF$58];VLOOKUP([.AR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S$5];[.$F$5]=&quot;x&quot;);OR([.$F$6]=[.AS$6];[.$F$6]=&quot;x&quot;);NOT(INDEX([.$G$7:.$BF$58];VLOOKUP([.AS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T$5];[.$F$5]=&quot;x&quot;);OR([.$F$6]=[.AT$6];[.$F$6]=&quot;x&quot;);NOT(INDEX([.$G$7:.$BF$58];VLOOKUP([.AT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U$5];[.$F$5]=&quot;x&quot;);OR([.$F$6]=[.AU$6];[.$F$6]=&quot;x&quot;);NOT(INDEX([.$G$7:.$BF$58];VLOOKUP([.AU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V$5];[.$F$5]=&quot;x&quot;);OR([.$F$6]=[.AV$6];[.$F$6]=&quot;x&quot;);NOT(INDEX([.$G$7:.$BF$58];VLOOKUP([.AV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W$5];[.$F$5]=&quot;x&quot;);OR([.$F$6]=[.AW$6];[.$F$6]=&quot;x&quot;);NOT(INDEX([.$G$7:.$BF$58];VLOOKUP([.AW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X$5];[.$F$5]=&quot;x&quot;);OR([.$F$6]=[.AX$6];[.$F$6]=&quot;x&quot;);NOT(INDEX([.$G$7:.$BF$58];VLOOKUP([.AX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Y$5];[.$F$5]=&quot;x&quot;);OR([.$F$6]=[.AY$6];[.$F$6]=&quot;x&quot;);NOT(INDEX([.$G$7:.$BF$58];VLOOKUP([.AY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AZ$5];[.$F$5]=&quot;x&quot;);OR([.$F$6]=[.AZ$6];[.$F$6]=&quot;x&quot;);NOT(INDEX([.$G$7:.$BF$58];VLOOKUP([.AZ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BA$5];[.$F$5]=&quot;x&quot;);OR([.$F$6]=[.BA$6];[.$F$6]=&quot;x&quot;);NOT(INDEX([.$G$7:.$BF$58];VLOOKUP([.BA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BB$5];[.$F$5]=&quot;x&quot;);OR([.$F$6]=[.BB$6];[.$F$6]=&quot;x&quot;);NOT(INDEX([.$G$7:.$BF$58];VLOOKUP([.BB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BC$5];[.$F$5]=&quot;x&quot;);OR([.$F$6]=[.BC$6];[.$F$6]=&quot;x&quot;);NOT(INDEX([.$G$7:.$BF$58];VLOOKUP([.BC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BD$5];[.$F$5]=&quot;x&quot;);OR([.$F$6]=[.BD$6];[.$F$6]=&quot;x&quot;);NOT(INDEX([.$G$7:.$BF$58];VLOOKUP([.BD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BE$5];[.$F$5]=&quot;x&quot;);OR([.$F$6]=[.BE$6];[.$F$6]=&quot;x&quot;);NOT(INDEX([.$G$7:.$BF$58];VLOOKUP([.BE$3];[.$B$7:.$C$58];2;0);HLOOKUP([.$B37];[.$G$3:.$BF$4];2;0))));1;0)" office:value-type="float" office:value="0">
            <text:p>0</text:p>
          </table:table-cell>
          <table:table-cell table:formula="of:=IF(AND(OR([.$D$6]=[.$D37];[.$D$6]=&quot;x&quot;);OR([.$E$6]=[.$E37];[.$E$6]=&quot;x&quot;);OR([.$F$5]=[.BF$5];[.$F$5]=&quot;x&quot;);OR([.$F$6]=[.BF$6];[.$F$6]=&quot;x&quot;);NOT(INDEX([.$G$7:.$BF$58];VLOOKUP([.BF$3];[.$B$7:.$C$58];2;0);HLOOKUP([.$B37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d</text:p>
          </table:table-cell>
          <table:table-cell office:value-type="float" office:value="32">
            <text:p>32</text:p>
          </table:table-cell>
          <table:table-cell table:formula="of:=LEFT([.B38];1)" office:value-type="string" office:string-value="7">
            <text:p>7</text:p>
          </table:table-cell>
          <table:table-cell table:formula="of:=RIGHT([.B38];1)" office:value-type="string" office:string-value="d">
            <text:p>d</text:p>
          </table:table-cell>
          <table:table-cell/>
          <table:table-cell table:formula="of:=IF(AND([.G$3]&lt;&gt;[.$B38];OR([.$D$6]=[.$D38];[.$D$6]=&quot;x&quot;);OR([.$E$6]=[.$E38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8];OR([.$D$6]=[.$D38];[.$D$6]=&quot;x&quot;);OR([.$E$6]=[.$E38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8];OR([.$D$6]=[.$D38];[.$D$6]=&quot;x&quot;);OR([.$E$6]=[.$E38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8];OR([.$D$6]=[.$D38];[.$D$6]=&quot;x&quot;);OR([.$E$6]=[.$E38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8];OR([.$D$6]=[.$D38];[.$D$6]=&quot;x&quot;);OR([.$E$6]=[.$E38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8];OR([.$D$6]=[.$D38];[.$D$6]=&quot;x&quot;);OR([.$E$6]=[.$E38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8];OR([.$D$6]=[.$D38];[.$D$6]=&quot;x&quot;);OR([.$E$6]=[.$E38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8];OR([.$D$6]=[.$D38];[.$D$6]=&quot;x&quot;);OR([.$E$6]=[.$E38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8];OR([.$D$6]=[.$D38];[.$D$6]=&quot;x&quot;);OR([.$E$6]=[.$E38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8];OR([.$D$6]=[.$D38];[.$D$6]=&quot;x&quot;);OR([.$E$6]=[.$E38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8];OR([.$D$6]=[.$D38];[.$D$6]=&quot;x&quot;);OR([.$E$6]=[.$E38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8];OR([.$D$6]=[.$D38];[.$D$6]=&quot;x&quot;);OR([.$E$6]=[.$E38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8];OR([.$D$6]=[.$D38];[.$D$6]=&quot;x&quot;);OR([.$E$6]=[.$E38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8];OR([.$D$6]=[.$D38];[.$D$6]=&quot;x&quot;);OR([.$E$6]=[.$E38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38];OR([.$D$6]=[.$D38];[.$D$6]=&quot;x&quot;);OR([.$E$6]=[.$E38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38];OR([.$D$6]=[.$D38];[.$D$6]=&quot;x&quot;);OR([.$E$6]=[.$E38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38];OR([.$D$6]=[.$D38];[.$D$6]=&quot;x&quot;);OR([.$E$6]=[.$E38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38];OR([.$D$6]=[.$D38];[.$D$6]=&quot;x&quot;);OR([.$E$6]=[.$E38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38];OR([.$D$6]=[.$D38];[.$D$6]=&quot;x&quot;);OR([.$E$6]=[.$E38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38];OR([.$D$6]=[.$D38];[.$D$6]=&quot;x&quot;);OR([.$E$6]=[.$E38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38];OR([.$D$6]=[.$D38];[.$D$6]=&quot;x&quot;);OR([.$E$6]=[.$E38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38];OR([.$D$6]=[.$D38];[.$D$6]=&quot;x&quot;);OR([.$E$6]=[.$E38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38];OR([.$D$6]=[.$D38];[.$D$6]=&quot;x&quot;);OR([.$E$6]=[.$E38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38];OR([.$D$6]=[.$D38];[.$D$6]=&quot;x&quot;);OR([.$E$6]=[.$E38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38];OR([.$D$6]=[.$D38];[.$D$6]=&quot;x&quot;);OR([.$E$6]=[.$E38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38];OR([.$D$6]=[.$D38];[.$D$6]=&quot;x&quot;);OR([.$E$6]=[.$E38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38];OR([.$D$6]=[.$D38];[.$D$6]=&quot;x&quot;);OR([.$E$6]=[.$E38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38];OR([.$D$6]=[.$D38];[.$D$6]=&quot;x&quot;);OR([.$E$6]=[.$E38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38];OR([.$D$6]=[.$D38];[.$D$6]=&quot;x&quot;);OR([.$E$6]=[.$E38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38];OR([.$D$6]=[.$D38];[.$D$6]=&quot;x&quot;);OR([.$E$6]=[.$E38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38];OR([.$D$6]=[.$D38];[.$D$6]=&quot;x&quot;);OR([.$E$6]=[.$E38];[.$E$6]=&quot;x&quot;);OR([.$F$5]=[.AK$5];[.$F$5]=&quot;x&quot;);OR([.$F$6]=[.AK$6];[.$F$6]=&quot;x&quot;));1;0)" office:value-type="float" office:value="0">
            <text:p>0</text:p>
          </table:table-cell>
          <table:table-cell table:style-name="ce2"/>
          <table:table-cell table:formula="of:=IF(AND(OR([.$D$6]=[.$D38];[.$D$6]=&quot;x&quot;);OR([.$E$6]=[.$E38];[.$E$6]=&quot;x&quot;);OR([.$F$5]=[.AM$5];[.$F$5]=&quot;x&quot;);OR([.$F$6]=[.AM$6];[.$F$6]=&quot;x&quot;);NOT(INDEX([.$G$7:.$BF$58];VLOOKUP([.AM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N$5];[.$F$5]=&quot;x&quot;);OR([.$F$6]=[.AN$6];[.$F$6]=&quot;x&quot;);NOT(INDEX([.$G$7:.$BF$58];VLOOKUP([.AN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O$5];[.$F$5]=&quot;x&quot;);OR([.$F$6]=[.AO$6];[.$F$6]=&quot;x&quot;);NOT(INDEX([.$G$7:.$BF$58];VLOOKUP([.AO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P$5];[.$F$5]=&quot;x&quot;);OR([.$F$6]=[.AP$6];[.$F$6]=&quot;x&quot;);NOT(INDEX([.$G$7:.$BF$58];VLOOKUP([.AP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Q$5];[.$F$5]=&quot;x&quot;);OR([.$F$6]=[.AQ$6];[.$F$6]=&quot;x&quot;);NOT(INDEX([.$G$7:.$BF$58];VLOOKUP([.AQ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R$5];[.$F$5]=&quot;x&quot;);OR([.$F$6]=[.AR$6];[.$F$6]=&quot;x&quot;);NOT(INDEX([.$G$7:.$BF$58];VLOOKUP([.AR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S$5];[.$F$5]=&quot;x&quot;);OR([.$F$6]=[.AS$6];[.$F$6]=&quot;x&quot;);NOT(INDEX([.$G$7:.$BF$58];VLOOKUP([.AS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T$5];[.$F$5]=&quot;x&quot;);OR([.$F$6]=[.AT$6];[.$F$6]=&quot;x&quot;);NOT(INDEX([.$G$7:.$BF$58];VLOOKUP([.AT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U$5];[.$F$5]=&quot;x&quot;);OR([.$F$6]=[.AU$6];[.$F$6]=&quot;x&quot;);NOT(INDEX([.$G$7:.$BF$58];VLOOKUP([.AU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V$5];[.$F$5]=&quot;x&quot;);OR([.$F$6]=[.AV$6];[.$F$6]=&quot;x&quot;);NOT(INDEX([.$G$7:.$BF$58];VLOOKUP([.AV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W$5];[.$F$5]=&quot;x&quot;);OR([.$F$6]=[.AW$6];[.$F$6]=&quot;x&quot;);NOT(INDEX([.$G$7:.$BF$58];VLOOKUP([.AW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X$5];[.$F$5]=&quot;x&quot;);OR([.$F$6]=[.AX$6];[.$F$6]=&quot;x&quot;);NOT(INDEX([.$G$7:.$BF$58];VLOOKUP([.AX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Y$5];[.$F$5]=&quot;x&quot;);OR([.$F$6]=[.AY$6];[.$F$6]=&quot;x&quot;);NOT(INDEX([.$G$7:.$BF$58];VLOOKUP([.AY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AZ$5];[.$F$5]=&quot;x&quot;);OR([.$F$6]=[.AZ$6];[.$F$6]=&quot;x&quot;);NOT(INDEX([.$G$7:.$BF$58];VLOOKUP([.AZ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BA$5];[.$F$5]=&quot;x&quot;);OR([.$F$6]=[.BA$6];[.$F$6]=&quot;x&quot;);NOT(INDEX([.$G$7:.$BF$58];VLOOKUP([.BA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BB$5];[.$F$5]=&quot;x&quot;);OR([.$F$6]=[.BB$6];[.$F$6]=&quot;x&quot;);NOT(INDEX([.$G$7:.$BF$58];VLOOKUP([.BB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BC$5];[.$F$5]=&quot;x&quot;);OR([.$F$6]=[.BC$6];[.$F$6]=&quot;x&quot;);NOT(INDEX([.$G$7:.$BF$58];VLOOKUP([.BC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BD$5];[.$F$5]=&quot;x&quot;);OR([.$F$6]=[.BD$6];[.$F$6]=&quot;x&quot;);NOT(INDEX([.$G$7:.$BF$58];VLOOKUP([.BD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BE$5];[.$F$5]=&quot;x&quot;);OR([.$F$6]=[.BE$6];[.$F$6]=&quot;x&quot;);NOT(INDEX([.$G$7:.$BF$58];VLOOKUP([.BE$3];[.$B$7:.$C$58];2;0);HLOOKUP([.$B38];[.$G$3:.$BF$4];2;0))));1;0)" office:value-type="float" office:value="0">
            <text:p>0</text:p>
          </table:table-cell>
          <table:table-cell table:formula="of:=IF(AND(OR([.$D$6]=[.$D38];[.$D$6]=&quot;x&quot;);OR([.$E$6]=[.$E38];[.$E$6]=&quot;x&quot;);OR([.$F$5]=[.BF$5];[.$F$5]=&quot;x&quot;);OR([.$F$6]=[.BF$6];[.$F$6]=&quot;x&quot;);NOT(INDEX([.$G$7:.$BF$58];VLOOKUP([.BF$3];[.$B$7:.$C$58];2;0);HLOOKUP([.$B38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8d</text:p>
          </table:table-cell>
          <table:table-cell office:value-type="float" office:value="33">
            <text:p>33</text:p>
          </table:table-cell>
          <table:table-cell table:formula="of:=LEFT([.B39];1)" office:value-type="string" office:string-value="8">
            <text:p>8</text:p>
          </table:table-cell>
          <table:table-cell table:formula="of:=RIGHT([.B39];1)" office:value-type="string" office:string-value="d">
            <text:p>d</text:p>
          </table:table-cell>
          <table:table-cell/>
          <table:table-cell table:formula="of:=IF(AND([.G$3]&lt;&gt;[.$B39];OR([.$D$6]=[.$D39];[.$D$6]=&quot;x&quot;);OR([.$E$6]=[.$E39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39];OR([.$D$6]=[.$D39];[.$D$6]=&quot;x&quot;);OR([.$E$6]=[.$E39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39];OR([.$D$6]=[.$D39];[.$D$6]=&quot;x&quot;);OR([.$E$6]=[.$E39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39];OR([.$D$6]=[.$D39];[.$D$6]=&quot;x&quot;);OR([.$E$6]=[.$E39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39];OR([.$D$6]=[.$D39];[.$D$6]=&quot;x&quot;);OR([.$E$6]=[.$E39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39];OR([.$D$6]=[.$D39];[.$D$6]=&quot;x&quot;);OR([.$E$6]=[.$E39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39];OR([.$D$6]=[.$D39];[.$D$6]=&quot;x&quot;);OR([.$E$6]=[.$E39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39];OR([.$D$6]=[.$D39];[.$D$6]=&quot;x&quot;);OR([.$E$6]=[.$E39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39];OR([.$D$6]=[.$D39];[.$D$6]=&quot;x&quot;);OR([.$E$6]=[.$E39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39];OR([.$D$6]=[.$D39];[.$D$6]=&quot;x&quot;);OR([.$E$6]=[.$E39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39];OR([.$D$6]=[.$D39];[.$D$6]=&quot;x&quot;);OR([.$E$6]=[.$E39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39];OR([.$D$6]=[.$D39];[.$D$6]=&quot;x&quot;);OR([.$E$6]=[.$E39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39];OR([.$D$6]=[.$D39];[.$D$6]=&quot;x&quot;);OR([.$E$6]=[.$E39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39];OR([.$D$6]=[.$D39];[.$D$6]=&quot;x&quot;);OR([.$E$6]=[.$E39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39];OR([.$D$6]=[.$D39];[.$D$6]=&quot;x&quot;);OR([.$E$6]=[.$E39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39];OR([.$D$6]=[.$D39];[.$D$6]=&quot;x&quot;);OR([.$E$6]=[.$E39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39];OR([.$D$6]=[.$D39];[.$D$6]=&quot;x&quot;);OR([.$E$6]=[.$E39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39];OR([.$D$6]=[.$D39];[.$D$6]=&quot;x&quot;);OR([.$E$6]=[.$E39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39];OR([.$D$6]=[.$D39];[.$D$6]=&quot;x&quot;);OR([.$E$6]=[.$E39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39];OR([.$D$6]=[.$D39];[.$D$6]=&quot;x&quot;);OR([.$E$6]=[.$E39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39];OR([.$D$6]=[.$D39];[.$D$6]=&quot;x&quot;);OR([.$E$6]=[.$E39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39];OR([.$D$6]=[.$D39];[.$D$6]=&quot;x&quot;);OR([.$E$6]=[.$E39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39];OR([.$D$6]=[.$D39];[.$D$6]=&quot;x&quot;);OR([.$E$6]=[.$E39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39];OR([.$D$6]=[.$D39];[.$D$6]=&quot;x&quot;);OR([.$E$6]=[.$E39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39];OR([.$D$6]=[.$D39];[.$D$6]=&quot;x&quot;);OR([.$E$6]=[.$E39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39];OR([.$D$6]=[.$D39];[.$D$6]=&quot;x&quot;);OR([.$E$6]=[.$E39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39];OR([.$D$6]=[.$D39];[.$D$6]=&quot;x&quot;);OR([.$E$6]=[.$E39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39];OR([.$D$6]=[.$D39];[.$D$6]=&quot;x&quot;);OR([.$E$6]=[.$E39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39];OR([.$D$6]=[.$D39];[.$D$6]=&quot;x&quot;);OR([.$E$6]=[.$E39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39];OR([.$D$6]=[.$D39];[.$D$6]=&quot;x&quot;);OR([.$E$6]=[.$E39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39];OR([.$D$6]=[.$D39];[.$D$6]=&quot;x&quot;);OR([.$E$6]=[.$E39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39];OR([.$D$6]=[.$D39];[.$D$6]=&quot;x&quot;);OR([.$E$6]=[.$E39];[.$E$6]=&quot;x&quot;);OR([.$F$5]=[.AL$5];[.$F$5]=&quot;x&quot;);OR([.$F$6]=[.AL$6];[.$F$6]=&quot;x&quot;));1;0)" office:value-type="float" office:value="0">
            <text:p>0</text:p>
          </table:table-cell>
          <table:table-cell table:style-name="ce2"/>
          <table:table-cell table:formula="of:=IF(AND(OR([.$D$6]=[.$D39];[.$D$6]=&quot;x&quot;);OR([.$E$6]=[.$E39];[.$E$6]=&quot;x&quot;);OR([.$F$5]=[.AN$5];[.$F$5]=&quot;x&quot;);OR([.$F$6]=[.AN$6];[.$F$6]=&quot;x&quot;);NOT(INDEX([.$G$7:.$BF$58];VLOOKUP([.AN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O$5];[.$F$5]=&quot;x&quot;);OR([.$F$6]=[.AO$6];[.$F$6]=&quot;x&quot;);NOT(INDEX([.$G$7:.$BF$58];VLOOKUP([.AO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P$5];[.$F$5]=&quot;x&quot;);OR([.$F$6]=[.AP$6];[.$F$6]=&quot;x&quot;);NOT(INDEX([.$G$7:.$BF$58];VLOOKUP([.AP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Q$5];[.$F$5]=&quot;x&quot;);OR([.$F$6]=[.AQ$6];[.$F$6]=&quot;x&quot;);NOT(INDEX([.$G$7:.$BF$58];VLOOKUP([.AQ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R$5];[.$F$5]=&quot;x&quot;);OR([.$F$6]=[.AR$6];[.$F$6]=&quot;x&quot;);NOT(INDEX([.$G$7:.$BF$58];VLOOKUP([.AR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S$5];[.$F$5]=&quot;x&quot;);OR([.$F$6]=[.AS$6];[.$F$6]=&quot;x&quot;);NOT(INDEX([.$G$7:.$BF$58];VLOOKUP([.AS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T$5];[.$F$5]=&quot;x&quot;);OR([.$F$6]=[.AT$6];[.$F$6]=&quot;x&quot;);NOT(INDEX([.$G$7:.$BF$58];VLOOKUP([.AT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U$5];[.$F$5]=&quot;x&quot;);OR([.$F$6]=[.AU$6];[.$F$6]=&quot;x&quot;);NOT(INDEX([.$G$7:.$BF$58];VLOOKUP([.AU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V$5];[.$F$5]=&quot;x&quot;);OR([.$F$6]=[.AV$6];[.$F$6]=&quot;x&quot;);NOT(INDEX([.$G$7:.$BF$58];VLOOKUP([.AV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W$5];[.$F$5]=&quot;x&quot;);OR([.$F$6]=[.AW$6];[.$F$6]=&quot;x&quot;);NOT(INDEX([.$G$7:.$BF$58];VLOOKUP([.AW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X$5];[.$F$5]=&quot;x&quot;);OR([.$F$6]=[.AX$6];[.$F$6]=&quot;x&quot;);NOT(INDEX([.$G$7:.$BF$58];VLOOKUP([.AX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Y$5];[.$F$5]=&quot;x&quot;);OR([.$F$6]=[.AY$6];[.$F$6]=&quot;x&quot;);NOT(INDEX([.$G$7:.$BF$58];VLOOKUP([.AY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AZ$5];[.$F$5]=&quot;x&quot;);OR([.$F$6]=[.AZ$6];[.$F$6]=&quot;x&quot;);NOT(INDEX([.$G$7:.$BF$58];VLOOKUP([.AZ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BA$5];[.$F$5]=&quot;x&quot;);OR([.$F$6]=[.BA$6];[.$F$6]=&quot;x&quot;);NOT(INDEX([.$G$7:.$BF$58];VLOOKUP([.BA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BB$5];[.$F$5]=&quot;x&quot;);OR([.$F$6]=[.BB$6];[.$F$6]=&quot;x&quot;);NOT(INDEX([.$G$7:.$BF$58];VLOOKUP([.BB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BC$5];[.$F$5]=&quot;x&quot;);OR([.$F$6]=[.BC$6];[.$F$6]=&quot;x&quot;);NOT(INDEX([.$G$7:.$BF$58];VLOOKUP([.BC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BD$5];[.$F$5]=&quot;x&quot;);OR([.$F$6]=[.BD$6];[.$F$6]=&quot;x&quot;);NOT(INDEX([.$G$7:.$BF$58];VLOOKUP([.BD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BE$5];[.$F$5]=&quot;x&quot;);OR([.$F$6]=[.BE$6];[.$F$6]=&quot;x&quot;);NOT(INDEX([.$G$7:.$BF$58];VLOOKUP([.BE$3];[.$B$7:.$C$58];2;0);HLOOKUP([.$B39];[.$G$3:.$BF$4];2;0))));1;0)" office:value-type="float" office:value="0">
            <text:p>0</text:p>
          </table:table-cell>
          <table:table-cell table:formula="of:=IF(AND(OR([.$D$6]=[.$D39];[.$D$6]=&quot;x&quot;);OR([.$E$6]=[.$E39];[.$E$6]=&quot;x&quot;);OR([.$F$5]=[.BF$5];[.$F$5]=&quot;x&quot;);OR([.$F$6]=[.BF$6];[.$F$6]=&quot;x&quot;);NOT(INDEX([.$G$7:.$BF$58];VLOOKUP([.BF$3];[.$B$7:.$C$58];2;0);HLOOKUP([.$B39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9d</text:p>
          </table:table-cell>
          <table:table-cell office:value-type="float" office:value="34">
            <text:p>34</text:p>
          </table:table-cell>
          <table:table-cell table:formula="of:=LEFT([.B40];1)" office:value-type="string" office:string-value="9">
            <text:p>9</text:p>
          </table:table-cell>
          <table:table-cell table:formula="of:=RIGHT([.B40];1)" office:value-type="string" office:string-value="d">
            <text:p>d</text:p>
          </table:table-cell>
          <table:table-cell/>
          <table:table-cell table:formula="of:=IF(AND([.G$3]&lt;&gt;[.$B40];OR([.$D$6]=[.$D40];[.$D$6]=&quot;x&quot;);OR([.$E$6]=[.$E40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0];OR([.$D$6]=[.$D40];[.$D$6]=&quot;x&quot;);OR([.$E$6]=[.$E40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0];OR([.$D$6]=[.$D40];[.$D$6]=&quot;x&quot;);OR([.$E$6]=[.$E40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0];OR([.$D$6]=[.$D40];[.$D$6]=&quot;x&quot;);OR([.$E$6]=[.$E40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0];OR([.$D$6]=[.$D40];[.$D$6]=&quot;x&quot;);OR([.$E$6]=[.$E40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0];OR([.$D$6]=[.$D40];[.$D$6]=&quot;x&quot;);OR([.$E$6]=[.$E40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0];OR([.$D$6]=[.$D40];[.$D$6]=&quot;x&quot;);OR([.$E$6]=[.$E40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0];OR([.$D$6]=[.$D40];[.$D$6]=&quot;x&quot;);OR([.$E$6]=[.$E40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0];OR([.$D$6]=[.$D40];[.$D$6]=&quot;x&quot;);OR([.$E$6]=[.$E40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0];OR([.$D$6]=[.$D40];[.$D$6]=&quot;x&quot;);OR([.$E$6]=[.$E40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0];OR([.$D$6]=[.$D40];[.$D$6]=&quot;x&quot;);OR([.$E$6]=[.$E40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0];OR([.$D$6]=[.$D40];[.$D$6]=&quot;x&quot;);OR([.$E$6]=[.$E40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0];OR([.$D$6]=[.$D40];[.$D$6]=&quot;x&quot;);OR([.$E$6]=[.$E40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0];OR([.$D$6]=[.$D40];[.$D$6]=&quot;x&quot;);OR([.$E$6]=[.$E40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0];OR([.$D$6]=[.$D40];[.$D$6]=&quot;x&quot;);OR([.$E$6]=[.$E40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0];OR([.$D$6]=[.$D40];[.$D$6]=&quot;x&quot;);OR([.$E$6]=[.$E40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0];OR([.$D$6]=[.$D40];[.$D$6]=&quot;x&quot;);OR([.$E$6]=[.$E40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0];OR([.$D$6]=[.$D40];[.$D$6]=&quot;x&quot;);OR([.$E$6]=[.$E40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0];OR([.$D$6]=[.$D40];[.$D$6]=&quot;x&quot;);OR([.$E$6]=[.$E40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0];OR([.$D$6]=[.$D40];[.$D$6]=&quot;x&quot;);OR([.$E$6]=[.$E40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0];OR([.$D$6]=[.$D40];[.$D$6]=&quot;x&quot;);OR([.$E$6]=[.$E40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0];OR([.$D$6]=[.$D40];[.$D$6]=&quot;x&quot;);OR([.$E$6]=[.$E40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0];OR([.$D$6]=[.$D40];[.$D$6]=&quot;x&quot;);OR([.$E$6]=[.$E40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0];OR([.$D$6]=[.$D40];[.$D$6]=&quot;x&quot;);OR([.$E$6]=[.$E40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0];OR([.$D$6]=[.$D40];[.$D$6]=&quot;x&quot;);OR([.$E$6]=[.$E40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0];OR([.$D$6]=[.$D40];[.$D$6]=&quot;x&quot;);OR([.$E$6]=[.$E40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0];OR([.$D$6]=[.$D40];[.$D$6]=&quot;x&quot;);OR([.$E$6]=[.$E40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0];OR([.$D$6]=[.$D40];[.$D$6]=&quot;x&quot;);OR([.$E$6]=[.$E40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0];OR([.$D$6]=[.$D40];[.$D$6]=&quot;x&quot;);OR([.$E$6]=[.$E40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0];OR([.$D$6]=[.$D40];[.$D$6]=&quot;x&quot;);OR([.$E$6]=[.$E40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0];OR([.$D$6]=[.$D40];[.$D$6]=&quot;x&quot;);OR([.$E$6]=[.$E40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0];OR([.$D$6]=[.$D40];[.$D$6]=&quot;x&quot;);OR([.$E$6]=[.$E40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0];OR([.$D$6]=[.$D40];[.$D$6]=&quot;x&quot;);OR([.$E$6]=[.$E40];[.$E$6]=&quot;x&quot;);OR([.$F$5]=[.AM$5];[.$F$5]=&quot;x&quot;);OR([.$F$6]=[.AM$6];[.$F$6]=&quot;x&quot;));1;0)" office:value-type="float" office:value="0">
            <text:p>0</text:p>
          </table:table-cell>
          <table:table-cell table:style-name="ce2"/>
          <table:table-cell table:formula="of:=IF(AND(OR([.$D$6]=[.$D40];[.$D$6]=&quot;x&quot;);OR([.$E$6]=[.$E40];[.$E$6]=&quot;x&quot;);OR([.$F$5]=[.AO$5];[.$F$5]=&quot;x&quot;);OR([.$F$6]=[.AO$6];[.$F$6]=&quot;x&quot;);NOT(INDEX([.$G$7:.$BF$58];VLOOKUP([.AO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P$5];[.$F$5]=&quot;x&quot;);OR([.$F$6]=[.AP$6];[.$F$6]=&quot;x&quot;);NOT(INDEX([.$G$7:.$BF$58];VLOOKUP([.AP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Q$5];[.$F$5]=&quot;x&quot;);OR([.$F$6]=[.AQ$6];[.$F$6]=&quot;x&quot;);NOT(INDEX([.$G$7:.$BF$58];VLOOKUP([.AQ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R$5];[.$F$5]=&quot;x&quot;);OR([.$F$6]=[.AR$6];[.$F$6]=&quot;x&quot;);NOT(INDEX([.$G$7:.$BF$58];VLOOKUP([.AR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S$5];[.$F$5]=&quot;x&quot;);OR([.$F$6]=[.AS$6];[.$F$6]=&quot;x&quot;);NOT(INDEX([.$G$7:.$BF$58];VLOOKUP([.AS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T$5];[.$F$5]=&quot;x&quot;);OR([.$F$6]=[.AT$6];[.$F$6]=&quot;x&quot;);NOT(INDEX([.$G$7:.$BF$58];VLOOKUP([.AT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U$5];[.$F$5]=&quot;x&quot;);OR([.$F$6]=[.AU$6];[.$F$6]=&quot;x&quot;);NOT(INDEX([.$G$7:.$BF$58];VLOOKUP([.AU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V$5];[.$F$5]=&quot;x&quot;);OR([.$F$6]=[.AV$6];[.$F$6]=&quot;x&quot;);NOT(INDEX([.$G$7:.$BF$58];VLOOKUP([.AV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W$5];[.$F$5]=&quot;x&quot;);OR([.$F$6]=[.AW$6];[.$F$6]=&quot;x&quot;);NOT(INDEX([.$G$7:.$BF$58];VLOOKUP([.AW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X$5];[.$F$5]=&quot;x&quot;);OR([.$F$6]=[.AX$6];[.$F$6]=&quot;x&quot;);NOT(INDEX([.$G$7:.$BF$58];VLOOKUP([.AX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Y$5];[.$F$5]=&quot;x&quot;);OR([.$F$6]=[.AY$6];[.$F$6]=&quot;x&quot;);NOT(INDEX([.$G$7:.$BF$58];VLOOKUP([.AY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AZ$5];[.$F$5]=&quot;x&quot;);OR([.$F$6]=[.AZ$6];[.$F$6]=&quot;x&quot;);NOT(INDEX([.$G$7:.$BF$58];VLOOKUP([.AZ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BA$5];[.$F$5]=&quot;x&quot;);OR([.$F$6]=[.BA$6];[.$F$6]=&quot;x&quot;);NOT(INDEX([.$G$7:.$BF$58];VLOOKUP([.BA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BB$5];[.$F$5]=&quot;x&quot;);OR([.$F$6]=[.BB$6];[.$F$6]=&quot;x&quot;);NOT(INDEX([.$G$7:.$BF$58];VLOOKUP([.BB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BC$5];[.$F$5]=&quot;x&quot;);OR([.$F$6]=[.BC$6];[.$F$6]=&quot;x&quot;);NOT(INDEX([.$G$7:.$BF$58];VLOOKUP([.BC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BD$5];[.$F$5]=&quot;x&quot;);OR([.$F$6]=[.BD$6];[.$F$6]=&quot;x&quot;);NOT(INDEX([.$G$7:.$BF$58];VLOOKUP([.BD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BE$5];[.$F$5]=&quot;x&quot;);OR([.$F$6]=[.BE$6];[.$F$6]=&quot;x&quot;);NOT(INDEX([.$G$7:.$BF$58];VLOOKUP([.BE$3];[.$B$7:.$C$58];2;0);HLOOKUP([.$B40];[.$G$3:.$BF$4];2;0))));1;0)" office:value-type="float" office:value="0">
            <text:p>0</text:p>
          </table:table-cell>
          <table:table-cell table:formula="of:=IF(AND(OR([.$D$6]=[.$D40];[.$D$6]=&quot;x&quot;);OR([.$E$6]=[.$E40];[.$E$6]=&quot;x&quot;);OR([.$F$5]=[.BF$5];[.$F$5]=&quot;x&quot;);OR([.$F$6]=[.BF$6];[.$F$6]=&quot;x&quot;);NOT(INDEX([.$G$7:.$BF$58];VLOOKUP([.BF$3];[.$B$7:.$C$58];2;0);HLOOKUP([.$B40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d</text:p>
          </table:table-cell>
          <table:table-cell office:value-type="float" office:value="35">
            <text:p>35</text:p>
          </table:table-cell>
          <table:table-cell table:formula="of:=LEFT([.B41];1)" office:value-type="string" office:string-value="T">
            <text:p>T</text:p>
          </table:table-cell>
          <table:table-cell table:formula="of:=RIGHT([.B41];1)" office:value-type="string" office:string-value="d">
            <text:p>d</text:p>
          </table:table-cell>
          <table:table-cell/>
          <table:table-cell table:formula="of:=IF(AND([.G$3]&lt;&gt;[.$B41];OR([.$D$6]=[.$D41];[.$D$6]=&quot;x&quot;);OR([.$E$6]=[.$E41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1];OR([.$D$6]=[.$D41];[.$D$6]=&quot;x&quot;);OR([.$E$6]=[.$E41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1];OR([.$D$6]=[.$D41];[.$D$6]=&quot;x&quot;);OR([.$E$6]=[.$E41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1];OR([.$D$6]=[.$D41];[.$D$6]=&quot;x&quot;);OR([.$E$6]=[.$E41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1];OR([.$D$6]=[.$D41];[.$D$6]=&quot;x&quot;);OR([.$E$6]=[.$E41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1];OR([.$D$6]=[.$D41];[.$D$6]=&quot;x&quot;);OR([.$E$6]=[.$E41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1];OR([.$D$6]=[.$D41];[.$D$6]=&quot;x&quot;);OR([.$E$6]=[.$E41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1];OR([.$D$6]=[.$D41];[.$D$6]=&quot;x&quot;);OR([.$E$6]=[.$E41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1];OR([.$D$6]=[.$D41];[.$D$6]=&quot;x&quot;);OR([.$E$6]=[.$E41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1];OR([.$D$6]=[.$D41];[.$D$6]=&quot;x&quot;);OR([.$E$6]=[.$E41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1];OR([.$D$6]=[.$D41];[.$D$6]=&quot;x&quot;);OR([.$E$6]=[.$E41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1];OR([.$D$6]=[.$D41];[.$D$6]=&quot;x&quot;);OR([.$E$6]=[.$E41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1];OR([.$D$6]=[.$D41];[.$D$6]=&quot;x&quot;);OR([.$E$6]=[.$E41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1];OR([.$D$6]=[.$D41];[.$D$6]=&quot;x&quot;);OR([.$E$6]=[.$E41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1];OR([.$D$6]=[.$D41];[.$D$6]=&quot;x&quot;);OR([.$E$6]=[.$E41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1];OR([.$D$6]=[.$D41];[.$D$6]=&quot;x&quot;);OR([.$E$6]=[.$E41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1];OR([.$D$6]=[.$D41];[.$D$6]=&quot;x&quot;);OR([.$E$6]=[.$E41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1];OR([.$D$6]=[.$D41];[.$D$6]=&quot;x&quot;);OR([.$E$6]=[.$E41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1];OR([.$D$6]=[.$D41];[.$D$6]=&quot;x&quot;);OR([.$E$6]=[.$E41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1];OR([.$D$6]=[.$D41];[.$D$6]=&quot;x&quot;);OR([.$E$6]=[.$E41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1];OR([.$D$6]=[.$D41];[.$D$6]=&quot;x&quot;);OR([.$E$6]=[.$E41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1];OR([.$D$6]=[.$D41];[.$D$6]=&quot;x&quot;);OR([.$E$6]=[.$E41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1];OR([.$D$6]=[.$D41];[.$D$6]=&quot;x&quot;);OR([.$E$6]=[.$E41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1];OR([.$D$6]=[.$D41];[.$D$6]=&quot;x&quot;);OR([.$E$6]=[.$E41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1];OR([.$D$6]=[.$D41];[.$D$6]=&quot;x&quot;);OR([.$E$6]=[.$E41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1];OR([.$D$6]=[.$D41];[.$D$6]=&quot;x&quot;);OR([.$E$6]=[.$E41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1];OR([.$D$6]=[.$D41];[.$D$6]=&quot;x&quot;);OR([.$E$6]=[.$E41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1];OR([.$D$6]=[.$D41];[.$D$6]=&quot;x&quot;);OR([.$E$6]=[.$E41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1];OR([.$D$6]=[.$D41];[.$D$6]=&quot;x&quot;);OR([.$E$6]=[.$E41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1];OR([.$D$6]=[.$D41];[.$D$6]=&quot;x&quot;);OR([.$E$6]=[.$E41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1];OR([.$D$6]=[.$D41];[.$D$6]=&quot;x&quot;);OR([.$E$6]=[.$E41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1];OR([.$D$6]=[.$D41];[.$D$6]=&quot;x&quot;);OR([.$E$6]=[.$E41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1];OR([.$D$6]=[.$D41];[.$D$6]=&quot;x&quot;);OR([.$E$6]=[.$E41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1];OR([.$D$6]=[.$D41];[.$D$6]=&quot;x&quot;);OR([.$E$6]=[.$E41];[.$E$6]=&quot;x&quot;);OR([.$F$5]=[.AN$5];[.$F$5]=&quot;x&quot;);OR([.$F$6]=[.AN$6];[.$F$6]=&quot;x&quot;));1;0)" office:value-type="float" office:value="0">
            <text:p>0</text:p>
          </table:table-cell>
          <table:table-cell table:style-name="ce2"/>
          <table:table-cell table:formula="of:=IF(AND(OR([.$D$6]=[.$D41];[.$D$6]=&quot;x&quot;);OR([.$E$6]=[.$E41];[.$E$6]=&quot;x&quot;);OR([.$F$5]=[.AP$5];[.$F$5]=&quot;x&quot;);OR([.$F$6]=[.AP$6];[.$F$6]=&quot;x&quot;);NOT(INDEX([.$G$7:.$BF$58];VLOOKUP([.AP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Q$5];[.$F$5]=&quot;x&quot;);OR([.$F$6]=[.AQ$6];[.$F$6]=&quot;x&quot;);NOT(INDEX([.$G$7:.$BF$58];VLOOKUP([.AQ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R$5];[.$F$5]=&quot;x&quot;);OR([.$F$6]=[.AR$6];[.$F$6]=&quot;x&quot;);NOT(INDEX([.$G$7:.$BF$58];VLOOKUP([.AR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S$5];[.$F$5]=&quot;x&quot;);OR([.$F$6]=[.AS$6];[.$F$6]=&quot;x&quot;);NOT(INDEX([.$G$7:.$BF$58];VLOOKUP([.AS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T$5];[.$F$5]=&quot;x&quot;);OR([.$F$6]=[.AT$6];[.$F$6]=&quot;x&quot;);NOT(INDEX([.$G$7:.$BF$58];VLOOKUP([.AT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U$5];[.$F$5]=&quot;x&quot;);OR([.$F$6]=[.AU$6];[.$F$6]=&quot;x&quot;);NOT(INDEX([.$G$7:.$BF$58];VLOOKUP([.AU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V$5];[.$F$5]=&quot;x&quot;);OR([.$F$6]=[.AV$6];[.$F$6]=&quot;x&quot;);NOT(INDEX([.$G$7:.$BF$58];VLOOKUP([.AV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W$5];[.$F$5]=&quot;x&quot;);OR([.$F$6]=[.AW$6];[.$F$6]=&quot;x&quot;);NOT(INDEX([.$G$7:.$BF$58];VLOOKUP([.AW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X$5];[.$F$5]=&quot;x&quot;);OR([.$F$6]=[.AX$6];[.$F$6]=&quot;x&quot;);NOT(INDEX([.$G$7:.$BF$58];VLOOKUP([.AX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Y$5];[.$F$5]=&quot;x&quot;);OR([.$F$6]=[.AY$6];[.$F$6]=&quot;x&quot;);NOT(INDEX([.$G$7:.$BF$58];VLOOKUP([.AY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AZ$5];[.$F$5]=&quot;x&quot;);OR([.$F$6]=[.AZ$6];[.$F$6]=&quot;x&quot;);NOT(INDEX([.$G$7:.$BF$58];VLOOKUP([.AZ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BA$5];[.$F$5]=&quot;x&quot;);OR([.$F$6]=[.BA$6];[.$F$6]=&quot;x&quot;);NOT(INDEX([.$G$7:.$BF$58];VLOOKUP([.BA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BB$5];[.$F$5]=&quot;x&quot;);OR([.$F$6]=[.BB$6];[.$F$6]=&quot;x&quot;);NOT(INDEX([.$G$7:.$BF$58];VLOOKUP([.BB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BC$5];[.$F$5]=&quot;x&quot;);OR([.$F$6]=[.BC$6];[.$F$6]=&quot;x&quot;);NOT(INDEX([.$G$7:.$BF$58];VLOOKUP([.BC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BD$5];[.$F$5]=&quot;x&quot;);OR([.$F$6]=[.BD$6];[.$F$6]=&quot;x&quot;);NOT(INDEX([.$G$7:.$BF$58];VLOOKUP([.BD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BE$5];[.$F$5]=&quot;x&quot;);OR([.$F$6]=[.BE$6];[.$F$6]=&quot;x&quot;);NOT(INDEX([.$G$7:.$BF$58];VLOOKUP([.BE$3];[.$B$7:.$C$58];2;0);HLOOKUP([.$B41];[.$G$3:.$BF$4];2;0))));1;0)" office:value-type="float" office:value="0">
            <text:p>0</text:p>
          </table:table-cell>
          <table:table-cell table:formula="of:=IF(AND(OR([.$D$6]=[.$D41];[.$D$6]=&quot;x&quot;);OR([.$E$6]=[.$E41];[.$E$6]=&quot;x&quot;);OR([.$F$5]=[.BF$5];[.$F$5]=&quot;x&quot;);OR([.$F$6]=[.BF$6];[.$F$6]=&quot;x&quot;);NOT(INDEX([.$G$7:.$BF$58];VLOOKUP([.BF$3];[.$B$7:.$C$58];2;0);HLOOKUP([.$B41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d</text:p>
          </table:table-cell>
          <table:table-cell office:value-type="float" office:value="36">
            <text:p>36</text:p>
          </table:table-cell>
          <table:table-cell table:formula="of:=LEFT([.B42];1)" office:value-type="string" office:string-value="J">
            <text:p>J</text:p>
          </table:table-cell>
          <table:table-cell table:formula="of:=RIGHT([.B42];1)" office:value-type="string" office:string-value="d">
            <text:p>d</text:p>
          </table:table-cell>
          <table:table-cell/>
          <table:table-cell table:formula="of:=IF(AND([.G$3]&lt;&gt;[.$B42];OR([.$D$6]=[.$D42];[.$D$6]=&quot;x&quot;);OR([.$E$6]=[.$E42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2];OR([.$D$6]=[.$D42];[.$D$6]=&quot;x&quot;);OR([.$E$6]=[.$E42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2];OR([.$D$6]=[.$D42];[.$D$6]=&quot;x&quot;);OR([.$E$6]=[.$E42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2];OR([.$D$6]=[.$D42];[.$D$6]=&quot;x&quot;);OR([.$E$6]=[.$E42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2];OR([.$D$6]=[.$D42];[.$D$6]=&quot;x&quot;);OR([.$E$6]=[.$E42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2];OR([.$D$6]=[.$D42];[.$D$6]=&quot;x&quot;);OR([.$E$6]=[.$E42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2];OR([.$D$6]=[.$D42];[.$D$6]=&quot;x&quot;);OR([.$E$6]=[.$E42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2];OR([.$D$6]=[.$D42];[.$D$6]=&quot;x&quot;);OR([.$E$6]=[.$E42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2];OR([.$D$6]=[.$D42];[.$D$6]=&quot;x&quot;);OR([.$E$6]=[.$E42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2];OR([.$D$6]=[.$D42];[.$D$6]=&quot;x&quot;);OR([.$E$6]=[.$E42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2];OR([.$D$6]=[.$D42];[.$D$6]=&quot;x&quot;);OR([.$E$6]=[.$E42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2];OR([.$D$6]=[.$D42];[.$D$6]=&quot;x&quot;);OR([.$E$6]=[.$E42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2];OR([.$D$6]=[.$D42];[.$D$6]=&quot;x&quot;);OR([.$E$6]=[.$E42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2];OR([.$D$6]=[.$D42];[.$D$6]=&quot;x&quot;);OR([.$E$6]=[.$E42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2];OR([.$D$6]=[.$D42];[.$D$6]=&quot;x&quot;);OR([.$E$6]=[.$E42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2];OR([.$D$6]=[.$D42];[.$D$6]=&quot;x&quot;);OR([.$E$6]=[.$E42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2];OR([.$D$6]=[.$D42];[.$D$6]=&quot;x&quot;);OR([.$E$6]=[.$E42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2];OR([.$D$6]=[.$D42];[.$D$6]=&quot;x&quot;);OR([.$E$6]=[.$E42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2];OR([.$D$6]=[.$D42];[.$D$6]=&quot;x&quot;);OR([.$E$6]=[.$E42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2];OR([.$D$6]=[.$D42];[.$D$6]=&quot;x&quot;);OR([.$E$6]=[.$E42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2];OR([.$D$6]=[.$D42];[.$D$6]=&quot;x&quot;);OR([.$E$6]=[.$E42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2];OR([.$D$6]=[.$D42];[.$D$6]=&quot;x&quot;);OR([.$E$6]=[.$E42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2];OR([.$D$6]=[.$D42];[.$D$6]=&quot;x&quot;);OR([.$E$6]=[.$E42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2];OR([.$D$6]=[.$D42];[.$D$6]=&quot;x&quot;);OR([.$E$6]=[.$E42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2];OR([.$D$6]=[.$D42];[.$D$6]=&quot;x&quot;);OR([.$E$6]=[.$E42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2];OR([.$D$6]=[.$D42];[.$D$6]=&quot;x&quot;);OR([.$E$6]=[.$E42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2];OR([.$D$6]=[.$D42];[.$D$6]=&quot;x&quot;);OR([.$E$6]=[.$E42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2];OR([.$D$6]=[.$D42];[.$D$6]=&quot;x&quot;);OR([.$E$6]=[.$E42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2];OR([.$D$6]=[.$D42];[.$D$6]=&quot;x&quot;);OR([.$E$6]=[.$E42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2];OR([.$D$6]=[.$D42];[.$D$6]=&quot;x&quot;);OR([.$E$6]=[.$E42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2];OR([.$D$6]=[.$D42];[.$D$6]=&quot;x&quot;);OR([.$E$6]=[.$E42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2];OR([.$D$6]=[.$D42];[.$D$6]=&quot;x&quot;);OR([.$E$6]=[.$E42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2];OR([.$D$6]=[.$D42];[.$D$6]=&quot;x&quot;);OR([.$E$6]=[.$E42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2];OR([.$D$6]=[.$D42];[.$D$6]=&quot;x&quot;);OR([.$E$6]=[.$E42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2];OR([.$D$6]=[.$D42];[.$D$6]=&quot;x&quot;);OR([.$E$6]=[.$E42];[.$E$6]=&quot;x&quot;);OR([.$F$5]=[.AO$5];[.$F$5]=&quot;x&quot;);OR([.$F$6]=[.AO$6];[.$F$6]=&quot;x&quot;));1;0)" office:value-type="float" office:value="0">
            <text:p>0</text:p>
          </table:table-cell>
          <table:table-cell table:style-name="ce2"/>
          <table:table-cell table:formula="of:=IF(AND(OR([.$D$6]=[.$D42];[.$D$6]=&quot;x&quot;);OR([.$E$6]=[.$E42];[.$E$6]=&quot;x&quot;);OR([.$F$5]=[.AQ$5];[.$F$5]=&quot;x&quot;);OR([.$F$6]=[.AQ$6];[.$F$6]=&quot;x&quot;);NOT(INDEX([.$G$7:.$BF$58];VLOOKUP([.AQ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R$5];[.$F$5]=&quot;x&quot;);OR([.$F$6]=[.AR$6];[.$F$6]=&quot;x&quot;);NOT(INDEX([.$G$7:.$BF$58];VLOOKUP([.AR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S$5];[.$F$5]=&quot;x&quot;);OR([.$F$6]=[.AS$6];[.$F$6]=&quot;x&quot;);NOT(INDEX([.$G$7:.$BF$58];VLOOKUP([.AS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T$5];[.$F$5]=&quot;x&quot;);OR([.$F$6]=[.AT$6];[.$F$6]=&quot;x&quot;);NOT(INDEX([.$G$7:.$BF$58];VLOOKUP([.AT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U$5];[.$F$5]=&quot;x&quot;);OR([.$F$6]=[.AU$6];[.$F$6]=&quot;x&quot;);NOT(INDEX([.$G$7:.$BF$58];VLOOKUP([.AU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V$5];[.$F$5]=&quot;x&quot;);OR([.$F$6]=[.AV$6];[.$F$6]=&quot;x&quot;);NOT(INDEX([.$G$7:.$BF$58];VLOOKUP([.AV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W$5];[.$F$5]=&quot;x&quot;);OR([.$F$6]=[.AW$6];[.$F$6]=&quot;x&quot;);NOT(INDEX([.$G$7:.$BF$58];VLOOKUP([.AW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X$5];[.$F$5]=&quot;x&quot;);OR([.$F$6]=[.AX$6];[.$F$6]=&quot;x&quot;);NOT(INDEX([.$G$7:.$BF$58];VLOOKUP([.AX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Y$5];[.$F$5]=&quot;x&quot;);OR([.$F$6]=[.AY$6];[.$F$6]=&quot;x&quot;);NOT(INDEX([.$G$7:.$BF$58];VLOOKUP([.AY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AZ$5];[.$F$5]=&quot;x&quot;);OR([.$F$6]=[.AZ$6];[.$F$6]=&quot;x&quot;);NOT(INDEX([.$G$7:.$BF$58];VLOOKUP([.AZ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BA$5];[.$F$5]=&quot;x&quot;);OR([.$F$6]=[.BA$6];[.$F$6]=&quot;x&quot;);NOT(INDEX([.$G$7:.$BF$58];VLOOKUP([.BA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BB$5];[.$F$5]=&quot;x&quot;);OR([.$F$6]=[.BB$6];[.$F$6]=&quot;x&quot;);NOT(INDEX([.$G$7:.$BF$58];VLOOKUP([.BB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BC$5];[.$F$5]=&quot;x&quot;);OR([.$F$6]=[.BC$6];[.$F$6]=&quot;x&quot;);NOT(INDEX([.$G$7:.$BF$58];VLOOKUP([.BC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BD$5];[.$F$5]=&quot;x&quot;);OR([.$F$6]=[.BD$6];[.$F$6]=&quot;x&quot;);NOT(INDEX([.$G$7:.$BF$58];VLOOKUP([.BD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BE$5];[.$F$5]=&quot;x&quot;);OR([.$F$6]=[.BE$6];[.$F$6]=&quot;x&quot;);NOT(INDEX([.$G$7:.$BF$58];VLOOKUP([.BE$3];[.$B$7:.$C$58];2;0);HLOOKUP([.$B42];[.$G$3:.$BF$4];2;0))));1;0)" office:value-type="float" office:value="0">
            <text:p>0</text:p>
          </table:table-cell>
          <table:table-cell table:formula="of:=IF(AND(OR([.$D$6]=[.$D42];[.$D$6]=&quot;x&quot;);OR([.$E$6]=[.$E42];[.$E$6]=&quot;x&quot;);OR([.$F$5]=[.BF$5];[.$F$5]=&quot;x&quot;);OR([.$F$6]=[.BF$6];[.$F$6]=&quot;x&quot;);NOT(INDEX([.$G$7:.$BF$58];VLOOKUP([.BF$3];[.$B$7:.$C$58];2;0);HLOOKUP([.$B42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Qd</text:p>
          </table:table-cell>
          <table:table-cell office:value-type="float" office:value="37">
            <text:p>37</text:p>
          </table:table-cell>
          <table:table-cell table:formula="of:=LEFT([.B43];1)" office:value-type="string" office:string-value="Q">
            <text:p>Q</text:p>
          </table:table-cell>
          <table:table-cell table:formula="of:=RIGHT([.B43];1)" office:value-type="string" office:string-value="d">
            <text:p>d</text:p>
          </table:table-cell>
          <table:table-cell/>
          <table:table-cell table:formula="of:=IF(AND([.G$3]&lt;&gt;[.$B43];OR([.$D$6]=[.$D43];[.$D$6]=&quot;x&quot;);OR([.$E$6]=[.$E43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3];OR([.$D$6]=[.$D43];[.$D$6]=&quot;x&quot;);OR([.$E$6]=[.$E43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3];OR([.$D$6]=[.$D43];[.$D$6]=&quot;x&quot;);OR([.$E$6]=[.$E43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3];OR([.$D$6]=[.$D43];[.$D$6]=&quot;x&quot;);OR([.$E$6]=[.$E43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3];OR([.$D$6]=[.$D43];[.$D$6]=&quot;x&quot;);OR([.$E$6]=[.$E43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3];OR([.$D$6]=[.$D43];[.$D$6]=&quot;x&quot;);OR([.$E$6]=[.$E43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3];OR([.$D$6]=[.$D43];[.$D$6]=&quot;x&quot;);OR([.$E$6]=[.$E43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3];OR([.$D$6]=[.$D43];[.$D$6]=&quot;x&quot;);OR([.$E$6]=[.$E43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3];OR([.$D$6]=[.$D43];[.$D$6]=&quot;x&quot;);OR([.$E$6]=[.$E43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3];OR([.$D$6]=[.$D43];[.$D$6]=&quot;x&quot;);OR([.$E$6]=[.$E43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3];OR([.$D$6]=[.$D43];[.$D$6]=&quot;x&quot;);OR([.$E$6]=[.$E43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3];OR([.$D$6]=[.$D43];[.$D$6]=&quot;x&quot;);OR([.$E$6]=[.$E43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3];OR([.$D$6]=[.$D43];[.$D$6]=&quot;x&quot;);OR([.$E$6]=[.$E43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3];OR([.$D$6]=[.$D43];[.$D$6]=&quot;x&quot;);OR([.$E$6]=[.$E43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3];OR([.$D$6]=[.$D43];[.$D$6]=&quot;x&quot;);OR([.$E$6]=[.$E43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3];OR([.$D$6]=[.$D43];[.$D$6]=&quot;x&quot;);OR([.$E$6]=[.$E43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3];OR([.$D$6]=[.$D43];[.$D$6]=&quot;x&quot;);OR([.$E$6]=[.$E43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3];OR([.$D$6]=[.$D43];[.$D$6]=&quot;x&quot;);OR([.$E$6]=[.$E43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3];OR([.$D$6]=[.$D43];[.$D$6]=&quot;x&quot;);OR([.$E$6]=[.$E43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3];OR([.$D$6]=[.$D43];[.$D$6]=&quot;x&quot;);OR([.$E$6]=[.$E43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3];OR([.$D$6]=[.$D43];[.$D$6]=&quot;x&quot;);OR([.$E$6]=[.$E43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3];OR([.$D$6]=[.$D43];[.$D$6]=&quot;x&quot;);OR([.$E$6]=[.$E43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3];OR([.$D$6]=[.$D43];[.$D$6]=&quot;x&quot;);OR([.$E$6]=[.$E43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3];OR([.$D$6]=[.$D43];[.$D$6]=&quot;x&quot;);OR([.$E$6]=[.$E43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3];OR([.$D$6]=[.$D43];[.$D$6]=&quot;x&quot;);OR([.$E$6]=[.$E43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3];OR([.$D$6]=[.$D43];[.$D$6]=&quot;x&quot;);OR([.$E$6]=[.$E43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3];OR([.$D$6]=[.$D43];[.$D$6]=&quot;x&quot;);OR([.$E$6]=[.$E43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3];OR([.$D$6]=[.$D43];[.$D$6]=&quot;x&quot;);OR([.$E$6]=[.$E43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3];OR([.$D$6]=[.$D43];[.$D$6]=&quot;x&quot;);OR([.$E$6]=[.$E43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3];OR([.$D$6]=[.$D43];[.$D$6]=&quot;x&quot;);OR([.$E$6]=[.$E43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3];OR([.$D$6]=[.$D43];[.$D$6]=&quot;x&quot;);OR([.$E$6]=[.$E43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3];OR([.$D$6]=[.$D43];[.$D$6]=&quot;x&quot;);OR([.$E$6]=[.$E43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3];OR([.$D$6]=[.$D43];[.$D$6]=&quot;x&quot;);OR([.$E$6]=[.$E43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3];OR([.$D$6]=[.$D43];[.$D$6]=&quot;x&quot;);OR([.$E$6]=[.$E43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3];OR([.$D$6]=[.$D43];[.$D$6]=&quot;x&quot;);OR([.$E$6]=[.$E43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43];OR([.$D$6]=[.$D43];[.$D$6]=&quot;x&quot;);OR([.$E$6]=[.$E43];[.$E$6]=&quot;x&quot;);OR([.$F$5]=[.AP$5];[.$F$5]=&quot;x&quot;);OR([.$F$6]=[.AP$6];[.$F$6]=&quot;x&quot;));1;0)" office:value-type="float" office:value="0">
            <text:p>0</text:p>
          </table:table-cell>
          <table:table-cell table:style-name="ce2"/>
          <table:table-cell table:formula="of:=IF(AND(OR([.$D$6]=[.$D43];[.$D$6]=&quot;x&quot;);OR([.$E$6]=[.$E43];[.$E$6]=&quot;x&quot;);OR([.$F$5]=[.AR$5];[.$F$5]=&quot;x&quot;);OR([.$F$6]=[.AR$6];[.$F$6]=&quot;x&quot;);NOT(INDEX([.$G$7:.$BF$58];VLOOKUP([.AR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S$5];[.$F$5]=&quot;x&quot;);OR([.$F$6]=[.AS$6];[.$F$6]=&quot;x&quot;);NOT(INDEX([.$G$7:.$BF$58];VLOOKUP([.AS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T$5];[.$F$5]=&quot;x&quot;);OR([.$F$6]=[.AT$6];[.$F$6]=&quot;x&quot;);NOT(INDEX([.$G$7:.$BF$58];VLOOKUP([.AT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U$5];[.$F$5]=&quot;x&quot;);OR([.$F$6]=[.AU$6];[.$F$6]=&quot;x&quot;);NOT(INDEX([.$G$7:.$BF$58];VLOOKUP([.AU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V$5];[.$F$5]=&quot;x&quot;);OR([.$F$6]=[.AV$6];[.$F$6]=&quot;x&quot;);NOT(INDEX([.$G$7:.$BF$58];VLOOKUP([.AV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W$5];[.$F$5]=&quot;x&quot;);OR([.$F$6]=[.AW$6];[.$F$6]=&quot;x&quot;);NOT(INDEX([.$G$7:.$BF$58];VLOOKUP([.AW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X$5];[.$F$5]=&quot;x&quot;);OR([.$F$6]=[.AX$6];[.$F$6]=&quot;x&quot;);NOT(INDEX([.$G$7:.$BF$58];VLOOKUP([.AX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Y$5];[.$F$5]=&quot;x&quot;);OR([.$F$6]=[.AY$6];[.$F$6]=&quot;x&quot;);NOT(INDEX([.$G$7:.$BF$58];VLOOKUP([.AY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AZ$5];[.$F$5]=&quot;x&quot;);OR([.$F$6]=[.AZ$6];[.$F$6]=&quot;x&quot;);NOT(INDEX([.$G$7:.$BF$58];VLOOKUP([.AZ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BA$5];[.$F$5]=&quot;x&quot;);OR([.$F$6]=[.BA$6];[.$F$6]=&quot;x&quot;);NOT(INDEX([.$G$7:.$BF$58];VLOOKUP([.BA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BB$5];[.$F$5]=&quot;x&quot;);OR([.$F$6]=[.BB$6];[.$F$6]=&quot;x&quot;);NOT(INDEX([.$G$7:.$BF$58];VLOOKUP([.BB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BC$5];[.$F$5]=&quot;x&quot;);OR([.$F$6]=[.BC$6];[.$F$6]=&quot;x&quot;);NOT(INDEX([.$G$7:.$BF$58];VLOOKUP([.BC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BD$5];[.$F$5]=&quot;x&quot;);OR([.$F$6]=[.BD$6];[.$F$6]=&quot;x&quot;);NOT(INDEX([.$G$7:.$BF$58];VLOOKUP([.BD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BE$5];[.$F$5]=&quot;x&quot;);OR([.$F$6]=[.BE$6];[.$F$6]=&quot;x&quot;);NOT(INDEX([.$G$7:.$BF$58];VLOOKUP([.BE$3];[.$B$7:.$C$58];2;0);HLOOKUP([.$B43];[.$G$3:.$BF$4];2;0))));1;0)" office:value-type="float" office:value="0">
            <text:p>0</text:p>
          </table:table-cell>
          <table:table-cell table:formula="of:=IF(AND(OR([.$D$6]=[.$D43];[.$D$6]=&quot;x&quot;);OR([.$E$6]=[.$E43];[.$E$6]=&quot;x&quot;);OR([.$F$5]=[.BF$5];[.$F$5]=&quot;x&quot;);OR([.$F$6]=[.BF$6];[.$F$6]=&quot;x&quot;);NOT(INDEX([.$G$7:.$BF$58];VLOOKUP([.BF$3];[.$B$7:.$C$58];2;0);HLOOKUP([.$B43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Kd</text:p>
          </table:table-cell>
          <table:table-cell office:value-type="float" office:value="38">
            <text:p>38</text:p>
          </table:table-cell>
          <table:table-cell table:formula="of:=LEFT([.B44];1)" office:value-type="string" office:string-value="K">
            <text:p>K</text:p>
          </table:table-cell>
          <table:table-cell table:formula="of:=RIGHT([.B44];1)" office:value-type="string" office:string-value="d">
            <text:p>d</text:p>
          </table:table-cell>
          <table:table-cell/>
          <table:table-cell table:formula="of:=IF(AND([.G$3]&lt;&gt;[.$B44];OR([.$D$6]=[.$D44];[.$D$6]=&quot;x&quot;);OR([.$E$6]=[.$E44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4];OR([.$D$6]=[.$D44];[.$D$6]=&quot;x&quot;);OR([.$E$6]=[.$E44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4];OR([.$D$6]=[.$D44];[.$D$6]=&quot;x&quot;);OR([.$E$6]=[.$E44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4];OR([.$D$6]=[.$D44];[.$D$6]=&quot;x&quot;);OR([.$E$6]=[.$E44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4];OR([.$D$6]=[.$D44];[.$D$6]=&quot;x&quot;);OR([.$E$6]=[.$E44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4];OR([.$D$6]=[.$D44];[.$D$6]=&quot;x&quot;);OR([.$E$6]=[.$E44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4];OR([.$D$6]=[.$D44];[.$D$6]=&quot;x&quot;);OR([.$E$6]=[.$E44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4];OR([.$D$6]=[.$D44];[.$D$6]=&quot;x&quot;);OR([.$E$6]=[.$E44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4];OR([.$D$6]=[.$D44];[.$D$6]=&quot;x&quot;);OR([.$E$6]=[.$E44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4];OR([.$D$6]=[.$D44];[.$D$6]=&quot;x&quot;);OR([.$E$6]=[.$E44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4];OR([.$D$6]=[.$D44];[.$D$6]=&quot;x&quot;);OR([.$E$6]=[.$E44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4];OR([.$D$6]=[.$D44];[.$D$6]=&quot;x&quot;);OR([.$E$6]=[.$E44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4];OR([.$D$6]=[.$D44];[.$D$6]=&quot;x&quot;);OR([.$E$6]=[.$E44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4];OR([.$D$6]=[.$D44];[.$D$6]=&quot;x&quot;);OR([.$E$6]=[.$E44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4];OR([.$D$6]=[.$D44];[.$D$6]=&quot;x&quot;);OR([.$E$6]=[.$E44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4];OR([.$D$6]=[.$D44];[.$D$6]=&quot;x&quot;);OR([.$E$6]=[.$E44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4];OR([.$D$6]=[.$D44];[.$D$6]=&quot;x&quot;);OR([.$E$6]=[.$E44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4];OR([.$D$6]=[.$D44];[.$D$6]=&quot;x&quot;);OR([.$E$6]=[.$E44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4];OR([.$D$6]=[.$D44];[.$D$6]=&quot;x&quot;);OR([.$E$6]=[.$E44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4];OR([.$D$6]=[.$D44];[.$D$6]=&quot;x&quot;);OR([.$E$6]=[.$E44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4];OR([.$D$6]=[.$D44];[.$D$6]=&quot;x&quot;);OR([.$E$6]=[.$E44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4];OR([.$D$6]=[.$D44];[.$D$6]=&quot;x&quot;);OR([.$E$6]=[.$E44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4];OR([.$D$6]=[.$D44];[.$D$6]=&quot;x&quot;);OR([.$E$6]=[.$E44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4];OR([.$D$6]=[.$D44];[.$D$6]=&quot;x&quot;);OR([.$E$6]=[.$E44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4];OR([.$D$6]=[.$D44];[.$D$6]=&quot;x&quot;);OR([.$E$6]=[.$E44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4];OR([.$D$6]=[.$D44];[.$D$6]=&quot;x&quot;);OR([.$E$6]=[.$E44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4];OR([.$D$6]=[.$D44];[.$D$6]=&quot;x&quot;);OR([.$E$6]=[.$E44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4];OR([.$D$6]=[.$D44];[.$D$6]=&quot;x&quot;);OR([.$E$6]=[.$E44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4];OR([.$D$6]=[.$D44];[.$D$6]=&quot;x&quot;);OR([.$E$6]=[.$E44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4];OR([.$D$6]=[.$D44];[.$D$6]=&quot;x&quot;);OR([.$E$6]=[.$E44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4];OR([.$D$6]=[.$D44];[.$D$6]=&quot;x&quot;);OR([.$E$6]=[.$E44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4];OR([.$D$6]=[.$D44];[.$D$6]=&quot;x&quot;);OR([.$E$6]=[.$E44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4];OR([.$D$6]=[.$D44];[.$D$6]=&quot;x&quot;);OR([.$E$6]=[.$E44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4];OR([.$D$6]=[.$D44];[.$D$6]=&quot;x&quot;);OR([.$E$6]=[.$E44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4];OR([.$D$6]=[.$D44];[.$D$6]=&quot;x&quot;);OR([.$E$6]=[.$E44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44];OR([.$D$6]=[.$D44];[.$D$6]=&quot;x&quot;);OR([.$E$6]=[.$E44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44];OR([.$D$6]=[.$D44];[.$D$6]=&quot;x&quot;);OR([.$E$6]=[.$E44];[.$E$6]=&quot;x&quot;);OR([.$F$5]=[.AQ$5];[.$F$5]=&quot;x&quot;);OR([.$F$6]=[.AQ$6];[.$F$6]=&quot;x&quot;));1;0)" office:value-type="float" office:value="0">
            <text:p>0</text:p>
          </table:table-cell>
          <table:table-cell table:style-name="ce2"/>
          <table:table-cell table:formula="of:=IF(AND(OR([.$D$6]=[.$D44];[.$D$6]=&quot;x&quot;);OR([.$E$6]=[.$E44];[.$E$6]=&quot;x&quot;);OR([.$F$5]=[.AS$5];[.$F$5]=&quot;x&quot;);OR([.$F$6]=[.AS$6];[.$F$6]=&quot;x&quot;);NOT(INDEX([.$G$7:.$BF$58];VLOOKUP([.AS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AT$5];[.$F$5]=&quot;x&quot;);OR([.$F$6]=[.AT$6];[.$F$6]=&quot;x&quot;);NOT(INDEX([.$G$7:.$BF$58];VLOOKUP([.AT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AU$5];[.$F$5]=&quot;x&quot;);OR([.$F$6]=[.AU$6];[.$F$6]=&quot;x&quot;);NOT(INDEX([.$G$7:.$BF$58];VLOOKUP([.AU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AV$5];[.$F$5]=&quot;x&quot;);OR([.$F$6]=[.AV$6];[.$F$6]=&quot;x&quot;);NOT(INDEX([.$G$7:.$BF$58];VLOOKUP([.AV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AW$5];[.$F$5]=&quot;x&quot;);OR([.$F$6]=[.AW$6];[.$F$6]=&quot;x&quot;);NOT(INDEX([.$G$7:.$BF$58];VLOOKUP([.AW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AX$5];[.$F$5]=&quot;x&quot;);OR([.$F$6]=[.AX$6];[.$F$6]=&quot;x&quot;);NOT(INDEX([.$G$7:.$BF$58];VLOOKUP([.AX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AY$5];[.$F$5]=&quot;x&quot;);OR([.$F$6]=[.AY$6];[.$F$6]=&quot;x&quot;);NOT(INDEX([.$G$7:.$BF$58];VLOOKUP([.AY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AZ$5];[.$F$5]=&quot;x&quot;);OR([.$F$6]=[.AZ$6];[.$F$6]=&quot;x&quot;);NOT(INDEX([.$G$7:.$BF$58];VLOOKUP([.AZ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BA$5];[.$F$5]=&quot;x&quot;);OR([.$F$6]=[.BA$6];[.$F$6]=&quot;x&quot;);NOT(INDEX([.$G$7:.$BF$58];VLOOKUP([.BA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BB$5];[.$F$5]=&quot;x&quot;);OR([.$F$6]=[.BB$6];[.$F$6]=&quot;x&quot;);NOT(INDEX([.$G$7:.$BF$58];VLOOKUP([.BB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BC$5];[.$F$5]=&quot;x&quot;);OR([.$F$6]=[.BC$6];[.$F$6]=&quot;x&quot;);NOT(INDEX([.$G$7:.$BF$58];VLOOKUP([.BC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BD$5];[.$F$5]=&quot;x&quot;);OR([.$F$6]=[.BD$6];[.$F$6]=&quot;x&quot;);NOT(INDEX([.$G$7:.$BF$58];VLOOKUP([.BD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BE$5];[.$F$5]=&quot;x&quot;);OR([.$F$6]=[.BE$6];[.$F$6]=&quot;x&quot;);NOT(INDEX([.$G$7:.$BF$58];VLOOKUP([.BE$3];[.$B$7:.$C$58];2;0);HLOOKUP([.$B44];[.$G$3:.$BF$4];2;0))));1;0)" office:value-type="float" office:value="0">
            <text:p>0</text:p>
          </table:table-cell>
          <table:table-cell table:formula="of:=IF(AND(OR([.$D$6]=[.$D44];[.$D$6]=&quot;x&quot;);OR([.$E$6]=[.$E44];[.$E$6]=&quot;x&quot;);OR([.$F$5]=[.BF$5];[.$F$5]=&quot;x&quot;);OR([.$F$6]=[.BF$6];[.$F$6]=&quot;x&quot;);NOT(INDEX([.$G$7:.$BF$58];VLOOKUP([.BF$3];[.$B$7:.$C$58];2;0);HLOOKUP([.$B44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d</text:p>
          </table:table-cell>
          <table:table-cell office:value-type="float" office:value="39">
            <text:p>39</text:p>
          </table:table-cell>
          <table:table-cell table:formula="of:=LEFT([.B45];1)" office:value-type="string" office:string-value="A">
            <text:p>A</text:p>
          </table:table-cell>
          <table:table-cell table:formula="of:=RIGHT([.B45];1)" office:value-type="string" office:string-value="d">
            <text:p>d</text:p>
          </table:table-cell>
          <table:table-cell/>
          <table:table-cell table:formula="of:=IF(AND([.G$3]&lt;&gt;[.$B45];OR([.$D$6]=[.$D45];[.$D$6]=&quot;x&quot;);OR([.$E$6]=[.$E45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5];OR([.$D$6]=[.$D45];[.$D$6]=&quot;x&quot;);OR([.$E$6]=[.$E45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5];OR([.$D$6]=[.$D45];[.$D$6]=&quot;x&quot;);OR([.$E$6]=[.$E45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5];OR([.$D$6]=[.$D45];[.$D$6]=&quot;x&quot;);OR([.$E$6]=[.$E45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5];OR([.$D$6]=[.$D45];[.$D$6]=&quot;x&quot;);OR([.$E$6]=[.$E45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5];OR([.$D$6]=[.$D45];[.$D$6]=&quot;x&quot;);OR([.$E$6]=[.$E45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5];OR([.$D$6]=[.$D45];[.$D$6]=&quot;x&quot;);OR([.$E$6]=[.$E45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5];OR([.$D$6]=[.$D45];[.$D$6]=&quot;x&quot;);OR([.$E$6]=[.$E45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5];OR([.$D$6]=[.$D45];[.$D$6]=&quot;x&quot;);OR([.$E$6]=[.$E45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5];OR([.$D$6]=[.$D45];[.$D$6]=&quot;x&quot;);OR([.$E$6]=[.$E45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5];OR([.$D$6]=[.$D45];[.$D$6]=&quot;x&quot;);OR([.$E$6]=[.$E45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5];OR([.$D$6]=[.$D45];[.$D$6]=&quot;x&quot;);OR([.$E$6]=[.$E45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5];OR([.$D$6]=[.$D45];[.$D$6]=&quot;x&quot;);OR([.$E$6]=[.$E45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5];OR([.$D$6]=[.$D45];[.$D$6]=&quot;x&quot;);OR([.$E$6]=[.$E45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5];OR([.$D$6]=[.$D45];[.$D$6]=&quot;x&quot;);OR([.$E$6]=[.$E45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5];OR([.$D$6]=[.$D45];[.$D$6]=&quot;x&quot;);OR([.$E$6]=[.$E45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5];OR([.$D$6]=[.$D45];[.$D$6]=&quot;x&quot;);OR([.$E$6]=[.$E45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5];OR([.$D$6]=[.$D45];[.$D$6]=&quot;x&quot;);OR([.$E$6]=[.$E45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5];OR([.$D$6]=[.$D45];[.$D$6]=&quot;x&quot;);OR([.$E$6]=[.$E45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5];OR([.$D$6]=[.$D45];[.$D$6]=&quot;x&quot;);OR([.$E$6]=[.$E45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5];OR([.$D$6]=[.$D45];[.$D$6]=&quot;x&quot;);OR([.$E$6]=[.$E45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5];OR([.$D$6]=[.$D45];[.$D$6]=&quot;x&quot;);OR([.$E$6]=[.$E45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5];OR([.$D$6]=[.$D45];[.$D$6]=&quot;x&quot;);OR([.$E$6]=[.$E45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5];OR([.$D$6]=[.$D45];[.$D$6]=&quot;x&quot;);OR([.$E$6]=[.$E45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5];OR([.$D$6]=[.$D45];[.$D$6]=&quot;x&quot;);OR([.$E$6]=[.$E45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5];OR([.$D$6]=[.$D45];[.$D$6]=&quot;x&quot;);OR([.$E$6]=[.$E45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5];OR([.$D$6]=[.$D45];[.$D$6]=&quot;x&quot;);OR([.$E$6]=[.$E45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5];OR([.$D$6]=[.$D45];[.$D$6]=&quot;x&quot;);OR([.$E$6]=[.$E45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5];OR([.$D$6]=[.$D45];[.$D$6]=&quot;x&quot;);OR([.$E$6]=[.$E45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5];OR([.$D$6]=[.$D45];[.$D$6]=&quot;x&quot;);OR([.$E$6]=[.$E45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5];OR([.$D$6]=[.$D45];[.$D$6]=&quot;x&quot;);OR([.$E$6]=[.$E45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5];OR([.$D$6]=[.$D45];[.$D$6]=&quot;x&quot;);OR([.$E$6]=[.$E45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5];OR([.$D$6]=[.$D45];[.$D$6]=&quot;x&quot;);OR([.$E$6]=[.$E45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5];OR([.$D$6]=[.$D45];[.$D$6]=&quot;x&quot;);OR([.$E$6]=[.$E45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5];OR([.$D$6]=[.$D45];[.$D$6]=&quot;x&quot;);OR([.$E$6]=[.$E45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45];OR([.$D$6]=[.$D45];[.$D$6]=&quot;x&quot;);OR([.$E$6]=[.$E45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45];OR([.$D$6]=[.$D45];[.$D$6]=&quot;x&quot;);OR([.$E$6]=[.$E45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45];OR([.$D$6]=[.$D45];[.$D$6]=&quot;x&quot;);OR([.$E$6]=[.$E45];[.$E$6]=&quot;x&quot;);OR([.$F$5]=[.AR$5];[.$F$5]=&quot;x&quot;);OR([.$F$6]=[.AR$6];[.$F$6]=&quot;x&quot;));1;0)" office:value-type="float" office:value="0">
            <text:p>0</text:p>
          </table:table-cell>
          <table:table-cell table:style-name="ce2"/>
          <table:table-cell table:formula="of:=IF(AND(OR([.$D$6]=[.$D45];[.$D$6]=&quot;x&quot;);OR([.$E$6]=[.$E45];[.$E$6]=&quot;x&quot;);OR([.$F$5]=[.AT$5];[.$F$5]=&quot;x&quot;);OR([.$F$6]=[.AT$6];[.$F$6]=&quot;x&quot;);NOT(INDEX([.$G$7:.$BF$58];VLOOKUP([.AT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AU$5];[.$F$5]=&quot;x&quot;);OR([.$F$6]=[.AU$6];[.$F$6]=&quot;x&quot;);NOT(INDEX([.$G$7:.$BF$58];VLOOKUP([.AU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AV$5];[.$F$5]=&quot;x&quot;);OR([.$F$6]=[.AV$6];[.$F$6]=&quot;x&quot;);NOT(INDEX([.$G$7:.$BF$58];VLOOKUP([.AV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AW$5];[.$F$5]=&quot;x&quot;);OR([.$F$6]=[.AW$6];[.$F$6]=&quot;x&quot;);NOT(INDEX([.$G$7:.$BF$58];VLOOKUP([.AW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AX$5];[.$F$5]=&quot;x&quot;);OR([.$F$6]=[.AX$6];[.$F$6]=&quot;x&quot;);NOT(INDEX([.$G$7:.$BF$58];VLOOKUP([.AX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AY$5];[.$F$5]=&quot;x&quot;);OR([.$F$6]=[.AY$6];[.$F$6]=&quot;x&quot;);NOT(INDEX([.$G$7:.$BF$58];VLOOKUP([.AY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AZ$5];[.$F$5]=&quot;x&quot;);OR([.$F$6]=[.AZ$6];[.$F$6]=&quot;x&quot;);NOT(INDEX([.$G$7:.$BF$58];VLOOKUP([.AZ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BA$5];[.$F$5]=&quot;x&quot;);OR([.$F$6]=[.BA$6];[.$F$6]=&quot;x&quot;);NOT(INDEX([.$G$7:.$BF$58];VLOOKUP([.BA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BB$5];[.$F$5]=&quot;x&quot;);OR([.$F$6]=[.BB$6];[.$F$6]=&quot;x&quot;);NOT(INDEX([.$G$7:.$BF$58];VLOOKUP([.BB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BC$5];[.$F$5]=&quot;x&quot;);OR([.$F$6]=[.BC$6];[.$F$6]=&quot;x&quot;);NOT(INDEX([.$G$7:.$BF$58];VLOOKUP([.BC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BD$5];[.$F$5]=&quot;x&quot;);OR([.$F$6]=[.BD$6];[.$F$6]=&quot;x&quot;);NOT(INDEX([.$G$7:.$BF$58];VLOOKUP([.BD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BE$5];[.$F$5]=&quot;x&quot;);OR([.$F$6]=[.BE$6];[.$F$6]=&quot;x&quot;);NOT(INDEX([.$G$7:.$BF$58];VLOOKUP([.BE$3];[.$B$7:.$C$58];2;0);HLOOKUP([.$B45];[.$G$3:.$BF$4];2;0))));1;0)" office:value-type="float" office:value="0">
            <text:p>0</text:p>
          </table:table-cell>
          <table:table-cell table:formula="of:=IF(AND(OR([.$D$6]=[.$D45];[.$D$6]=&quot;x&quot;);OR([.$E$6]=[.$E45];[.$E$6]=&quot;x&quot;);OR([.$F$5]=[.BF$5];[.$F$5]=&quot;x&quot;);OR([.$F$6]=[.BF$6];[.$F$6]=&quot;x&quot;);NOT(INDEX([.$G$7:.$BF$58];VLOOKUP([.BF$3];[.$B$7:.$C$58];2;0);HLOOKUP([.$B45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2c</text:p>
          </table:table-cell>
          <table:table-cell office:value-type="float" office:value="40">
            <text:p>40</text:p>
          </table:table-cell>
          <table:table-cell table:formula="of:=LEFT([.B46];1)" office:value-type="string" office:string-value="2">
            <text:p>2</text:p>
          </table:table-cell>
          <table:table-cell table:formula="of:=RIGHT([.B46];1)" office:value-type="string" office:string-value="c">
            <text:p>c</text:p>
          </table:table-cell>
          <table:table-cell/>
          <table:table-cell table:formula="of:=IF(AND([.G$3]&lt;&gt;[.$B46];OR([.$D$6]=[.$D46];[.$D$6]=&quot;x&quot;);OR([.$E$6]=[.$E46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6];OR([.$D$6]=[.$D46];[.$D$6]=&quot;x&quot;);OR([.$E$6]=[.$E46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6];OR([.$D$6]=[.$D46];[.$D$6]=&quot;x&quot;);OR([.$E$6]=[.$E46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6];OR([.$D$6]=[.$D46];[.$D$6]=&quot;x&quot;);OR([.$E$6]=[.$E46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6];OR([.$D$6]=[.$D46];[.$D$6]=&quot;x&quot;);OR([.$E$6]=[.$E46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6];OR([.$D$6]=[.$D46];[.$D$6]=&quot;x&quot;);OR([.$E$6]=[.$E46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6];OR([.$D$6]=[.$D46];[.$D$6]=&quot;x&quot;);OR([.$E$6]=[.$E46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6];OR([.$D$6]=[.$D46];[.$D$6]=&quot;x&quot;);OR([.$E$6]=[.$E46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6];OR([.$D$6]=[.$D46];[.$D$6]=&quot;x&quot;);OR([.$E$6]=[.$E46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6];OR([.$D$6]=[.$D46];[.$D$6]=&quot;x&quot;);OR([.$E$6]=[.$E46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6];OR([.$D$6]=[.$D46];[.$D$6]=&quot;x&quot;);OR([.$E$6]=[.$E46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6];OR([.$D$6]=[.$D46];[.$D$6]=&quot;x&quot;);OR([.$E$6]=[.$E46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6];OR([.$D$6]=[.$D46];[.$D$6]=&quot;x&quot;);OR([.$E$6]=[.$E46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6];OR([.$D$6]=[.$D46];[.$D$6]=&quot;x&quot;);OR([.$E$6]=[.$E46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6];OR([.$D$6]=[.$D46];[.$D$6]=&quot;x&quot;);OR([.$E$6]=[.$E46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6];OR([.$D$6]=[.$D46];[.$D$6]=&quot;x&quot;);OR([.$E$6]=[.$E46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6];OR([.$D$6]=[.$D46];[.$D$6]=&quot;x&quot;);OR([.$E$6]=[.$E46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6];OR([.$D$6]=[.$D46];[.$D$6]=&quot;x&quot;);OR([.$E$6]=[.$E46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6];OR([.$D$6]=[.$D46];[.$D$6]=&quot;x&quot;);OR([.$E$6]=[.$E46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6];OR([.$D$6]=[.$D46];[.$D$6]=&quot;x&quot;);OR([.$E$6]=[.$E46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6];OR([.$D$6]=[.$D46];[.$D$6]=&quot;x&quot;);OR([.$E$6]=[.$E46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6];OR([.$D$6]=[.$D46];[.$D$6]=&quot;x&quot;);OR([.$E$6]=[.$E46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6];OR([.$D$6]=[.$D46];[.$D$6]=&quot;x&quot;);OR([.$E$6]=[.$E46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6];OR([.$D$6]=[.$D46];[.$D$6]=&quot;x&quot;);OR([.$E$6]=[.$E46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6];OR([.$D$6]=[.$D46];[.$D$6]=&quot;x&quot;);OR([.$E$6]=[.$E46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6];OR([.$D$6]=[.$D46];[.$D$6]=&quot;x&quot;);OR([.$E$6]=[.$E46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6];OR([.$D$6]=[.$D46];[.$D$6]=&quot;x&quot;);OR([.$E$6]=[.$E46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6];OR([.$D$6]=[.$D46];[.$D$6]=&quot;x&quot;);OR([.$E$6]=[.$E46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6];OR([.$D$6]=[.$D46];[.$D$6]=&quot;x&quot;);OR([.$E$6]=[.$E46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6];OR([.$D$6]=[.$D46];[.$D$6]=&quot;x&quot;);OR([.$E$6]=[.$E46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6];OR([.$D$6]=[.$D46];[.$D$6]=&quot;x&quot;);OR([.$E$6]=[.$E46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6];OR([.$D$6]=[.$D46];[.$D$6]=&quot;x&quot;);OR([.$E$6]=[.$E46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6];OR([.$D$6]=[.$D46];[.$D$6]=&quot;x&quot;);OR([.$E$6]=[.$E46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6];OR([.$D$6]=[.$D46];[.$D$6]=&quot;x&quot;);OR([.$E$6]=[.$E46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6];OR([.$D$6]=[.$D46];[.$D$6]=&quot;x&quot;);OR([.$E$6]=[.$E46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46];OR([.$D$6]=[.$D46];[.$D$6]=&quot;x&quot;);OR([.$E$6]=[.$E46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46];OR([.$D$6]=[.$D46];[.$D$6]=&quot;x&quot;);OR([.$E$6]=[.$E46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46];OR([.$D$6]=[.$D46];[.$D$6]=&quot;x&quot;);OR([.$E$6]=[.$E46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46];OR([.$D$6]=[.$D46];[.$D$6]=&quot;x&quot;);OR([.$E$6]=[.$E46];[.$E$6]=&quot;x&quot;);OR([.$F$5]=[.AS$5];[.$F$5]=&quot;x&quot;);OR([.$F$6]=[.AS$6];[.$F$6]=&quot;x&quot;));1;0)" office:value-type="float" office:value="0">
            <text:p>0</text:p>
          </table:table-cell>
          <table:table-cell table:style-name="ce2"/>
          <table:table-cell table:formula="of:=IF(AND(OR([.$D$6]=[.$D46];[.$D$6]=&quot;x&quot;);OR([.$E$6]=[.$E46];[.$E$6]=&quot;x&quot;);OR([.$F$5]=[.AU$5];[.$F$5]=&quot;x&quot;);OR([.$F$6]=[.AU$6];[.$F$6]=&quot;x&quot;);NOT(INDEX([.$G$7:.$BF$58];VLOOKUP([.AU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AV$5];[.$F$5]=&quot;x&quot;);OR([.$F$6]=[.AV$6];[.$F$6]=&quot;x&quot;);NOT(INDEX([.$G$7:.$BF$58];VLOOKUP([.AV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AW$5];[.$F$5]=&quot;x&quot;);OR([.$F$6]=[.AW$6];[.$F$6]=&quot;x&quot;);NOT(INDEX([.$G$7:.$BF$58];VLOOKUP([.AW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AX$5];[.$F$5]=&quot;x&quot;);OR([.$F$6]=[.AX$6];[.$F$6]=&quot;x&quot;);NOT(INDEX([.$G$7:.$BF$58];VLOOKUP([.AX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AY$5];[.$F$5]=&quot;x&quot;);OR([.$F$6]=[.AY$6];[.$F$6]=&quot;x&quot;);NOT(INDEX([.$G$7:.$BF$58];VLOOKUP([.AY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AZ$5];[.$F$5]=&quot;x&quot;);OR([.$F$6]=[.AZ$6];[.$F$6]=&quot;x&quot;);NOT(INDEX([.$G$7:.$BF$58];VLOOKUP([.AZ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BA$5];[.$F$5]=&quot;x&quot;);OR([.$F$6]=[.BA$6];[.$F$6]=&quot;x&quot;);NOT(INDEX([.$G$7:.$BF$58];VLOOKUP([.BA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BB$5];[.$F$5]=&quot;x&quot;);OR([.$F$6]=[.BB$6];[.$F$6]=&quot;x&quot;);NOT(INDEX([.$G$7:.$BF$58];VLOOKUP([.BB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BC$5];[.$F$5]=&quot;x&quot;);OR([.$F$6]=[.BC$6];[.$F$6]=&quot;x&quot;);NOT(INDEX([.$G$7:.$BF$58];VLOOKUP([.BC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BD$5];[.$F$5]=&quot;x&quot;);OR([.$F$6]=[.BD$6];[.$F$6]=&quot;x&quot;);NOT(INDEX([.$G$7:.$BF$58];VLOOKUP([.BD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BE$5];[.$F$5]=&quot;x&quot;);OR([.$F$6]=[.BE$6];[.$F$6]=&quot;x&quot;);NOT(INDEX([.$G$7:.$BF$58];VLOOKUP([.BE$3];[.$B$7:.$C$58];2;0);HLOOKUP([.$B46];[.$G$3:.$BF$4];2;0))));1;0)" office:value-type="float" office:value="0">
            <text:p>0</text:p>
          </table:table-cell>
          <table:table-cell table:formula="of:=IF(AND(OR([.$D$6]=[.$D46];[.$D$6]=&quot;x&quot;);OR([.$E$6]=[.$E46];[.$E$6]=&quot;x&quot;);OR([.$F$5]=[.BF$5];[.$F$5]=&quot;x&quot;);OR([.$F$6]=[.BF$6];[.$F$6]=&quot;x&quot;);NOT(INDEX([.$G$7:.$BF$58];VLOOKUP([.BF$3];[.$B$7:.$C$58];2;0);HLOOKUP([.$B46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3c</text:p>
          </table:table-cell>
          <table:table-cell office:value-type="float" office:value="41">
            <text:p>41</text:p>
          </table:table-cell>
          <table:table-cell table:formula="of:=LEFT([.B47];1)" office:value-type="string" office:string-value="3">
            <text:p>3</text:p>
          </table:table-cell>
          <table:table-cell table:formula="of:=RIGHT([.B47];1)" office:value-type="string" office:string-value="c">
            <text:p>c</text:p>
          </table:table-cell>
          <table:table-cell/>
          <table:table-cell table:formula="of:=IF(AND([.G$3]&lt;&gt;[.$B47];OR([.$D$6]=[.$D47];[.$D$6]=&quot;x&quot;);OR([.$E$6]=[.$E47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7];OR([.$D$6]=[.$D47];[.$D$6]=&quot;x&quot;);OR([.$E$6]=[.$E47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7];OR([.$D$6]=[.$D47];[.$D$6]=&quot;x&quot;);OR([.$E$6]=[.$E47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7];OR([.$D$6]=[.$D47];[.$D$6]=&quot;x&quot;);OR([.$E$6]=[.$E47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7];OR([.$D$6]=[.$D47];[.$D$6]=&quot;x&quot;);OR([.$E$6]=[.$E47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7];OR([.$D$6]=[.$D47];[.$D$6]=&quot;x&quot;);OR([.$E$6]=[.$E47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7];OR([.$D$6]=[.$D47];[.$D$6]=&quot;x&quot;);OR([.$E$6]=[.$E47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7];OR([.$D$6]=[.$D47];[.$D$6]=&quot;x&quot;);OR([.$E$6]=[.$E47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7];OR([.$D$6]=[.$D47];[.$D$6]=&quot;x&quot;);OR([.$E$6]=[.$E47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7];OR([.$D$6]=[.$D47];[.$D$6]=&quot;x&quot;);OR([.$E$6]=[.$E47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7];OR([.$D$6]=[.$D47];[.$D$6]=&quot;x&quot;);OR([.$E$6]=[.$E47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7];OR([.$D$6]=[.$D47];[.$D$6]=&quot;x&quot;);OR([.$E$6]=[.$E47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7];OR([.$D$6]=[.$D47];[.$D$6]=&quot;x&quot;);OR([.$E$6]=[.$E47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7];OR([.$D$6]=[.$D47];[.$D$6]=&quot;x&quot;);OR([.$E$6]=[.$E47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7];OR([.$D$6]=[.$D47];[.$D$6]=&quot;x&quot;);OR([.$E$6]=[.$E47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7];OR([.$D$6]=[.$D47];[.$D$6]=&quot;x&quot;);OR([.$E$6]=[.$E47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7];OR([.$D$6]=[.$D47];[.$D$6]=&quot;x&quot;);OR([.$E$6]=[.$E47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7];OR([.$D$6]=[.$D47];[.$D$6]=&quot;x&quot;);OR([.$E$6]=[.$E47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7];OR([.$D$6]=[.$D47];[.$D$6]=&quot;x&quot;);OR([.$E$6]=[.$E47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7];OR([.$D$6]=[.$D47];[.$D$6]=&quot;x&quot;);OR([.$E$6]=[.$E47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7];OR([.$D$6]=[.$D47];[.$D$6]=&quot;x&quot;);OR([.$E$6]=[.$E47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7];OR([.$D$6]=[.$D47];[.$D$6]=&quot;x&quot;);OR([.$E$6]=[.$E47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7];OR([.$D$6]=[.$D47];[.$D$6]=&quot;x&quot;);OR([.$E$6]=[.$E47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7];OR([.$D$6]=[.$D47];[.$D$6]=&quot;x&quot;);OR([.$E$6]=[.$E47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7];OR([.$D$6]=[.$D47];[.$D$6]=&quot;x&quot;);OR([.$E$6]=[.$E47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7];OR([.$D$6]=[.$D47];[.$D$6]=&quot;x&quot;);OR([.$E$6]=[.$E47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7];OR([.$D$6]=[.$D47];[.$D$6]=&quot;x&quot;);OR([.$E$6]=[.$E47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7];OR([.$D$6]=[.$D47];[.$D$6]=&quot;x&quot;);OR([.$E$6]=[.$E47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7];OR([.$D$6]=[.$D47];[.$D$6]=&quot;x&quot;);OR([.$E$6]=[.$E47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7];OR([.$D$6]=[.$D47];[.$D$6]=&quot;x&quot;);OR([.$E$6]=[.$E47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7];OR([.$D$6]=[.$D47];[.$D$6]=&quot;x&quot;);OR([.$E$6]=[.$E47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7];OR([.$D$6]=[.$D47];[.$D$6]=&quot;x&quot;);OR([.$E$6]=[.$E47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7];OR([.$D$6]=[.$D47];[.$D$6]=&quot;x&quot;);OR([.$E$6]=[.$E47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7];OR([.$D$6]=[.$D47];[.$D$6]=&quot;x&quot;);OR([.$E$6]=[.$E47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7];OR([.$D$6]=[.$D47];[.$D$6]=&quot;x&quot;);OR([.$E$6]=[.$E47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47];OR([.$D$6]=[.$D47];[.$D$6]=&quot;x&quot;);OR([.$E$6]=[.$E47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47];OR([.$D$6]=[.$D47];[.$D$6]=&quot;x&quot;);OR([.$E$6]=[.$E47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47];OR([.$D$6]=[.$D47];[.$D$6]=&quot;x&quot;);OR([.$E$6]=[.$E47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47];OR([.$D$6]=[.$D47];[.$D$6]=&quot;x&quot;);OR([.$E$6]=[.$E47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47];OR([.$D$6]=[.$D47];[.$D$6]=&quot;x&quot;);OR([.$E$6]=[.$E47];[.$E$6]=&quot;x&quot;);OR([.$F$5]=[.AT$5];[.$F$5]=&quot;x&quot;);OR([.$F$6]=[.AT$6];[.$F$6]=&quot;x&quot;));1;0)" office:value-type="float" office:value="0">
            <text:p>0</text:p>
          </table:table-cell>
          <table:table-cell table:style-name="ce2"/>
          <table:table-cell table:formula="of:=IF(AND(OR([.$D$6]=[.$D47];[.$D$6]=&quot;x&quot;);OR([.$E$6]=[.$E47];[.$E$6]=&quot;x&quot;);OR([.$F$5]=[.AV$5];[.$F$5]=&quot;x&quot;);OR([.$F$6]=[.AV$6];[.$F$6]=&quot;x&quot;);NOT(INDEX([.$G$7:.$BF$58];VLOOKUP([.AV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AW$5];[.$F$5]=&quot;x&quot;);OR([.$F$6]=[.AW$6];[.$F$6]=&quot;x&quot;);NOT(INDEX([.$G$7:.$BF$58];VLOOKUP([.AW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AX$5];[.$F$5]=&quot;x&quot;);OR([.$F$6]=[.AX$6];[.$F$6]=&quot;x&quot;);NOT(INDEX([.$G$7:.$BF$58];VLOOKUP([.AX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AY$5];[.$F$5]=&quot;x&quot;);OR([.$F$6]=[.AY$6];[.$F$6]=&quot;x&quot;);NOT(INDEX([.$G$7:.$BF$58];VLOOKUP([.AY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AZ$5];[.$F$5]=&quot;x&quot;);OR([.$F$6]=[.AZ$6];[.$F$6]=&quot;x&quot;);NOT(INDEX([.$G$7:.$BF$58];VLOOKUP([.AZ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BA$5];[.$F$5]=&quot;x&quot;);OR([.$F$6]=[.BA$6];[.$F$6]=&quot;x&quot;);NOT(INDEX([.$G$7:.$BF$58];VLOOKUP([.BA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BB$5];[.$F$5]=&quot;x&quot;);OR([.$F$6]=[.BB$6];[.$F$6]=&quot;x&quot;);NOT(INDEX([.$G$7:.$BF$58];VLOOKUP([.BB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BC$5];[.$F$5]=&quot;x&quot;);OR([.$F$6]=[.BC$6];[.$F$6]=&quot;x&quot;);NOT(INDEX([.$G$7:.$BF$58];VLOOKUP([.BC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BD$5];[.$F$5]=&quot;x&quot;);OR([.$F$6]=[.BD$6];[.$F$6]=&quot;x&quot;);NOT(INDEX([.$G$7:.$BF$58];VLOOKUP([.BD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BE$5];[.$F$5]=&quot;x&quot;);OR([.$F$6]=[.BE$6];[.$F$6]=&quot;x&quot;);NOT(INDEX([.$G$7:.$BF$58];VLOOKUP([.BE$3];[.$B$7:.$C$58];2;0);HLOOKUP([.$B47];[.$G$3:.$BF$4];2;0))));1;0)" office:value-type="float" office:value="0">
            <text:p>0</text:p>
          </table:table-cell>
          <table:table-cell table:formula="of:=IF(AND(OR([.$D$6]=[.$D47];[.$D$6]=&quot;x&quot;);OR([.$E$6]=[.$E47];[.$E$6]=&quot;x&quot;);OR([.$F$5]=[.BF$5];[.$F$5]=&quot;x&quot;);OR([.$F$6]=[.BF$6];[.$F$6]=&quot;x&quot;);NOT(INDEX([.$G$7:.$BF$58];VLOOKUP([.BF$3];[.$B$7:.$C$58];2;0);HLOOKUP([.$B47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4c</text:p>
          </table:table-cell>
          <table:table-cell office:value-type="float" office:value="42">
            <text:p>42</text:p>
          </table:table-cell>
          <table:table-cell table:formula="of:=LEFT([.B48];1)" office:value-type="string" office:string-value="4">
            <text:p>4</text:p>
          </table:table-cell>
          <table:table-cell table:formula="of:=RIGHT([.B48];1)" office:value-type="string" office:string-value="c">
            <text:p>c</text:p>
          </table:table-cell>
          <table:table-cell/>
          <table:table-cell table:formula="of:=IF(AND([.G$3]&lt;&gt;[.$B48];OR([.$D$6]=[.$D48];[.$D$6]=&quot;x&quot;);OR([.$E$6]=[.$E48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8];OR([.$D$6]=[.$D48];[.$D$6]=&quot;x&quot;);OR([.$E$6]=[.$E48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8];OR([.$D$6]=[.$D48];[.$D$6]=&quot;x&quot;);OR([.$E$6]=[.$E48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8];OR([.$D$6]=[.$D48];[.$D$6]=&quot;x&quot;);OR([.$E$6]=[.$E48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8];OR([.$D$6]=[.$D48];[.$D$6]=&quot;x&quot;);OR([.$E$6]=[.$E48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8];OR([.$D$6]=[.$D48];[.$D$6]=&quot;x&quot;);OR([.$E$6]=[.$E48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8];OR([.$D$6]=[.$D48];[.$D$6]=&quot;x&quot;);OR([.$E$6]=[.$E48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8];OR([.$D$6]=[.$D48];[.$D$6]=&quot;x&quot;);OR([.$E$6]=[.$E48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8];OR([.$D$6]=[.$D48];[.$D$6]=&quot;x&quot;);OR([.$E$6]=[.$E48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8];OR([.$D$6]=[.$D48];[.$D$6]=&quot;x&quot;);OR([.$E$6]=[.$E48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8];OR([.$D$6]=[.$D48];[.$D$6]=&quot;x&quot;);OR([.$E$6]=[.$E48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8];OR([.$D$6]=[.$D48];[.$D$6]=&quot;x&quot;);OR([.$E$6]=[.$E48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8];OR([.$D$6]=[.$D48];[.$D$6]=&quot;x&quot;);OR([.$E$6]=[.$E48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8];OR([.$D$6]=[.$D48];[.$D$6]=&quot;x&quot;);OR([.$E$6]=[.$E48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8];OR([.$D$6]=[.$D48];[.$D$6]=&quot;x&quot;);OR([.$E$6]=[.$E48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8];OR([.$D$6]=[.$D48];[.$D$6]=&quot;x&quot;);OR([.$E$6]=[.$E48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8];OR([.$D$6]=[.$D48];[.$D$6]=&quot;x&quot;);OR([.$E$6]=[.$E48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8];OR([.$D$6]=[.$D48];[.$D$6]=&quot;x&quot;);OR([.$E$6]=[.$E48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8];OR([.$D$6]=[.$D48];[.$D$6]=&quot;x&quot;);OR([.$E$6]=[.$E48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8];OR([.$D$6]=[.$D48];[.$D$6]=&quot;x&quot;);OR([.$E$6]=[.$E48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8];OR([.$D$6]=[.$D48];[.$D$6]=&quot;x&quot;);OR([.$E$6]=[.$E48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8];OR([.$D$6]=[.$D48];[.$D$6]=&quot;x&quot;);OR([.$E$6]=[.$E48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8];OR([.$D$6]=[.$D48];[.$D$6]=&quot;x&quot;);OR([.$E$6]=[.$E48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8];OR([.$D$6]=[.$D48];[.$D$6]=&quot;x&quot;);OR([.$E$6]=[.$E48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8];OR([.$D$6]=[.$D48];[.$D$6]=&quot;x&quot;);OR([.$E$6]=[.$E48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8];OR([.$D$6]=[.$D48];[.$D$6]=&quot;x&quot;);OR([.$E$6]=[.$E48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8];OR([.$D$6]=[.$D48];[.$D$6]=&quot;x&quot;);OR([.$E$6]=[.$E48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8];OR([.$D$6]=[.$D48];[.$D$6]=&quot;x&quot;);OR([.$E$6]=[.$E48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8];OR([.$D$6]=[.$D48];[.$D$6]=&quot;x&quot;);OR([.$E$6]=[.$E48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8];OR([.$D$6]=[.$D48];[.$D$6]=&quot;x&quot;);OR([.$E$6]=[.$E48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8];OR([.$D$6]=[.$D48];[.$D$6]=&quot;x&quot;);OR([.$E$6]=[.$E48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8];OR([.$D$6]=[.$D48];[.$D$6]=&quot;x&quot;);OR([.$E$6]=[.$E48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8];OR([.$D$6]=[.$D48];[.$D$6]=&quot;x&quot;);OR([.$E$6]=[.$E48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8];OR([.$D$6]=[.$D48];[.$D$6]=&quot;x&quot;);OR([.$E$6]=[.$E48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8];OR([.$D$6]=[.$D48];[.$D$6]=&quot;x&quot;);OR([.$E$6]=[.$E48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48];OR([.$D$6]=[.$D48];[.$D$6]=&quot;x&quot;);OR([.$E$6]=[.$E48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48];OR([.$D$6]=[.$D48];[.$D$6]=&quot;x&quot;);OR([.$E$6]=[.$E48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48];OR([.$D$6]=[.$D48];[.$D$6]=&quot;x&quot;);OR([.$E$6]=[.$E48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48];OR([.$D$6]=[.$D48];[.$D$6]=&quot;x&quot;);OR([.$E$6]=[.$E48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48];OR([.$D$6]=[.$D48];[.$D$6]=&quot;x&quot;);OR([.$E$6]=[.$E48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48];OR([.$D$6]=[.$D48];[.$D$6]=&quot;x&quot;);OR([.$E$6]=[.$E48];[.$E$6]=&quot;x&quot;);OR([.$F$5]=[.AU$5];[.$F$5]=&quot;x&quot;);OR([.$F$6]=[.AU$6];[.$F$6]=&quot;x&quot;));1;0)" office:value-type="float" office:value="0">
            <text:p>0</text:p>
          </table:table-cell>
          <table:table-cell table:style-name="ce2"/>
          <table:table-cell table:formula="of:=IF(AND(OR([.$D$6]=[.$D48];[.$D$6]=&quot;x&quot;);OR([.$E$6]=[.$E48];[.$E$6]=&quot;x&quot;);OR([.$F$5]=[.AW$5];[.$F$5]=&quot;x&quot;);OR([.$F$6]=[.AW$6];[.$F$6]=&quot;x&quot;);NOT(INDEX([.$G$7:.$BF$58];VLOOKUP([.AW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AX$5];[.$F$5]=&quot;x&quot;);OR([.$F$6]=[.AX$6];[.$F$6]=&quot;x&quot;);NOT(INDEX([.$G$7:.$BF$58];VLOOKUP([.AX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AY$5];[.$F$5]=&quot;x&quot;);OR([.$F$6]=[.AY$6];[.$F$6]=&quot;x&quot;);NOT(INDEX([.$G$7:.$BF$58];VLOOKUP([.AY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AZ$5];[.$F$5]=&quot;x&quot;);OR([.$F$6]=[.AZ$6];[.$F$6]=&quot;x&quot;);NOT(INDEX([.$G$7:.$BF$58];VLOOKUP([.AZ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BA$5];[.$F$5]=&quot;x&quot;);OR([.$F$6]=[.BA$6];[.$F$6]=&quot;x&quot;);NOT(INDEX([.$G$7:.$BF$58];VLOOKUP([.BA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BB$5];[.$F$5]=&quot;x&quot;);OR([.$F$6]=[.BB$6];[.$F$6]=&quot;x&quot;);NOT(INDEX([.$G$7:.$BF$58];VLOOKUP([.BB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BC$5];[.$F$5]=&quot;x&quot;);OR([.$F$6]=[.BC$6];[.$F$6]=&quot;x&quot;);NOT(INDEX([.$G$7:.$BF$58];VLOOKUP([.BC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BD$5];[.$F$5]=&quot;x&quot;);OR([.$F$6]=[.BD$6];[.$F$6]=&quot;x&quot;);NOT(INDEX([.$G$7:.$BF$58];VLOOKUP([.BD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BE$5];[.$F$5]=&quot;x&quot;);OR([.$F$6]=[.BE$6];[.$F$6]=&quot;x&quot;);NOT(INDEX([.$G$7:.$BF$58];VLOOKUP([.BE$3];[.$B$7:.$C$58];2;0);HLOOKUP([.$B48];[.$G$3:.$BF$4];2;0))));1;0)" office:value-type="float" office:value="0">
            <text:p>0</text:p>
          </table:table-cell>
          <table:table-cell table:formula="of:=IF(AND(OR([.$D$6]=[.$D48];[.$D$6]=&quot;x&quot;);OR([.$E$6]=[.$E48];[.$E$6]=&quot;x&quot;);OR([.$F$5]=[.BF$5];[.$F$5]=&quot;x&quot;);OR([.$F$6]=[.BF$6];[.$F$6]=&quot;x&quot;);NOT(INDEX([.$G$7:.$BF$58];VLOOKUP([.BF$3];[.$B$7:.$C$58];2;0);HLOOKUP([.$B48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5c</text:p>
          </table:table-cell>
          <table:table-cell office:value-type="float" office:value="43">
            <text:p>43</text:p>
          </table:table-cell>
          <table:table-cell table:formula="of:=LEFT([.B49];1)" office:value-type="string" office:string-value="5">
            <text:p>5</text:p>
          </table:table-cell>
          <table:table-cell table:formula="of:=RIGHT([.B49];1)" office:value-type="string" office:string-value="c">
            <text:p>c</text:p>
          </table:table-cell>
          <table:table-cell/>
          <table:table-cell table:formula="of:=IF(AND([.G$3]&lt;&gt;[.$B49];OR([.$D$6]=[.$D49];[.$D$6]=&quot;x&quot;);OR([.$E$6]=[.$E49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49];OR([.$D$6]=[.$D49];[.$D$6]=&quot;x&quot;);OR([.$E$6]=[.$E49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49];OR([.$D$6]=[.$D49];[.$D$6]=&quot;x&quot;);OR([.$E$6]=[.$E49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49];OR([.$D$6]=[.$D49];[.$D$6]=&quot;x&quot;);OR([.$E$6]=[.$E49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49];OR([.$D$6]=[.$D49];[.$D$6]=&quot;x&quot;);OR([.$E$6]=[.$E49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49];OR([.$D$6]=[.$D49];[.$D$6]=&quot;x&quot;);OR([.$E$6]=[.$E49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49];OR([.$D$6]=[.$D49];[.$D$6]=&quot;x&quot;);OR([.$E$6]=[.$E49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49];OR([.$D$6]=[.$D49];[.$D$6]=&quot;x&quot;);OR([.$E$6]=[.$E49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49];OR([.$D$6]=[.$D49];[.$D$6]=&quot;x&quot;);OR([.$E$6]=[.$E49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49];OR([.$D$6]=[.$D49];[.$D$6]=&quot;x&quot;);OR([.$E$6]=[.$E49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49];OR([.$D$6]=[.$D49];[.$D$6]=&quot;x&quot;);OR([.$E$6]=[.$E49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49];OR([.$D$6]=[.$D49];[.$D$6]=&quot;x&quot;);OR([.$E$6]=[.$E49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49];OR([.$D$6]=[.$D49];[.$D$6]=&quot;x&quot;);OR([.$E$6]=[.$E49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49];OR([.$D$6]=[.$D49];[.$D$6]=&quot;x&quot;);OR([.$E$6]=[.$E49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49];OR([.$D$6]=[.$D49];[.$D$6]=&quot;x&quot;);OR([.$E$6]=[.$E49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49];OR([.$D$6]=[.$D49];[.$D$6]=&quot;x&quot;);OR([.$E$6]=[.$E49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49];OR([.$D$6]=[.$D49];[.$D$6]=&quot;x&quot;);OR([.$E$6]=[.$E49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49];OR([.$D$6]=[.$D49];[.$D$6]=&quot;x&quot;);OR([.$E$6]=[.$E49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49];OR([.$D$6]=[.$D49];[.$D$6]=&quot;x&quot;);OR([.$E$6]=[.$E49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49];OR([.$D$6]=[.$D49];[.$D$6]=&quot;x&quot;);OR([.$E$6]=[.$E49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49];OR([.$D$6]=[.$D49];[.$D$6]=&quot;x&quot;);OR([.$E$6]=[.$E49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49];OR([.$D$6]=[.$D49];[.$D$6]=&quot;x&quot;);OR([.$E$6]=[.$E49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49];OR([.$D$6]=[.$D49];[.$D$6]=&quot;x&quot;);OR([.$E$6]=[.$E49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49];OR([.$D$6]=[.$D49];[.$D$6]=&quot;x&quot;);OR([.$E$6]=[.$E49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49];OR([.$D$6]=[.$D49];[.$D$6]=&quot;x&quot;);OR([.$E$6]=[.$E49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49];OR([.$D$6]=[.$D49];[.$D$6]=&quot;x&quot;);OR([.$E$6]=[.$E49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49];OR([.$D$6]=[.$D49];[.$D$6]=&quot;x&quot;);OR([.$E$6]=[.$E49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49];OR([.$D$6]=[.$D49];[.$D$6]=&quot;x&quot;);OR([.$E$6]=[.$E49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49];OR([.$D$6]=[.$D49];[.$D$6]=&quot;x&quot;);OR([.$E$6]=[.$E49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49];OR([.$D$6]=[.$D49];[.$D$6]=&quot;x&quot;);OR([.$E$6]=[.$E49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49];OR([.$D$6]=[.$D49];[.$D$6]=&quot;x&quot;);OR([.$E$6]=[.$E49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49];OR([.$D$6]=[.$D49];[.$D$6]=&quot;x&quot;);OR([.$E$6]=[.$E49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49];OR([.$D$6]=[.$D49];[.$D$6]=&quot;x&quot;);OR([.$E$6]=[.$E49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49];OR([.$D$6]=[.$D49];[.$D$6]=&quot;x&quot;);OR([.$E$6]=[.$E49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49];OR([.$D$6]=[.$D49];[.$D$6]=&quot;x&quot;);OR([.$E$6]=[.$E49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49];OR([.$D$6]=[.$D49];[.$D$6]=&quot;x&quot;);OR([.$E$6]=[.$E49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49];OR([.$D$6]=[.$D49];[.$D$6]=&quot;x&quot;);OR([.$E$6]=[.$E49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49];OR([.$D$6]=[.$D49];[.$D$6]=&quot;x&quot;);OR([.$E$6]=[.$E49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49];OR([.$D$6]=[.$D49];[.$D$6]=&quot;x&quot;);OR([.$E$6]=[.$E49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49];OR([.$D$6]=[.$D49];[.$D$6]=&quot;x&quot;);OR([.$E$6]=[.$E49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49];OR([.$D$6]=[.$D49];[.$D$6]=&quot;x&quot;);OR([.$E$6]=[.$E49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49];OR([.$D$6]=[.$D49];[.$D$6]=&quot;x&quot;);OR([.$E$6]=[.$E49];[.$E$6]=&quot;x&quot;);OR([.$F$5]=[.AV$5];[.$F$5]=&quot;x&quot;);OR([.$F$6]=[.AV$6];[.$F$6]=&quot;x&quot;));1;0)" office:value-type="float" office:value="0">
            <text:p>0</text:p>
          </table:table-cell>
          <table:table-cell table:style-name="ce2"/>
          <table:table-cell table:formula="of:=IF(AND(OR([.$D$6]=[.$D49];[.$D$6]=&quot;x&quot;);OR([.$E$6]=[.$E49];[.$E$6]=&quot;x&quot;);OR([.$F$5]=[.AX$5];[.$F$5]=&quot;x&quot;);OR([.$F$6]=[.AX$6];[.$F$6]=&quot;x&quot;);NOT(INDEX([.$G$7:.$BF$58];VLOOKUP([.AX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AY$5];[.$F$5]=&quot;x&quot;);OR([.$F$6]=[.AY$6];[.$F$6]=&quot;x&quot;);NOT(INDEX([.$G$7:.$BF$58];VLOOKUP([.AY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AZ$5];[.$F$5]=&quot;x&quot;);OR([.$F$6]=[.AZ$6];[.$F$6]=&quot;x&quot;);NOT(INDEX([.$G$7:.$BF$58];VLOOKUP([.AZ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BA$5];[.$F$5]=&quot;x&quot;);OR([.$F$6]=[.BA$6];[.$F$6]=&quot;x&quot;);NOT(INDEX([.$G$7:.$BF$58];VLOOKUP([.BA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BB$5];[.$F$5]=&quot;x&quot;);OR([.$F$6]=[.BB$6];[.$F$6]=&quot;x&quot;);NOT(INDEX([.$G$7:.$BF$58];VLOOKUP([.BB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BC$5];[.$F$5]=&quot;x&quot;);OR([.$F$6]=[.BC$6];[.$F$6]=&quot;x&quot;);NOT(INDEX([.$G$7:.$BF$58];VLOOKUP([.BC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BD$5];[.$F$5]=&quot;x&quot;);OR([.$F$6]=[.BD$6];[.$F$6]=&quot;x&quot;);NOT(INDEX([.$G$7:.$BF$58];VLOOKUP([.BD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BE$5];[.$F$5]=&quot;x&quot;);OR([.$F$6]=[.BE$6];[.$F$6]=&quot;x&quot;);NOT(INDEX([.$G$7:.$BF$58];VLOOKUP([.BE$3];[.$B$7:.$C$58];2;0);HLOOKUP([.$B49];[.$G$3:.$BF$4];2;0))));1;0)" office:value-type="float" office:value="0">
            <text:p>0</text:p>
          </table:table-cell>
          <table:table-cell table:formula="of:=IF(AND(OR([.$D$6]=[.$D49];[.$D$6]=&quot;x&quot;);OR([.$E$6]=[.$E49];[.$E$6]=&quot;x&quot;);OR([.$F$5]=[.BF$5];[.$F$5]=&quot;x&quot;);OR([.$F$6]=[.BF$6];[.$F$6]=&quot;x&quot;);NOT(INDEX([.$G$7:.$BF$58];VLOOKUP([.BF$3];[.$B$7:.$C$58];2;0);HLOOKUP([.$B49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6c</text:p>
          </table:table-cell>
          <table:table-cell office:value-type="float" office:value="44">
            <text:p>44</text:p>
          </table:table-cell>
          <table:table-cell table:formula="of:=LEFT([.B50];1)" office:value-type="string" office:string-value="6">
            <text:p>6</text:p>
          </table:table-cell>
          <table:table-cell table:formula="of:=RIGHT([.B50];1)" office:value-type="string" office:string-value="c">
            <text:p>c</text:p>
          </table:table-cell>
          <table:table-cell/>
          <table:table-cell table:formula="of:=IF(AND([.G$3]&lt;&gt;[.$B50];OR([.$D$6]=[.$D50];[.$D$6]=&quot;x&quot;);OR([.$E$6]=[.$E50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0];OR([.$D$6]=[.$D50];[.$D$6]=&quot;x&quot;);OR([.$E$6]=[.$E50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0];OR([.$D$6]=[.$D50];[.$D$6]=&quot;x&quot;);OR([.$E$6]=[.$E50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0];OR([.$D$6]=[.$D50];[.$D$6]=&quot;x&quot;);OR([.$E$6]=[.$E50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0];OR([.$D$6]=[.$D50];[.$D$6]=&quot;x&quot;);OR([.$E$6]=[.$E50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0];OR([.$D$6]=[.$D50];[.$D$6]=&quot;x&quot;);OR([.$E$6]=[.$E50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0];OR([.$D$6]=[.$D50];[.$D$6]=&quot;x&quot;);OR([.$E$6]=[.$E50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0];OR([.$D$6]=[.$D50];[.$D$6]=&quot;x&quot;);OR([.$E$6]=[.$E50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0];OR([.$D$6]=[.$D50];[.$D$6]=&quot;x&quot;);OR([.$E$6]=[.$E50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0];OR([.$D$6]=[.$D50];[.$D$6]=&quot;x&quot;);OR([.$E$6]=[.$E50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0];OR([.$D$6]=[.$D50];[.$D$6]=&quot;x&quot;);OR([.$E$6]=[.$E50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0];OR([.$D$6]=[.$D50];[.$D$6]=&quot;x&quot;);OR([.$E$6]=[.$E50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0];OR([.$D$6]=[.$D50];[.$D$6]=&quot;x&quot;);OR([.$E$6]=[.$E50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0];OR([.$D$6]=[.$D50];[.$D$6]=&quot;x&quot;);OR([.$E$6]=[.$E50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0];OR([.$D$6]=[.$D50];[.$D$6]=&quot;x&quot;);OR([.$E$6]=[.$E50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0];OR([.$D$6]=[.$D50];[.$D$6]=&quot;x&quot;);OR([.$E$6]=[.$E50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0];OR([.$D$6]=[.$D50];[.$D$6]=&quot;x&quot;);OR([.$E$6]=[.$E50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0];OR([.$D$6]=[.$D50];[.$D$6]=&quot;x&quot;);OR([.$E$6]=[.$E50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0];OR([.$D$6]=[.$D50];[.$D$6]=&quot;x&quot;);OR([.$E$6]=[.$E50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0];OR([.$D$6]=[.$D50];[.$D$6]=&quot;x&quot;);OR([.$E$6]=[.$E50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0];OR([.$D$6]=[.$D50];[.$D$6]=&quot;x&quot;);OR([.$E$6]=[.$E50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0];OR([.$D$6]=[.$D50];[.$D$6]=&quot;x&quot;);OR([.$E$6]=[.$E50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0];OR([.$D$6]=[.$D50];[.$D$6]=&quot;x&quot;);OR([.$E$6]=[.$E50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0];OR([.$D$6]=[.$D50];[.$D$6]=&quot;x&quot;);OR([.$E$6]=[.$E50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0];OR([.$D$6]=[.$D50];[.$D$6]=&quot;x&quot;);OR([.$E$6]=[.$E50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0];OR([.$D$6]=[.$D50];[.$D$6]=&quot;x&quot;);OR([.$E$6]=[.$E50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0];OR([.$D$6]=[.$D50];[.$D$6]=&quot;x&quot;);OR([.$E$6]=[.$E50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0];OR([.$D$6]=[.$D50];[.$D$6]=&quot;x&quot;);OR([.$E$6]=[.$E50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0];OR([.$D$6]=[.$D50];[.$D$6]=&quot;x&quot;);OR([.$E$6]=[.$E50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0];OR([.$D$6]=[.$D50];[.$D$6]=&quot;x&quot;);OR([.$E$6]=[.$E50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0];OR([.$D$6]=[.$D50];[.$D$6]=&quot;x&quot;);OR([.$E$6]=[.$E50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0];OR([.$D$6]=[.$D50];[.$D$6]=&quot;x&quot;);OR([.$E$6]=[.$E50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0];OR([.$D$6]=[.$D50];[.$D$6]=&quot;x&quot;);OR([.$E$6]=[.$E50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0];OR([.$D$6]=[.$D50];[.$D$6]=&quot;x&quot;);OR([.$E$6]=[.$E50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0];OR([.$D$6]=[.$D50];[.$D$6]=&quot;x&quot;);OR([.$E$6]=[.$E50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0];OR([.$D$6]=[.$D50];[.$D$6]=&quot;x&quot;);OR([.$E$6]=[.$E50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0];OR([.$D$6]=[.$D50];[.$D$6]=&quot;x&quot;);OR([.$E$6]=[.$E50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0];OR([.$D$6]=[.$D50];[.$D$6]=&quot;x&quot;);OR([.$E$6]=[.$E50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0];OR([.$D$6]=[.$D50];[.$D$6]=&quot;x&quot;);OR([.$E$6]=[.$E50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0];OR([.$D$6]=[.$D50];[.$D$6]=&quot;x&quot;);OR([.$E$6]=[.$E50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0];OR([.$D$6]=[.$D50];[.$D$6]=&quot;x&quot;);OR([.$E$6]=[.$E50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0];OR([.$D$6]=[.$D50];[.$D$6]=&quot;x&quot;);OR([.$E$6]=[.$E50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0];OR([.$D$6]=[.$D50];[.$D$6]=&quot;x&quot;);OR([.$E$6]=[.$E50];[.$E$6]=&quot;x&quot;);OR([.$F$5]=[.AW$5];[.$F$5]=&quot;x&quot;);OR([.$F$6]=[.AW$6];[.$F$6]=&quot;x&quot;));1;0)" office:value-type="float" office:value="0">
            <text:p>0</text:p>
          </table:table-cell>
          <table:table-cell table:style-name="ce2"/>
          <table:table-cell table:formula="of:=IF(AND(OR([.$D$6]=[.$D50];[.$D$6]=&quot;x&quot;);OR([.$E$6]=[.$E50];[.$E$6]=&quot;x&quot;);OR([.$F$5]=[.AY$5];[.$F$5]=&quot;x&quot;);OR([.$F$6]=[.AY$6];[.$F$6]=&quot;x&quot;);NOT(INDEX([.$G$7:.$BF$58];VLOOKUP([.AY$3];[.$B$7:.$C$58];2;0);HLOOKUP([.$B50];[.$G$3:.$BF$4];2;0))));1;0)" office:value-type="float" office:value="0">
            <text:p>0</text:p>
          </table:table-cell>
          <table:table-cell table:formula="of:=IF(AND(OR([.$D$6]=[.$D50];[.$D$6]=&quot;x&quot;);OR([.$E$6]=[.$E50];[.$E$6]=&quot;x&quot;);OR([.$F$5]=[.AZ$5];[.$F$5]=&quot;x&quot;);OR([.$F$6]=[.AZ$6];[.$F$6]=&quot;x&quot;);NOT(INDEX([.$G$7:.$BF$58];VLOOKUP([.AZ$3];[.$B$7:.$C$58];2;0);HLOOKUP([.$B50];[.$G$3:.$BF$4];2;0))));1;0)" office:value-type="float" office:value="0">
            <text:p>0</text:p>
          </table:table-cell>
          <table:table-cell table:formula="of:=IF(AND(OR([.$D$6]=[.$D50];[.$D$6]=&quot;x&quot;);OR([.$E$6]=[.$E50];[.$E$6]=&quot;x&quot;);OR([.$F$5]=[.BA$5];[.$F$5]=&quot;x&quot;);OR([.$F$6]=[.BA$6];[.$F$6]=&quot;x&quot;);NOT(INDEX([.$G$7:.$BF$58];VLOOKUP([.BA$3];[.$B$7:.$C$58];2;0);HLOOKUP([.$B50];[.$G$3:.$BF$4];2;0))));1;0)" office:value-type="float" office:value="0">
            <text:p>0</text:p>
          </table:table-cell>
          <table:table-cell table:formula="of:=IF(AND(OR([.$D$6]=[.$D50];[.$D$6]=&quot;x&quot;);OR([.$E$6]=[.$E50];[.$E$6]=&quot;x&quot;);OR([.$F$5]=[.BB$5];[.$F$5]=&quot;x&quot;);OR([.$F$6]=[.BB$6];[.$F$6]=&quot;x&quot;);NOT(INDEX([.$G$7:.$BF$58];VLOOKUP([.BB$3];[.$B$7:.$C$58];2;0);HLOOKUP([.$B50];[.$G$3:.$BF$4];2;0))));1;0)" office:value-type="float" office:value="0">
            <text:p>0</text:p>
          </table:table-cell>
          <table:table-cell table:formula="of:=IF(AND(OR([.$D$6]=[.$D50];[.$D$6]=&quot;x&quot;);OR([.$E$6]=[.$E50];[.$E$6]=&quot;x&quot;);OR([.$F$5]=[.BC$5];[.$F$5]=&quot;x&quot;);OR([.$F$6]=[.BC$6];[.$F$6]=&quot;x&quot;);NOT(INDEX([.$G$7:.$BF$58];VLOOKUP([.BC$3];[.$B$7:.$C$58];2;0);HLOOKUP([.$B50];[.$G$3:.$BF$4];2;0))));1;0)" office:value-type="float" office:value="0">
            <text:p>0</text:p>
          </table:table-cell>
          <table:table-cell table:formula="of:=IF(AND(OR([.$D$6]=[.$D50];[.$D$6]=&quot;x&quot;);OR([.$E$6]=[.$E50];[.$E$6]=&quot;x&quot;);OR([.$F$5]=[.BD$5];[.$F$5]=&quot;x&quot;);OR([.$F$6]=[.BD$6];[.$F$6]=&quot;x&quot;);NOT(INDEX([.$G$7:.$BF$58];VLOOKUP([.BD$3];[.$B$7:.$C$58];2;0);HLOOKUP([.$B50];[.$G$3:.$BF$4];2;0))));1;0)" office:value-type="float" office:value="0">
            <text:p>0</text:p>
          </table:table-cell>
          <table:table-cell table:formula="of:=IF(AND(OR([.$D$6]=[.$D50];[.$D$6]=&quot;x&quot;);OR([.$E$6]=[.$E50];[.$E$6]=&quot;x&quot;);OR([.$F$5]=[.BE$5];[.$F$5]=&quot;x&quot;);OR([.$F$6]=[.BE$6];[.$F$6]=&quot;x&quot;);NOT(INDEX([.$G$7:.$BF$58];VLOOKUP([.BE$3];[.$B$7:.$C$58];2;0);HLOOKUP([.$B50];[.$G$3:.$BF$4];2;0))));1;0)" office:value-type="float" office:value="0">
            <text:p>0</text:p>
          </table:table-cell>
          <table:table-cell table:formula="of:=IF(AND(OR([.$D$6]=[.$D50];[.$D$6]=&quot;x&quot;);OR([.$E$6]=[.$E50];[.$E$6]=&quot;x&quot;);OR([.$F$5]=[.BF$5];[.$F$5]=&quot;x&quot;);OR([.$F$6]=[.BF$6];[.$F$6]=&quot;x&quot;);NOT(INDEX([.$G$7:.$BF$58];VLOOKUP([.BF$3];[.$B$7:.$C$58];2;0);HLOOKUP([.$B50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7c</text:p>
          </table:table-cell>
          <table:table-cell office:value-type="float" office:value="45">
            <text:p>45</text:p>
          </table:table-cell>
          <table:table-cell table:formula="of:=LEFT([.B51];1)" office:value-type="string" office:string-value="7">
            <text:p>7</text:p>
          </table:table-cell>
          <table:table-cell table:formula="of:=RIGHT([.B51];1)" office:value-type="string" office:string-value="c">
            <text:p>c</text:p>
          </table:table-cell>
          <table:table-cell/>
          <table:table-cell table:formula="of:=IF(AND([.G$3]&lt;&gt;[.$B51];OR([.$D$6]=[.$D51];[.$D$6]=&quot;x&quot;);OR([.$E$6]=[.$E51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1];OR([.$D$6]=[.$D51];[.$D$6]=&quot;x&quot;);OR([.$E$6]=[.$E51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1];OR([.$D$6]=[.$D51];[.$D$6]=&quot;x&quot;);OR([.$E$6]=[.$E51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1];OR([.$D$6]=[.$D51];[.$D$6]=&quot;x&quot;);OR([.$E$6]=[.$E51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1];OR([.$D$6]=[.$D51];[.$D$6]=&quot;x&quot;);OR([.$E$6]=[.$E51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1];OR([.$D$6]=[.$D51];[.$D$6]=&quot;x&quot;);OR([.$E$6]=[.$E51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1];OR([.$D$6]=[.$D51];[.$D$6]=&quot;x&quot;);OR([.$E$6]=[.$E51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1];OR([.$D$6]=[.$D51];[.$D$6]=&quot;x&quot;);OR([.$E$6]=[.$E51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1];OR([.$D$6]=[.$D51];[.$D$6]=&quot;x&quot;);OR([.$E$6]=[.$E51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1];OR([.$D$6]=[.$D51];[.$D$6]=&quot;x&quot;);OR([.$E$6]=[.$E51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1];OR([.$D$6]=[.$D51];[.$D$6]=&quot;x&quot;);OR([.$E$6]=[.$E51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1];OR([.$D$6]=[.$D51];[.$D$6]=&quot;x&quot;);OR([.$E$6]=[.$E51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1];OR([.$D$6]=[.$D51];[.$D$6]=&quot;x&quot;);OR([.$E$6]=[.$E51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1];OR([.$D$6]=[.$D51];[.$D$6]=&quot;x&quot;);OR([.$E$6]=[.$E51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1];OR([.$D$6]=[.$D51];[.$D$6]=&quot;x&quot;);OR([.$E$6]=[.$E51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1];OR([.$D$6]=[.$D51];[.$D$6]=&quot;x&quot;);OR([.$E$6]=[.$E51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1];OR([.$D$6]=[.$D51];[.$D$6]=&quot;x&quot;);OR([.$E$6]=[.$E51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1];OR([.$D$6]=[.$D51];[.$D$6]=&quot;x&quot;);OR([.$E$6]=[.$E51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1];OR([.$D$6]=[.$D51];[.$D$6]=&quot;x&quot;);OR([.$E$6]=[.$E51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1];OR([.$D$6]=[.$D51];[.$D$6]=&quot;x&quot;);OR([.$E$6]=[.$E51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1];OR([.$D$6]=[.$D51];[.$D$6]=&quot;x&quot;);OR([.$E$6]=[.$E51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1];OR([.$D$6]=[.$D51];[.$D$6]=&quot;x&quot;);OR([.$E$6]=[.$E51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1];OR([.$D$6]=[.$D51];[.$D$6]=&quot;x&quot;);OR([.$E$6]=[.$E51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1];OR([.$D$6]=[.$D51];[.$D$6]=&quot;x&quot;);OR([.$E$6]=[.$E51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1];OR([.$D$6]=[.$D51];[.$D$6]=&quot;x&quot;);OR([.$E$6]=[.$E51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1];OR([.$D$6]=[.$D51];[.$D$6]=&quot;x&quot;);OR([.$E$6]=[.$E51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1];OR([.$D$6]=[.$D51];[.$D$6]=&quot;x&quot;);OR([.$E$6]=[.$E51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1];OR([.$D$6]=[.$D51];[.$D$6]=&quot;x&quot;);OR([.$E$6]=[.$E51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1];OR([.$D$6]=[.$D51];[.$D$6]=&quot;x&quot;);OR([.$E$6]=[.$E51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1];OR([.$D$6]=[.$D51];[.$D$6]=&quot;x&quot;);OR([.$E$6]=[.$E51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1];OR([.$D$6]=[.$D51];[.$D$6]=&quot;x&quot;);OR([.$E$6]=[.$E51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1];OR([.$D$6]=[.$D51];[.$D$6]=&quot;x&quot;);OR([.$E$6]=[.$E51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1];OR([.$D$6]=[.$D51];[.$D$6]=&quot;x&quot;);OR([.$E$6]=[.$E51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1];OR([.$D$6]=[.$D51];[.$D$6]=&quot;x&quot;);OR([.$E$6]=[.$E51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1];OR([.$D$6]=[.$D51];[.$D$6]=&quot;x&quot;);OR([.$E$6]=[.$E51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1];OR([.$D$6]=[.$D51];[.$D$6]=&quot;x&quot;);OR([.$E$6]=[.$E51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1];OR([.$D$6]=[.$D51];[.$D$6]=&quot;x&quot;);OR([.$E$6]=[.$E51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1];OR([.$D$6]=[.$D51];[.$D$6]=&quot;x&quot;);OR([.$E$6]=[.$E51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1];OR([.$D$6]=[.$D51];[.$D$6]=&quot;x&quot;);OR([.$E$6]=[.$E51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1];OR([.$D$6]=[.$D51];[.$D$6]=&quot;x&quot;);OR([.$E$6]=[.$E51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1];OR([.$D$6]=[.$D51];[.$D$6]=&quot;x&quot;);OR([.$E$6]=[.$E51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1];OR([.$D$6]=[.$D51];[.$D$6]=&quot;x&quot;);OR([.$E$6]=[.$E51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1];OR([.$D$6]=[.$D51];[.$D$6]=&quot;x&quot;);OR([.$E$6]=[.$E51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1];OR([.$D$6]=[.$D51];[.$D$6]=&quot;x&quot;);OR([.$E$6]=[.$E51];[.$E$6]=&quot;x&quot;);OR([.$F$5]=[.AX$5];[.$F$5]=&quot;x&quot;);OR([.$F$6]=[.AX$6];[.$F$6]=&quot;x&quot;));1;0)" office:value-type="float" office:value="0">
            <text:p>0</text:p>
          </table:table-cell>
          <table:table-cell table:style-name="ce2"/>
          <table:table-cell table:formula="of:=IF(AND(OR([.$D$6]=[.$D51];[.$D$6]=&quot;x&quot;);OR([.$E$6]=[.$E51];[.$E$6]=&quot;x&quot;);OR([.$F$5]=[.AZ$5];[.$F$5]=&quot;x&quot;);OR([.$F$6]=[.AZ$6];[.$F$6]=&quot;x&quot;);NOT(INDEX([.$G$7:.$BF$58];VLOOKUP([.AZ$3];[.$B$7:.$C$58];2;0);HLOOKUP([.$B51];[.$G$3:.$BF$4];2;0))));1;0)" office:value-type="float" office:value="0">
            <text:p>0</text:p>
          </table:table-cell>
          <table:table-cell table:formula="of:=IF(AND(OR([.$D$6]=[.$D51];[.$D$6]=&quot;x&quot;);OR([.$E$6]=[.$E51];[.$E$6]=&quot;x&quot;);OR([.$F$5]=[.BA$5];[.$F$5]=&quot;x&quot;);OR([.$F$6]=[.BA$6];[.$F$6]=&quot;x&quot;);NOT(INDEX([.$G$7:.$BF$58];VLOOKUP([.BA$3];[.$B$7:.$C$58];2;0);HLOOKUP([.$B51];[.$G$3:.$BF$4];2;0))));1;0)" office:value-type="float" office:value="0">
            <text:p>0</text:p>
          </table:table-cell>
          <table:table-cell table:formula="of:=IF(AND(OR([.$D$6]=[.$D51];[.$D$6]=&quot;x&quot;);OR([.$E$6]=[.$E51];[.$E$6]=&quot;x&quot;);OR([.$F$5]=[.BB$5];[.$F$5]=&quot;x&quot;);OR([.$F$6]=[.BB$6];[.$F$6]=&quot;x&quot;);NOT(INDEX([.$G$7:.$BF$58];VLOOKUP([.BB$3];[.$B$7:.$C$58];2;0);HLOOKUP([.$B51];[.$G$3:.$BF$4];2;0))));1;0)" office:value-type="float" office:value="0">
            <text:p>0</text:p>
          </table:table-cell>
          <table:table-cell table:formula="of:=IF(AND(OR([.$D$6]=[.$D51];[.$D$6]=&quot;x&quot;);OR([.$E$6]=[.$E51];[.$E$6]=&quot;x&quot;);OR([.$F$5]=[.BC$5];[.$F$5]=&quot;x&quot;);OR([.$F$6]=[.BC$6];[.$F$6]=&quot;x&quot;);NOT(INDEX([.$G$7:.$BF$58];VLOOKUP([.BC$3];[.$B$7:.$C$58];2;0);HLOOKUP([.$B51];[.$G$3:.$BF$4];2;0))));1;0)" office:value-type="float" office:value="0">
            <text:p>0</text:p>
          </table:table-cell>
          <table:table-cell table:formula="of:=IF(AND(OR([.$D$6]=[.$D51];[.$D$6]=&quot;x&quot;);OR([.$E$6]=[.$E51];[.$E$6]=&quot;x&quot;);OR([.$F$5]=[.BD$5];[.$F$5]=&quot;x&quot;);OR([.$F$6]=[.BD$6];[.$F$6]=&quot;x&quot;);NOT(INDEX([.$G$7:.$BF$58];VLOOKUP([.BD$3];[.$B$7:.$C$58];2;0);HLOOKUP([.$B51];[.$G$3:.$BF$4];2;0))));1;0)" office:value-type="float" office:value="0">
            <text:p>0</text:p>
          </table:table-cell>
          <table:table-cell table:formula="of:=IF(AND(OR([.$D$6]=[.$D51];[.$D$6]=&quot;x&quot;);OR([.$E$6]=[.$E51];[.$E$6]=&quot;x&quot;);OR([.$F$5]=[.BE$5];[.$F$5]=&quot;x&quot;);OR([.$F$6]=[.BE$6];[.$F$6]=&quot;x&quot;);NOT(INDEX([.$G$7:.$BF$58];VLOOKUP([.BE$3];[.$B$7:.$C$58];2;0);HLOOKUP([.$B51];[.$G$3:.$BF$4];2;0))));1;0)" office:value-type="float" office:value="0">
            <text:p>0</text:p>
          </table:table-cell>
          <table:table-cell table:formula="of:=IF(AND(OR([.$D$6]=[.$D51];[.$D$6]=&quot;x&quot;);OR([.$E$6]=[.$E51];[.$E$6]=&quot;x&quot;);OR([.$F$5]=[.BF$5];[.$F$5]=&quot;x&quot;);OR([.$F$6]=[.BF$6];[.$F$6]=&quot;x&quot;);NOT(INDEX([.$G$7:.$BF$58];VLOOKUP([.BF$3];[.$B$7:.$C$58];2;0);HLOOKUP([.$B51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8c</text:p>
          </table:table-cell>
          <table:table-cell office:value-type="float" office:value="46">
            <text:p>46</text:p>
          </table:table-cell>
          <table:table-cell table:formula="of:=LEFT([.B52];1)" office:value-type="string" office:string-value="8">
            <text:p>8</text:p>
          </table:table-cell>
          <table:table-cell table:formula="of:=RIGHT([.B52];1)" office:value-type="string" office:string-value="c">
            <text:p>c</text:p>
          </table:table-cell>
          <table:table-cell/>
          <table:table-cell table:formula="of:=IF(AND([.G$3]&lt;&gt;[.$B52];OR([.$D$6]=[.$D52];[.$D$6]=&quot;x&quot;);OR([.$E$6]=[.$E52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2];OR([.$D$6]=[.$D52];[.$D$6]=&quot;x&quot;);OR([.$E$6]=[.$E52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2];OR([.$D$6]=[.$D52];[.$D$6]=&quot;x&quot;);OR([.$E$6]=[.$E52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2];OR([.$D$6]=[.$D52];[.$D$6]=&quot;x&quot;);OR([.$E$6]=[.$E52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2];OR([.$D$6]=[.$D52];[.$D$6]=&quot;x&quot;);OR([.$E$6]=[.$E52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2];OR([.$D$6]=[.$D52];[.$D$6]=&quot;x&quot;);OR([.$E$6]=[.$E52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2];OR([.$D$6]=[.$D52];[.$D$6]=&quot;x&quot;);OR([.$E$6]=[.$E52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2];OR([.$D$6]=[.$D52];[.$D$6]=&quot;x&quot;);OR([.$E$6]=[.$E52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2];OR([.$D$6]=[.$D52];[.$D$6]=&quot;x&quot;);OR([.$E$6]=[.$E52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2];OR([.$D$6]=[.$D52];[.$D$6]=&quot;x&quot;);OR([.$E$6]=[.$E52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2];OR([.$D$6]=[.$D52];[.$D$6]=&quot;x&quot;);OR([.$E$6]=[.$E52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2];OR([.$D$6]=[.$D52];[.$D$6]=&quot;x&quot;);OR([.$E$6]=[.$E52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2];OR([.$D$6]=[.$D52];[.$D$6]=&quot;x&quot;);OR([.$E$6]=[.$E52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2];OR([.$D$6]=[.$D52];[.$D$6]=&quot;x&quot;);OR([.$E$6]=[.$E52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2];OR([.$D$6]=[.$D52];[.$D$6]=&quot;x&quot;);OR([.$E$6]=[.$E52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2];OR([.$D$6]=[.$D52];[.$D$6]=&quot;x&quot;);OR([.$E$6]=[.$E52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2];OR([.$D$6]=[.$D52];[.$D$6]=&quot;x&quot;);OR([.$E$6]=[.$E52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2];OR([.$D$6]=[.$D52];[.$D$6]=&quot;x&quot;);OR([.$E$6]=[.$E52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2];OR([.$D$6]=[.$D52];[.$D$6]=&quot;x&quot;);OR([.$E$6]=[.$E52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2];OR([.$D$6]=[.$D52];[.$D$6]=&quot;x&quot;);OR([.$E$6]=[.$E52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2];OR([.$D$6]=[.$D52];[.$D$6]=&quot;x&quot;);OR([.$E$6]=[.$E52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2];OR([.$D$6]=[.$D52];[.$D$6]=&quot;x&quot;);OR([.$E$6]=[.$E52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2];OR([.$D$6]=[.$D52];[.$D$6]=&quot;x&quot;);OR([.$E$6]=[.$E52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2];OR([.$D$6]=[.$D52];[.$D$6]=&quot;x&quot;);OR([.$E$6]=[.$E52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2];OR([.$D$6]=[.$D52];[.$D$6]=&quot;x&quot;);OR([.$E$6]=[.$E52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2];OR([.$D$6]=[.$D52];[.$D$6]=&quot;x&quot;);OR([.$E$6]=[.$E52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2];OR([.$D$6]=[.$D52];[.$D$6]=&quot;x&quot;);OR([.$E$6]=[.$E52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2];OR([.$D$6]=[.$D52];[.$D$6]=&quot;x&quot;);OR([.$E$6]=[.$E52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2];OR([.$D$6]=[.$D52];[.$D$6]=&quot;x&quot;);OR([.$E$6]=[.$E52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2];OR([.$D$6]=[.$D52];[.$D$6]=&quot;x&quot;);OR([.$E$6]=[.$E52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2];OR([.$D$6]=[.$D52];[.$D$6]=&quot;x&quot;);OR([.$E$6]=[.$E52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2];OR([.$D$6]=[.$D52];[.$D$6]=&quot;x&quot;);OR([.$E$6]=[.$E52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2];OR([.$D$6]=[.$D52];[.$D$6]=&quot;x&quot;);OR([.$E$6]=[.$E52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2];OR([.$D$6]=[.$D52];[.$D$6]=&quot;x&quot;);OR([.$E$6]=[.$E52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2];OR([.$D$6]=[.$D52];[.$D$6]=&quot;x&quot;);OR([.$E$6]=[.$E52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2];OR([.$D$6]=[.$D52];[.$D$6]=&quot;x&quot;);OR([.$E$6]=[.$E52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2];OR([.$D$6]=[.$D52];[.$D$6]=&quot;x&quot;);OR([.$E$6]=[.$E52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2];OR([.$D$6]=[.$D52];[.$D$6]=&quot;x&quot;);OR([.$E$6]=[.$E52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2];OR([.$D$6]=[.$D52];[.$D$6]=&quot;x&quot;);OR([.$E$6]=[.$E52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2];OR([.$D$6]=[.$D52];[.$D$6]=&quot;x&quot;);OR([.$E$6]=[.$E52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2];OR([.$D$6]=[.$D52];[.$D$6]=&quot;x&quot;);OR([.$E$6]=[.$E52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2];OR([.$D$6]=[.$D52];[.$D$6]=&quot;x&quot;);OR([.$E$6]=[.$E52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2];OR([.$D$6]=[.$D52];[.$D$6]=&quot;x&quot;);OR([.$E$6]=[.$E52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2];OR([.$D$6]=[.$D52];[.$D$6]=&quot;x&quot;);OR([.$E$6]=[.$E52];[.$E$6]=&quot;x&quot;);OR([.$F$5]=[.AX$5];[.$F$5]=&quot;x&quot;);OR([.$F$6]=[.AX$6];[.$F$6]=&quot;x&quot;));1;0)" office:value-type="float" office:value="0">
            <text:p>0</text:p>
          </table:table-cell>
          <table:table-cell table:formula="of:=IF(AND([.AY$3]&lt;&gt;[.$B52];OR([.$D$6]=[.$D52];[.$D$6]=&quot;x&quot;);OR([.$E$6]=[.$E52];[.$E$6]=&quot;x&quot;);OR([.$F$5]=[.AY$5];[.$F$5]=&quot;x&quot;);OR([.$F$6]=[.AY$6];[.$F$6]=&quot;x&quot;));1;0)" office:value-type="float" office:value="0">
            <text:p>0</text:p>
          </table:table-cell>
          <table:table-cell table:style-name="ce2"/>
          <table:table-cell table:formula="of:=IF(AND(OR([.$D$6]=[.$D52];[.$D$6]=&quot;x&quot;);OR([.$E$6]=[.$E52];[.$E$6]=&quot;x&quot;);OR([.$F$5]=[.BA$5];[.$F$5]=&quot;x&quot;);OR([.$F$6]=[.BA$6];[.$F$6]=&quot;x&quot;);NOT(INDEX([.$G$7:.$BF$58];VLOOKUP([.BA$3];[.$B$7:.$C$58];2;0);HLOOKUP([.$B52];[.$G$3:.$BF$4];2;0))));1;0)" office:value-type="float" office:value="0">
            <text:p>0</text:p>
          </table:table-cell>
          <table:table-cell table:formula="of:=IF(AND(OR([.$D$6]=[.$D52];[.$D$6]=&quot;x&quot;);OR([.$E$6]=[.$E52];[.$E$6]=&quot;x&quot;);OR([.$F$5]=[.BB$5];[.$F$5]=&quot;x&quot;);OR([.$F$6]=[.BB$6];[.$F$6]=&quot;x&quot;);NOT(INDEX([.$G$7:.$BF$58];VLOOKUP([.BB$3];[.$B$7:.$C$58];2;0);HLOOKUP([.$B52];[.$G$3:.$BF$4];2;0))));1;0)" office:value-type="float" office:value="0">
            <text:p>0</text:p>
          </table:table-cell>
          <table:table-cell table:formula="of:=IF(AND(OR([.$D$6]=[.$D52];[.$D$6]=&quot;x&quot;);OR([.$E$6]=[.$E52];[.$E$6]=&quot;x&quot;);OR([.$F$5]=[.BC$5];[.$F$5]=&quot;x&quot;);OR([.$F$6]=[.BC$6];[.$F$6]=&quot;x&quot;);NOT(INDEX([.$G$7:.$BF$58];VLOOKUP([.BC$3];[.$B$7:.$C$58];2;0);HLOOKUP([.$B52];[.$G$3:.$BF$4];2;0))));1;0)" office:value-type="float" office:value="0">
            <text:p>0</text:p>
          </table:table-cell>
          <table:table-cell table:formula="of:=IF(AND(OR([.$D$6]=[.$D52];[.$D$6]=&quot;x&quot;);OR([.$E$6]=[.$E52];[.$E$6]=&quot;x&quot;);OR([.$F$5]=[.BD$5];[.$F$5]=&quot;x&quot;);OR([.$F$6]=[.BD$6];[.$F$6]=&quot;x&quot;);NOT(INDEX([.$G$7:.$BF$58];VLOOKUP([.BD$3];[.$B$7:.$C$58];2;0);HLOOKUP([.$B52];[.$G$3:.$BF$4];2;0))));1;0)" office:value-type="float" office:value="0">
            <text:p>0</text:p>
          </table:table-cell>
          <table:table-cell table:formula="of:=IF(AND(OR([.$D$6]=[.$D52];[.$D$6]=&quot;x&quot;);OR([.$E$6]=[.$E52];[.$E$6]=&quot;x&quot;);OR([.$F$5]=[.BE$5];[.$F$5]=&quot;x&quot;);OR([.$F$6]=[.BE$6];[.$F$6]=&quot;x&quot;);NOT(INDEX([.$G$7:.$BF$58];VLOOKUP([.BE$3];[.$B$7:.$C$58];2;0);HLOOKUP([.$B52];[.$G$3:.$BF$4];2;0))));1;0)" office:value-type="float" office:value="0">
            <text:p>0</text:p>
          </table:table-cell>
          <table:table-cell table:formula="of:=IF(AND(OR([.$D$6]=[.$D52];[.$D$6]=&quot;x&quot;);OR([.$E$6]=[.$E52];[.$E$6]=&quot;x&quot;);OR([.$F$5]=[.BF$5];[.$F$5]=&quot;x&quot;);OR([.$F$6]=[.BF$6];[.$F$6]=&quot;x&quot;);NOT(INDEX([.$G$7:.$BF$58];VLOOKUP([.BF$3];[.$B$7:.$C$58];2;0);HLOOKUP([.$B52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9c</text:p>
          </table:table-cell>
          <table:table-cell office:value-type="float" office:value="47">
            <text:p>47</text:p>
          </table:table-cell>
          <table:table-cell table:formula="of:=LEFT([.B53];1)" office:value-type="string" office:string-value="9">
            <text:p>9</text:p>
          </table:table-cell>
          <table:table-cell table:formula="of:=RIGHT([.B53];1)" office:value-type="string" office:string-value="c">
            <text:p>c</text:p>
          </table:table-cell>
          <table:table-cell/>
          <table:table-cell table:formula="of:=IF(AND([.G$3]&lt;&gt;[.$B53];OR([.$D$6]=[.$D53];[.$D$6]=&quot;x&quot;);OR([.$E$6]=[.$E53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3];OR([.$D$6]=[.$D53];[.$D$6]=&quot;x&quot;);OR([.$E$6]=[.$E53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3];OR([.$D$6]=[.$D53];[.$D$6]=&quot;x&quot;);OR([.$E$6]=[.$E53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3];OR([.$D$6]=[.$D53];[.$D$6]=&quot;x&quot;);OR([.$E$6]=[.$E53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3];OR([.$D$6]=[.$D53];[.$D$6]=&quot;x&quot;);OR([.$E$6]=[.$E53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3];OR([.$D$6]=[.$D53];[.$D$6]=&quot;x&quot;);OR([.$E$6]=[.$E53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3];OR([.$D$6]=[.$D53];[.$D$6]=&quot;x&quot;);OR([.$E$6]=[.$E53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3];OR([.$D$6]=[.$D53];[.$D$6]=&quot;x&quot;);OR([.$E$6]=[.$E53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3];OR([.$D$6]=[.$D53];[.$D$6]=&quot;x&quot;);OR([.$E$6]=[.$E53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3];OR([.$D$6]=[.$D53];[.$D$6]=&quot;x&quot;);OR([.$E$6]=[.$E53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3];OR([.$D$6]=[.$D53];[.$D$6]=&quot;x&quot;);OR([.$E$6]=[.$E53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3];OR([.$D$6]=[.$D53];[.$D$6]=&quot;x&quot;);OR([.$E$6]=[.$E53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3];OR([.$D$6]=[.$D53];[.$D$6]=&quot;x&quot;);OR([.$E$6]=[.$E53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3];OR([.$D$6]=[.$D53];[.$D$6]=&quot;x&quot;);OR([.$E$6]=[.$E53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3];OR([.$D$6]=[.$D53];[.$D$6]=&quot;x&quot;);OR([.$E$6]=[.$E53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3];OR([.$D$6]=[.$D53];[.$D$6]=&quot;x&quot;);OR([.$E$6]=[.$E53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3];OR([.$D$6]=[.$D53];[.$D$6]=&quot;x&quot;);OR([.$E$6]=[.$E53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3];OR([.$D$6]=[.$D53];[.$D$6]=&quot;x&quot;);OR([.$E$6]=[.$E53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3];OR([.$D$6]=[.$D53];[.$D$6]=&quot;x&quot;);OR([.$E$6]=[.$E53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3];OR([.$D$6]=[.$D53];[.$D$6]=&quot;x&quot;);OR([.$E$6]=[.$E53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3];OR([.$D$6]=[.$D53];[.$D$6]=&quot;x&quot;);OR([.$E$6]=[.$E53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3];OR([.$D$6]=[.$D53];[.$D$6]=&quot;x&quot;);OR([.$E$6]=[.$E53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3];OR([.$D$6]=[.$D53];[.$D$6]=&quot;x&quot;);OR([.$E$6]=[.$E53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3];OR([.$D$6]=[.$D53];[.$D$6]=&quot;x&quot;);OR([.$E$6]=[.$E53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3];OR([.$D$6]=[.$D53];[.$D$6]=&quot;x&quot;);OR([.$E$6]=[.$E53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3];OR([.$D$6]=[.$D53];[.$D$6]=&quot;x&quot;);OR([.$E$6]=[.$E53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3];OR([.$D$6]=[.$D53];[.$D$6]=&quot;x&quot;);OR([.$E$6]=[.$E53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3];OR([.$D$6]=[.$D53];[.$D$6]=&quot;x&quot;);OR([.$E$6]=[.$E53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3];OR([.$D$6]=[.$D53];[.$D$6]=&quot;x&quot;);OR([.$E$6]=[.$E53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3];OR([.$D$6]=[.$D53];[.$D$6]=&quot;x&quot;);OR([.$E$6]=[.$E53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3];OR([.$D$6]=[.$D53];[.$D$6]=&quot;x&quot;);OR([.$E$6]=[.$E53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3];OR([.$D$6]=[.$D53];[.$D$6]=&quot;x&quot;);OR([.$E$6]=[.$E53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3];OR([.$D$6]=[.$D53];[.$D$6]=&quot;x&quot;);OR([.$E$6]=[.$E53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3];OR([.$D$6]=[.$D53];[.$D$6]=&quot;x&quot;);OR([.$E$6]=[.$E53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3];OR([.$D$6]=[.$D53];[.$D$6]=&quot;x&quot;);OR([.$E$6]=[.$E53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3];OR([.$D$6]=[.$D53];[.$D$6]=&quot;x&quot;);OR([.$E$6]=[.$E53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3];OR([.$D$6]=[.$D53];[.$D$6]=&quot;x&quot;);OR([.$E$6]=[.$E53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3];OR([.$D$6]=[.$D53];[.$D$6]=&quot;x&quot;);OR([.$E$6]=[.$E53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3];OR([.$D$6]=[.$D53];[.$D$6]=&quot;x&quot;);OR([.$E$6]=[.$E53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3];OR([.$D$6]=[.$D53];[.$D$6]=&quot;x&quot;);OR([.$E$6]=[.$E53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3];OR([.$D$6]=[.$D53];[.$D$6]=&quot;x&quot;);OR([.$E$6]=[.$E53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3];OR([.$D$6]=[.$D53];[.$D$6]=&quot;x&quot;);OR([.$E$6]=[.$E53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3];OR([.$D$6]=[.$D53];[.$D$6]=&quot;x&quot;);OR([.$E$6]=[.$E53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3];OR([.$D$6]=[.$D53];[.$D$6]=&quot;x&quot;);OR([.$E$6]=[.$E53];[.$E$6]=&quot;x&quot;);OR([.$F$5]=[.AX$5];[.$F$5]=&quot;x&quot;);OR([.$F$6]=[.AX$6];[.$F$6]=&quot;x&quot;));1;0)" office:value-type="float" office:value="0">
            <text:p>0</text:p>
          </table:table-cell>
          <table:table-cell table:formula="of:=IF(AND([.AY$3]&lt;&gt;[.$B53];OR([.$D$6]=[.$D53];[.$D$6]=&quot;x&quot;);OR([.$E$6]=[.$E53];[.$E$6]=&quot;x&quot;);OR([.$F$5]=[.AY$5];[.$F$5]=&quot;x&quot;);OR([.$F$6]=[.AY$6];[.$F$6]=&quot;x&quot;));1;0)" office:value-type="float" office:value="0">
            <text:p>0</text:p>
          </table:table-cell>
          <table:table-cell table:formula="of:=IF(AND([.AZ$3]&lt;&gt;[.$B53];OR([.$D$6]=[.$D53];[.$D$6]=&quot;x&quot;);OR([.$E$6]=[.$E53];[.$E$6]=&quot;x&quot;);OR([.$F$5]=[.AZ$5];[.$F$5]=&quot;x&quot;);OR([.$F$6]=[.AZ$6];[.$F$6]=&quot;x&quot;));1;0)" office:value-type="float" office:value="0">
            <text:p>0</text:p>
          </table:table-cell>
          <table:table-cell table:style-name="ce2"/>
          <table:table-cell table:formula="of:=IF(AND(OR([.$D$6]=[.$D53];[.$D$6]=&quot;x&quot;);OR([.$E$6]=[.$E53];[.$E$6]=&quot;x&quot;);OR([.$F$5]=[.BB$5];[.$F$5]=&quot;x&quot;);OR([.$F$6]=[.BB$6];[.$F$6]=&quot;x&quot;);NOT(INDEX([.$G$7:.$BF$58];VLOOKUP([.BB$3];[.$B$7:.$C$58];2;0);HLOOKUP([.$B53];[.$G$3:.$BF$4];2;0))));1;0)" office:value-type="float" office:value="0">
            <text:p>0</text:p>
          </table:table-cell>
          <table:table-cell table:formula="of:=IF(AND(OR([.$D$6]=[.$D53];[.$D$6]=&quot;x&quot;);OR([.$E$6]=[.$E53];[.$E$6]=&quot;x&quot;);OR([.$F$5]=[.BC$5];[.$F$5]=&quot;x&quot;);OR([.$F$6]=[.BC$6];[.$F$6]=&quot;x&quot;);NOT(INDEX([.$G$7:.$BF$58];VLOOKUP([.BC$3];[.$B$7:.$C$58];2;0);HLOOKUP([.$B53];[.$G$3:.$BF$4];2;0))));1;0)" office:value-type="float" office:value="0">
            <text:p>0</text:p>
          </table:table-cell>
          <table:table-cell table:formula="of:=IF(AND(OR([.$D$6]=[.$D53];[.$D$6]=&quot;x&quot;);OR([.$E$6]=[.$E53];[.$E$6]=&quot;x&quot;);OR([.$F$5]=[.BD$5];[.$F$5]=&quot;x&quot;);OR([.$F$6]=[.BD$6];[.$F$6]=&quot;x&quot;);NOT(INDEX([.$G$7:.$BF$58];VLOOKUP([.BD$3];[.$B$7:.$C$58];2;0);HLOOKUP([.$B53];[.$G$3:.$BF$4];2;0))));1;0)" office:value-type="float" office:value="0">
            <text:p>0</text:p>
          </table:table-cell>
          <table:table-cell table:formula="of:=IF(AND(OR([.$D$6]=[.$D53];[.$D$6]=&quot;x&quot;);OR([.$E$6]=[.$E53];[.$E$6]=&quot;x&quot;);OR([.$F$5]=[.BE$5];[.$F$5]=&quot;x&quot;);OR([.$F$6]=[.BE$6];[.$F$6]=&quot;x&quot;);NOT(INDEX([.$G$7:.$BF$58];VLOOKUP([.BE$3];[.$B$7:.$C$58];2;0);HLOOKUP([.$B53];[.$G$3:.$BF$4];2;0))));1;0)" office:value-type="float" office:value="0">
            <text:p>0</text:p>
          </table:table-cell>
          <table:table-cell table:formula="of:=IF(AND(OR([.$D$6]=[.$D53];[.$D$6]=&quot;x&quot;);OR([.$E$6]=[.$E53];[.$E$6]=&quot;x&quot;);OR([.$F$5]=[.BF$5];[.$F$5]=&quot;x&quot;);OR([.$F$6]=[.BF$6];[.$F$6]=&quot;x&quot;);NOT(INDEX([.$G$7:.$BF$58];VLOOKUP([.BF$3];[.$B$7:.$C$58];2;0);HLOOKUP([.$B53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c</text:p>
          </table:table-cell>
          <table:table-cell office:value-type="float" office:value="48">
            <text:p>48</text:p>
          </table:table-cell>
          <table:table-cell table:formula="of:=LEFT([.B54];1)" office:value-type="string" office:string-value="T">
            <text:p>T</text:p>
          </table:table-cell>
          <table:table-cell table:formula="of:=RIGHT([.B54];1)" office:value-type="string" office:string-value="c">
            <text:p>c</text:p>
          </table:table-cell>
          <table:table-cell/>
          <table:table-cell table:formula="of:=IF(AND([.G$3]&lt;&gt;[.$B54];OR([.$D$6]=[.$D54];[.$D$6]=&quot;x&quot;);OR([.$E$6]=[.$E54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4];OR([.$D$6]=[.$D54];[.$D$6]=&quot;x&quot;);OR([.$E$6]=[.$E54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4];OR([.$D$6]=[.$D54];[.$D$6]=&quot;x&quot;);OR([.$E$6]=[.$E54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4];OR([.$D$6]=[.$D54];[.$D$6]=&quot;x&quot;);OR([.$E$6]=[.$E54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4];OR([.$D$6]=[.$D54];[.$D$6]=&quot;x&quot;);OR([.$E$6]=[.$E54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4];OR([.$D$6]=[.$D54];[.$D$6]=&quot;x&quot;);OR([.$E$6]=[.$E54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4];OR([.$D$6]=[.$D54];[.$D$6]=&quot;x&quot;);OR([.$E$6]=[.$E54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4];OR([.$D$6]=[.$D54];[.$D$6]=&quot;x&quot;);OR([.$E$6]=[.$E54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4];OR([.$D$6]=[.$D54];[.$D$6]=&quot;x&quot;);OR([.$E$6]=[.$E54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4];OR([.$D$6]=[.$D54];[.$D$6]=&quot;x&quot;);OR([.$E$6]=[.$E54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4];OR([.$D$6]=[.$D54];[.$D$6]=&quot;x&quot;);OR([.$E$6]=[.$E54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4];OR([.$D$6]=[.$D54];[.$D$6]=&quot;x&quot;);OR([.$E$6]=[.$E54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4];OR([.$D$6]=[.$D54];[.$D$6]=&quot;x&quot;);OR([.$E$6]=[.$E54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4];OR([.$D$6]=[.$D54];[.$D$6]=&quot;x&quot;);OR([.$E$6]=[.$E54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4];OR([.$D$6]=[.$D54];[.$D$6]=&quot;x&quot;);OR([.$E$6]=[.$E54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4];OR([.$D$6]=[.$D54];[.$D$6]=&quot;x&quot;);OR([.$E$6]=[.$E54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4];OR([.$D$6]=[.$D54];[.$D$6]=&quot;x&quot;);OR([.$E$6]=[.$E54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4];OR([.$D$6]=[.$D54];[.$D$6]=&quot;x&quot;);OR([.$E$6]=[.$E54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4];OR([.$D$6]=[.$D54];[.$D$6]=&quot;x&quot;);OR([.$E$6]=[.$E54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4];OR([.$D$6]=[.$D54];[.$D$6]=&quot;x&quot;);OR([.$E$6]=[.$E54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4];OR([.$D$6]=[.$D54];[.$D$6]=&quot;x&quot;);OR([.$E$6]=[.$E54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4];OR([.$D$6]=[.$D54];[.$D$6]=&quot;x&quot;);OR([.$E$6]=[.$E54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4];OR([.$D$6]=[.$D54];[.$D$6]=&quot;x&quot;);OR([.$E$6]=[.$E54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4];OR([.$D$6]=[.$D54];[.$D$6]=&quot;x&quot;);OR([.$E$6]=[.$E54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4];OR([.$D$6]=[.$D54];[.$D$6]=&quot;x&quot;);OR([.$E$6]=[.$E54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4];OR([.$D$6]=[.$D54];[.$D$6]=&quot;x&quot;);OR([.$E$6]=[.$E54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4];OR([.$D$6]=[.$D54];[.$D$6]=&quot;x&quot;);OR([.$E$6]=[.$E54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4];OR([.$D$6]=[.$D54];[.$D$6]=&quot;x&quot;);OR([.$E$6]=[.$E54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4];OR([.$D$6]=[.$D54];[.$D$6]=&quot;x&quot;);OR([.$E$6]=[.$E54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4];OR([.$D$6]=[.$D54];[.$D$6]=&quot;x&quot;);OR([.$E$6]=[.$E54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4];OR([.$D$6]=[.$D54];[.$D$6]=&quot;x&quot;);OR([.$E$6]=[.$E54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4];OR([.$D$6]=[.$D54];[.$D$6]=&quot;x&quot;);OR([.$E$6]=[.$E54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4];OR([.$D$6]=[.$D54];[.$D$6]=&quot;x&quot;);OR([.$E$6]=[.$E54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4];OR([.$D$6]=[.$D54];[.$D$6]=&quot;x&quot;);OR([.$E$6]=[.$E54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4];OR([.$D$6]=[.$D54];[.$D$6]=&quot;x&quot;);OR([.$E$6]=[.$E54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4];OR([.$D$6]=[.$D54];[.$D$6]=&quot;x&quot;);OR([.$E$6]=[.$E54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4];OR([.$D$6]=[.$D54];[.$D$6]=&quot;x&quot;);OR([.$E$6]=[.$E54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4];OR([.$D$6]=[.$D54];[.$D$6]=&quot;x&quot;);OR([.$E$6]=[.$E54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4];OR([.$D$6]=[.$D54];[.$D$6]=&quot;x&quot;);OR([.$E$6]=[.$E54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4];OR([.$D$6]=[.$D54];[.$D$6]=&quot;x&quot;);OR([.$E$6]=[.$E54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4];OR([.$D$6]=[.$D54];[.$D$6]=&quot;x&quot;);OR([.$E$6]=[.$E54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4];OR([.$D$6]=[.$D54];[.$D$6]=&quot;x&quot;);OR([.$E$6]=[.$E54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4];OR([.$D$6]=[.$D54];[.$D$6]=&quot;x&quot;);OR([.$E$6]=[.$E54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4];OR([.$D$6]=[.$D54];[.$D$6]=&quot;x&quot;);OR([.$E$6]=[.$E54];[.$E$6]=&quot;x&quot;);OR([.$F$5]=[.AX$5];[.$F$5]=&quot;x&quot;);OR([.$F$6]=[.AX$6];[.$F$6]=&quot;x&quot;));1;0)" office:value-type="float" office:value="0">
            <text:p>0</text:p>
          </table:table-cell>
          <table:table-cell table:formula="of:=IF(AND([.AY$3]&lt;&gt;[.$B54];OR([.$D$6]=[.$D54];[.$D$6]=&quot;x&quot;);OR([.$E$6]=[.$E54];[.$E$6]=&quot;x&quot;);OR([.$F$5]=[.AY$5];[.$F$5]=&quot;x&quot;);OR([.$F$6]=[.AY$6];[.$F$6]=&quot;x&quot;));1;0)" office:value-type="float" office:value="0">
            <text:p>0</text:p>
          </table:table-cell>
          <table:table-cell table:formula="of:=IF(AND([.AZ$3]&lt;&gt;[.$B54];OR([.$D$6]=[.$D54];[.$D$6]=&quot;x&quot;);OR([.$E$6]=[.$E54];[.$E$6]=&quot;x&quot;);OR([.$F$5]=[.AZ$5];[.$F$5]=&quot;x&quot;);OR([.$F$6]=[.AZ$6];[.$F$6]=&quot;x&quot;));1;0)" office:value-type="float" office:value="0">
            <text:p>0</text:p>
          </table:table-cell>
          <table:table-cell table:formula="of:=IF(AND([.BA$3]&lt;&gt;[.$B54];OR([.$D$6]=[.$D54];[.$D$6]=&quot;x&quot;);OR([.$E$6]=[.$E54];[.$E$6]=&quot;x&quot;);OR([.$F$5]=[.BA$5];[.$F$5]=&quot;x&quot;);OR([.$F$6]=[.BA$6];[.$F$6]=&quot;x&quot;));1;0)" office:value-type="float" office:value="0">
            <text:p>0</text:p>
          </table:table-cell>
          <table:table-cell table:style-name="ce2"/>
          <table:table-cell table:formula="of:=IF(AND(OR([.$D$6]=[.$D54];[.$D$6]=&quot;x&quot;);OR([.$E$6]=[.$E54];[.$E$6]=&quot;x&quot;);OR([.$F$5]=[.BC$5];[.$F$5]=&quot;x&quot;);OR([.$F$6]=[.BC$6];[.$F$6]=&quot;x&quot;);NOT(INDEX([.$G$7:.$BF$58];VLOOKUP([.BC$3];[.$B$7:.$C$58];2;0);HLOOKUP([.$B54];[.$G$3:.$BF$4];2;0))));1;0)" office:value-type="float" office:value="0">
            <text:p>0</text:p>
          </table:table-cell>
          <table:table-cell table:formula="of:=IF(AND(OR([.$D$6]=[.$D54];[.$D$6]=&quot;x&quot;);OR([.$E$6]=[.$E54];[.$E$6]=&quot;x&quot;);OR([.$F$5]=[.BD$5];[.$F$5]=&quot;x&quot;);OR([.$F$6]=[.BD$6];[.$F$6]=&quot;x&quot;);NOT(INDEX([.$G$7:.$BF$58];VLOOKUP([.BD$3];[.$B$7:.$C$58];2;0);HLOOKUP([.$B54];[.$G$3:.$BF$4];2;0))));1;0)" office:value-type="float" office:value="0">
            <text:p>0</text:p>
          </table:table-cell>
          <table:table-cell table:formula="of:=IF(AND(OR([.$D$6]=[.$D54];[.$D$6]=&quot;x&quot;);OR([.$E$6]=[.$E54];[.$E$6]=&quot;x&quot;);OR([.$F$5]=[.BE$5];[.$F$5]=&quot;x&quot;);OR([.$F$6]=[.BE$6];[.$F$6]=&quot;x&quot;);NOT(INDEX([.$G$7:.$BF$58];VLOOKUP([.BE$3];[.$B$7:.$C$58];2;0);HLOOKUP([.$B54];[.$G$3:.$BF$4];2;0))));1;0)" office:value-type="float" office:value="0">
            <text:p>0</text:p>
          </table:table-cell>
          <table:table-cell table:formula="of:=IF(AND(OR([.$D$6]=[.$D54];[.$D$6]=&quot;x&quot;);OR([.$E$6]=[.$E54];[.$E$6]=&quot;x&quot;);OR([.$F$5]=[.BF$5];[.$F$5]=&quot;x&quot;);OR([.$F$6]=[.BF$6];[.$F$6]=&quot;x&quot;);NOT(INDEX([.$G$7:.$BF$58];VLOOKUP([.BF$3];[.$B$7:.$C$58];2;0);HLOOKUP([.$B54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Jc</text:p>
          </table:table-cell>
          <table:table-cell office:value-type="float" office:value="49">
            <text:p>49</text:p>
          </table:table-cell>
          <table:table-cell table:formula="of:=LEFT([.B55];1)" office:value-type="string" office:string-value="J">
            <text:p>J</text:p>
          </table:table-cell>
          <table:table-cell table:formula="of:=RIGHT([.B55];1)" office:value-type="string" office:string-value="c">
            <text:p>c</text:p>
          </table:table-cell>
          <table:table-cell/>
          <table:table-cell table:formula="of:=IF(AND([.G$3]&lt;&gt;[.$B55];OR([.$D$6]=[.$D55];[.$D$6]=&quot;x&quot;);OR([.$E$6]=[.$E55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5];OR([.$D$6]=[.$D55];[.$D$6]=&quot;x&quot;);OR([.$E$6]=[.$E55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5];OR([.$D$6]=[.$D55];[.$D$6]=&quot;x&quot;);OR([.$E$6]=[.$E55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5];OR([.$D$6]=[.$D55];[.$D$6]=&quot;x&quot;);OR([.$E$6]=[.$E55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5];OR([.$D$6]=[.$D55];[.$D$6]=&quot;x&quot;);OR([.$E$6]=[.$E55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5];OR([.$D$6]=[.$D55];[.$D$6]=&quot;x&quot;);OR([.$E$6]=[.$E55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5];OR([.$D$6]=[.$D55];[.$D$6]=&quot;x&quot;);OR([.$E$6]=[.$E55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5];OR([.$D$6]=[.$D55];[.$D$6]=&quot;x&quot;);OR([.$E$6]=[.$E55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5];OR([.$D$6]=[.$D55];[.$D$6]=&quot;x&quot;);OR([.$E$6]=[.$E55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5];OR([.$D$6]=[.$D55];[.$D$6]=&quot;x&quot;);OR([.$E$6]=[.$E55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5];OR([.$D$6]=[.$D55];[.$D$6]=&quot;x&quot;);OR([.$E$6]=[.$E55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5];OR([.$D$6]=[.$D55];[.$D$6]=&quot;x&quot;);OR([.$E$6]=[.$E55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5];OR([.$D$6]=[.$D55];[.$D$6]=&quot;x&quot;);OR([.$E$6]=[.$E55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5];OR([.$D$6]=[.$D55];[.$D$6]=&quot;x&quot;);OR([.$E$6]=[.$E55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5];OR([.$D$6]=[.$D55];[.$D$6]=&quot;x&quot;);OR([.$E$6]=[.$E55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5];OR([.$D$6]=[.$D55];[.$D$6]=&quot;x&quot;);OR([.$E$6]=[.$E55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5];OR([.$D$6]=[.$D55];[.$D$6]=&quot;x&quot;);OR([.$E$6]=[.$E55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5];OR([.$D$6]=[.$D55];[.$D$6]=&quot;x&quot;);OR([.$E$6]=[.$E55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5];OR([.$D$6]=[.$D55];[.$D$6]=&quot;x&quot;);OR([.$E$6]=[.$E55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5];OR([.$D$6]=[.$D55];[.$D$6]=&quot;x&quot;);OR([.$E$6]=[.$E55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5];OR([.$D$6]=[.$D55];[.$D$6]=&quot;x&quot;);OR([.$E$6]=[.$E55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5];OR([.$D$6]=[.$D55];[.$D$6]=&quot;x&quot;);OR([.$E$6]=[.$E55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5];OR([.$D$6]=[.$D55];[.$D$6]=&quot;x&quot;);OR([.$E$6]=[.$E55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5];OR([.$D$6]=[.$D55];[.$D$6]=&quot;x&quot;);OR([.$E$6]=[.$E55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5];OR([.$D$6]=[.$D55];[.$D$6]=&quot;x&quot;);OR([.$E$6]=[.$E55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5];OR([.$D$6]=[.$D55];[.$D$6]=&quot;x&quot;);OR([.$E$6]=[.$E55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5];OR([.$D$6]=[.$D55];[.$D$6]=&quot;x&quot;);OR([.$E$6]=[.$E55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5];OR([.$D$6]=[.$D55];[.$D$6]=&quot;x&quot;);OR([.$E$6]=[.$E55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5];OR([.$D$6]=[.$D55];[.$D$6]=&quot;x&quot;);OR([.$E$6]=[.$E55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5];OR([.$D$6]=[.$D55];[.$D$6]=&quot;x&quot;);OR([.$E$6]=[.$E55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5];OR([.$D$6]=[.$D55];[.$D$6]=&quot;x&quot;);OR([.$E$6]=[.$E55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5];OR([.$D$6]=[.$D55];[.$D$6]=&quot;x&quot;);OR([.$E$6]=[.$E55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5];OR([.$D$6]=[.$D55];[.$D$6]=&quot;x&quot;);OR([.$E$6]=[.$E55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5];OR([.$D$6]=[.$D55];[.$D$6]=&quot;x&quot;);OR([.$E$6]=[.$E55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5];OR([.$D$6]=[.$D55];[.$D$6]=&quot;x&quot;);OR([.$E$6]=[.$E55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5];OR([.$D$6]=[.$D55];[.$D$6]=&quot;x&quot;);OR([.$E$6]=[.$E55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5];OR([.$D$6]=[.$D55];[.$D$6]=&quot;x&quot;);OR([.$E$6]=[.$E55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5];OR([.$D$6]=[.$D55];[.$D$6]=&quot;x&quot;);OR([.$E$6]=[.$E55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5];OR([.$D$6]=[.$D55];[.$D$6]=&quot;x&quot;);OR([.$E$6]=[.$E55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5];OR([.$D$6]=[.$D55];[.$D$6]=&quot;x&quot;);OR([.$E$6]=[.$E55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5];OR([.$D$6]=[.$D55];[.$D$6]=&quot;x&quot;);OR([.$E$6]=[.$E55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5];OR([.$D$6]=[.$D55];[.$D$6]=&quot;x&quot;);OR([.$E$6]=[.$E55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5];OR([.$D$6]=[.$D55];[.$D$6]=&quot;x&quot;);OR([.$E$6]=[.$E55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5];OR([.$D$6]=[.$D55];[.$D$6]=&quot;x&quot;);OR([.$E$6]=[.$E55];[.$E$6]=&quot;x&quot;);OR([.$F$5]=[.AX$5];[.$F$5]=&quot;x&quot;);OR([.$F$6]=[.AX$6];[.$F$6]=&quot;x&quot;));1;0)" office:value-type="float" office:value="0">
            <text:p>0</text:p>
          </table:table-cell>
          <table:table-cell table:formula="of:=IF(AND([.AY$3]&lt;&gt;[.$B55];OR([.$D$6]=[.$D55];[.$D$6]=&quot;x&quot;);OR([.$E$6]=[.$E55];[.$E$6]=&quot;x&quot;);OR([.$F$5]=[.AY$5];[.$F$5]=&quot;x&quot;);OR([.$F$6]=[.AY$6];[.$F$6]=&quot;x&quot;));1;0)" office:value-type="float" office:value="0">
            <text:p>0</text:p>
          </table:table-cell>
          <table:table-cell table:formula="of:=IF(AND([.AZ$3]&lt;&gt;[.$B55];OR([.$D$6]=[.$D55];[.$D$6]=&quot;x&quot;);OR([.$E$6]=[.$E55];[.$E$6]=&quot;x&quot;);OR([.$F$5]=[.AZ$5];[.$F$5]=&quot;x&quot;);OR([.$F$6]=[.AZ$6];[.$F$6]=&quot;x&quot;));1;0)" office:value-type="float" office:value="0">
            <text:p>0</text:p>
          </table:table-cell>
          <table:table-cell table:formula="of:=IF(AND([.BA$3]&lt;&gt;[.$B55];OR([.$D$6]=[.$D55];[.$D$6]=&quot;x&quot;);OR([.$E$6]=[.$E55];[.$E$6]=&quot;x&quot;);OR([.$F$5]=[.BA$5];[.$F$5]=&quot;x&quot;);OR([.$F$6]=[.BA$6];[.$F$6]=&quot;x&quot;));1;0)" office:value-type="float" office:value="0">
            <text:p>0</text:p>
          </table:table-cell>
          <table:table-cell table:formula="of:=IF(AND([.BB$3]&lt;&gt;[.$B55];OR([.$D$6]=[.$D55];[.$D$6]=&quot;x&quot;);OR([.$E$6]=[.$E55];[.$E$6]=&quot;x&quot;);OR([.$F$5]=[.BB$5];[.$F$5]=&quot;x&quot;);OR([.$F$6]=[.BB$6];[.$F$6]=&quot;x&quot;));1;0)" office:value-type="float" office:value="0">
            <text:p>0</text:p>
          </table:table-cell>
          <table:table-cell table:style-name="ce2"/>
          <table:table-cell table:formula="of:=IF(AND(OR([.$D$6]=[.$D55];[.$D$6]=&quot;x&quot;);OR([.$E$6]=[.$E55];[.$E$6]=&quot;x&quot;);OR([.$F$5]=[.BD$5];[.$F$5]=&quot;x&quot;);OR([.$F$6]=[.BD$6];[.$F$6]=&quot;x&quot;);NOT(INDEX([.$G$7:.$BF$58];VLOOKUP([.BD$3];[.$B$7:.$C$58];2;0);HLOOKUP([.$B55];[.$G$3:.$BF$4];2;0))));1;0)" office:value-type="float" office:value="0">
            <text:p>0</text:p>
          </table:table-cell>
          <table:table-cell table:formula="of:=IF(AND(OR([.$D$6]=[.$D55];[.$D$6]=&quot;x&quot;);OR([.$E$6]=[.$E55];[.$E$6]=&quot;x&quot;);OR([.$F$5]=[.BE$5];[.$F$5]=&quot;x&quot;);OR([.$F$6]=[.BE$6];[.$F$6]=&quot;x&quot;);NOT(INDEX([.$G$7:.$BF$58];VLOOKUP([.BE$3];[.$B$7:.$C$58];2;0);HLOOKUP([.$B55];[.$G$3:.$BF$4];2;0))));1;0)" office:value-type="float" office:value="0">
            <text:p>0</text:p>
          </table:table-cell>
          <table:table-cell table:formula="of:=IF(AND(OR([.$D$6]=[.$D55];[.$D$6]=&quot;x&quot;);OR([.$E$6]=[.$E55];[.$E$6]=&quot;x&quot;);OR([.$F$5]=[.BF$5];[.$F$5]=&quot;x&quot;);OR([.$F$6]=[.BF$6];[.$F$6]=&quot;x&quot;);NOT(INDEX([.$G$7:.$BF$58];VLOOKUP([.BF$3];[.$B$7:.$C$58];2;0);HLOOKUP([.$B55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Qc</text:p>
          </table:table-cell>
          <table:table-cell office:value-type="float" office:value="50">
            <text:p>50</text:p>
          </table:table-cell>
          <table:table-cell table:formula="of:=LEFT([.B56];1)" office:value-type="string" office:string-value="Q">
            <text:p>Q</text:p>
          </table:table-cell>
          <table:table-cell table:formula="of:=RIGHT([.B56];1)" office:value-type="string" office:string-value="c">
            <text:p>c</text:p>
          </table:table-cell>
          <table:table-cell/>
          <table:table-cell table:formula="of:=IF(AND([.G$3]&lt;&gt;[.$B56];OR([.$D$6]=[.$D56];[.$D$6]=&quot;x&quot;);OR([.$E$6]=[.$E56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6];OR([.$D$6]=[.$D56];[.$D$6]=&quot;x&quot;);OR([.$E$6]=[.$E56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6];OR([.$D$6]=[.$D56];[.$D$6]=&quot;x&quot;);OR([.$E$6]=[.$E56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6];OR([.$D$6]=[.$D56];[.$D$6]=&quot;x&quot;);OR([.$E$6]=[.$E56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6];OR([.$D$6]=[.$D56];[.$D$6]=&quot;x&quot;);OR([.$E$6]=[.$E56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6];OR([.$D$6]=[.$D56];[.$D$6]=&quot;x&quot;);OR([.$E$6]=[.$E56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6];OR([.$D$6]=[.$D56];[.$D$6]=&quot;x&quot;);OR([.$E$6]=[.$E56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6];OR([.$D$6]=[.$D56];[.$D$6]=&quot;x&quot;);OR([.$E$6]=[.$E56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6];OR([.$D$6]=[.$D56];[.$D$6]=&quot;x&quot;);OR([.$E$6]=[.$E56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6];OR([.$D$6]=[.$D56];[.$D$6]=&quot;x&quot;);OR([.$E$6]=[.$E56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6];OR([.$D$6]=[.$D56];[.$D$6]=&quot;x&quot;);OR([.$E$6]=[.$E56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6];OR([.$D$6]=[.$D56];[.$D$6]=&quot;x&quot;);OR([.$E$6]=[.$E56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6];OR([.$D$6]=[.$D56];[.$D$6]=&quot;x&quot;);OR([.$E$6]=[.$E56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6];OR([.$D$6]=[.$D56];[.$D$6]=&quot;x&quot;);OR([.$E$6]=[.$E56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6];OR([.$D$6]=[.$D56];[.$D$6]=&quot;x&quot;);OR([.$E$6]=[.$E56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6];OR([.$D$6]=[.$D56];[.$D$6]=&quot;x&quot;);OR([.$E$6]=[.$E56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6];OR([.$D$6]=[.$D56];[.$D$6]=&quot;x&quot;);OR([.$E$6]=[.$E56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6];OR([.$D$6]=[.$D56];[.$D$6]=&quot;x&quot;);OR([.$E$6]=[.$E56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6];OR([.$D$6]=[.$D56];[.$D$6]=&quot;x&quot;);OR([.$E$6]=[.$E56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6];OR([.$D$6]=[.$D56];[.$D$6]=&quot;x&quot;);OR([.$E$6]=[.$E56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6];OR([.$D$6]=[.$D56];[.$D$6]=&quot;x&quot;);OR([.$E$6]=[.$E56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6];OR([.$D$6]=[.$D56];[.$D$6]=&quot;x&quot;);OR([.$E$6]=[.$E56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6];OR([.$D$6]=[.$D56];[.$D$6]=&quot;x&quot;);OR([.$E$6]=[.$E56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6];OR([.$D$6]=[.$D56];[.$D$6]=&quot;x&quot;);OR([.$E$6]=[.$E56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6];OR([.$D$6]=[.$D56];[.$D$6]=&quot;x&quot;);OR([.$E$6]=[.$E56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6];OR([.$D$6]=[.$D56];[.$D$6]=&quot;x&quot;);OR([.$E$6]=[.$E56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6];OR([.$D$6]=[.$D56];[.$D$6]=&quot;x&quot;);OR([.$E$6]=[.$E56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6];OR([.$D$6]=[.$D56];[.$D$6]=&quot;x&quot;);OR([.$E$6]=[.$E56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6];OR([.$D$6]=[.$D56];[.$D$6]=&quot;x&quot;);OR([.$E$6]=[.$E56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6];OR([.$D$6]=[.$D56];[.$D$6]=&quot;x&quot;);OR([.$E$6]=[.$E56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6];OR([.$D$6]=[.$D56];[.$D$6]=&quot;x&quot;);OR([.$E$6]=[.$E56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6];OR([.$D$6]=[.$D56];[.$D$6]=&quot;x&quot;);OR([.$E$6]=[.$E56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6];OR([.$D$6]=[.$D56];[.$D$6]=&quot;x&quot;);OR([.$E$6]=[.$E56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6];OR([.$D$6]=[.$D56];[.$D$6]=&quot;x&quot;);OR([.$E$6]=[.$E56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6];OR([.$D$6]=[.$D56];[.$D$6]=&quot;x&quot;);OR([.$E$6]=[.$E56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6];OR([.$D$6]=[.$D56];[.$D$6]=&quot;x&quot;);OR([.$E$6]=[.$E56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6];OR([.$D$6]=[.$D56];[.$D$6]=&quot;x&quot;);OR([.$E$6]=[.$E56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6];OR([.$D$6]=[.$D56];[.$D$6]=&quot;x&quot;);OR([.$E$6]=[.$E56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6];OR([.$D$6]=[.$D56];[.$D$6]=&quot;x&quot;);OR([.$E$6]=[.$E56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6];OR([.$D$6]=[.$D56];[.$D$6]=&quot;x&quot;);OR([.$E$6]=[.$E56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6];OR([.$D$6]=[.$D56];[.$D$6]=&quot;x&quot;);OR([.$E$6]=[.$E56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6];OR([.$D$6]=[.$D56];[.$D$6]=&quot;x&quot;);OR([.$E$6]=[.$E56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6];OR([.$D$6]=[.$D56];[.$D$6]=&quot;x&quot;);OR([.$E$6]=[.$E56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6];OR([.$D$6]=[.$D56];[.$D$6]=&quot;x&quot;);OR([.$E$6]=[.$E56];[.$E$6]=&quot;x&quot;);OR([.$F$5]=[.AX$5];[.$F$5]=&quot;x&quot;);OR([.$F$6]=[.AX$6];[.$F$6]=&quot;x&quot;));1;0)" office:value-type="float" office:value="0">
            <text:p>0</text:p>
          </table:table-cell>
          <table:table-cell table:formula="of:=IF(AND([.AY$3]&lt;&gt;[.$B56];OR([.$D$6]=[.$D56];[.$D$6]=&quot;x&quot;);OR([.$E$6]=[.$E56];[.$E$6]=&quot;x&quot;);OR([.$F$5]=[.AY$5];[.$F$5]=&quot;x&quot;);OR([.$F$6]=[.AY$6];[.$F$6]=&quot;x&quot;));1;0)" office:value-type="float" office:value="0">
            <text:p>0</text:p>
          </table:table-cell>
          <table:table-cell table:formula="of:=IF(AND([.AZ$3]&lt;&gt;[.$B56];OR([.$D$6]=[.$D56];[.$D$6]=&quot;x&quot;);OR([.$E$6]=[.$E56];[.$E$6]=&quot;x&quot;);OR([.$F$5]=[.AZ$5];[.$F$5]=&quot;x&quot;);OR([.$F$6]=[.AZ$6];[.$F$6]=&quot;x&quot;));1;0)" office:value-type="float" office:value="0">
            <text:p>0</text:p>
          </table:table-cell>
          <table:table-cell table:formula="of:=IF(AND([.BA$3]&lt;&gt;[.$B56];OR([.$D$6]=[.$D56];[.$D$6]=&quot;x&quot;);OR([.$E$6]=[.$E56];[.$E$6]=&quot;x&quot;);OR([.$F$5]=[.BA$5];[.$F$5]=&quot;x&quot;);OR([.$F$6]=[.BA$6];[.$F$6]=&quot;x&quot;));1;0)" office:value-type="float" office:value="0">
            <text:p>0</text:p>
          </table:table-cell>
          <table:table-cell table:formula="of:=IF(AND([.BB$3]&lt;&gt;[.$B56];OR([.$D$6]=[.$D56];[.$D$6]=&quot;x&quot;);OR([.$E$6]=[.$E56];[.$E$6]=&quot;x&quot;);OR([.$F$5]=[.BB$5];[.$F$5]=&quot;x&quot;);OR([.$F$6]=[.BB$6];[.$F$6]=&quot;x&quot;));1;0)" office:value-type="float" office:value="0">
            <text:p>0</text:p>
          </table:table-cell>
          <table:table-cell table:formula="of:=IF(AND([.BC$3]&lt;&gt;[.$B56];OR([.$D$6]=[.$D56];[.$D$6]=&quot;x&quot;);OR([.$E$6]=[.$E56];[.$E$6]=&quot;x&quot;);OR([.$F$5]=[.BC$5];[.$F$5]=&quot;x&quot;);OR([.$F$6]=[.BC$6];[.$F$6]=&quot;x&quot;));1;0)" office:value-type="float" office:value="0">
            <text:p>0</text:p>
          </table:table-cell>
          <table:table-cell table:style-name="ce2"/>
          <table:table-cell table:formula="of:=IF(AND(OR([.$D$6]=[.$D56];[.$D$6]=&quot;x&quot;);OR([.$E$6]=[.$E56];[.$E$6]=&quot;x&quot;);OR([.$F$5]=[.BE$5];[.$F$5]=&quot;x&quot;);OR([.$F$6]=[.BE$6];[.$F$6]=&quot;x&quot;);NOT(INDEX([.$G$7:.$BF$58];VLOOKUP([.BE$3];[.$B$7:.$C$58];2;0);HLOOKUP([.$B56];[.$G$3:.$BF$4];2;0))));1;0)" office:value-type="float" office:value="0">
            <text:p>0</text:p>
          </table:table-cell>
          <table:table-cell table:formula="of:=IF(AND(OR([.$D$6]=[.$D56];[.$D$6]=&quot;x&quot;);OR([.$E$6]=[.$E56];[.$E$6]=&quot;x&quot;);OR([.$F$5]=[.BF$5];[.$F$5]=&quot;x&quot;);OR([.$F$6]=[.BF$6];[.$F$6]=&quot;x&quot;);NOT(INDEX([.$G$7:.$BF$58];VLOOKUP([.BF$3];[.$B$7:.$C$58];2;0);HLOOKUP([.$B56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Kc</text:p>
          </table:table-cell>
          <table:table-cell office:value-type="float" office:value="51">
            <text:p>51</text:p>
          </table:table-cell>
          <table:table-cell table:formula="of:=LEFT([.B57];1)" office:value-type="string" office:string-value="K">
            <text:p>K</text:p>
          </table:table-cell>
          <table:table-cell table:formula="of:=RIGHT([.B57];1)" office:value-type="string" office:string-value="c">
            <text:p>c</text:p>
          </table:table-cell>
          <table:table-cell/>
          <table:table-cell table:formula="of:=IF(AND([.G$3]&lt;&gt;[.$B57];OR([.$D$6]=[.$D57];[.$D$6]=&quot;x&quot;);OR([.$E$6]=[.$E57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7];OR([.$D$6]=[.$D57];[.$D$6]=&quot;x&quot;);OR([.$E$6]=[.$E57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7];OR([.$D$6]=[.$D57];[.$D$6]=&quot;x&quot;);OR([.$E$6]=[.$E57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7];OR([.$D$6]=[.$D57];[.$D$6]=&quot;x&quot;);OR([.$E$6]=[.$E57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7];OR([.$D$6]=[.$D57];[.$D$6]=&quot;x&quot;);OR([.$E$6]=[.$E57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7];OR([.$D$6]=[.$D57];[.$D$6]=&quot;x&quot;);OR([.$E$6]=[.$E57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7];OR([.$D$6]=[.$D57];[.$D$6]=&quot;x&quot;);OR([.$E$6]=[.$E57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7];OR([.$D$6]=[.$D57];[.$D$6]=&quot;x&quot;);OR([.$E$6]=[.$E57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7];OR([.$D$6]=[.$D57];[.$D$6]=&quot;x&quot;);OR([.$E$6]=[.$E57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7];OR([.$D$6]=[.$D57];[.$D$6]=&quot;x&quot;);OR([.$E$6]=[.$E57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7];OR([.$D$6]=[.$D57];[.$D$6]=&quot;x&quot;);OR([.$E$6]=[.$E57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7];OR([.$D$6]=[.$D57];[.$D$6]=&quot;x&quot;);OR([.$E$6]=[.$E57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7];OR([.$D$6]=[.$D57];[.$D$6]=&quot;x&quot;);OR([.$E$6]=[.$E57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7];OR([.$D$6]=[.$D57];[.$D$6]=&quot;x&quot;);OR([.$E$6]=[.$E57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7];OR([.$D$6]=[.$D57];[.$D$6]=&quot;x&quot;);OR([.$E$6]=[.$E57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7];OR([.$D$6]=[.$D57];[.$D$6]=&quot;x&quot;);OR([.$E$6]=[.$E57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7];OR([.$D$6]=[.$D57];[.$D$6]=&quot;x&quot;);OR([.$E$6]=[.$E57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7];OR([.$D$6]=[.$D57];[.$D$6]=&quot;x&quot;);OR([.$E$6]=[.$E57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7];OR([.$D$6]=[.$D57];[.$D$6]=&quot;x&quot;);OR([.$E$6]=[.$E57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7];OR([.$D$6]=[.$D57];[.$D$6]=&quot;x&quot;);OR([.$E$6]=[.$E57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7];OR([.$D$6]=[.$D57];[.$D$6]=&quot;x&quot;);OR([.$E$6]=[.$E57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7];OR([.$D$6]=[.$D57];[.$D$6]=&quot;x&quot;);OR([.$E$6]=[.$E57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7];OR([.$D$6]=[.$D57];[.$D$6]=&quot;x&quot;);OR([.$E$6]=[.$E57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7];OR([.$D$6]=[.$D57];[.$D$6]=&quot;x&quot;);OR([.$E$6]=[.$E57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7];OR([.$D$6]=[.$D57];[.$D$6]=&quot;x&quot;);OR([.$E$6]=[.$E57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7];OR([.$D$6]=[.$D57];[.$D$6]=&quot;x&quot;);OR([.$E$6]=[.$E57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7];OR([.$D$6]=[.$D57];[.$D$6]=&quot;x&quot;);OR([.$E$6]=[.$E57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7];OR([.$D$6]=[.$D57];[.$D$6]=&quot;x&quot;);OR([.$E$6]=[.$E57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7];OR([.$D$6]=[.$D57];[.$D$6]=&quot;x&quot;);OR([.$E$6]=[.$E57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7];OR([.$D$6]=[.$D57];[.$D$6]=&quot;x&quot;);OR([.$E$6]=[.$E57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7];OR([.$D$6]=[.$D57];[.$D$6]=&quot;x&quot;);OR([.$E$6]=[.$E57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7];OR([.$D$6]=[.$D57];[.$D$6]=&quot;x&quot;);OR([.$E$6]=[.$E57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7];OR([.$D$6]=[.$D57];[.$D$6]=&quot;x&quot;);OR([.$E$6]=[.$E57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7];OR([.$D$6]=[.$D57];[.$D$6]=&quot;x&quot;);OR([.$E$6]=[.$E57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7];OR([.$D$6]=[.$D57];[.$D$6]=&quot;x&quot;);OR([.$E$6]=[.$E57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7];OR([.$D$6]=[.$D57];[.$D$6]=&quot;x&quot;);OR([.$E$6]=[.$E57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7];OR([.$D$6]=[.$D57];[.$D$6]=&quot;x&quot;);OR([.$E$6]=[.$E57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7];OR([.$D$6]=[.$D57];[.$D$6]=&quot;x&quot;);OR([.$E$6]=[.$E57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7];OR([.$D$6]=[.$D57];[.$D$6]=&quot;x&quot;);OR([.$E$6]=[.$E57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7];OR([.$D$6]=[.$D57];[.$D$6]=&quot;x&quot;);OR([.$E$6]=[.$E57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7];OR([.$D$6]=[.$D57];[.$D$6]=&quot;x&quot;);OR([.$E$6]=[.$E57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7];OR([.$D$6]=[.$D57];[.$D$6]=&quot;x&quot;);OR([.$E$6]=[.$E57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7];OR([.$D$6]=[.$D57];[.$D$6]=&quot;x&quot;);OR([.$E$6]=[.$E57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7];OR([.$D$6]=[.$D57];[.$D$6]=&quot;x&quot;);OR([.$E$6]=[.$E57];[.$E$6]=&quot;x&quot;);OR([.$F$5]=[.AX$5];[.$F$5]=&quot;x&quot;);OR([.$F$6]=[.AX$6];[.$F$6]=&quot;x&quot;));1;0)" office:value-type="float" office:value="0">
            <text:p>0</text:p>
          </table:table-cell>
          <table:table-cell table:formula="of:=IF(AND([.AY$3]&lt;&gt;[.$B57];OR([.$D$6]=[.$D57];[.$D$6]=&quot;x&quot;);OR([.$E$6]=[.$E57];[.$E$6]=&quot;x&quot;);OR([.$F$5]=[.AY$5];[.$F$5]=&quot;x&quot;);OR([.$F$6]=[.AY$6];[.$F$6]=&quot;x&quot;));1;0)" office:value-type="float" office:value="0">
            <text:p>0</text:p>
          </table:table-cell>
          <table:table-cell table:formula="of:=IF(AND([.AZ$3]&lt;&gt;[.$B57];OR([.$D$6]=[.$D57];[.$D$6]=&quot;x&quot;);OR([.$E$6]=[.$E57];[.$E$6]=&quot;x&quot;);OR([.$F$5]=[.AZ$5];[.$F$5]=&quot;x&quot;);OR([.$F$6]=[.AZ$6];[.$F$6]=&quot;x&quot;));1;0)" office:value-type="float" office:value="0">
            <text:p>0</text:p>
          </table:table-cell>
          <table:table-cell table:formula="of:=IF(AND([.BA$3]&lt;&gt;[.$B57];OR([.$D$6]=[.$D57];[.$D$6]=&quot;x&quot;);OR([.$E$6]=[.$E57];[.$E$6]=&quot;x&quot;);OR([.$F$5]=[.BA$5];[.$F$5]=&quot;x&quot;);OR([.$F$6]=[.BA$6];[.$F$6]=&quot;x&quot;));1;0)" office:value-type="float" office:value="0">
            <text:p>0</text:p>
          </table:table-cell>
          <table:table-cell table:formula="of:=IF(AND([.BB$3]&lt;&gt;[.$B57];OR([.$D$6]=[.$D57];[.$D$6]=&quot;x&quot;);OR([.$E$6]=[.$E57];[.$E$6]=&quot;x&quot;);OR([.$F$5]=[.BB$5];[.$F$5]=&quot;x&quot;);OR([.$F$6]=[.BB$6];[.$F$6]=&quot;x&quot;));1;0)" office:value-type="float" office:value="0">
            <text:p>0</text:p>
          </table:table-cell>
          <table:table-cell table:formula="of:=IF(AND([.BC$3]&lt;&gt;[.$B57];OR([.$D$6]=[.$D57];[.$D$6]=&quot;x&quot;);OR([.$E$6]=[.$E57];[.$E$6]=&quot;x&quot;);OR([.$F$5]=[.BC$5];[.$F$5]=&quot;x&quot;);OR([.$F$6]=[.BC$6];[.$F$6]=&quot;x&quot;));1;0)" office:value-type="float" office:value="0">
            <text:p>0</text:p>
          </table:table-cell>
          <table:table-cell table:formula="of:=IF(AND([.BD$3]&lt;&gt;[.$B57];OR([.$D$6]=[.$D57];[.$D$6]=&quot;x&quot;);OR([.$E$6]=[.$E57];[.$E$6]=&quot;x&quot;);OR([.$F$5]=[.BD$5];[.$F$5]=&quot;x&quot;);OR([.$F$6]=[.BD$6];[.$F$6]=&quot;x&quot;));1;0)" office:value-type="float" office:value="0">
            <text:p>0</text:p>
          </table:table-cell>
          <table:table-cell table:style-name="ce2"/>
          <table:table-cell table:formula="of:=IF(AND(OR([.$D$6]=[.$D57];[.$D$6]=&quot;x&quot;);OR([.$E$6]=[.$E57];[.$E$6]=&quot;x&quot;);OR([.$F$5]=[.BF$5];[.$F$5]=&quot;x&quot;);OR([.$F$6]=[.BF$6];[.$F$6]=&quot;x&quot;);NOT(INDEX([.$G$7:.$BF$58];VLOOKUP([.BF$3];[.$B$7:.$C$58];2;0);HLOOKUP([.$B57];[.$G$3:.$BF$4];2;0))));1;0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</text:p>
          </table:table-cell>
          <table:table-cell office:value-type="float" office:value="52">
            <text:p>52</text:p>
          </table:table-cell>
          <table:table-cell table:formula="of:=LEFT([.B58];1)" office:value-type="string" office:string-value="A">
            <text:p>A</text:p>
          </table:table-cell>
          <table:table-cell table:formula="of:=RIGHT([.B58];1)" office:value-type="string" office:string-value="c">
            <text:p>c</text:p>
          </table:table-cell>
          <table:table-cell/>
          <table:table-cell table:formula="of:=IF(AND([.G$3]&lt;&gt;[.$B58];OR([.$D$6]=[.$D58];[.$D$6]=&quot;x&quot;);OR([.$E$6]=[.$E58];[.$E$6]=&quot;x&quot;);OR([.$F$5]=[.G$5];[.$F$5]=&quot;x&quot;);OR([.$F$6]=[.G$6];[.$F$6]=&quot;x&quot;));1;0)" office:value-type="float" office:value="0">
            <text:p>0</text:p>
          </table:table-cell>
          <table:table-cell table:formula="of:=IF(AND([.H$3]&lt;&gt;[.$B58];OR([.$D$6]=[.$D58];[.$D$6]=&quot;x&quot;);OR([.$E$6]=[.$E58];[.$E$6]=&quot;x&quot;);OR([.$F$5]=[.H$5];[.$F$5]=&quot;x&quot;);OR([.$F$6]=[.H$6];[.$F$6]=&quot;x&quot;));1;0)" office:value-type="float" office:value="0">
            <text:p>0</text:p>
          </table:table-cell>
          <table:table-cell table:formula="of:=IF(AND([.I$3]&lt;&gt;[.$B58];OR([.$D$6]=[.$D58];[.$D$6]=&quot;x&quot;);OR([.$E$6]=[.$E58];[.$E$6]=&quot;x&quot;);OR([.$F$5]=[.I$5];[.$F$5]=&quot;x&quot;);OR([.$F$6]=[.I$6];[.$F$6]=&quot;x&quot;));1;0)" office:value-type="float" office:value="0">
            <text:p>0</text:p>
          </table:table-cell>
          <table:table-cell table:formula="of:=IF(AND([.J$3]&lt;&gt;[.$B58];OR([.$D$6]=[.$D58];[.$D$6]=&quot;x&quot;);OR([.$E$6]=[.$E58];[.$E$6]=&quot;x&quot;);OR([.$F$5]=[.J$5];[.$F$5]=&quot;x&quot;);OR([.$F$6]=[.J$6];[.$F$6]=&quot;x&quot;));1;0)" office:value-type="float" office:value="0">
            <text:p>0</text:p>
          </table:table-cell>
          <table:table-cell table:formula="of:=IF(AND([.K$3]&lt;&gt;[.$B58];OR([.$D$6]=[.$D58];[.$D$6]=&quot;x&quot;);OR([.$E$6]=[.$E58];[.$E$6]=&quot;x&quot;);OR([.$F$5]=[.K$5];[.$F$5]=&quot;x&quot;);OR([.$F$6]=[.K$6];[.$F$6]=&quot;x&quot;));1;0)" office:value-type="float" office:value="0">
            <text:p>0</text:p>
          </table:table-cell>
          <table:table-cell table:formula="of:=IF(AND([.L$3]&lt;&gt;[.$B58];OR([.$D$6]=[.$D58];[.$D$6]=&quot;x&quot;);OR([.$E$6]=[.$E58];[.$E$6]=&quot;x&quot;);OR([.$F$5]=[.L$5];[.$F$5]=&quot;x&quot;);OR([.$F$6]=[.L$6];[.$F$6]=&quot;x&quot;));1;0)" office:value-type="float" office:value="0">
            <text:p>0</text:p>
          </table:table-cell>
          <table:table-cell table:formula="of:=IF(AND([.M$3]&lt;&gt;[.$B58];OR([.$D$6]=[.$D58];[.$D$6]=&quot;x&quot;);OR([.$E$6]=[.$E58];[.$E$6]=&quot;x&quot;);OR([.$F$5]=[.M$5];[.$F$5]=&quot;x&quot;);OR([.$F$6]=[.M$6];[.$F$6]=&quot;x&quot;));1;0)" office:value-type="float" office:value="0">
            <text:p>0</text:p>
          </table:table-cell>
          <table:table-cell table:formula="of:=IF(AND([.N$3]&lt;&gt;[.$B58];OR([.$D$6]=[.$D58];[.$D$6]=&quot;x&quot;);OR([.$E$6]=[.$E58];[.$E$6]=&quot;x&quot;);OR([.$F$5]=[.N$5];[.$F$5]=&quot;x&quot;);OR([.$F$6]=[.N$6];[.$F$6]=&quot;x&quot;));1;0)" office:value-type="float" office:value="0">
            <text:p>0</text:p>
          </table:table-cell>
          <table:table-cell table:formula="of:=IF(AND([.O$3]&lt;&gt;[.$B58];OR([.$D$6]=[.$D58];[.$D$6]=&quot;x&quot;);OR([.$E$6]=[.$E58];[.$E$6]=&quot;x&quot;);OR([.$F$5]=[.O$5];[.$F$5]=&quot;x&quot;);OR([.$F$6]=[.O$6];[.$F$6]=&quot;x&quot;));1;0)" office:value-type="float" office:value="0">
            <text:p>0</text:p>
          </table:table-cell>
          <table:table-cell table:formula="of:=IF(AND([.P$3]&lt;&gt;[.$B58];OR([.$D$6]=[.$D58];[.$D$6]=&quot;x&quot;);OR([.$E$6]=[.$E58];[.$E$6]=&quot;x&quot;);OR([.$F$5]=[.P$5];[.$F$5]=&quot;x&quot;);OR([.$F$6]=[.P$6];[.$F$6]=&quot;x&quot;));1;0)" office:value-type="float" office:value="0">
            <text:p>0</text:p>
          </table:table-cell>
          <table:table-cell table:formula="of:=IF(AND([.Q$3]&lt;&gt;[.$B58];OR([.$D$6]=[.$D58];[.$D$6]=&quot;x&quot;);OR([.$E$6]=[.$E58];[.$E$6]=&quot;x&quot;);OR([.$F$5]=[.Q$5];[.$F$5]=&quot;x&quot;);OR([.$F$6]=[.Q$6];[.$F$6]=&quot;x&quot;));1;0)" office:value-type="float" office:value="0">
            <text:p>0</text:p>
          </table:table-cell>
          <table:table-cell table:formula="of:=IF(AND([.R$3]&lt;&gt;[.$B58];OR([.$D$6]=[.$D58];[.$D$6]=&quot;x&quot;);OR([.$E$6]=[.$E58];[.$E$6]=&quot;x&quot;);OR([.$F$5]=[.R$5];[.$F$5]=&quot;x&quot;);OR([.$F$6]=[.R$6];[.$F$6]=&quot;x&quot;));1;0)" office:value-type="float" office:value="0">
            <text:p>0</text:p>
          </table:table-cell>
          <table:table-cell table:formula="of:=IF(AND([.S$3]&lt;&gt;[.$B58];OR([.$D$6]=[.$D58];[.$D$6]=&quot;x&quot;);OR([.$E$6]=[.$E58];[.$E$6]=&quot;x&quot;);OR([.$F$5]=[.S$5];[.$F$5]=&quot;x&quot;);OR([.$F$6]=[.S$6];[.$F$6]=&quot;x&quot;));1;0)" office:value-type="float" office:value="0">
            <text:p>0</text:p>
          </table:table-cell>
          <table:table-cell table:formula="of:=IF(AND([.T$3]&lt;&gt;[.$B58];OR([.$D$6]=[.$D58];[.$D$6]=&quot;x&quot;);OR([.$E$6]=[.$E58];[.$E$6]=&quot;x&quot;);OR([.$F$5]=[.T$5];[.$F$5]=&quot;x&quot;);OR([.$F$6]=[.T$6];[.$F$6]=&quot;x&quot;));1;0)" office:value-type="float" office:value="0">
            <text:p>0</text:p>
          </table:table-cell>
          <table:table-cell table:formula="of:=IF(AND([.U$3]&lt;&gt;[.$B58];OR([.$D$6]=[.$D58];[.$D$6]=&quot;x&quot;);OR([.$E$6]=[.$E58];[.$E$6]=&quot;x&quot;);OR([.$F$5]=[.U$5];[.$F$5]=&quot;x&quot;);OR([.$F$6]=[.U$6];[.$F$6]=&quot;x&quot;));1;0)" office:value-type="float" office:value="0">
            <text:p>0</text:p>
          </table:table-cell>
          <table:table-cell table:formula="of:=IF(AND([.V$3]&lt;&gt;[.$B58];OR([.$D$6]=[.$D58];[.$D$6]=&quot;x&quot;);OR([.$E$6]=[.$E58];[.$E$6]=&quot;x&quot;);OR([.$F$5]=[.V$5];[.$F$5]=&quot;x&quot;);OR([.$F$6]=[.V$6];[.$F$6]=&quot;x&quot;));1;0)" office:value-type="float" office:value="0">
            <text:p>0</text:p>
          </table:table-cell>
          <table:table-cell table:formula="of:=IF(AND([.W$3]&lt;&gt;[.$B58];OR([.$D$6]=[.$D58];[.$D$6]=&quot;x&quot;);OR([.$E$6]=[.$E58];[.$E$6]=&quot;x&quot;);OR([.$F$5]=[.W$5];[.$F$5]=&quot;x&quot;);OR([.$F$6]=[.W$6];[.$F$6]=&quot;x&quot;));1;0)" office:value-type="float" office:value="0">
            <text:p>0</text:p>
          </table:table-cell>
          <table:table-cell table:formula="of:=IF(AND([.X$3]&lt;&gt;[.$B58];OR([.$D$6]=[.$D58];[.$D$6]=&quot;x&quot;);OR([.$E$6]=[.$E58];[.$E$6]=&quot;x&quot;);OR([.$F$5]=[.X$5];[.$F$5]=&quot;x&quot;);OR([.$F$6]=[.X$6];[.$F$6]=&quot;x&quot;));1;0)" office:value-type="float" office:value="0">
            <text:p>0</text:p>
          </table:table-cell>
          <table:table-cell table:formula="of:=IF(AND([.Y$3]&lt;&gt;[.$B58];OR([.$D$6]=[.$D58];[.$D$6]=&quot;x&quot;);OR([.$E$6]=[.$E58];[.$E$6]=&quot;x&quot;);OR([.$F$5]=[.Y$5];[.$F$5]=&quot;x&quot;);OR([.$F$6]=[.Y$6];[.$F$6]=&quot;x&quot;));1;0)" office:value-type="float" office:value="0">
            <text:p>0</text:p>
          </table:table-cell>
          <table:table-cell table:formula="of:=IF(AND([.Z$3]&lt;&gt;[.$B58];OR([.$D$6]=[.$D58];[.$D$6]=&quot;x&quot;);OR([.$E$6]=[.$E58];[.$E$6]=&quot;x&quot;);OR([.$F$5]=[.Z$5];[.$F$5]=&quot;x&quot;);OR([.$F$6]=[.Z$6];[.$F$6]=&quot;x&quot;));1;0)" office:value-type="float" office:value="0">
            <text:p>0</text:p>
          </table:table-cell>
          <table:table-cell table:formula="of:=IF(AND([.AA$3]&lt;&gt;[.$B58];OR([.$D$6]=[.$D58];[.$D$6]=&quot;x&quot;);OR([.$E$6]=[.$E58];[.$E$6]=&quot;x&quot;);OR([.$F$5]=[.AA$5];[.$F$5]=&quot;x&quot;);OR([.$F$6]=[.AA$6];[.$F$6]=&quot;x&quot;));1;0)" office:value-type="float" office:value="0">
            <text:p>0</text:p>
          </table:table-cell>
          <table:table-cell table:formula="of:=IF(AND([.AB$3]&lt;&gt;[.$B58];OR([.$D$6]=[.$D58];[.$D$6]=&quot;x&quot;);OR([.$E$6]=[.$E58];[.$E$6]=&quot;x&quot;);OR([.$F$5]=[.AB$5];[.$F$5]=&quot;x&quot;);OR([.$F$6]=[.AB$6];[.$F$6]=&quot;x&quot;));1;0)" office:value-type="float" office:value="0">
            <text:p>0</text:p>
          </table:table-cell>
          <table:table-cell table:formula="of:=IF(AND([.AC$3]&lt;&gt;[.$B58];OR([.$D$6]=[.$D58];[.$D$6]=&quot;x&quot;);OR([.$E$6]=[.$E58];[.$E$6]=&quot;x&quot;);OR([.$F$5]=[.AC$5];[.$F$5]=&quot;x&quot;);OR([.$F$6]=[.AC$6];[.$F$6]=&quot;x&quot;));1;0)" office:value-type="float" office:value="0">
            <text:p>0</text:p>
          </table:table-cell>
          <table:table-cell table:formula="of:=IF(AND([.AD$3]&lt;&gt;[.$B58];OR([.$D$6]=[.$D58];[.$D$6]=&quot;x&quot;);OR([.$E$6]=[.$E58];[.$E$6]=&quot;x&quot;);OR([.$F$5]=[.AD$5];[.$F$5]=&quot;x&quot;);OR([.$F$6]=[.AD$6];[.$F$6]=&quot;x&quot;));1;0)" office:value-type="float" office:value="0">
            <text:p>0</text:p>
          </table:table-cell>
          <table:table-cell table:formula="of:=IF(AND([.AE$3]&lt;&gt;[.$B58];OR([.$D$6]=[.$D58];[.$D$6]=&quot;x&quot;);OR([.$E$6]=[.$E58];[.$E$6]=&quot;x&quot;);OR([.$F$5]=[.AE$5];[.$F$5]=&quot;x&quot;);OR([.$F$6]=[.AE$6];[.$F$6]=&quot;x&quot;));1;0)" office:value-type="float" office:value="0">
            <text:p>0</text:p>
          </table:table-cell>
          <table:table-cell table:formula="of:=IF(AND([.AF$3]&lt;&gt;[.$B58];OR([.$D$6]=[.$D58];[.$D$6]=&quot;x&quot;);OR([.$E$6]=[.$E58];[.$E$6]=&quot;x&quot;);OR([.$F$5]=[.AF$5];[.$F$5]=&quot;x&quot;);OR([.$F$6]=[.AF$6];[.$F$6]=&quot;x&quot;));1;0)" office:value-type="float" office:value="0">
            <text:p>0</text:p>
          </table:table-cell>
          <table:table-cell table:formula="of:=IF(AND([.AG$3]&lt;&gt;[.$B58];OR([.$D$6]=[.$D58];[.$D$6]=&quot;x&quot;);OR([.$E$6]=[.$E58];[.$E$6]=&quot;x&quot;);OR([.$F$5]=[.AG$5];[.$F$5]=&quot;x&quot;);OR([.$F$6]=[.AG$6];[.$F$6]=&quot;x&quot;));1;0)" office:value-type="float" office:value="0">
            <text:p>0</text:p>
          </table:table-cell>
          <table:table-cell table:formula="of:=IF(AND([.AH$3]&lt;&gt;[.$B58];OR([.$D$6]=[.$D58];[.$D$6]=&quot;x&quot;);OR([.$E$6]=[.$E58];[.$E$6]=&quot;x&quot;);OR([.$F$5]=[.AH$5];[.$F$5]=&quot;x&quot;);OR([.$F$6]=[.AH$6];[.$F$6]=&quot;x&quot;));1;0)" office:value-type="float" office:value="0">
            <text:p>0</text:p>
          </table:table-cell>
          <table:table-cell table:formula="of:=IF(AND([.AI$3]&lt;&gt;[.$B58];OR([.$D$6]=[.$D58];[.$D$6]=&quot;x&quot;);OR([.$E$6]=[.$E58];[.$E$6]=&quot;x&quot;);OR([.$F$5]=[.AI$5];[.$F$5]=&quot;x&quot;);OR([.$F$6]=[.AI$6];[.$F$6]=&quot;x&quot;));1;0)" office:value-type="float" office:value="0">
            <text:p>0</text:p>
          </table:table-cell>
          <table:table-cell table:formula="of:=IF(AND([.AJ$3]&lt;&gt;[.$B58];OR([.$D$6]=[.$D58];[.$D$6]=&quot;x&quot;);OR([.$E$6]=[.$E58];[.$E$6]=&quot;x&quot;);OR([.$F$5]=[.AJ$5];[.$F$5]=&quot;x&quot;);OR([.$F$6]=[.AJ$6];[.$F$6]=&quot;x&quot;));1;0)" office:value-type="float" office:value="0">
            <text:p>0</text:p>
          </table:table-cell>
          <table:table-cell table:formula="of:=IF(AND([.AK$3]&lt;&gt;[.$B58];OR([.$D$6]=[.$D58];[.$D$6]=&quot;x&quot;);OR([.$E$6]=[.$E58];[.$E$6]=&quot;x&quot;);OR([.$F$5]=[.AK$5];[.$F$5]=&quot;x&quot;);OR([.$F$6]=[.AK$6];[.$F$6]=&quot;x&quot;));1;0)" office:value-type="float" office:value="0">
            <text:p>0</text:p>
          </table:table-cell>
          <table:table-cell table:formula="of:=IF(AND([.AL$3]&lt;&gt;[.$B58];OR([.$D$6]=[.$D58];[.$D$6]=&quot;x&quot;);OR([.$E$6]=[.$E58];[.$E$6]=&quot;x&quot;);OR([.$F$5]=[.AL$5];[.$F$5]=&quot;x&quot;);OR([.$F$6]=[.AL$6];[.$F$6]=&quot;x&quot;));1;0)" office:value-type="float" office:value="0">
            <text:p>0</text:p>
          </table:table-cell>
          <table:table-cell table:formula="of:=IF(AND([.AM$3]&lt;&gt;[.$B58];OR([.$D$6]=[.$D58];[.$D$6]=&quot;x&quot;);OR([.$E$6]=[.$E58];[.$E$6]=&quot;x&quot;);OR([.$F$5]=[.AM$5];[.$F$5]=&quot;x&quot;);OR([.$F$6]=[.AM$6];[.$F$6]=&quot;x&quot;));1;0)" office:value-type="float" office:value="0">
            <text:p>0</text:p>
          </table:table-cell>
          <table:table-cell table:formula="of:=IF(AND([.AN$3]&lt;&gt;[.$B58];OR([.$D$6]=[.$D58];[.$D$6]=&quot;x&quot;);OR([.$E$6]=[.$E58];[.$E$6]=&quot;x&quot;);OR([.$F$5]=[.AN$5];[.$F$5]=&quot;x&quot;);OR([.$F$6]=[.AN$6];[.$F$6]=&quot;x&quot;));1;0)" office:value-type="float" office:value="0">
            <text:p>0</text:p>
          </table:table-cell>
          <table:table-cell table:formula="of:=IF(AND([.AO$3]&lt;&gt;[.$B58];OR([.$D$6]=[.$D58];[.$D$6]=&quot;x&quot;);OR([.$E$6]=[.$E58];[.$E$6]=&quot;x&quot;);OR([.$F$5]=[.AO$5];[.$F$5]=&quot;x&quot;);OR([.$F$6]=[.AO$6];[.$F$6]=&quot;x&quot;));1;0)" office:value-type="float" office:value="0">
            <text:p>0</text:p>
          </table:table-cell>
          <table:table-cell table:formula="of:=IF(AND([.AP$3]&lt;&gt;[.$B58];OR([.$D$6]=[.$D58];[.$D$6]=&quot;x&quot;);OR([.$E$6]=[.$E58];[.$E$6]=&quot;x&quot;);OR([.$F$5]=[.AP$5];[.$F$5]=&quot;x&quot;);OR([.$F$6]=[.AP$6];[.$F$6]=&quot;x&quot;));1;0)" office:value-type="float" office:value="0">
            <text:p>0</text:p>
          </table:table-cell>
          <table:table-cell table:formula="of:=IF(AND([.AQ$3]&lt;&gt;[.$B58];OR([.$D$6]=[.$D58];[.$D$6]=&quot;x&quot;);OR([.$E$6]=[.$E58];[.$E$6]=&quot;x&quot;);OR([.$F$5]=[.AQ$5];[.$F$5]=&quot;x&quot;);OR([.$F$6]=[.AQ$6];[.$F$6]=&quot;x&quot;));1;0)" office:value-type="float" office:value="0">
            <text:p>0</text:p>
          </table:table-cell>
          <table:table-cell table:formula="of:=IF(AND([.AR$3]&lt;&gt;[.$B58];OR([.$D$6]=[.$D58];[.$D$6]=&quot;x&quot;);OR([.$E$6]=[.$E58];[.$E$6]=&quot;x&quot;);OR([.$F$5]=[.AR$5];[.$F$5]=&quot;x&quot;);OR([.$F$6]=[.AR$6];[.$F$6]=&quot;x&quot;));1;0)" office:value-type="float" office:value="0">
            <text:p>0</text:p>
          </table:table-cell>
          <table:table-cell table:formula="of:=IF(AND([.AS$3]&lt;&gt;[.$B58];OR([.$D$6]=[.$D58];[.$D$6]=&quot;x&quot;);OR([.$E$6]=[.$E58];[.$E$6]=&quot;x&quot;);OR([.$F$5]=[.AS$5];[.$F$5]=&quot;x&quot;);OR([.$F$6]=[.AS$6];[.$F$6]=&quot;x&quot;));1;0)" office:value-type="float" office:value="0">
            <text:p>0</text:p>
          </table:table-cell>
          <table:table-cell table:formula="of:=IF(AND([.AT$3]&lt;&gt;[.$B58];OR([.$D$6]=[.$D58];[.$D$6]=&quot;x&quot;);OR([.$E$6]=[.$E58];[.$E$6]=&quot;x&quot;);OR([.$F$5]=[.AT$5];[.$F$5]=&quot;x&quot;);OR([.$F$6]=[.AT$6];[.$F$6]=&quot;x&quot;));1;0)" office:value-type="float" office:value="0">
            <text:p>0</text:p>
          </table:table-cell>
          <table:table-cell table:formula="of:=IF(AND([.AU$3]&lt;&gt;[.$B58];OR([.$D$6]=[.$D58];[.$D$6]=&quot;x&quot;);OR([.$E$6]=[.$E58];[.$E$6]=&quot;x&quot;);OR([.$F$5]=[.AU$5];[.$F$5]=&quot;x&quot;);OR([.$F$6]=[.AU$6];[.$F$6]=&quot;x&quot;));1;0)" office:value-type="float" office:value="0">
            <text:p>0</text:p>
          </table:table-cell>
          <table:table-cell table:formula="of:=IF(AND([.AV$3]&lt;&gt;[.$B58];OR([.$D$6]=[.$D58];[.$D$6]=&quot;x&quot;);OR([.$E$6]=[.$E58];[.$E$6]=&quot;x&quot;);OR([.$F$5]=[.AV$5];[.$F$5]=&quot;x&quot;);OR([.$F$6]=[.AV$6];[.$F$6]=&quot;x&quot;));1;0)" office:value-type="float" office:value="0">
            <text:p>0</text:p>
          </table:table-cell>
          <table:table-cell table:formula="of:=IF(AND([.AW$3]&lt;&gt;[.$B58];OR([.$D$6]=[.$D58];[.$D$6]=&quot;x&quot;);OR([.$E$6]=[.$E58];[.$E$6]=&quot;x&quot;);OR([.$F$5]=[.AW$5];[.$F$5]=&quot;x&quot;);OR([.$F$6]=[.AW$6];[.$F$6]=&quot;x&quot;));1;0)" office:value-type="float" office:value="0">
            <text:p>0</text:p>
          </table:table-cell>
          <table:table-cell table:formula="of:=IF(AND([.AX$3]&lt;&gt;[.$B58];OR([.$D$6]=[.$D58];[.$D$6]=&quot;x&quot;);OR([.$E$6]=[.$E58];[.$E$6]=&quot;x&quot;);OR([.$F$5]=[.AX$5];[.$F$5]=&quot;x&quot;);OR([.$F$6]=[.AX$6];[.$F$6]=&quot;x&quot;));1;0)" office:value-type="float" office:value="0">
            <text:p>0</text:p>
          </table:table-cell>
          <table:table-cell table:formula="of:=IF(AND([.AY$3]&lt;&gt;[.$B58];OR([.$D$6]=[.$D58];[.$D$6]=&quot;x&quot;);OR([.$E$6]=[.$E58];[.$E$6]=&quot;x&quot;);OR([.$F$5]=[.AY$5];[.$F$5]=&quot;x&quot;);OR([.$F$6]=[.AY$6];[.$F$6]=&quot;x&quot;));1;0)" office:value-type="float" office:value="0">
            <text:p>0</text:p>
          </table:table-cell>
          <table:table-cell table:formula="of:=IF(AND([.AZ$3]&lt;&gt;[.$B58];OR([.$D$6]=[.$D58];[.$D$6]=&quot;x&quot;);OR([.$E$6]=[.$E58];[.$E$6]=&quot;x&quot;);OR([.$F$5]=[.AZ$5];[.$F$5]=&quot;x&quot;);OR([.$F$6]=[.AZ$6];[.$F$6]=&quot;x&quot;));1;0)" office:value-type="float" office:value="0">
            <text:p>0</text:p>
          </table:table-cell>
          <table:table-cell table:formula="of:=IF(AND([.BA$3]&lt;&gt;[.$B58];OR([.$D$6]=[.$D58];[.$D$6]=&quot;x&quot;);OR([.$E$6]=[.$E58];[.$E$6]=&quot;x&quot;);OR([.$F$5]=[.BA$5];[.$F$5]=&quot;x&quot;);OR([.$F$6]=[.BA$6];[.$F$6]=&quot;x&quot;));1;0)" office:value-type="float" office:value="0">
            <text:p>0</text:p>
          </table:table-cell>
          <table:table-cell table:formula="of:=IF(AND([.BB$3]&lt;&gt;[.$B58];OR([.$D$6]=[.$D58];[.$D$6]=&quot;x&quot;);OR([.$E$6]=[.$E58];[.$E$6]=&quot;x&quot;);OR([.$F$5]=[.BB$5];[.$F$5]=&quot;x&quot;);OR([.$F$6]=[.BB$6];[.$F$6]=&quot;x&quot;));1;0)" office:value-type="float" office:value="0">
            <text:p>0</text:p>
          </table:table-cell>
          <table:table-cell table:formula="of:=IF(AND([.BC$3]&lt;&gt;[.$B58];OR([.$D$6]=[.$D58];[.$D$6]=&quot;x&quot;);OR([.$E$6]=[.$E58];[.$E$6]=&quot;x&quot;);OR([.$F$5]=[.BC$5];[.$F$5]=&quot;x&quot;);OR([.$F$6]=[.BC$6];[.$F$6]=&quot;x&quot;));1;0)" office:value-type="float" office:value="0">
            <text:p>0</text:p>
          </table:table-cell>
          <table:table-cell table:formula="of:=IF(AND([.BD$3]&lt;&gt;[.$B58];OR([.$D$6]=[.$D58];[.$D$6]=&quot;x&quot;);OR([.$E$6]=[.$E58];[.$E$6]=&quot;x&quot;);OR([.$F$5]=[.BD$5];[.$F$5]=&quot;x&quot;);OR([.$F$6]=[.BD$6];[.$F$6]=&quot;x&quot;));1;0)" office:value-type="float" office:value="0">
            <text:p>0</text:p>
          </table:table-cell>
          <table:table-cell table:formula="of:=IF(AND([.BE$3]&lt;&gt;[.$B58];OR([.$D$6]=[.$D58];[.$D$6]=&quot;x&quot;);OR([.$E$6]=[.$E58];[.$E$6]=&quot;x&quot;);OR([.$F$5]=[.BE$5];[.$F$5]=&quot;x&quot;);OR([.$F$6]=[.BE$6];[.$F$6]=&quot;x&quot;));1;0)" office:value-type="float" office:value="0">
            <text:p>0</text:p>
          </table:table-cell>
          <table:table-cell table:style-name="ce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22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k Blackwell</meta:initial-creator>
    <meta:creation-date>2010-06-15T20:59:12</meta:creation-date>
    <dc:date>2010-06-15T22:51:57</dc:date>
    <dc:creator>Mark Blackwell</dc:creator>
    <meta:editing-duration>PT01H28M27S</meta:editing-duration>
    <meta:editing-cycles>6</meta:editing-cycles>
    <meta:generator>OpenOffice.org/3.1$Unix OpenOffice.org_project/310m11$Build-9399</meta:generator>
    <meta:document-statistic meta:table-count="3" meta:cell-count="3076" meta:object-count="0"/>
  </office:meta>
</office:document-meta>
</file>